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ObjectReplacements/Object 1" manifest:media-type="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4" svg:font-family="Symbol" style:font-charset="x-symbol"/>
    <style:font-face style:name="Symbol1" svg:font-family="Symbol" style:font-adornments="Gras" style:font-charset="x-symbol"/>
    <style:font-face style:name="Symbol2" svg:font-family="Symbol" style:font-adornments="Regular" style:font-charset="x-symbol"/>
    <style:font-face style:name="FreeMono11" svg:font-family="FreeMono" style:font-adornments="Gras" style:font-pitch="fixed" style:font-charset="x-symbol"/>
    <style:font-face style:name="Symbol" svg:font-family="Symbol" style:font-adornments="Gras" style:font-pitch="fixed" style:font-charset="x-symbol"/>
    <style:font-face style:name="FreeMono10" svg:font-family="FreeMono" style:font-adornments="Gras" style:font-family-generic="modern" style:font-pitch="fixed" style:font-charset="x-symbol"/>
    <style:font-face style:name="Lohit Hindi5" svg:font-family="'Lohit Hindi'" style:font-pitch="variable" style:font-charset="x-symbol"/>
    <style:font-face style:name="Symbol3" svg:font-family="Symbol" style:font-pitch="variable" style:font-charset="x-symbol"/>
    <style:font-face style:name="WenQuanYi Micro Hei5" svg:font-family="'WenQuanYi Micro Hei'" style:font-pitch="variable" style:font-charset="x-symbol"/>
    <style:font-face style:name="Lohit Hindi4" svg:font-family="'Lohit Hindi'" style:font-family-generic="system" style:font-pitch="variable" style:font-charset="x-symbol"/>
    <style:font-face style:name="WenQuanYi Micro Hei4" svg:font-family="'WenQuanYi Micro Hei'" style:font-family-generic="system" style:font-pitch="variable" style:font-charset="x-symbol"/>
    <style:font-face style:name="FreeSerif16" svg:font-family="FreeSerif"/>
    <style:font-face style:name="FreeSerif13" svg:font-family="FreeSerif" style:font-adornments="Medium"/>
    <style:font-face style:name="FreeSerif12" svg:font-family="FreeSerif" style:font-adornments="Normal"/>
    <style:font-face style:name="FreeSerif14" svg:font-family="FreeSerif" style:font-family-generic="roman"/>
    <style:font-face style:name="FreeSerif7" svg:font-family="FreeSerif" style:font-adornments="Gras" style:font-family-generic="roman"/>
    <style:font-face style:name="FreeSerif9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9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2" svg:font-family="FreeMono" style:font-adornments="Regular" style:font-family-generic="modern" style:font-pitch="fixed"/>
    <style:font-face style:name="FreeMono7" svg:font-family="FreeMono" style:font-adornments="Gras" style:font-family-generic="roman" style:font-pitch="fixed"/>
    <style:font-face style:name="FreeSerif6" svg:font-family="FreeSerif" style:font-adornments="Gras" style:font-family-generic="roman" style:font-pitch="fixed"/>
    <style:font-face style:name="FreeSerif15" svg:font-family="FreeSerif" style:font-pitch="variable"/>
    <style:font-face style:name="FreeSerif11" svg:font-family="FreeSerif" style:font-adornments="Normal" style:font-pitch="variable"/>
    <style:font-face style:name="Lohit Hindi6" svg:font-family="'Lohit Hindi'" style:font-pitch="variable"/>
    <style:font-face style:name="WenQuanYi Micro Hei6" svg:font-family="'WenQuanYi Micro Hei'" style:font-pitch="variable"/>
    <style:font-face style:name="DejaVu Sans2" svg:font-family="'DejaVu Sans'" style:font-family-generic="modern" style:font-pitch="variable"/>
    <style:font-face style:name="FreeMono13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8" svg:font-family="FreeSerif" style:font-adornments="Normal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DejaVu Sans1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0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CadreSection">
      <style:graphic-properties svg:stroke-width="0.03cm" svg:stroke-color="#0d47a1" draw:marker-start-width="0.255cm" draw:marker-end-width="0.255cm" draw:fill="none" draw:fill-color="#ffffcc" draw:textarea-vertical-align="middle" draw:auto-grow-height="false" fo:min-height="0cm" fo:min-width="0cm" fo:padding-top="0.13cm" fo:padding-bottom="0.13cm" fo:padding-left="0.255cm" fo:padding-right="0.255cm"/>
    </style:style>
    <style:style style:name="gr2" style:family="graphic" style:parent-style-name="headline1">
      <style:graphic-properties svg:stroke-width="0.03cm" svg:stroke-color="#0d47a1" draw:marker-start-width="0.25cm" draw:marker-end-width="0.25cm" draw:fill-color="#0d47a1" draw:auto-grow-width="true" fo:min-height="0.424cm" fo:min-width="2.562cm" fo:padding-top="-0.01cm" fo:padding-bottom="-0.01cm" fo:padding-left="-0.01cm" fo:padding-right="-0.01cm"/>
    </style:style>
    <style:style style:name="gr3" style:family="graphic" style:parent-style-name="headline">
      <style:graphic-properties draw:textarea-horizontal-align="center" draw:textarea-vertical-align="middle" draw:auto-grow-height="true" draw:auto-grow-width="true" fo:min-height="0.7cm" fo:min-width="6.077cm"/>
    </style:style>
    <style:style style:name="gr4" style:family="graphic" style:parent-style-name="NotesLegales">
      <style:graphic-properties draw:auto-grow-height="true" draw:auto-grow-width="true" fo:min-height="0.955cm" fo:min-width="4.815cm"/>
    </style:style>
    <style:style style:name="gr5" style:family="graphic" style:parent-style-name="RenvoiDocsLegales">
      <style:graphic-properties draw:auto-grow-height="true" draw:auto-grow-width="true" fo:min-height="0.637cm" fo:min-width="4.904cm"/>
    </style:style>
    <style:style style:name="gr6" style:family="graphic" style:parent-style-name="Litéral">
      <style:graphic-properties draw:auto-grow-height="true" draw:auto-grow-width="false" fo:min-height="0.319cm" fo:min-width="0.219cm"/>
    </style:style>
    <style:style style:name="gr7" style:family="graphic" style:parent-style-name="Litéral">
      <style:graphic-properties draw:auto-grow-width="true" fo:min-height="0.319cm" fo:min-width="0.574cm"/>
    </style:style>
    <style:style style:name="gr8" style:family="graphic" style:parent-style-name="Litéral">
      <style:graphic-properties draw:auto-grow-width="true" fo:min-height="0.319cm" fo:min-width="0.764cm"/>
    </style:style>
    <style:style style:name="gr9" style:family="graphic" style:parent-style-name="Type">
      <style:graphic-properties draw:auto-grow-height="true" fo:min-height="0.395cm" fo:min-width="0.701cm"/>
    </style:style>
    <style:style style:name="gr10" style:family="graphic" style:parent-style-name="Litéral">
      <style:graphic-properties draw:auto-grow-width="true" fo:min-height="0.319cm" fo:min-width="1.336cm"/>
    </style:style>
    <style:style style:name="gr11" style:family="graphic" style:parent-style-name="Type">
      <style:graphic-properties draw:auto-grow-height="true" fo:min-height="0.395cm" fo:min-width="1.166cm"/>
    </style:style>
    <style:style style:name="gr12" style:family="graphic" style:parent-style-name="Constante">
      <style:graphic-properties fo:min-height="0.319cm" fo:min-width="0.764cm"/>
    </style:style>
    <style:style style:name="gr13" style:family="graphic" style:parent-style-name="Constante">
      <style:graphic-properties fo:min-height="0.319cm" fo:min-width="0.955cm"/>
    </style:style>
    <style:style style:name="gr14" style:family="graphic" style:parent-style-name="Type">
      <style:graphic-properties draw:auto-grow-height="true" fo:min-height="0.395cm" fo:min-width="0.933cm"/>
    </style:style>
    <style:style style:name="gr15" style:family="graphic" style:parent-style-name="Litéral">
      <style:graphic-properties draw:auto-grow-width="true" fo:min-height="0.319cm" fo:min-width="1.907cm"/>
    </style:style>
    <style:style style:name="gr16" style:family="graphic" style:parent-style-name="Remarque">
      <style:graphic-properties fo:min-height="0.431cm" fo:min-width="0.54cm"/>
    </style:style>
    <style:style style:name="gr17" style:family="graphic" style:parent-style-name="RemarqueAccolade">
      <style:graphic-properties draw:textarea-vertical-align="middle" draw:auto-grow-height="false" fo:min-height="0.749cm" fo:min-width="0.499cm"/>
    </style:style>
    <style:style style:name="gr18" style:family="graphic" style:parent-style-name="Remarque">
      <style:graphic-properties draw:auto-grow-height="true" fo:min-height="0.353cm" fo:min-width="4.608cm"/>
    </style:style>
    <style:style style:name="gr19" style:family="graphic" style:parent-style-name="headline1">
      <style:graphic-properties svg:stroke-width="0.03cm" svg:stroke-color="#bf360c" draw:marker-start-width="0.25cm" draw:marker-end-width="0.25cm" draw:fill-color="#bf360c" draw:auto-grow-width="true" fo:min-height="0.353cm" fo:min-width="2.251cm" fo:padding-top="-0.01cm" fo:padding-bottom="-0.01cm" fo:padding-left="-0.01cm" fo:padding-right="-0.01cm"/>
    </style:style>
    <style:style style:name="gr20" style:family="graphic" style:parent-style-name="CadreSection">
      <style:graphic-properties svg:stroke-width="0.03cm" svg:stroke-color="#bf360c" draw:marker-start-width="0.255cm" draw:marker-end-width="0.255cm" draw:textarea-vertical-align="middle" draw:auto-grow-height="false" fo:min-height="0cm" fo:min-width="0cm" fo:padding-top="0.13cm" fo:padding-bottom="0.13cm" fo:padding-left="0.255cm" fo:padding-right="0.255cm"/>
    </style:style>
    <style:style style:name="gr21" style:family="graphic" style:parent-style-name="Type">
      <style:graphic-properties draw:auto-grow-height="true" fo:min-height="4.261cm" fo:min-width="12.192cm"/>
    </style:style>
    <style:style style:name="gr22" style:family="graphic" style:parent-style-name="Litéral">
      <style:graphic-properties draw:auto-grow-width="true" fo:min-height="0.319cm" fo:min-width="0.955cm"/>
    </style:style>
    <style:style style:name="gr23" style:family="graphic" style:parent-style-name="Remarque">
      <style:graphic-properties fo:min-height="0.48cm" fo:min-width="0.764cm"/>
    </style:style>
    <style:style style:name="gr24" style:family="graphic" style:parent-style-name="Remarque">
      <style:graphic-properties fo:min-height="0.319cm" fo:min-width="0.531cm"/>
    </style:style>
    <style:style style:name="gr25" style:family="graphic" style:parent-style-name="Remarque">
      <style:graphic-properties fo:min-height="0.319cm" fo:min-width="0.514cm"/>
    </style:style>
    <style:style style:name="gr26" style:family="graphic" style:parent-style-name="CadreSection">
      <style:graphic-properties svg:stroke-width="0.03cm" svg:stroke-color="#33691e" draw:marker-start-width="0.255cm" draw:marker-end-width="0.255cm" draw:textarea-vertical-align="middle" draw:auto-grow-height="false" fo:min-height="3.302cm" fo:min-width="10.012cm" fo:padding-top="0.13cm" fo:padding-bottom="0.13cm" fo:padding-left="0.255cm" fo:padding-right="0.255cm"/>
    </style:style>
    <style:style style:name="gr27" style:family="graphic" style:parent-style-name="headline1">
      <style:graphic-properties svg:stroke-width="0.03cm" svg:stroke-color="#33691e" draw:marker-start-width="0.25cm" draw:marker-end-width="0.25cm" draw:fill-color="#33691e" draw:auto-grow-width="true" fo:min-height="0.353cm" fo:min-width="1.223cm" fo:padding-top="-0.01cm" fo:padding-bottom="-0.01cm" fo:padding-left="-0.01cm" fo:padding-right="-0.01cm"/>
    </style:style>
    <style:style style:name="gr28" style:family="graphic" style:parent-style-name="Remarque">
      <style:graphic-properties draw:auto-grow-height="true" fo:min-height="0.388cm" fo:min-width="4.542cm"/>
    </style:style>
    <style:style style:name="gr29" style:family="graphic" style:parent-style-name="RemarquePetit">
      <style:graphic-properties draw:auto-grow-height="true" fo:min-height="0.351cm" fo:min-width="0.288cm"/>
    </style:style>
    <style:style style:name="gr30" style:family="graphic" style:parent-style-name="RemarquePetit">
      <style:graphic-properties draw:auto-grow-height="true" fo:min-height="0.351cm" fo:min-width="0.989cm"/>
    </style:style>
    <style:style style:name="gr31" style:family="graphic" style:parent-style-name="RemarquePetit">
      <style:graphic-properties draw:auto-grow-height="true" fo:min-height="0.351cm" fo:min-width="0.76cm"/>
    </style:style>
    <style:style style:name="gr32" style:family="graphic" style:parent-style-name="FlèchePetite">
      <style:graphic-properties draw:textarea-vertical-align="middle"/>
    </style:style>
    <style:style style:name="gr33" style:family="graphic" style:parent-style-name="RemarquePetit">
      <style:graphic-properties fo:min-height="0.44cm" fo:min-width="0.21cm"/>
    </style:style>
    <style:style style:name="gr34" style:family="graphic" style:parent-style-name="CodePetit">
      <style:graphic-properties fo:min-height="2.692cm" fo:min-width="5.002cm"/>
    </style:style>
    <style:style style:name="gr35" style:family="graphic" style:parent-style-name="RemarquePetit">
      <style:graphic-properties fo:min-height="0.349cm" fo:min-width="4.638cm"/>
    </style:style>
    <style:style style:name="gr36" style:family="graphic" style:parent-style-name="RemarquePetit">
      <style:graphic-properties draw:auto-grow-height="true" fo:min-height="0.349cm" fo:min-width="1.911cm"/>
    </style:style>
    <style:style style:name="gr37" style:family="graphic" style:parent-style-name="Code">
      <style:graphic-properties draw:auto-grow-height="true" fo:min-height="1.398cm" fo:min-width="3.243cm"/>
    </style:style>
    <style:style style:name="gr38" style:family="graphic" style:parent-style-name="CadreSection">
      <style:graphic-properties svg:stroke-width="0.03cm" svg:stroke-color="#33691e" draw:marker-start-width="0.245cm" draw:marker-end-width="0.245cm" draw:textarea-vertical-align="middle" fo:padding-top="0.115cm" fo:padding-bottom="0.115cm" fo:padding-left="0.24cm" fo:padding-right="0.24cm"/>
    </style:style>
    <style:style style:name="gr39" style:family="graphic" style:parent-style-name="Remarque">
      <style:graphic-properties draw:auto-grow-height="true" fo:min-height="0.387cm" fo:min-width="1.837cm"/>
    </style:style>
    <style:style style:name="gr40" style:family="graphic" style:parent-style-name="Remarque">
      <style:graphic-properties draw:textarea-horizontal-align="right" draw:auto-grow-height="true" fo:min-height="0.388cm" fo:min-width="2.219cm"/>
    </style:style>
    <style:style style:name="gr41" style:family="graphic" style:parent-style-name="Remarque">
      <style:graphic-properties draw:textarea-horizontal-align="left" draw:auto-grow-height="true" draw:auto-grow-width="false" fo:min-height="0.698cm" fo:min-width="0cm"/>
    </style:style>
    <style:style style:name="gr42" style:family="graphic" style:parent-style-name="CadreSection">
      <style:graphic-properties svg:stroke-width="0.03cm" svg:stroke-color="#827717" draw:marker-start-width="0.255cm" draw:marker-end-width="0.255cm" draw:textarea-vertical-align="middle" draw:auto-grow-height="false" fo:min-height="1.445cm" fo:min-width="7.76cm" fo:padding-top="0.13cm" fo:padding-bottom="0.13cm" fo:padding-left="0.255cm" fo:padding-right="0.255cm"/>
    </style:style>
    <style:style style:name="gr43" style:family="graphic" style:parent-style-name="headline1">
      <style:graphic-properties svg:stroke-width="0.03cm" svg:stroke-color="#827717" draw:marker-start-width="0.25cm" draw:marker-end-width="0.25cm" draw:fill-color="#827717" draw:auto-grow-width="true" fo:min-height="0.353cm" fo:min-width="3.854cm" fo:padding-top="-0.01cm" fo:padding-bottom="-0.01cm" fo:padding-left="-0.01cm" fo:padding-right="-0.01cm"/>
    </style:style>
    <style:style style:name="gr44" style:family="graphic" style:parent-style-name="CodePetit">
      <style:graphic-properties draw:stroke="none" draw:fill="none" fo:min-height="0.32cm" fo:min-width="5.931cm"/>
    </style:style>
    <style:style style:name="gr45" style:family="graphic" style:parent-style-name="Remarque">
      <style:graphic-properties draw:auto-grow-height="true" fo:min-height="0.4cm" fo:min-width="3.778cm"/>
    </style:style>
    <style:style style:name="gr46" style:family="graphic" style:parent-style-name="Remarque">
      <style:graphic-properties draw:auto-grow-height="true" fo:min-height="0.319cm" fo:min-width="5.04cm"/>
    </style:style>
    <style:style style:name="gr47" style:family="graphic" style:parent-style-name="CodePetit">
      <style:graphic-properties draw:stroke="none" draw:fill="none" fo:min-height="0.32cm" fo:min-width="2.479cm"/>
    </style:style>
    <style:style style:name="gr48" style:family="graphic" style:parent-style-name="Remarque">
      <style:graphic-properties draw:auto-grow-height="true" fo:min-height="0.319cm" fo:min-width="4.095cm"/>
    </style:style>
    <style:style style:name="gr49" style:family="graphic" style:parent-style-name="headline1">
      <style:graphic-properties svg:stroke-width="0.03cm" svg:stroke-color="#1a237e" draw:marker-start-width="0.25cm" draw:marker-end-width="0.25cm" draw:fill-color="#1a237e" draw:auto-grow-width="true" fo:min-height="0.353cm" fo:min-width="4.263cm" fo:padding-top="-0.01cm" fo:padding-bottom="-0.01cm" fo:padding-left="-0.01cm" fo:padding-right="-0.01cm"/>
    </style:style>
    <style:style style:name="gr50" style:family="graphic" style:parent-style-name="CadreSection">
      <style:graphic-properties svg:stroke-width="0.03cm" svg:stroke-color="#1a237e" draw:marker-start-width="0.255cm" draw:marker-end-width="0.255cm" draw:fill-color="#cab2d6" draw:textarea-vertical-align="middle" draw:auto-grow-height="false" fo:min-height="3.767cm" fo:min-width="7.726cm" fo:padding-top="0.13cm" fo:padding-bottom="0.13cm" fo:padding-left="0.255cm" fo:padding-right="0.255cm"/>
    </style:style>
    <style:style style:name="gr51" style:family="graphic" style:parent-style-name="CodePetit">
      <style:graphic-properties draw:auto-grow-height="true" fo:min-height="1.729cm" fo:min-width="2.88cm"/>
    </style:style>
    <style:style style:name="gr52" style:family="graphic" style:parent-style-name="Code">
      <style:graphic-properties draw:auto-grow-height="true" fo:min-height="0.933cm" fo:min-width="3.986cm"/>
    </style:style>
    <style:style style:name="gr53" style:family="graphic" style:parent-style-name="Remarque">
      <style:graphic-properties fo:min-height="0.705cm" fo:min-width="4.328cm"/>
    </style:style>
    <style:style style:name="gr54" style:family="graphic" style:parent-style-name="Remarque">
      <style:graphic-properties draw:auto-grow-height="true" draw:auto-grow-width="false" fo:min-height="1.273cm" fo:min-width="5.608cm"/>
    </style:style>
    <style:style style:name="gr55" style:family="graphic" style:parent-style-name="FlèchePetite">
      <style:graphic-properties svg:stroke-color="#b80047" draw:textarea-vertical-align="middle"/>
    </style:style>
    <style:style style:name="gr56" style:family="graphic" style:parent-style-name="BarreTabulation">
      <style:graphic-properties draw:textarea-vertical-align="middle"/>
    </style:style>
    <style:style style:name="gr57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58" style:family="graphic" style:parent-style-name="standard">
      <style:graphic-properties svg:stroke-width="0.02cm" svg:stroke-color="#000000" draw:marker-start-width="0.23cm" draw:marker-end-width="0.23cm" draw:textarea-horizontal-align="justify" draw:textarea-vertical-align="middle" draw:auto-grow-height="false" fo:padding-top="0.135cm" fo:padding-bottom="0.135cm" fo:padding-left="0.26cm" fo:padding-right="0.26cm"/>
    </style:style>
    <style:style style:name="gr59" style:family="graphic" style:parent-style-name="standard">
      <style:graphic-properties svg:stroke-width="0.02cm" svg:stroke-color="#00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60" style:family="graphic" style:parent-style-name="Remarque">
      <style:graphic-properties draw:auto-grow-width="true" fo:min-height="0.276cm" fo:min-width="0.298cm"/>
    </style:style>
    <style:style style:name="gr61" style:family="graphic" style:parent-style-name="Remarque">
      <style:graphic-properties draw:auto-grow-width="true" fo:min-height="0.276cm" fo:min-width="0.349cm"/>
    </style:style>
    <style:style style:name="gr62" style:family="graphic" style:parent-style-name="standard">
      <style:graphic-properties svg:stroke-color="#ffffff" draw:fill="none" draw:textarea-horizontal-align="justify" draw:textarea-vertical-align="middle" draw:auto-grow-height="false" fo:min-height="0cm" fo:min-width="0cm"/>
    </style:style>
    <style:style style:name="gr63" style:family="graphic" style:parent-style-name="Remarque">
      <style:graphic-properties draw:textarea-horizontal-align="left" draw:auto-grow-width="true" fo:min-height="0.955cm" fo:min-width="5.154cm"/>
    </style:style>
    <style:style style:name="gr64" style:family="graphic" style:parent-style-name="Remarque">
      <style:graphic-properties draw:auto-grow-height="true" fo:min-height="1.409cm" fo:min-width="4.354cm"/>
    </style:style>
    <style:style style:name="gr65" style:family="graphic" style:parent-style-name="CadreSection">
      <style:graphic-properties svg:stroke-width="0.03cm" svg:stroke-color="#004d40" draw:marker-start-width="0.255cm" draw:marker-end-width="0.255cm" draw:fill="none" draw:fill-color="#ffcc99" draw:textarea-vertical-align="middle" draw:auto-grow-height="false" fo:min-height="2.604cm" fo:min-width="0cm" fo:padding-top="0.13cm" fo:padding-bottom="0.13cm" fo:padding-left="0.255cm" fo:padding-right="0.255cm"/>
    </style:style>
    <style:style style:name="gr66" style:family="graphic" style:parent-style-name="CodePetit">
      <style:graphic-properties fo:min-height="0.357cm" fo:min-width="4.109cm"/>
    </style:style>
    <style:style style:name="gr67" style:family="graphic" style:parent-style-name="CodePetit">
      <style:graphic-properties draw:auto-grow-height="true" fo:min-height="0.357cm" fo:min-width="2.076cm"/>
    </style:style>
    <style:style style:name="gr68" style:family="graphic" style:parent-style-name="RemarquePetit">
      <style:graphic-properties draw:auto-grow-height="true" fo:min-height="0.637cm" fo:min-width="3.207cm"/>
    </style:style>
    <style:style style:name="gr69" style:family="graphic" style:parent-style-name="headline1">
      <style:graphic-properties svg:stroke-width="0.03cm" svg:stroke-color="#004d40" draw:marker-start-width="0.25cm" draw:marker-end-width="0.25cm" draw:fill-color="#004d40" fo:min-height="0.353cm" fo:min-width="2.604cm" fo:padding-top="-0.01cm" fo:padding-bottom="-0.01cm" fo:padding-left="-0.01cm" fo:padding-right="-0.01cm"/>
    </style:style>
    <style:style style:name="gr70" style:family="graphic" style:parent-style-name="CadreSection">
      <style:graphic-properties svg:stroke-width="0.03cm" svg:stroke-color="#4a148c" draw:marker-start-width="0.255cm" draw:marker-end-width="0.255cm" draw:fill="none" draw:fill-color="#ffcc99" draw:textarea-vertical-align="middle" draw:auto-grow-height="false" fo:min-height="5.14cm" fo:min-width="0cm" fo:padding-top="0.13cm" fo:padding-bottom="0.13cm" fo:padding-left="0.255cm" fo:padding-right="0.255cm"/>
    </style:style>
    <style:style style:name="gr71" style:family="graphic" style:parent-style-name="expression">
      <style:graphic-properties draw:auto-grow-height="true" fo:min-height="0.357cm" fo:min-width="2.968cm"/>
    </style:style>
    <style:style style:name="gr72" style:family="graphic" style:parent-style-name="expression">
      <style:graphic-properties fo:min-height="0.357cm" fo:min-width="3.603cm"/>
    </style:style>
    <style:style style:name="gr73" style:family="graphic" style:parent-style-name="expression">
      <style:graphic-properties draw:auto-grow-height="true" fo:min-height="0.357cm" fo:min-width="0.849cm"/>
    </style:style>
    <style:style style:name="gr74" style:family="graphic" style:parent-style-name="Remarque">
      <style:graphic-properties draw:auto-grow-height="true" fo:min-height="0.323cm" fo:min-width="3.044cm"/>
    </style:style>
    <style:style style:name="gr75" style:family="graphic" style:parent-style-name="Remarque">
      <style:graphic-properties draw:auto-grow-height="true" fo:min-height="0.323cm" fo:min-width="3.023cm"/>
    </style:style>
    <style:style style:name="gr76" style:family="graphic" style:parent-style-name="Constante">
      <style:graphic-properties draw:auto-grow-height="true" fo:min-height="0.357cm" fo:min-width="1.273cm"/>
    </style:style>
    <style:style style:name="gr77" style:family="graphic" style:parent-style-name="Remarque">
      <style:graphic-properties draw:auto-grow-height="true" fo:min-height="0.319cm" fo:min-width="3.355cm"/>
    </style:style>
    <style:style style:name="gr78" style:family="graphic" style:parent-style-name="expression">
      <style:graphic-properties fo:min-height="0.357cm" fo:min-width="1.486cm"/>
    </style:style>
    <style:style style:name="gr79" style:family="graphic" style:parent-style-name="Remarque">
      <style:graphic-properties draw:auto-grow-height="true" fo:min-height="0.319cm" fo:min-width="3.114cm"/>
    </style:style>
    <style:style style:name="gr80" style:family="graphic" style:parent-style-name="Remarque">
      <style:graphic-properties draw:auto-grow-height="true" fo:min-height="0.319cm" fo:min-width="2.267cm"/>
    </style:style>
    <style:style style:name="gr81" style:family="graphic" style:parent-style-name="Remarque">
      <style:graphic-properties draw:auto-grow-height="true" fo:min-height="0.319cm" fo:min-width="2.068cm"/>
    </style:style>
    <style:style style:name="gr82" style:family="graphic" style:parent-style-name="Remarque">
      <style:graphic-properties draw:auto-grow-height="true" fo:min-height="0.637cm" fo:min-width="3.046cm"/>
    </style:style>
    <style:style style:name="gr83" style:family="graphic" style:parent-style-name="Remarque">
      <style:graphic-properties draw:textarea-horizontal-align="center" draw:auto-grow-height="true" fo:min-height="0.637cm" fo:min-width="5.548cm"/>
    </style:style>
    <style:style style:name="gr84" style:family="graphic" style:parent-style-name="expression">
      <style:graphic-properties draw:stroke="none" draw:fill="none" fo:min-height="0.358cm" fo:min-width="0.214cm"/>
    </style:style>
    <style:style style:name="gr85" style:family="graphic" style:parent-style-name="RemarquePetit">
      <style:graphic-properties draw:stroke="none" draw:fill="none" fo:min-height="0.32cm" fo:min-width="5.613cm"/>
    </style:style>
    <style:style style:name="gr86" style:family="graphic" style:parent-style-name="Remarque">
      <style:graphic-properties draw:stroke="none" draw:fill="none" fo:min-height="0.474cm" fo:min-width="0.956cm"/>
    </style:style>
    <style:style style:name="gr87" style:family="graphic" style:parent-style-name="Remarque">
      <style:graphic-properties draw:auto-grow-height="true" fo:min-height="0.319cm" fo:min-width="2.394cm"/>
    </style:style>
    <style:style style:name="gr88" style:family="graphic" style:parent-style-name="Remarque">
      <style:graphic-properties draw:auto-grow-height="true" fo:min-height="1.654cm" fo:min-width="0.341cm"/>
    </style:style>
    <style:style style:name="gr89" style:family="graphic" style:parent-style-name="headline1">
      <style:graphic-properties svg:stroke-width="0.03cm" svg:stroke-color="#4a148c" draw:marker-start-width="0.25cm" draw:marker-end-width="0.25cm" draw:fill-color="#4a148c" draw:auto-grow-width="true" fo:min-height="0.353cm" fo:min-width="3.83cm" fo:padding-top="-0.01cm" fo:padding-bottom="-0.01cm" fo:padding-left="-0.01cm" fo:padding-right="-0.01cm"/>
    </style:style>
    <style:style style:name="gr90" style:family="graphic" style:parent-style-name="CadreSection">
      <style:graphic-properties svg:stroke-width="0.03cm" svg:stroke-color="#3e2723" draw:marker-start-width="0.255cm" draw:marker-end-width="0.255cm" draw:textarea-vertical-align="middle" draw:auto-grow-height="false" fo:min-height="2.163cm" fo:min-width="7.733cm" fo:padding-top="0.13cm" fo:padding-bottom="0.13cm" fo:padding-left="0.255cm" fo:padding-right="0.255cm"/>
    </style:style>
    <style:style style:name="gr91" style:family="graphic" style:parent-style-name="Code">
      <style:graphic-properties draw:auto-grow-height="true" fo:min-height="0.391cm" fo:min-width="2.822cm"/>
    </style:style>
    <style:style style:name="gr92" style:family="graphic" style:parent-style-name="Remarque">
      <style:graphic-properties draw:auto-grow-height="true" fo:min-height="0.353cm" fo:min-width="3.241cm"/>
    </style:style>
    <style:style style:name="gr93" style:family="graphic" style:parent-style-name="Remarque">
      <style:graphic-properties draw:auto-grow-height="true" fo:min-height="0.353cm" fo:min-width="2.872cm"/>
    </style:style>
    <style:style style:name="gr94" style:family="graphic" style:parent-style-name="Code">
      <style:graphic-properties draw:auto-grow-height="true" fo:min-height="1.375cm" fo:min-width="3.661cm"/>
    </style:style>
    <style:style style:name="gr95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min-height="0.516cm" fo:min-width="0.751cm" fo:padding-top="0.135cm" fo:padding-bottom="0.135cm" fo:padding-left="0.26cm" fo:padding-right="0.26cm"/>
    </style:style>
    <style:style style:name="gr96" style:family="graphic" style:parent-style-name="standard">
      <style:graphic-properties svg:stroke-width="0cm" svg:stroke-color="#ffffff" draw:marker-start-width="0.2cm" draw:marker-end-width="0.2cm" draw:fill="none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97" style:family="graphic" style:parent-style-name="standard">
      <style:graphic-properties svg:stroke-width="0.02cm" svg:stroke-color="#990000" draw:marker-start-width="0.23cm" draw:marker-end="Arrow_20_concave" draw:marker-end-width="0.08cm" draw:textarea-vertical-align="middle" fo:padding-top="0.135cm" fo:padding-bottom="0.135cm" fo:padding-left="0.26cm" fo:padding-right="0.26cm"/>
    </style:style>
    <style:style style:name="gr98" style:family="graphic" style:parent-style-name="standard">
      <style:graphic-properties svg:stroke-width="0.02cm" svg:stroke-color="#990000" draw:marker-start-width="0.23cm" draw:marker-end-width="0.23cm" draw:fill-color="#cfe7f5" draw:textarea-horizontal-align="justify" draw:textarea-vertical-align="middle" draw:auto-grow-height="false" fo:min-height="0.301cm" fo:min-width="0.977cm" fo:padding-top="0.135cm" fo:padding-bottom="0.135cm" fo:padding-left="0.26cm" fo:padding-right="0.26cm"/>
    </style:style>
    <style:style style:name="gr99" style:family="graphic" style:parent-style-name="standard">
      <style:graphic-properties svg:stroke-width="0.02cm" svg:stroke-color="#990000" draw:marker-start-width="0.23cm" draw:marker-end-width="0.23cm" draw:fill-color="#cfe7f5" draw:textarea-horizontal-align="justify" draw:textarea-vertical-align="middle" draw:auto-grow-height="false" fo:min-height="0.301cm" fo:min-width="0.972cm" fo:padding-top="0.135cm" fo:padding-bottom="0.135cm" fo:padding-left="0.26cm" fo:padding-right="0.26cm"/>
    </style:style>
    <style:style style:name="gr100" style:family="graphic" style:parent-style-name="Code">
      <style:graphic-properties draw:stroke="none" draw:fill="none" fo:min-height="0.213cm" fo:min-width="0.637cm"/>
    </style:style>
    <style:style style:name="gr101" style:family="graphic" style:parent-style-name="Code">
      <style:graphic-properties draw:stroke="none" draw:fill="none" fo:min-height="0.234cm" fo:min-width="0.976cm"/>
    </style:style>
    <style:style style:name="gr102" style:family="graphic" style:parent-style-name="BarreTabulation">
      <style:graphic-properties svg:stroke-color="#b80047" draw:textarea-vertical-align="middle"/>
    </style:style>
    <style:style style:name="gr103" style:family="graphic" style:parent-style-name="Remarque">
      <style:graphic-properties draw:auto-grow-width="false" fo:min-height="0.551cm" fo:min-width="5.645cm"/>
    </style:style>
    <style:style style:name="gr104" style:family="graphic" style:parent-style-name="headline1">
      <style:graphic-properties svg:stroke-width="0.03cm" svg:stroke-color="#3e2723" draw:marker-start-width="0.25cm" draw:marker-end-width="0.25cm" draw:fill-color="#3e2723" draw:auto-grow-width="true" fo:min-height="0.353cm" fo:min-width="3.829cm" fo:padding-top="-0.01cm" fo:padding-bottom="-0.01cm" fo:padding-left="-0.01cm" fo:padding-right="-0.01cm"/>
    </style:style>
    <style:style style:name="gr105" style:family="graphic" style:parent-style-name="Remarque">
      <style:graphic-properties draw:auto-grow-height="true" fo:min-height="0.353cm" fo:min-width="4.635cm"/>
    </style:style>
    <style:style style:name="gr106" style:family="graphic" style:parent-style-name="Remarque">
      <style:graphic-properties draw:auto-grow-height="true" draw:auto-grow-width="false" fo:min-height="0.353cm" fo:min-width="0.5cm"/>
    </style:style>
    <style:style style:name="gr107" style:family="graphic" style:parent-style-name="Code">
      <style:graphic-properties draw:auto-grow-height="true" fo:min-height="0.425cm" fo:min-width="1.78cm"/>
    </style:style>
    <style:style style:name="gr108" style:family="graphic" style:parent-style-name="Code">
      <style:graphic-properties draw:auto-grow-height="true" fo:min-height="0.425cm" fo:min-width="1.526cm"/>
    </style:style>
    <style:style style:name="gr109" style:family="graphic" style:parent-style-name="Code">
      <style:graphic-properties draw:auto-grow-height="true" fo:min-height="0.425cm" fo:min-width="1.272cm"/>
    </style:style>
    <style:style style:name="gr110" style:family="graphic" style:parent-style-name="Remarque">
      <style:graphic-properties draw:auto-grow-height="true" fo:min-height="0.353cm" fo:min-width="1.209cm"/>
    </style:style>
    <style:style style:name="gr111" style:family="graphic" style:parent-style-name="Remarque">
      <style:graphic-properties draw:auto-grow-height="true" fo:min-height="0.353cm" fo:min-width="1.293cm"/>
    </style:style>
    <style:style style:name="gr112" style:family="graphic" style:parent-style-name="Remarque">
      <style:graphic-properties draw:auto-grow-height="true" fo:min-height="0.353cm" fo:min-width="1.446cm"/>
    </style:style>
    <style:style style:name="gr113" style:family="graphic" style:parent-style-name="RemarquePetit">
      <style:graphic-properties draw:auto-grow-height="true" fo:min-height="0.605cm" fo:min-width="1.573cm"/>
    </style:style>
    <style:style style:name="gr114" style:family="graphic" style:parent-style-name="RemarquePetit">
      <style:graphic-properties draw:auto-grow-height="true" fo:min-height="0.605cm" fo:min-width="1.4cm"/>
    </style:style>
    <style:style style:name="gr115" style:family="graphic" style:parent-style-name="CadreSection">
      <style:graphic-properties svg:stroke-width="0.03cm" svg:stroke-color="#e65100" draw:marker-start-width="0.255cm" draw:marker-end-width="0.255cm" draw:textarea-vertical-align="middle" draw:auto-grow-height="false" fo:min-height="4.505cm" fo:min-width="4.793cm" fo:padding-top="0.13cm" fo:padding-bottom="0.13cm" fo:padding-left="0.255cm" fo:padding-right="0.255cm"/>
    </style:style>
    <style:style style:name="gr116" style:family="graphic" style:parent-style-name="RemarquePetit">
      <style:graphic-properties draw:auto-grow-height="true" draw:auto-grow-width="false" fo:min-height="0.955cm" fo:min-width="3.923cm"/>
    </style:style>
    <style:style style:name="gr117" style:family="graphic" style:parent-style-name="RemarquePetit">
      <style:graphic-properties draw:auto-grow-height="true" draw:auto-grow-width="false" fo:min-height="0.319cm" fo:min-width="3.923cm"/>
    </style:style>
    <style:style style:name="gr118" style:family="graphic" style:parent-style-name="Constante">
      <style:graphic-properties fo:min-height="0.637cm" fo:min-width="0.955cm"/>
    </style:style>
    <style:style style:name="gr119" style:family="graphic" style:parent-style-name="Remarque">
      <style:graphic-properties draw:auto-grow-height="true" fo:min-height="0.353cm" fo:min-width="2.61cm"/>
    </style:style>
    <style:style style:name="gr120" style:family="graphic" style:parent-style-name="headline1">
      <style:graphic-properties svg:stroke-width="0.03cm" svg:stroke-color="#e65100" draw:marker-start-width="0.25cm" draw:marker-end-width="0.25cm" draw:fill-color="#e65100" draw:auto-grow-width="true" fo:min-height="0.353cm" fo:min-width="3.24cm" fo:padding-top="-0.01cm" fo:padding-bottom="-0.01cm" fo:padding-left="-0.01cm" fo:padding-right="-0.01cm"/>
    </style:style>
    <style:style style:name="gr121" style:family="graphic" style:parent-style-name="CadreSection">
      <style:graphic-properties svg:stroke-width="0.03cm" svg:stroke-color="#006064" draw:marker-start-width="0.255cm" draw:marker-end-width="0.255cm" draw:fill-color="#fdbf6f" draw:textarea-vertical-align="middle" draw:auto-grow-height="false" fo:min-height="4.482cm" fo:min-width="4.485cm" fo:padding-top="0.13cm" fo:padding-bottom="0.13cm" fo:padding-left="0.255cm" fo:padding-right="0.255cm"/>
    </style:style>
    <style:style style:name="gr122" style:family="graphic" style:parent-style-name="CodePetit">
      <style:graphic-properties draw:auto-grow-height="true" fo:min-height="3.019cm" fo:min-width="4.705cm"/>
    </style:style>
    <style:style style:name="gr123" style:family="graphic" style:parent-style-name="objectwithoutfill">
      <style:graphic-properties svg:stroke-width="0.02cm" svg:stroke-color="#008080" draw:marker-start-width="0.23cm" draw:marker-end-width="0.23cm" draw:textarea-vertical-align="middle" draw:auto-grow-height="false" fo:padding-top="0.135cm" fo:padding-bottom="0.135cm" fo:padding-left="0.26cm" fo:padding-right="0.26cm"/>
    </style:style>
    <style:style style:name="gr124" style:family="graphic" style:parent-style-name="RemarquePetit">
      <style:graphic-properties draw:auto-grow-height="true" fo:min-height="0.319cm" fo:min-width="1.526cm"/>
    </style:style>
    <style:style style:name="gr125" style:family="graphic" style:parent-style-name="Remarque">
      <style:graphic-properties draw:auto-grow-width="false" fo:min-height="0.637cm"/>
    </style:style>
    <style:style style:name="gr126" style:family="graphic" style:parent-style-name="headline1">
      <style:graphic-properties svg:stroke-width="0.03cm" svg:stroke-color="#006064" draw:marker-start-width="0.25cm" draw:marker-end-width="0.25cm" draw:fill-color="#006064" draw:auto-grow-width="true" fo:min-height="0.353cm" fo:min-width="3.372cm" fo:padding-top="-0.01cm" fo:padding-bottom="-0.01cm" fo:padding-left="-0.01cm" fo:padding-right="-0.01cm"/>
    </style:style>
    <style:style style:name="gr127" style:family="graphic" style:parent-style-name="headline1">
      <style:graphic-properties svg:stroke-width="0.03cm" svg:stroke-color="#33691e" draw:marker-start-width="0.25cm" draw:marker-end-width="0.25cm" draw:fill-color="#33691e" draw:auto-grow-width="true" fo:min-height="0.353cm" fo:min-width="4.232cm" fo:padding-top="-0.01cm" fo:padding-bottom="-0.01cm" fo:padding-left="-0.01cm" fo:padding-right="-0.01cm"/>
    </style:style>
    <style:style style:name="gr128" style:family="graphic" style:parent-style-name="CadreSection">
      <style:graphic-properties svg:stroke-width="0.03cm" svg:stroke-color="#33691e" draw:marker-start-width="0.255cm" draw:marker-end-width="0.255cm" draw:textarea-vertical-align="middle" draw:auto-grow-height="false" fo:min-height="6.515cm" fo:min-width="8.203cm" fo:padding-top="0.13cm" fo:padding-bottom="0.13cm" fo:padding-left="0.255cm" fo:padding-right="0.255cm"/>
    </style:style>
    <style:style style:name="gr129" style:family="graphic" style:parent-style-name="Code">
      <style:graphic-properties draw:auto-grow-height="true" fo:min-height="1.974cm" fo:min-width="7.922cm"/>
    </style:style>
    <style:style style:name="gr130" style:family="graphic" style:parent-style-name="Remarque">
      <style:graphic-properties draw:auto-grow-height="true" fo:min-height="0.411cm" fo:min-width="4.923cm"/>
    </style:style>
    <style:style style:name="gr131" style:family="graphic" style:parent-style-name="Remarque">
      <style:graphic-properties draw:auto-grow-height="true" draw:auto-grow-width="false" fo:min-height="0.744cm" fo:min-width="4.396cm"/>
    </style:style>
    <style:style style:name="gr132" style:family="graphic" style:parent-style-name="RemarquePetit">
      <style:graphic-properties draw:auto-grow-height="true" fo:min-height="1.113cm" fo:min-width="9.005cm"/>
    </style:style>
    <style:style style:name="gr133" style:family="graphic" style:parent-style-name="Remarque">
      <style:graphic-properties draw:auto-grow-height="true" fo:min-height="0.413cm" fo:min-width="2.923cm"/>
    </style:style>
    <style:style style:name="gr134" style:family="graphic" style:parent-style-name="RemarqueAccolade">
      <style:graphic-properties draw:textarea-vertical-align="middle" draw:auto-grow-height="false" fo:min-height="0.801cm" fo:min-width="0cm"/>
    </style:style>
    <style:style style:name="gr135" style:family="graphic" style:parent-style-name="headline1">
      <style:graphic-properties svg:stroke-width="0.03cm" svg:stroke-color="#33691e" draw:marker-start-width="0.25cm" draw:marker-end-width="0.25cm" draw:fill-color="#33691e" draw:auto-grow-width="true" fo:min-height="0.353cm" fo:min-width="3.406cm" fo:padding-top="-0.01cm" fo:padding-bottom="-0.01cm" fo:padding-left="-0.01cm" fo:padding-right="-0.01cm"/>
    </style:style>
    <style:style style:name="gr136" style:family="graphic" style:parent-style-name="Code">
      <style:graphic-properties draw:auto-grow-height="true" fo:min-height="0.416cm" fo:min-width="5.052cm"/>
    </style:style>
    <style:style style:name="gr137" style:family="graphic" style:parent-style-name="Remarque">
      <style:graphic-properties draw:auto-grow-height="true" fo:min-height="0.723cm" fo:min-width="2.951cm"/>
    </style:style>
    <style:style style:name="gr138" style:family="graphic" style:parent-style-name="Remarque">
      <style:graphic-properties draw:auto-grow-height="true" fo:min-height="0.605cm" fo:min-width="2.77cm"/>
    </style:style>
    <style:style style:name="gr139" style:family="graphic" style:parent-style-name="RemarquePetit">
      <style:graphic-properties draw:stroke="none" draw:fill="none" draw:auto-grow-width="false" fo:min-height="0.366cm" fo:min-width="6.82cm"/>
    </style:style>
    <style:style style:name="gr140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padding-top="0.135cm" fo:padding-bottom="0.135cm" fo:padding-left="0.26cm" fo:padding-right="0.26cm"/>
    </style:style>
    <style:style style:name="gr141" style:family="graphic" style:parent-style-name="RemarquePetit">
      <style:graphic-properties draw:auto-grow-height="true" fo:min-height="0.637cm" fo:min-width="8.003cm"/>
    </style:style>
    <style:style style:name="gr142" style:family="graphic" style:parent-style-name="headline1">
      <style:graphic-properties svg:stroke-width="0.03cm" svg:stroke-color="#311b92" draw:marker-start-width="0.25cm" draw:marker-end-width="0.25cm" draw:fill-color="#311b92" draw:auto-grow-width="true" fo:min-height="0.353cm" fo:min-width="5.557cm" fo:padding-top="-0.01cm" fo:padding-bottom="-0.01cm" fo:padding-left="-0.01cm" fo:padding-right="-0.01cm"/>
    </style:style>
    <style:style style:name="gr143" style:family="graphic" style:parent-style-name="CadreSection">
      <style:graphic-properties svg:stroke-width="0.03cm" svg:stroke-color="#311b92" draw:marker-start-width="0.255cm" draw:marker-end-width="0.255cm" draw:textarea-vertical-align="middle" draw:auto-grow-height="false" fo:min-height="4.316cm" fo:min-width="9.575cm" fo:padding-top="0.13cm" fo:padding-bottom="0.13cm" fo:padding-left="0.255cm" fo:padding-right="0.255cm"/>
    </style:style>
    <style:style style:name="gr144" style:family="graphic" style:parent-style-name="CadreSection">
      <style:graphic-properties svg:stroke-width="0.03cm" svg:stroke-color="#004d40" draw:marker-start-width="0.255cm" draw:marker-end-width="0.255cm" draw:textarea-vertical-align="middle" draw:auto-grow-height="false" fo:min-height="9.65cm" fo:min-width="8.177cm" fo:padding-top="0.13cm" fo:padding-bottom="0.13cm" fo:padding-left="0.255cm" fo:padding-right="0.255cm"/>
    </style:style>
    <style:style style:name="gr145" style:family="graphic" style:parent-style-name="Remarque">
      <style:graphic-properties draw:auto-grow-height="true" fo:min-height="0.705cm" fo:min-width="3.687cm"/>
    </style:style>
    <style:style style:name="gr146" style:family="graphic" style:parent-style-name="Code">
      <style:graphic-properties draw:auto-grow-height="true" fo:min-height="0.933cm" fo:min-width="4.748cm"/>
    </style:style>
    <style:style style:name="gr147" style:family="graphic" style:parent-style-name="CodePetit">
      <style:graphic-properties draw:auto-grow-height="true" fo:min-height="2.017cm" fo:min-width="2.88cm"/>
    </style:style>
    <style:style style:name="gr148" style:family="graphic" style:parent-style-name="RemarqueAccolade">
      <style:graphic-properties draw:textarea-vertical-align="middle" draw:auto-grow-height="false" fo:min-height="0.4cm" fo:min-width="0cm"/>
    </style:style>
    <style:style style:name="gr149" style:family="graphic" style:parent-style-name="Remarque">
      <style:graphic-properties draw:auto-grow-height="true" fo:min-height="0.353cm" fo:min-width="3.579cm"/>
    </style:style>
    <style:style style:name="gr150" style:family="graphic" style:parent-style-name="RemarqueAccolade">
      <style:graphic-properties draw:textarea-vertical-align="middle" draw:auto-grow-height="false" fo:min-height="1.273cm" fo:min-width="0cm"/>
    </style:style>
    <style:style style:name="gr151" style:family="graphic" style:parent-style-name="Remarque">
      <style:graphic-properties draw:auto-grow-height="true" fo:min-height="0.353cm" fo:min-width="6.234cm"/>
    </style:style>
    <style:style style:name="gr152" style:family="graphic" style:parent-style-name="standard">
      <style:graphic-properties draw:stroke="none" draw:fill="none" draw:ole-draw-aspect="1" style:protect="size"/>
    </style:style>
    <style:style style:name="gr153" style:family="graphic" style:parent-style-name="Remarque">
      <style:graphic-properties draw:auto-grow-height="true" fo:min-height="0.334cm" fo:min-width="4.409cm"/>
    </style:style>
    <style:style style:name="gr154" style:family="graphic" style:parent-style-name="Remarque">
      <style:graphic-properties draw:auto-grow-height="true" fo:min-height="0.705cm" fo:min-width="5.899cm"/>
    </style:style>
    <style:style style:name="gr155" style:family="graphic" style:parent-style-name="Code">
      <style:graphic-properties draw:auto-grow-height="true" fo:min-height="0.933cm" fo:min-width="4.502cm"/>
    </style:style>
    <style:style style:name="gr156" style:family="graphic" style:parent-style-name="CodePetit">
      <style:graphic-properties draw:auto-grow-height="true" fo:min-height="2.017cm" fo:min-width="4.235cm"/>
    </style:style>
    <style:style style:name="gr157" style:family="graphic" style:parent-style-name="Remarque">
      <style:graphic-properties draw:auto-grow-height="true" fo:min-height="0.353cm" fo:min-width="4.527cm"/>
    </style:style>
    <style:style style:name="gr158" style:family="graphic" style:parent-style-name="RemarquePetit">
      <style:graphic-properties draw:auto-grow-height="true" fo:min-height="0.955cm" fo:min-width="2.059cm"/>
    </style:style>
    <style:style style:name="gr159" style:family="graphic" style:parent-style-name="Remarque">
      <style:graphic-properties draw:auto-grow-height="true" fo:min-height="0.353cm" fo:min-width="3.994cm"/>
    </style:style>
    <style:style style:name="gr160" style:family="graphic" style:parent-style-name="CadreSection">
      <style:graphic-properties svg:stroke-width="0.03cm" svg:stroke-color="#004d40" draw:marker-start-width="0.245cm" draw:marker-end-width="0.245cm" draw:textarea-vertical-align="middle" fo:padding-top="0.115cm" fo:padding-bottom="0.115cm" fo:padding-left="0.24cm" fo:padding-right="0.24cm"/>
    </style:style>
    <style:style style:name="gr161" style:family="graphic" style:parent-style-name="RemarqueAccolade">
      <style:graphic-properties draw:textarea-vertical-align="middle" draw:auto-grow-height="false" fo:min-height="0.394cm" fo:min-width="0cm"/>
    </style:style>
    <style:style style:name="gr162" style:family="graphic" style:parent-style-name="RemarqueAccolade">
      <style:graphic-properties draw:textarea-vertical-align="middle" draw:auto-grow-height="false" fo:min-height="0.1cm" fo:min-width="0cm"/>
    </style:style>
    <style:style style:name="gr163" style:family="graphic" style:parent-style-name="Remarque">
      <style:graphic-properties draw:auto-grow-height="true" fo:min-height="0.353cm" fo:min-width="6.552cm"/>
    </style:style>
    <style:style style:name="gr164" style:family="graphic" style:parent-style-name="CadreSection">
      <style:graphic-properties svg:stroke-width="0.03cm" svg:stroke-color="#3e2723" draw:marker-start-width="0.255cm" draw:marker-end-width="0.255cm" draw:fill="solid" draw:fill-color="#ffffff" draw:textarea-vertical-align="middle" draw:auto-grow-height="false" fo:min-height="1.547cm" fo:min-width="3.398cm" fo:padding-top="0.13cm" fo:padding-bottom="0.13cm" fo:padding-left="0.255cm" fo:padding-right="0.255cm"/>
    </style:style>
    <style:style style:name="gr165" style:family="graphic" style:parent-style-name="headline1">
      <style:graphic-properties svg:stroke-width="0.03cm" svg:stroke-color="#3e2723" draw:marker-start-width="0.25cm" draw:marker-end-width="0.25cm" draw:fill-color="#3e2723" draw:auto-grow-width="true" fo:min-height="0.353cm" fo:min-width="3.216cm" fo:padding-top="-0.01cm" fo:padding-bottom="-0.01cm" fo:padding-left="-0.01cm" fo:padding-right="-0.01cm"/>
    </style:style>
    <style:style style:name="gr166" style:family="graphic" style:parent-style-name="CodePetit">
      <style:graphic-properties draw:stroke="none" draw:fill="none" draw:auto-grow-width="false" fo:min-height="1.341cm" fo:min-width="1.06cm"/>
    </style:style>
    <style:style style:name="gr167" style:family="graphic" style:parent-style-name="RemarquePetit">
      <style:graphic-properties draw:stroke="none" draw:fill="none" fo:min-height="0.32cm" fo:min-width="0.717cm"/>
    </style:style>
    <style:style style:name="gr168" style:family="graphic" style:parent-style-name="standard">
      <style:graphic-properties svg:stroke-width="0.02cm" svg:stroke-color="#000000" draw:marker-start-width="0.23cm" draw:marker-end-width="0.23cm" draw:fill-color="#cfe7f5" draw:textarea-horizontal-align="justify" draw:textarea-vertical-align="middle" draw:auto-grow-height="false" fo:padding-top="0.135cm" fo:padding-bottom="0.135cm" fo:padding-left="0.26cm" fo:padding-right="0.26cm"/>
    </style:style>
    <style:style style:name="gr169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431cm"/>
    </style:style>
    <style:style style:name="gr170" style:family="graphic" style:parent-style-name="Remarque">
      <style:graphic-properties svg:stroke-width="0.02cm" svg:stroke-color="#000000" draw:marker-start-width="0.23cm" draw:marker-end-width="0.23cm" draw:textarea-horizontal-align="left" draw:auto-grow-width="true" fo:min-height="0.276cm" fo:min-width="0.431cm"/>
    </style:style>
    <style:style style:name="gr171" style:family="graphic" style:parent-style-name="CadreSection">
      <style:graphic-properties svg:stroke-width="0.03cm" svg:stroke-color="#311b92" draw:marker-start-width="0.245cm" draw:marker-end-width="0.245cm" draw:textarea-vertical-align="middle" fo:padding-top="0.115cm" fo:padding-bottom="0.115cm" fo:padding-left="0.24cm" fo:padding-right="0.24cm"/>
    </style:style>
    <style:style style:name="gr172" style:family="graphic" style:parent-style-name="Remarque">
      <style:graphic-properties svg:stroke-width="0.02cm" svg:stroke-color="#000000" draw:marker-start-width="0.23cm" draw:marker-end-width="0.23cm" draw:textarea-horizontal-align="right" draw:auto-grow-width="true" fo:min-height="0.276cm" fo:min-width="0.645cm"/>
    </style:style>
    <style:style style:name="gr173" style:family="graphic" style:parent-style-name="standard">
      <style:graphic-properties svg:stroke-width="0.03cm" svg:stroke-color="#ffffff" draw:marker-start-width="0.245cm" draw:marker-end-width="0.245cm" draw:fill="none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4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75" style:family="graphic" style:parent-style-name="standard">
      <style:graphic-properties svg:stroke-width="0.02cm" svg:stroke-color="#ffffff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76" style:family="graphic" style:parent-style-name="headline1">
      <style:graphic-properties svg:stroke-width="0.03cm" svg:stroke-color="#004d40" draw:marker-start-width="0.25cm" draw:marker-end-width="0.25cm" draw:fill-color="#004d40" draw:auto-grow-width="true" fo:min-height="0.353cm" fo:min-width="4.418cm" fo:padding-top="-0.01cm" fo:padding-bottom="-0.01cm" fo:padding-left="-0.01cm" fo:padding-right="-0.01cm"/>
    </style:style>
    <style:style style:name="gr177" style:family="graphic" style:parent-style-name="CadreSection">
      <style:graphic-properties svg:stroke-width="0.03cm" svg:stroke-color="#996633" draw:marker-start-width="0.255cm" draw:marker-end-width="0.255cm" draw:textarea-vertical-align="middle" draw:auto-grow-height="false" fo:min-height="8.413cm" fo:min-width="8.208cm" fo:padding-top="0.13cm" fo:padding-bottom="0.13cm" fo:padding-left="0.255cm" fo:padding-right="0.255cm"/>
    </style:style>
    <style:style style:name="gr178" style:family="graphic" style:parent-style-name="headline1">
      <style:graphic-properties svg:stroke-width="0.03cm" svg:stroke-color="#827717" draw:marker-start-width="0.25cm" draw:marker-end-width="0.25cm" draw:fill-color="#827717" draw:auto-grow-width="true" fo:min-height="0.353cm" fo:min-width="3.888cm" fo:padding-top="-0.01cm" fo:padding-bottom="-0.01cm" fo:padding-left="-0.01cm" fo:padding-right="-0.01cm"/>
    </style:style>
    <style:style style:name="gr179" style:family="graphic" style:parent-style-name="CodePetit">
      <style:graphic-properties svg:stroke-color="#827717" draw:auto-grow-height="true" fo:min-height="8.004cm" fo:min-width="8.628cm"/>
    </style:style>
    <style:style style:name="gr180" style:family="graphic" style:parent-style-name="CadreSection">
      <style:graphic-properties svg:stroke-width="0.03cm" svg:stroke-color="#880e4f" draw:marker-start-width="0.255cm" draw:marker-end-width="0.255cm" draw:textarea-vertical-align="middle" draw:auto-grow-height="false" fo:min-height="4.396cm" fo:min-width="9.547cm" fo:padding-top="0.13cm" fo:padding-bottom="0.13cm" fo:padding-left="0.255cm" fo:padding-right="0.255cm"/>
    </style:style>
    <style:style style:name="gr181" style:family="graphic" style:parent-style-name="headline1">
      <style:graphic-properties svg:stroke-width="0.03cm" svg:stroke-color="#880e4f" draw:marker-start-width="0.25cm" draw:marker-end-width="0.25cm" draw:fill-color="#880e4f" draw:auto-grow-width="true" fo:min-height="0.353cm" fo:min-width="1.727cm" fo:padding-top="-0.01cm" fo:padding-bottom="-0.01cm" fo:padding-left="-0.01cm" fo:padding-right="-0.01cm"/>
    </style:style>
    <style:style style:name="gr182" style:family="graphic" style:parent-style-name="expression">
      <style:graphic-properties draw:auto-grow-height="true" fo:min-height="0.425cm" fo:min-width="7.622cm"/>
    </style:style>
    <style:style style:name="gr183" style:family="graphic" style:parent-style-name="Remarque">
      <style:graphic-properties fo:min-height="1.409cm" fo:min-width="8.443cm"/>
    </style:style>
    <style:style style:name="gr184" style:family="graphic" style:parent-style-name="Remarque">
      <style:graphic-properties draw:auto-grow-height="true" fo:min-height="0.353cm" fo:min-width="7.355cm"/>
    </style:style>
    <style:style style:name="gr185" style:family="graphic" style:parent-style-name="expression">
      <style:graphic-properties draw:auto-grow-height="true" fo:min-height="0.425cm" fo:min-width="6.098cm"/>
    </style:style>
    <style:style style:name="gr186" style:family="graphic" style:parent-style-name="Remarque">
      <style:graphic-properties draw:auto-grow-height="true" fo:min-height="0.705cm" fo:min-width="7.258cm"/>
    </style:style>
    <style:style style:name="gr187" style:family="graphic" style:parent-style-name="CadreSection">
      <style:graphic-properties svg:stroke-width="0.03cm" svg:stroke-color="#880e4f" draw:marker-start-width="0.245cm" draw:marker-end-width="0.245cm" draw:textarea-vertical-align="middle" fo:padding-top="0.115cm" fo:padding-bottom="0.115cm" fo:padding-left="0.24cm" fo:padding-right="0.24cm"/>
    </style:style>
    <style:style style:name="gr188" style:family="graphic" style:parent-style-name="headline1">
      <style:graphic-properties svg:stroke-width="0.03cm" svg:stroke-color="#880e4f" draw:marker-start-width="0.25cm" draw:marker-end-width="0.25cm" draw:fill-color="#880e4f" draw:auto-grow-width="true" fo:min-height="0.353cm" fo:min-width="1.33cm" fo:padding-top="-0.01cm" fo:padding-bottom="-0.01cm" fo:padding-left="-0.01cm" fo:padding-right="-0.01cm"/>
    </style:style>
    <style:style style:name="gr189" style:family="graphic" style:parent-style-name="CadreSection">
      <style:graphic-properties svg:stroke-width="0.03cm" svg:stroke-color="#827717" draw:marker-start-width="0.255cm" draw:marker-end-width="0.255cm" draw:textarea-vertical-align="middle" draw:auto-grow-height="false" fo:min-height="4.62cm" fo:min-width="9.498cm" fo:padding-top="0.13cm" fo:padding-bottom="0.13cm" fo:padding-left="0.255cm" fo:padding-right="0.255cm"/>
    </style:style>
    <style:style style:name="gr190" style:family="graphic" style:parent-style-name="headline1">
      <style:graphic-properties svg:stroke-width="0.03cm" svg:stroke-color="#827717" draw:marker-start-width="0.25cm" draw:marker-end-width="0.25cm" draw:fill-color="#827717" draw:auto-grow-width="true" fo:min-height="0.353cm" fo:min-width="3.602cm" fo:padding-top="-0.01cm" fo:padding-bottom="-0.01cm" fo:padding-left="-0.01cm" fo:padding-right="-0.01cm"/>
    </style:style>
    <style:style style:name="gr191" style:family="graphic" style:parent-style-name="CodePetit">
      <style:graphic-properties draw:auto-grow-height="true" fo:min-height="2.851cm" fo:min-width="9.884cm"/>
    </style:style>
    <style:style style:name="gr192" style:family="graphic" style:parent-style-name="CodePetit">
      <style:graphic-properties draw:auto-grow-height="true" fo:min-height="2.325cm" fo:min-width="9.812cm"/>
    </style:style>
    <style:style style:name="gr193" style:family="graphic" style:parent-style-name="RemarquePetit">
      <style:graphic-properties draw:auto-grow-height="true" fo:min-height="1.59cm" fo:min-width="4.902cm"/>
    </style:style>
    <style:style style:name="gr194" style:family="graphic" style:parent-style-name="CadreSection">
      <style:graphic-properties svg:stroke-width="0.03cm" svg:stroke-color="#827717" draw:marker-start-width="0.245cm" draw:marker-end-width="0.245cm" draw:textarea-vertical-align="middle" fo:padding-top="0.115cm" fo:padding-bottom="0.115cm" fo:padding-left="0.24cm" fo:padding-right="0.24cm"/>
    </style:style>
    <style:style style:name="gr195" style:family="graphic" style:parent-style-name="Code">
      <style:graphic-properties draw:auto-grow-height="true" fo:min-height="2.82cm" fo:min-width="6.766cm"/>
    </style:style>
    <style:style style:name="gr196" style:family="graphic" style:parent-style-name="CadreSection">
      <style:graphic-properties svg:stroke-width="0.03cm" svg:stroke-color="#0d47a1" draw:marker-start-width="0.255cm" draw:marker-end-width="0.255cm" draw:textarea-vertical-align="middle" draw:auto-grow-height="false" fo:min-height="1.95cm" fo:min-width="8.247cm" fo:padding-top="0.13cm" fo:padding-bottom="0.13cm" fo:padding-left="0.255cm" fo:padding-right="0.255cm"/>
    </style:style>
    <style:style style:name="gr197" style:family="graphic" style:parent-style-name="Code">
      <style:graphic-properties draw:auto-grow-height="true" fo:min-height="0.459cm" fo:min-width="3.961cm"/>
    </style:style>
    <style:style style:name="gr198" style:family="graphic" style:parent-style-name="RemarquePetit">
      <style:graphic-properties draw:auto-grow-height="true" fo:min-height="0.637cm" fo:min-width="6.959cm"/>
    </style:style>
    <style:style style:name="gr199" style:family="graphic" style:parent-style-name="headline1">
      <style:graphic-properties svg:stroke-width="0.03cm" svg:stroke-color="#0d47a1" draw:marker-start-width="0.25cm" draw:marker-end-width="0.25cm" draw:fill-color="#0d47a1" draw:auto-grow-width="true" fo:min-height="0.353cm" fo:min-width="3.59cm" fo:padding-top="-0.01cm" fo:padding-bottom="-0.01cm" fo:padding-left="-0.01cm" fo:padding-right="-0.01cm"/>
    </style:style>
    <style:style style:name="gr200" style:family="graphic" style:parent-style-name="CadreSection">
      <style:graphic-properties svg:stroke-width="0.03cm" svg:stroke-color="#880e4f" draw:marker-start-width="0.255cm" draw:marker-end-width="0.255cm" draw:fill="none" draw:fill-color="#ccffff" draw:textarea-vertical-align="middle" draw:auto-grow-height="false" fo:min-height="0cm" fo:min-width="0cm" fo:padding-top="0.13cm" fo:padding-bottom="0.13cm" fo:padding-left="0.255cm" fo:padding-right="0.255cm"/>
    </style:style>
    <style:style style:name="gr201" style:family="graphic" style:parent-style-name="headline1">
      <style:graphic-properties svg:stroke-width="0.03cm" svg:stroke-color="#880e4f" draw:marker-start-width="0.25cm" draw:marker-end-width="0.25cm" draw:fill-color="#880e4f" draw:auto-grow-width="true" fo:min-height="0.359cm" fo:min-width="3.08cm" fo:padding-top="-0.01cm" fo:padding-bottom="-0.01cm" fo:padding-left="-0.01cm" fo:padding-right="-0.01cm"/>
    </style:style>
    <style:style style:name="gr202" style:family="graphic" style:parent-style-name="Litéral">
      <style:graphic-properties draw:auto-grow-width="true" fo:min-height="0.319cm" fo:min-width="1.339cm"/>
    </style:style>
    <style:style style:name="gr203" style:family="graphic" style:parent-style-name="Litéral">
      <style:graphic-properties draw:auto-grow-width="true" fo:min-height="0.319cm" fo:min-width="2.291cm"/>
    </style:style>
    <style:style style:name="gr204" style:family="graphic" style:parent-style-name="Litéral">
      <style:graphic-properties draw:auto-grow-width="true" fo:min-height="0.319cm" fo:min-width="1.337cm"/>
    </style:style>
    <style:style style:name="gr205" style:family="graphic" style:parent-style-name="Litéral">
      <style:graphic-properties svg:stroke-width="0.03cm" draw:marker-start-width="0.245cm" draw:marker-end-width="0.245cm" draw:auto-grow-width="true" fo:min-height="0.319cm" fo:min-width="0.383cm"/>
    </style:style>
    <style:style style:name="gr206" style:family="graphic" style:parent-style-name="Litéral">
      <style:graphic-properties draw:auto-grow-width="true" fo:min-height="0.319cm" fo:min-width="1.909cm"/>
    </style:style>
    <style:style style:name="gr207" style:family="graphic" style:parent-style-name="Litéral">
      <style:graphic-properties draw:auto-grow-width="true" fo:min-height="0.319cm" fo:min-width="1.527cm"/>
    </style:style>
    <style:style style:name="gr208" style:family="graphic" style:parent-style-name="Litéral">
      <style:graphic-properties draw:auto-grow-width="true" fo:min-height="0.319cm" fo:min-width="0.383cm"/>
    </style:style>
    <style:style style:name="gr209" style:family="graphic" style:parent-style-name="Type">
      <style:graphic-properties draw:auto-grow-height="true" fo:min-height="0.395cm" fo:min-width="0.945cm"/>
    </style:style>
    <style:style style:name="gr210" style:family="graphic" style:parent-style-name="Litéral">
      <style:graphic-properties draw:auto-grow-width="true" fo:min-height="0.319cm" fo:min-width="6.868cm"/>
    </style:style>
    <style:style style:name="gr211" style:family="graphic" style:parent-style-name="Litéral">
      <style:graphic-properties draw:auto-grow-width="true" fo:min-height="0.319cm" fo:min-width="3.052cm"/>
    </style:style>
    <style:style style:name="gr212" style:family="graphic" style:parent-style-name="Litéral">
      <style:graphic-properties draw:auto-grow-width="true" fo:min-height="0.319cm" fo:min-width="1.721cm"/>
    </style:style>
    <style:style style:name="gr213" style:family="graphic" style:parent-style-name="Remarque">
      <style:graphic-properties draw:auto-grow-height="true" fo:min-height="0.353cm" fo:min-width="8.265cm"/>
    </style:style>
    <style:style style:name="gr214" style:family="graphic" style:parent-style-name="Remarque">
      <style:graphic-properties draw:auto-grow-height="true" fo:min-height="0.353cm" fo:min-width="9.615cm"/>
    </style:style>
    <style:style style:name="gr215" style:family="graphic" style:parent-style-name="Litéral">
      <style:graphic-properties draw:auto-grow-width="true" fo:min-height="0.319cm" fo:min-width="2.861cm"/>
    </style:style>
    <style:style style:name="gr216" style:family="graphic" style:parent-style-name="RemarquePetit">
      <style:graphic-properties draw:auto-grow-height="true" fo:min-height="0.319cm" fo:min-width="4.142cm"/>
    </style:style>
    <style:style style:name="gr217" style:family="graphic" style:parent-style-name="Remarque">
      <style:graphic-properties draw:auto-grow-height="true" fo:min-height="0.319cm" fo:min-width="4.968cm"/>
    </style:style>
    <style:style style:name="gr218" style:family="graphic" style:parent-style-name="Remarque">
      <style:graphic-properties draw:auto-grow-height="true" fo:min-height="0.276cm" fo:min-width="1.23cm"/>
    </style:style>
    <style:style style:name="gr219" style:family="graphic" style:parent-style-name="Remarque">
      <style:graphic-properties draw:auto-grow-height="true" fo:min-height="0.276cm" fo:min-width="0.946cm"/>
    </style:style>
    <style:style style:name="gr220" style:family="graphic" style:parent-style-name="CodePetit">
      <style:graphic-properties draw:auto-grow-height="true" fo:min-height="0.357cm" fo:min-width="0.637cm"/>
    </style:style>
    <style:style style:name="gr221" style:family="graphic" style:parent-style-name="RemarquePetit">
      <style:graphic-properties draw:auto-grow-height="true" fo:min-height="0.319cm" fo:min-width="4.963cm"/>
    </style:style>
    <style:style style:name="gr222" style:family="graphic" style:parent-style-name="RemarquePetit">
      <style:graphic-properties fo:min-height="0.319cm" fo:min-width="2.144cm"/>
    </style:style>
    <style:style style:name="gr223" style:family="graphic" style:parent-style-name="CodePetit">
      <style:graphic-properties draw:auto-grow-height="true" fo:min-height="0.357cm" fo:min-width="1.06cm"/>
    </style:style>
    <style:style style:name="gr224" style:family="graphic" style:parent-style-name="RemarquePetit">
      <style:graphic-properties fo:min-height="0.319cm" fo:min-width="0.557cm"/>
    </style:style>
    <style:style style:name="gr225" style:family="graphic" style:parent-style-name="objectwithoutfill">
      <style:graphic-properties draw:stroke="dash" draw:stroke-dash="Fine_20_Dashed" svg:stroke-width="0.02cm" draw:marker-start="Extrémités_20_de_20_flèche_20_1" draw:marker-start-width="0.23cm" draw:marker-end="Extrémités_20_de_20_flèche_20_1" draw:marker-end-width="0.23cm" draw:fill="none" draw:textarea-vertical-align="middle" fo:padding-top="0.135cm" fo:padding-bottom="0.135cm" fo:padding-left="0.26cm" fo:padding-right="0.26cm"/>
    </style:style>
    <style:style style:name="gr226" style:family="graphic" style:parent-style-name="Litéral">
      <style:graphic-properties draw:auto-grow-width="true" fo:min-height="0.319cm" fo:min-width="3.628cm"/>
    </style:style>
    <style:style style:name="gr227" style:family="graphic" style:parent-style-name="RemarquePetit">
      <style:graphic-properties fo:min-height="0.319cm" fo:min-width="5.713cm"/>
    </style:style>
    <style:style style:name="gr228" style:family="graphic" style:parent-style-name="Type">
      <style:graphic-properties draw:stroke="none" draw:fill="none" fo:min-height="0.319cm" fo:min-width="3.812cm"/>
    </style:style>
    <style:style style:name="gr229" style:family="graphic" style:parent-style-name="standard">
      <style:graphic-properties draw:stroke="dash" draw:stroke-dash="Fine_20_Dashed"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230" style:family="graphic" style:parent-style-name="CadreSection">
      <style:graphic-properties svg:stroke-width="0.03cm" svg:stroke-color="#01579b" draw:marker-start-width="0.255cm" draw:marker-end-width="0.255cm" draw:textarea-vertical-align="middle" draw:auto-grow-height="false" fo:min-height="0cm" fo:min-width="0cm" fo:padding-top="0.13cm" fo:padding-bottom="0.13cm" fo:padding-left="0.255cm" fo:padding-right="0.255cm"/>
    </style:style>
    <style:style style:name="gr231" style:family="graphic" style:parent-style-name="LigneFineSeparation">
      <style:graphic-properties draw:textarea-vertical-align="middle"/>
    </style:style>
    <style:style style:name="gr232" style:family="graphic" style:parent-style-name="headline1">
      <style:graphic-properties svg:stroke-width="0.03cm" svg:stroke-color="#01579b" draw:marker-start-width="0.25cm" draw:marker-end-width="0.25cm" draw:fill-color="#01579b" draw:auto-grow-width="true" fo:min-height="0.353cm" fo:min-width="5.624cm" fo:padding-top="-0.01cm" fo:padding-bottom="-0.01cm" fo:padding-left="-0.01cm" fo:padding-right="-0.01cm"/>
    </style:style>
    <style:style style:name="gr233" style:family="graphic" style:parent-style-name="Remarque">
      <style:graphic-properties draw:auto-grow-height="true" fo:min-height="0.4cm" fo:min-width="6.441cm"/>
    </style:style>
    <style:style style:name="gr234" style:family="graphic" style:parent-style-name="Code">
      <style:graphic-properties draw:auto-grow-height="true" fo:min-height="0.425cm" fo:min-width="7.148cm"/>
    </style:style>
    <style:style style:name="gr235" style:family="graphic" style:parent-style-name="Code">
      <style:graphic-properties draw:auto-grow-height="true" fo:min-height="0.391cm" fo:min-width="2.014cm"/>
    </style:style>
    <style:style style:name="gr236" style:family="graphic" style:parent-style-name="Code">
      <style:graphic-properties draw:auto-grow-height="true" fo:min-height="0.391cm" fo:min-width="2.225cm"/>
    </style:style>
    <style:style style:name="gr237" style:family="graphic" style:parent-style-name="CodePetit">
      <style:graphic-properties draw:auto-grow-height="true" fo:min-height="0.319cm" fo:min-width="0.193cm"/>
    </style:style>
    <style:style style:name="gr238" style:family="graphic" style:parent-style-name="CodePetit">
      <style:graphic-properties draw:auto-grow-height="true" draw:auto-grow-width="false" fo:min-height="0.389cm" fo:min-width="0.236cm"/>
    </style:style>
    <style:style style:name="gr239" style:family="graphic" style:parent-style-name="CodePetit">
      <style:graphic-properties draw:auto-grow-height="true" fo:min-height="0.319cm" fo:min-width="0.383cm"/>
    </style:style>
    <style:style style:name="gr240" style:family="graphic" style:parent-style-name="CodePetit">
      <style:graphic-properties draw:auto-grow-height="true" draw:auto-grow-width="false" fo:min-height="0.389cm" fo:min-width="0.465cm"/>
    </style:style>
    <style:style style:name="gr241" style:family="graphic" style:parent-style-name="Remarque">
      <style:graphic-properties draw:auto-grow-height="true" fo:min-height="0.353cm" fo:min-width="5.977cm"/>
    </style:style>
    <style:style style:name="gr242" style:family="graphic" style:parent-style-name="RemarquePetit">
      <style:graphic-properties draw:auto-grow-height="true" fo:min-height="0.319cm" fo:min-width="1.327cm"/>
    </style:style>
    <style:style style:name="gr243" style:family="graphic" style:parent-style-name="RemarquePetit">
      <style:graphic-properties draw:auto-grow-height="true" fo:min-height="0.319cm" fo:min-width="1.399cm"/>
    </style:style>
    <style:style style:name="gr244" style:family="graphic" style:parent-style-name="CodePetit">
      <style:graphic-properties fo:min-height="0.319cm" fo:min-width="0.193cm"/>
    </style:style>
    <style:style style:name="gr245" style:family="graphic" style:parent-style-name="RemarquePetit">
      <style:graphic-properties draw:auto-grow-height="true" fo:min-height="0.319cm" fo:min-width="1.763cm"/>
    </style:style>
    <style:style style:name="gr246" style:family="graphic" style:parent-style-name="RemarquePetit">
      <style:graphic-properties draw:auto-grow-height="true" fo:min-height="0.319cm" fo:min-width="1.691cm"/>
    </style:style>
    <style:style style:name="gr247" style:family="graphic" style:parent-style-name="Remarque">
      <style:graphic-properties draw:auto-grow-height="true" fo:min-height="0.353cm" fo:min-width="8.844cm"/>
    </style:style>
    <style:style style:name="gr248" style:family="graphic" style:parent-style-name="Code">
      <style:graphic-properties draw:auto-grow-height="true" fo:min-height="0.425cm" fo:min-width="2.564cm"/>
    </style:style>
    <style:style style:name="gr249" style:family="graphic" style:parent-style-name="Code">
      <style:graphic-properties draw:auto-grow-height="true" fo:min-height="0.357cm" fo:min-width="3.391cm"/>
    </style:style>
    <style:style style:name="gr250" style:family="graphic" style:parent-style-name="Code">
      <style:graphic-properties draw:auto-grow-height="true" fo:min-height="0.357cm" fo:min-width="4.025cm"/>
    </style:style>
    <style:style style:name="gr251" style:family="graphic" style:parent-style-name="Code">
      <style:graphic-properties draw:auto-grow-height="true" fo:min-height="0.357cm" fo:min-width="3.813cm"/>
    </style:style>
    <style:style style:name="gr252" style:family="graphic" style:parent-style-name="Code">
      <style:graphic-properties draw:auto-grow-height="true" fo:min-height="0.357cm" fo:min-width="3.814cm"/>
    </style:style>
    <style:style style:name="gr253" style:family="graphic" style:parent-style-name="Code">
      <style:graphic-properties draw:auto-grow-height="true" fo:min-height="0.357cm" fo:min-width="4.66cm"/>
    </style:style>
    <style:style style:name="gr254" style:family="graphic" style:parent-style-name="Code">
      <style:graphic-properties draw:auto-grow-height="true" fo:min-height="0.357cm" fo:min-width="3.179cm"/>
    </style:style>
    <style:style style:name="gr255" style:family="graphic" style:parent-style-name="Code">
      <style:graphic-properties draw:auto-grow-height="true" fo:min-height="0.357cm" fo:min-width="4.237cm"/>
    </style:style>
    <style:style style:name="gr256" style:family="graphic" style:parent-style-name="Code">
      <style:graphic-properties draw:auto-grow-height="true" fo:min-height="0.357cm" fo:min-width="4.872cm"/>
    </style:style>
    <style:style style:name="gr257" style:family="graphic" style:parent-style-name="Remarque">
      <style:graphic-properties draw:auto-grow-height="true" fo:min-height="0.705cm" fo:min-width="16.024cm"/>
    </style:style>
    <style:style style:name="gr258" style:family="graphic" style:parent-style-name="CodePetit">
      <style:graphic-properties draw:auto-grow-height="true" fo:min-height="0.391cm" fo:min-width="2.225cm"/>
    </style:style>
    <style:style style:name="gr259" style:family="graphic" style:parent-style-name="CodePetit">
      <style:graphic-properties draw:auto-grow-height="true" fo:min-height="0.391cm" fo:min-width="2.014cm"/>
    </style:style>
    <style:style style:name="gr260" style:family="graphic" style:parent-style-name="RemarquePetit">
      <style:graphic-properties draw:auto-grow-height="true" fo:min-height="0.319cm" fo:min-width="1.378cm"/>
    </style:style>
    <style:style style:name="gr261" style:family="graphic" style:parent-style-name="RemarquePetit">
      <style:graphic-properties draw:auto-grow-height="true" fo:min-height="0.319cm" fo:min-width="1.424cm"/>
    </style:style>
    <style:style style:name="gr262" style:family="graphic" style:parent-style-name="Remarque">
      <style:graphic-properties draw:auto-grow-height="true" fo:min-height="0.353cm" fo:min-width="2.576cm"/>
    </style:style>
    <style:style style:name="gr263" style:family="graphic" style:parent-style-name="Code">
      <style:graphic-properties draw:auto-grow-height="true" fo:min-height="0.357cm" fo:min-width="5.507cm"/>
    </style:style>
    <style:style style:name="gr264" style:family="graphic" style:parent-style-name="Code">
      <style:graphic-properties draw:auto-grow-height="true" fo:min-height="0.357cm" fo:min-width="4.236cm"/>
    </style:style>
    <style:style style:name="gr265" style:family="graphic" style:parent-style-name="Remarque">
      <style:graphic-properties draw:auto-grow-height="true" draw:auto-grow-width="false" fo:min-height="1.057cm" fo:min-width="0cm"/>
    </style:style>
    <style:style style:name="gr266" style:family="graphic" style:parent-style-name="Remarque">
      <style:graphic-properties draw:textarea-horizontal-align="center" draw:auto-grow-height="true" fo:min-height="0.705cm" fo:min-width="2.699cm"/>
    </style:style>
    <style:style style:name="gr267" style:family="graphic" style:parent-style-name="Remarque">
      <style:graphic-properties draw:auto-grow-height="true" fo:min-height="0.319cm" fo:min-width="3.571cm"/>
    </style:style>
    <style:style style:name="gr268" style:family="graphic" style:parent-style-name="CadreSection">
      <style:graphic-properties svg:stroke-width="0.03cm" svg:stroke-color="#4a148c" draw:marker-start-width="0.255cm" draw:marker-end-width="0.255cm" draw:textarea-vertical-align="middle" draw:auto-grow-height="false" fo:min-height="7.033cm" fo:min-width="9.534cm" fo:padding-top="0.13cm" fo:padding-bottom="0.13cm" fo:padding-left="0.255cm" fo:padding-right="0.255cm"/>
    </style:style>
    <style:style style:name="gr269" style:family="graphic" style:parent-style-name="Code">
      <style:graphic-properties draw:auto-grow-height="true" fo:min-height="0.425cm" fo:min-width="8.259cm"/>
    </style:style>
    <style:style style:name="gr270" style:family="graphic" style:parent-style-name="RemarquePetit">
      <style:graphic-properties draw:auto-grow-height="true" fo:min-height="0.319cm" fo:min-width="4.697cm"/>
    </style:style>
    <style:style style:name="gr271" style:family="graphic" style:parent-style-name="Remarque">
      <style:graphic-properties draw:auto-grow-height="true" fo:min-height="1.463cm" fo:min-width="3.02cm"/>
    </style:style>
    <style:style style:name="gr272" style:family="graphic" style:parent-style-name="Remarque">
      <style:graphic-properties draw:auto-grow-height="true" fo:min-height="1.409cm" fo:min-width="2.309cm"/>
    </style:style>
    <style:style style:name="gr273" style:family="graphic" style:parent-style-name="Remarque">
      <style:graphic-properties draw:auto-grow-height="true" fo:min-height="1.057cm" fo:min-width="1.835cm"/>
    </style:style>
    <style:style style:name="gr274" style:family="graphic" style:parent-style-name="Remarque">
      <style:graphic-properties draw:auto-grow-height="true" fo:min-height="1.057cm" fo:min-width="1.7cm"/>
    </style:style>
    <style:style style:name="gr275" style:family="graphic" style:parent-style-name="Code">
      <style:graphic-properties draw:auto-grow-height="true" fo:min-height="0.673cm" fo:min-width="3.854cm"/>
    </style:style>
    <style:style style:name="gr276" style:family="graphic" style:parent-style-name="Remarque">
      <style:graphic-properties draw:auto-grow-height="true" fo:min-height="0.353cm" fo:min-width="1.425cm"/>
    </style:style>
    <style:style style:name="gr277" style:family="graphic" style:parent-style-name="Remarque">
      <style:graphic-properties draw:textarea-horizontal-align="right" draw:auto-grow-height="true" draw:auto-grow-width="false" fo:min-height="0.353cm" fo:min-width="2.578cm"/>
    </style:style>
    <style:style style:name="gr278" style:family="graphic" style:parent-style-name="Code">
      <style:graphic-properties draw:auto-grow-height="true" fo:min-height="1.271cm" fo:min-width="5.591cm"/>
    </style:style>
    <style:style style:name="gr279" style:family="graphic" style:parent-style-name="CadreSection">
      <style:graphic-properties svg:stroke-width="0.03cm" svg:stroke-color="#4a148c" draw:marker-start-width="0.245cm" draw:marker-end-width="0.245cm" draw:textarea-vertical-align="middle" fo:padding-top="0.115cm" fo:padding-bottom="0.115cm" fo:padding-left="0.24cm" fo:padding-right="0.24cm"/>
    </style:style>
    <style:style style:name="gr280" style:family="graphic" style:parent-style-name="CodePetit">
      <style:graphic-properties draw:auto-grow-height="true" fo:min-height="0.989cm" fo:min-width="3.644cm"/>
    </style:style>
    <style:style style:name="gr281" style:family="graphic" style:parent-style-name="RemarquePetit">
      <style:graphic-properties draw:auto-grow-height="true" fo:min-height="0.276cm" fo:min-width="4.202cm"/>
    </style:style>
    <style:style style:name="gr282" style:family="graphic" style:parent-style-name="Code">
      <style:graphic-properties draw:auto-grow-height="true" fo:min-height="0.357cm" fo:min-width="1.907cm"/>
    </style:style>
    <style:style style:name="gr283" style:family="graphic" style:parent-style-name="RemarquePetit">
      <style:graphic-properties draw:auto-grow-height="true" draw:auto-grow-width="true" fo:min-height="0.319cm" fo:min-width="6.741cm"/>
    </style:style>
    <style:style style:name="gr284" style:family="graphic" style:parent-style-name="RemarquePetit">
      <style:graphic-properties draw:auto-grow-height="true" draw:auto-grow-width="false" fo:min-height="0.955cm" fo:min-width="7.584cm"/>
    </style:style>
    <style:style style:name="gr285" style:family="graphic" style:parent-style-name="RemarquePetit">
      <style:graphic-properties draw:auto-grow-height="true" fo:min-height="0.319cm" fo:min-width="3.448cm"/>
    </style:style>
    <style:style style:name="gr286" style:family="graphic" style:parent-style-name="Code">
      <style:graphic-properties draw:auto-grow-height="true" fo:min-height="0.319cm" fo:min-width="1.718cm"/>
    </style:style>
    <style:style style:name="gr287" style:family="graphic" style:parent-style-name="RemarquePetit">
      <style:graphic-properties draw:stroke="none" draw:fill="none" fo:min-height="0.32cm" fo:min-width="1.903cm"/>
    </style:style>
    <style:style style:name="gr288" style:family="graphic" style:parent-style-name="Code">
      <style:graphic-properties draw:auto-grow-height="true" fo:min-height="0.353cm" fo:min-width="2.772cm"/>
    </style:style>
    <style:style style:name="gr289" style:family="graphic" style:parent-style-name="RemarquePetit">
      <style:graphic-properties draw:auto-grow-height="true" draw:auto-grow-width="true" fo:min-height="0.319cm" fo:min-width="8.38cm"/>
    </style:style>
    <style:style style:name="gr290" style:family="graphic" style:parent-style-name="Code">
      <style:graphic-properties draw:auto-grow-height="true" fo:min-height="0.353cm" fo:min-width="3.628cm"/>
    </style:style>
    <style:style style:name="gr291" style:family="graphic" style:parent-style-name="Code">
      <style:graphic-properties draw:auto-grow-height="true" fo:min-height="0.353cm" fo:min-width="3.133cm"/>
    </style:style>
    <style:style style:name="gr292" style:family="graphic" style:parent-style-name="RemarquePetit">
      <style:graphic-properties draw:stroke="none" draw:fill="none" fo:min-height="0.319cm" fo:min-width="1.01cm"/>
    </style:style>
    <style:style style:name="gr293" style:family="graphic" style:parent-style-name="RemarquePetit">
      <style:graphic-properties draw:auto-grow-height="true" draw:auto-grow-width="false" fo:min-height="0.637cm" fo:min-width="8.791cm"/>
    </style:style>
    <style:style style:name="gr294" style:family="graphic" style:parent-style-name="headline1">
      <style:graphic-properties svg:stroke-width="0.03cm" svg:stroke-color="#4a148c" draw:marker-start-width="0.25cm" draw:marker-end-width="0.25cm" draw:fill-color="#4a148c" draw:auto-grow-width="true" fo:min-height="0.353cm" fo:min-width="1.654cm" fo:padding-top="-0.01cm" fo:padding-bottom="-0.01cm" fo:padding-left="-0.01cm" fo:padding-right="-0.01cm"/>
    </style:style>
    <style:style style:name="P1" style:family="paragraph">
      <loext:graphic-properties draw:fill="none" draw:fill-color="#ffffcc"/>
      <style:paragraph-properties fo:text-align="center"/>
    </style:style>
    <style:style style:name="P2" style:family="paragraph">
      <loext:graphic-properties draw:fill-color="#0d47a1"/>
    </style:style>
    <style:style style:name="P3" style:family="paragraph">
      <style:paragraph-properties fo:text-align="center"/>
    </style:style>
    <style:style style:name="P4" style:family="paragraph">
      <style:text-properties fo:font-size="18pt" style:font-size-asian="18pt" style:font-size-complex="18pt"/>
    </style:style>
    <style:style style:name="P5" style:family="paragraph">
      <style:text-properties fo:font-style="italic" style:font-style-asian="italic" style:font-style-complex="italic"/>
    </style:style>
    <style:style style:name="P6" style:family="paragraph">
      <loext:graphic-properties draw:fill-color="#bf360c"/>
    </style:style>
    <style:style style:name="P7" style:family="paragraph">
      <style:paragraph-properties>
        <style:tab-stops>
          <style:tab-stop style:position="4.903cm"/>
        </style:tab-stops>
      </style:paragraph-properties>
    </style:style>
    <style:style style:name="P8" style:family="paragraph">
      <style:paragraph-properties>
        <style:tab-stops>
          <style:tab-stop style:position="1.799cm"/>
        </style:tab-stops>
      </style:paragraph-properties>
    </style:style>
    <style:style style:name="P9" style:family="paragraph">
      <style:paragraph-properties>
        <style:tab-stops>
          <style:tab-stop style:position="2.804cm"/>
        </style:tab-stops>
      </style:paragraph-properties>
    </style:style>
    <style:style style:name="P10" style:family="paragraph">
      <style:paragraph-properties>
        <style:tab-stops>
          <style:tab-stop style:position="2.805cm"/>
          <style:tab-stop style:position="6.697cm"/>
        </style:tab-stops>
      </style:paragraph-properties>
    </style:style>
    <style:style style:name="P11" style:family="paragraph">
      <style:text-properties fo:font-size="10pt"/>
    </style:style>
    <style:style style:name="P12" style:family="paragraph">
      <style:text-properties fo:font-size="8pt" fo:font-style="italic" style:font-size-asian="8pt" style:font-style-asian="italic" style:font-size-complex="8pt" style:font-style-complex="italic"/>
    </style:style>
    <style:style style:name="P13" style:family="paragraph">
      <loext:graphic-properties draw:fill-color="#33691e"/>
      <style:paragraph-properties fo:text-align="center"/>
    </style:style>
    <style:style style:name="P14" style:family="paragraph">
      <style:text-properties fo:font-size="9pt" style:font-size-asian="18pt" style:font-size-complex="18pt"/>
    </style:style>
    <style:style style:name="P15" style:family="paragraph">
      <style:text-properties fo:font-size="9pt" style:font-size-asian="9pt" style:font-size-complex="9pt"/>
    </style:style>
    <style:style style:name="P16" style:family="paragraph">
      <style:paragraph-properties fo:text-align="end"/>
    </style:style>
    <style:style style:name="P17" style:family="paragraph">
      <style:paragraph-properties fo:text-align="end"/>
      <style:text-properties fo:font-style="normal" style:font-style-asian="normal" style:font-style-complex="normal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8pt" fo:font-style="normal" style:font-size-asian="8pt" style:font-style-asian="normal" style:font-size-complex="8pt" style:font-style-complex="normal"/>
    </style:style>
    <style:style style:name="P20" style:family="paragraph">
      <loext:graphic-properties draw:fill-color="#827717"/>
    </style:style>
    <style:style style:name="P21" style:family="paragraph">
      <loext:graphic-properties draw:fill="none"/>
    </style:style>
    <style:style style:name="P22" style:family="paragraph">
      <loext:graphic-properties draw:fill-color="#1a237e"/>
    </style:style>
    <style:style style:name="P23" style:family="paragraph">
      <loext:graphic-properties draw:fill-color="#cab2d6"/>
      <style:paragraph-properties fo:text-align="center"/>
    </style:style>
    <style:style style:name="P24" style:family="paragraph">
      <style:text-properties fo:font-size="8pt" style:font-size-asian="8pt" style:font-size-complex="8pt"/>
    </style:style>
    <style:style style:name="P25" style:family="paragraph">
      <loext:graphic-properties draw:fill="solid" draw:fill-color="#ffffcc"/>
      <style:paragraph-properties fo:text-align="center"/>
      <style:text-properties style:font-name="FreeSerif" fo:font-size="7pt" fo:font-weight="normal" style:font-size-asian="8pt" style:font-weight-asian="normal" style:font-size-complex="8pt" style:font-weight-complex="normal"/>
    </style:style>
    <style:style style:name="P26" style:family="paragraph">
      <style:paragraph-properties fo:text-align="center"/>
      <style:text-properties fo:font-size="7pt"/>
    </style:style>
    <style:style style:name="P27" style:family="paragraph">
      <style:text-properties fo:font-size="7pt" fo:font-style="italic" style:font-size-asian="8pt" style:font-style-asian="italic" style:font-size-complex="8pt" style:font-style-complex="italic"/>
    </style:style>
    <style:style style:name="P28" style:family="paragraph">
      <loext:graphic-properties draw:fill="none"/>
      <style:paragraph-properties fo:text-align="center"/>
      <style:text-properties fo:font-size="7pt"/>
    </style:style>
    <style:style style:name="P29" style:family="paragraph">
      <style:paragraph-properties fo:text-align="start">
        <style:tab-stops>
          <style:tab-stop style:position="3.201cm"/>
        </style:tab-stops>
      </style:paragraph-properties>
    </style:style>
    <style:style style:name="P30" style:family="paragraph">
      <style:paragraph-properties fo:text-align="start"/>
      <style:text-properties fo:font-size="8pt" fo:font-style="italic" style:font-size-asian="8pt" style:font-style-asian="italic" style:font-size-complex="8pt" style:font-style-complex="italic"/>
    </style:style>
    <style:style style:name="P31" style:family="paragraph">
      <loext:graphic-properties draw:fill="none" draw:fill-color="#ffcc99"/>
      <style:paragraph-properties fo:text-align="center"/>
    </style:style>
    <style:style style:name="P32" style:family="paragraph">
      <style:text-properties fo:font-size="8pt" style:font-size-asian="18pt" style:font-size-complex="18pt"/>
    </style:style>
    <style:style style:name="P33" style:family="paragraph">
      <loext:graphic-properties draw:fill-color="#004d40"/>
    </style:style>
    <style:style style:name="P34" style:family="paragraph">
      <style:text-properties fo:font-size="10pt" style:font-size-asian="18pt" style:font-size-complex="18pt"/>
    </style:style>
    <style:style style:name="P35" style:family="paragraph">
      <style:paragraph-properties fo:text-align="center"/>
      <style:text-properties fo:font-size="8pt" fo:font-style="normal" style:font-size-asian="8pt" style:font-style-asian="normal" style:font-size-complex="8pt" style:font-style-complex="normal"/>
    </style:style>
    <style:style style:name="P36" style:family="paragraph">
      <loext:graphic-properties draw:fill-color="#4a148c"/>
    </style:style>
    <style:style style:name="P37" style:family="paragraph">
      <loext:graphic-properties draw:fill-color="#cfe7f5"/>
      <style:paragraph-properties fo:text-align="start"/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P38" style:family="paragraph">
      <loext:graphic-properties draw:fill="none"/>
      <style:text-properties fo:font-size="6pt" style:font-size-asian="6pt" style:font-size-complex="6pt"/>
    </style:style>
    <style:style style:name="P39" style:family="paragraph">
      <style:text-properties fo:font-size="7pt" fo:font-style="italic" style:font-size-asian="7pt" style:font-style-asian="italic" style:font-size-complex="7pt" style:font-style-complex="italic"/>
    </style:style>
    <style:style style:name="P40" style:family="paragraph">
      <loext:graphic-properties draw:fill-color="#3e2723"/>
    </style:style>
    <style:style style:name="P41" style:family="paragraph">
      <style:paragraph-properties fo:line-height="90%"/>
    </style:style>
    <style:style style:name="P42" style:family="paragraph">
      <style:paragraph-properties fo:line-height="90%"/>
      <style:text-properties fo:font-style="italic" style:font-style-asian="italic" style:font-style-complex="italic"/>
    </style:style>
    <style:style style:name="P43" style:family="paragraph">
      <style:text-properties fo:color="#cc3300"/>
    </style:style>
    <style:style style:name="P44" style:family="paragraph">
      <loext:graphic-properties draw:fill-color="#e65100"/>
    </style:style>
    <style:style style:name="P45" style:family="paragraph">
      <loext:graphic-properties draw:fill-color="#fdbf6f"/>
      <style:paragraph-properties fo:text-align="center"/>
    </style:style>
    <style:style style:name="P46" style:family="paragraph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P47" style:family="paragraph">
      <loext:graphic-properties draw:fill-color="#006064"/>
    </style:style>
    <style:style style:name="P48" style:family="paragraph">
      <loext:graphic-properties draw:fill-color="#33691e"/>
    </style:style>
    <style:style style:name="P49" style:family="paragraph">
      <style:text-properties fo:font-size="10pt" style:font-size-asian="10pt" style:font-size-complex="10pt"/>
    </style:style>
    <style:style style:name="P50" style:family="paragraph">
      <style:paragraph-properties fo:line-height="90%"/>
      <style:text-properties fo:font-size="8pt" fo:font-style="italic" style:font-size-asian="8pt" style:font-style-asian="italic" style:font-size-complex="8pt" style:font-style-complex="italic"/>
    </style:style>
    <style:style style:name="P51" style:family="paragraph">
      <loext:graphic-properties draw:fill="none"/>
      <style:paragraph-properties fo:line-height="90%"/>
    </style:style>
    <style:style style:name="P52" style:family="paragraph">
      <loext:graphic-properties draw:fill-color="#cfe7f5"/>
      <style:paragraph-properties fo:text-align="center"/>
      <style:text-properties fo:font-weight="bold" style:font-weight-asian="bold" style:font-weight-complex="bold"/>
    </style:style>
    <style:style style:name="P53" style:family="paragraph">
      <style:text-properties fo:font-style="normal" style:font-style-asian="normal" style:font-style-complex="normal"/>
    </style:style>
    <style:style style:name="P54" style:family="paragraph">
      <loext:graphic-properties draw:fill-color="#311b92"/>
    </style:style>
    <style:style style:name="P55" style:family="paragraph">
      <style:text-properties fo:font-size="8pt" style:font-size-asian="9pt" style:font-size-complex="9pt"/>
    </style:style>
    <style:style style:name="P56" style:family="paragraph">
      <loext:graphic-properties draw:fill="solid" draw:fill-color="#ffffff"/>
      <style:paragraph-properties fo:text-align="center"/>
    </style:style>
    <style:style style:name="P57" style:family="paragraph">
      <style:paragraph-properties>
        <style:tab-stops>
          <style:tab-stop style:position="1.708cm"/>
        </style:tab-stops>
      </style:paragraph-properties>
    </style:style>
    <style:style style:name="P58" style:family="paragraph">
      <style:paragraph-properties fo:margin-left="0.4cm" fo:margin-right="0.7cm" fo:text-indent="0cm"/>
    </style:style>
    <style:style style:name="P59" style:family="paragraph">
      <loext:graphic-properties draw:fill="none"/>
      <style:paragraph-properties>
        <style:tab-stops>
          <style:tab-stop style:position="1.708cm"/>
        </style:tab-stops>
      </style:paragraph-properties>
      <style:text-properties fo:font-size="9pt" style:font-size-asian="9pt" style:font-size-complex="9pt"/>
    </style:style>
    <style:style style:name="P60" style:family="paragraph">
      <loext:graphic-properties draw:fill-color="#cfe7f5"/>
      <style:paragraph-properties fo:text-align="center"/>
      <style:text-properties fo:font-size="7pt"/>
    </style:style>
    <style:style style:name="P61" style:family="paragraph">
      <style:paragraph-properties fo:text-align="end"/>
      <style:text-properties fo:font-size="7pt" fo:font-style="italic" style:font-size-asian="8pt" style:font-style-asian="italic" style:font-size-complex="8pt" style:font-style-complex="italic"/>
    </style:style>
    <style:style style:name="P62" style:family="paragraph">
      <style:paragraph-properties fo:text-align="start"/>
      <style:text-properties fo:font-size="7pt" fo:font-style="italic" style:font-size-asian="8pt" style:font-style-asian="italic" style:font-size-complex="8pt" style:font-style-complex="italic"/>
    </style:style>
    <style:style style:name="P63" style:family="paragraph">
      <style:paragraph-properties>
        <style:tab-stops>
          <style:tab-stop style:position="0.795cm"/>
          <style:tab-stop style:position="1.303cm"/>
          <style:tab-stop style:position="7.2cm"/>
        </style:tab-stops>
      </style:paragraph-properties>
    </style:style>
    <style:style style:name="P64" style:family="paragraph">
      <loext:graphic-properties draw:fill-color="#880e4f"/>
    </style:style>
    <style:style style:name="P65" style:family="paragraph">
      <style:text-properties fo:font-size="11pt" style:font-size-asian="11pt" style:font-size-complex="11pt"/>
    </style:style>
    <style:style style:name="P66" style:family="paragraph">
      <style:paragraph-properties>
        <style:tab-stops>
          <style:tab-stop style:position="0.5cm"/>
          <style:tab-stop style:position="1cm"/>
          <style:tab-stop style:position="3.594cm"/>
        </style:tab-stops>
      </style:paragraph-properties>
    </style:style>
    <style:style style:name="P67" style:family="paragraph">
      <style:paragraph-properties fo:line-height="90%">
        <style:tab-stops/>
      </style:paragraph-properties>
    </style:style>
    <style:style style:name="P68" style:family="paragraph">
      <style:paragraph-properties fo:line-height="90%">
        <style:tab-stops/>
      </style:paragraph-properties>
      <style:text-properties fo:font-size="9pt"/>
    </style:style>
    <style:style style:name="P69" style:family="paragraph">
      <style:paragraph-properties fo:line-height="95%">
        <style:tab-stops>
          <style:tab-stop style:position="3.901cm"/>
        </style:tab-stops>
      </style:paragraph-properties>
    </style:style>
    <style:style style:name="P70" style:family="paragraph">
      <style:paragraph-properties fo:line-height="95%"/>
    </style:style>
    <style:style style:name="P71" style:family="paragraph">
      <style:paragraph-properties fo:line-height="95%">
        <style:tab-stops>
          <style:tab-stop style:position="3.901cm"/>
        </style:tab-stops>
      </style:paragraph-properties>
      <style:text-properties fo:font-size="9pt" style:font-size-asian="18pt" style:font-size-complex="18pt"/>
    </style:style>
    <style:style style:name="P72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</style:style>
    <style:style style:name="P73" style:family="paragraph">
      <style:paragraph-properties fo:line-height="90%">
        <style:tab-stops>
          <style:tab-stop style:position="4.605cm"/>
          <style:tab-stop style:position="7.2cm"/>
        </style:tab-stops>
      </style:paragraph-properties>
      <style:text-properties fo:font-style="italic" style:font-style-asian="italic" style:font-style-complex="italic"/>
    </style:style>
    <style:style style:name="P74" style:family="paragraph">
      <loext:graphic-properties draw:fill="none" draw:fill-color="#ccffff"/>
      <style:paragraph-properties fo:text-align="center"/>
    </style:style>
    <style:style style:name="P75" style:family="paragraph">
      <style:text-properties fo:color="#000000"/>
    </style:style>
    <style:style style:name="P76" style:family="paragraph">
      <style:text-properties fo:font-size="7pt" fo:font-weight="bold" style:font-size-asian="7pt" style:font-weight-asian="bold" style:font-size-complex="7pt" style:font-weight-complex="bold"/>
    </style:style>
    <style:style style:name="P77" style:family="paragraph">
      <style:text-properties fo:color="#0000ff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end"/>
      <style:text-properties fo:font-size="8pt" style:font-size-asian="8pt" style:font-size-complex="8pt"/>
    </style:style>
    <style:style style:name="P80" style:family="paragraph">
      <loext:graphic-properties draw:fill-color="#01579b"/>
    </style:style>
    <style:style style:name="P81" style:family="paragraph">
      <style:text-properties fo:color="#008000"/>
    </style:style>
    <style:style style:name="P82" style:family="paragraph">
      <style:text-properties fo:color="#355e00" fo:font-size="9pt" style:font-size-asian="18pt" style:font-size-complex="18pt"/>
    </style:style>
    <style:style style:name="P83" style:family="paragraph">
      <style:paragraph-properties fo:text-align="center"/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84" style:family="paragraph">
      <style:paragraph-properties fo:line-height="90%"/>
      <style:text-properties fo:font-size="8pt" style:font-size-asian="8pt" style:font-size-complex="8pt"/>
    </style:style>
    <style:style style:name="P85" style:family="paragraph">
      <style:paragraph-properties fo:line-height="90%">
        <style:tab-stops>
          <style:tab-stop style:position="0.893cm"/>
          <style:tab-stop style:position="2.795cm"/>
          <style:tab-stop style:position="7.392cm"/>
        </style:tab-stops>
      </style:paragraph-properties>
    </style:style>
    <style:style style:name="P86" style:family="paragraph">
      <style:paragraph-properties fo:line-height="90%">
        <style:tab-stops>
          <style:tab-stop style:position="2.894cm"/>
          <style:tab-stop style:position="7.392cm"/>
        </style:tab-stops>
      </style:paragraph-properties>
      <style:text-properties fo:font-size="10pt" style:font-size-asian="10pt" style:font-size-complex="10pt"/>
    </style:style>
    <style:style style:name="P87" style:family="paragraph">
      <style:text-properties fo:font-size="7pt" style:font-size-asian="7pt" style:font-size-complex="7pt"/>
    </style:style>
    <style:style style:name="P88" style:family="paragraph">
      <loext:graphic-properties draw:fill="none"/>
      <style:text-properties fo:font-style="normal" style:font-style-asian="normal" style:font-style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-asian="FreeSans5" style:font-name-complex="FreeSans5"/>
    </style:style>
    <style:style style:name="T3" style:family="text">
      <style:text-properties style:font-name="FreeSerif5" fo:font-size="7pt" style:font-name-asian="FreeSerif5" style:font-size-asian="7pt" style:font-name-complex="FreeSerif5" style:font-size-complex="7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style:text-position="super 58%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/>
    </style:style>
    <style:style style:name="T8" style:family="text">
      <style:text-properties style:use-window-font-color="true" fo:font-size="10pt"/>
    </style:style>
    <style:style style:name="T9" style:family="text">
      <style:text-properties fo:color="#008000" fo:font-size="10pt"/>
    </style:style>
    <style:style style:name="T10" style:family="text">
      <style:text-properties style:use-window-font-color="true" style:font-name="FreeSerif" fo:font-size="10pt" fo:font-weight="normal" style:font-name-asian="FreeSerif5" style:font-weight-asian="normal" style:font-name-complex="FreeSerif5" style:font-weight-complex="normal"/>
    </style:style>
    <style:style style:name="T11" style:family="text">
      <style:text-properties style:use-window-font-color="true" style:font-name="FreeMono8" fo:font-size="10pt" fo:font-weight="bold" style:font-name-asian="FreeSerif5" style:font-weight-asian="bold" style:font-name-complex="FreeSerif5" style:font-weight-complex="bold"/>
    </style:style>
    <style:style style:name="T12" style:family="text">
      <style:text-properties fo:color="#007826" style:font-name="FreeMono8" fo:font-size="10pt" fo:font-weight="bold" style:font-name-asian="FreeSerif5" style:font-weight-asian="bold" style:font-name-complex="FreeSerif5" style:font-weight-complex="bold"/>
    </style:style>
    <style:style style:name="T13" style:family="text">
      <style:text-properties fo:color="#0000ff" style:font-name="FreeMono8" fo:font-size="10pt" fo:font-weight="bold" style:font-name-asian="FreeSerif5" style:font-weight-asian="bold" style:font-name-complex="FreeSerif5" style:font-weight-complex="bold"/>
    </style:style>
    <style:style style:name="T14" style:family="text">
      <style:text-properties fo:color="#000000" style:font-name="FreeMono8" fo:font-size="10pt" fo:font-weight="bold" style:font-name-asian="FreeSerif5" style:font-weight-asian="bold" style:font-name-complex="FreeSerif5" style:font-weight-complex="bold"/>
    </style:style>
    <style:style style:name="T15" style:family="text">
      <style:text-properties fo:color="#000000" style:font-name="FreeSerif" fo:font-size="10pt" fo:font-style="italic" fo:font-weight="normal" style:font-name-asian="FreeSerif5" style:font-style-asian="italic" style:font-weight-asian="normal" style:font-name-complex="FreeSerif5" style:font-style-complex="italic" style:font-weight-complex="normal"/>
    </style:style>
    <style:style style:name="T16" style:family="text">
      <style:text-properties fo:color="#008000" style:font-name="FreeMono8" fo:font-size="10pt" fo:font-weight="bold" style:font-name-asian="FreeSerif5" style:font-weight-asian="bold" style:font-name-complex="FreeSerif5" style:font-weight-complex="bold"/>
    </style:style>
    <style:style style:name="T17" style:family="text">
      <style:text-properties fo:color="#000000" style:font-name="FreeSerif" fo:font-size="10pt" fo:font-weight="normal" style:font-name-asian="FreeSerif5" style:font-weight-asian="normal" style:font-name-complex="FreeSerif5" style:font-weight-complex="normal"/>
    </style:style>
    <style:style style:name="T18" style:family="text">
      <style:text-properties fo:color="#000000" style:font-name="FreeSerif" fo:font-size="9pt" fo:font-weight="normal" style:font-name-asian="FreeSerif5" style:font-size-asian="9pt" style:font-weight-asian="normal" style:font-name-complex="FreeSerif5" style:font-size-complex="9pt" style:font-weight-complex="normal"/>
    </style:style>
    <style:style style:name="T19" style:family="text">
      <style:text-properties fo:color="#000000" style:text-position="super 58%" style:font-name="FreeSerif" fo:font-size="9pt" fo:font-weight="normal" style:font-name-asian="FreeSerif5" style:font-size-asian="9pt" style:font-weight-asian="normal" style:font-name-complex="FreeSerif5" style:font-size-complex="9pt" style:font-weight-complex="normal"/>
    </style:style>
    <style:style style:name="T20" style:family="text">
      <style:text-properties fo:color="#0000cc" style:font-name="FreeMono8" fo:font-size="10pt" fo:font-weight="bold" style:font-name-asian="FreeSerif5" style:font-weight-asian="bold" style:font-name-complex="FreeSerif5" style:font-weight-complex="bold"/>
    </style:style>
    <style:style style:name="T21" style:family="text">
      <style:text-properties fo:color="#0000cc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22" style:family="text">
      <style:text-properties fo:color="#007826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23" style:family="text">
      <style:text-properties fo:color="#0080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24" style:family="text">
      <style:text-properties fo:color="#0000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25" style:family="text">
      <style:text-properties fo:color="#000000" style:font-name="FreeSerif" fo:font-size="10pt" fo:font-weight="normal" style:font-name-asian="FreeSerif5" style:font-size-asian="10pt" style:font-weight-asian="normal" style:font-name-complex="FreeSerif5" style:font-size-complex="10pt" style:font-weight-complex="normal"/>
    </style:style>
    <style:style style:name="T26" style:family="text">
      <style:text-properties fo:color="#000000" style:font-name="FreeSerif5" fo:font-size="9pt" fo:font-weight="normal" style:font-name-asian="FreeSerif5" style:font-size-asian="9pt" style:font-weight-asian="normal" style:font-name-complex="FreeSerif5" style:font-size-complex="9pt" style:font-weight-complex="normal"/>
    </style:style>
    <style:style style:name="T27" style:family="text">
      <style:text-properties fo:color="#000000" style:font-name="FreeSerif3" fo:font-size="9pt" fo:font-weight="normal" style:font-name-asian="FreeSerif5" style:font-size-asian="9pt" style:font-weight-asian="normal" style:font-name-complex="FreeSerif5" style:font-size-complex="9pt" style:font-weight-complex="normal"/>
    </style:style>
    <style:style style:name="T28" style:family="text">
      <style:text-properties fo:color="#9900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29" style:family="text">
      <style:text-properties fo:color="#cc33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0" style:family="text">
      <style:text-properties fo:color="#000000" style:font-name="FreeSerif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31" style:family="text">
      <style:text-properties fo:color="#99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32" style:family="text">
      <style:text-properties fo:color="#000000" style:font-name="FreeSerif5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33" style:family="text">
      <style:text-properties fo:color="#000000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34" style:family="text">
      <style:text-properties fo:color="#cc3300" style:font-name="FreeSerif" fo:font-size="9pt" fo:font-style="normal" fo:font-weight="normal" style:font-name-asian="FreeSerif5" style:font-size-asian="9pt" style:font-style-asian="normal" style:font-weight-asian="normal" style:font-name-complex="FreeSerif5" style:font-size-complex="9pt" style:font-style-complex="normal" style:font-weight-complex="normal"/>
    </style:style>
    <style:style style:name="T35" style:family="text">
      <style:text-properties fo:color="#99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36" style:family="text">
      <style:text-properties fo:color="#000000" style:font-name="FreeMono8" fo:font-size="10pt" fo:font-style="normal" fo:font-weight="normal" style:font-name-asian="FreeSerif5" style:font-size-asian="10pt" style:font-style-asian="normal" style:font-weight-asian="normal" style:font-name-complex="FreeSerif5" style:font-size-complex="10pt" style:font-style-complex="normal" style:font-weight-complex="normal"/>
    </style:style>
    <style:style style:name="T37" style:family="text">
      <style:text-properties fo:color="#006600" style:font-name="FreeMono8" fo:font-size="10pt" fo:font-weight="bold" style:font-name-asian="FreeSerif5" style:font-size-asian="10pt" style:font-weight-asian="bold" style:font-name-complex="FreeSerif5" style:font-size-complex="10pt" style:font-weight-complex="bold"/>
    </style:style>
    <style:style style:name="T38" style:family="text">
      <style:text-properties fo:color="#800000" style:font-name="FreeMono8" fo:font-size="9pt" fo:font-weight="bold" style:font-name-asian="FreeSerif5" style:font-size-asian="9pt" style:font-weight-asian="bold" style:font-name-complex="FreeSerif5" style:font-size-complex="9pt" style:font-weight-complex="bold"/>
    </style:style>
    <style:style style:name="T39" style:family="text">
      <style:text-properties fo:color="#000000" style:font-name="FreeSerif" fo:font-size="9pt" fo:font-style="italic" fo:font-weight="normal" style:font-name-asian="FreeSerif5" style:font-size-asian="9pt" style:font-style-asian="italic" style:font-weight-asian="normal" style:font-name-complex="FreeSerif5" style:font-size-complex="9pt" style:font-style-complex="italic" style:font-weight-complex="normal"/>
    </style:style>
    <style:style style:name="T40" style:family="text">
      <style:text-properties fo:color="#0000cc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41" style:family="text">
      <style:text-properties fo:color="#000000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42" style:family="text">
      <style:text-properties fo:color="#00782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43" style:family="text">
      <style:text-properties fo:color="#006666" style:font-name="FreeMono8" fo:font-size="10pt" fo:font-style="normal" fo:font-weight="bold" style:font-name-asian="FreeSerif5" style:font-size-asian="10pt" style:font-style-asian="normal" style:font-weight-asian="bold" style:font-name-complex="FreeSerif5" style:font-size-complex="10pt" style:font-style-complex="normal" style:font-weight-complex="bold"/>
    </style:style>
    <style:style style:name="T44" style:family="text">
      <style:text-properties fo:color="#000000" style:font-name="FreeSerif" fo:font-size="10pt" fo:font-style="italic" fo:font-weight="normal" style:font-name-asian="FreeSerif5" style:font-size-asian="10pt" style:font-style-asian="italic" style:font-weight-asian="normal" style:font-name-complex="FreeSerif5" style:font-size-complex="10pt" style:font-style-complex="italic" style:font-weight-complex="normal"/>
    </style:style>
    <style:style style:name="T45" style:family="text">
      <style:text-properties fo:color="#0000ff" fo:font-size="10pt" style:font-size-asian="10pt" style:font-size-complex="10pt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color="#008000" fo:font-size="10pt" style:font-size-asian="10pt" style:font-size-complex="10pt"/>
    </style:style>
    <style:style style:name="T48" style:family="text">
      <style:text-properties fo:font-size="8pt" fo:font-style="italic" style:font-size-asian="8pt" style:font-style-asian="italic" style:font-size-complex="8pt" style:font-style-complex="italic"/>
    </style:style>
    <style:style style:name="T49" style:family="text">
      <style:text-properties style:font-name="FreeMono8" fo:font-weight="bold" style:font-weight-asian="bold" style:font-weight-complex="bold"/>
    </style:style>
    <style:style style:name="T50" style:family="text">
      <style:text-properties style:font-name="FreeSerif" fo:font-weight="bold" style:font-weight-asian="bold" style:font-weight-complex="bold"/>
    </style:style>
    <style:style style:name="T51" style:family="text">
      <style:text-properties style:font-name="FreeSerif" style:font-name-asian="FreeSans5" style:font-name-complex="FreeSans5"/>
    </style:style>
    <style:style style:name="T52" style:family="text">
      <style:text-properties fo:color="#0000ff" fo:font-size="9pt" style:font-size-asian="18pt" style:font-size-complex="18pt"/>
    </style:style>
    <style:style style:name="T53" style:family="text">
      <style:text-properties fo:font-size="9pt" style:font-size-asian="18pt" style:font-size-complex="18pt"/>
    </style:style>
    <style:style style:name="T54" style:family="text">
      <style:text-properties fo:color="#800080" fo:font-size="9pt" style:font-size-asian="18pt" style:font-size-complex="18pt"/>
    </style:style>
    <style:style style:name="T55" style:family="text">
      <style:text-properties fo:color="#008080" fo:font-size="9pt" style:font-size-asian="18pt" style:font-size-complex="18pt"/>
    </style:style>
    <style:style style:name="T56" style:family="text">
      <style:text-properties fo:color="#800000" fo:font-size="9pt" style:font-size-asian="18pt" style:font-size-complex="18pt"/>
    </style:style>
    <style:style style:name="T57" style:family="text">
      <style:text-properties style:font-name="FreeMono9" fo:font-size="9pt" style:font-name-asian="FreeMono9" style:font-size-asian="18pt" style:font-name-complex="FreeMono9" style:font-size-complex="18pt"/>
    </style:style>
    <style:style style:name="T58" style:family="text">
      <style:text-properties fo:color="#008080" style:font-name="FreeMono9" style:font-name-asian="FreeSans5" style:font-name-complex="FreeSans5"/>
    </style:style>
    <style:style style:name="T59" style:family="text">
      <style:text-properties style:font-name="FreeMono9" style:font-name-asian="FreeSans5" style:font-name-complex="FreeSans5"/>
    </style:style>
    <style:style style:name="T60" style:family="text">
      <style:text-properties fo:color="#800000" style:font-name="FreeMono9" style:font-name-asian="FreeSans5" style:font-name-complex="FreeSans5"/>
    </style:style>
    <style:style style:name="T61" style:family="text">
      <style:text-properties fo:color="#008000" style:font-name="FreeMono9" style:font-name-asian="FreeSans5" style:font-name-complex="FreeSans5"/>
    </style:style>
    <style:style style:name="T62" style:family="text">
      <style:text-properties fo:color="#008000" style:font-name="FreeMono9" style:font-name-asian="FreeMono9" style:font-name-complex="FreeMono9"/>
    </style:style>
    <style:style style:name="T63" style:family="text">
      <style:text-properties fo:color="#000000" style:font-name="FreeMono9" style:font-name-asian="FreeSans5" style:font-name-complex="FreeSans5"/>
    </style:style>
    <style:style style:name="T64" style:family="text">
      <style:text-properties style:font-name="FreeSerif9" fo:font-style="normal" style:font-name-asian="FreeSerif9" style:font-style-asian="normal" style:font-name-complex="FreeSerif9" style:font-style-complex="normal"/>
    </style:style>
    <style:style style:name="T65" style:family="text">
      <style:text-properties style:font-name="FreeSerif3" fo:font-style="italic" style:font-name-asian="FreeSerif9" style:font-style-asian="italic" style:font-name-complex="FreeSerif9" style:font-style-complex="italic"/>
    </style:style>
    <style:style style:name="T66" style:family="text">
      <style:text-properties fo:font-size="9pt" style:font-name-asian="FreeSans5" style:font-size-asian="9pt" style:font-name-complex="FreeSans5" style:font-size-complex="9pt"/>
    </style:style>
    <style:style style:name="T67" style:family="text">
      <style:text-properties fo:color="#008000" fo:font-size="9pt" style:font-name-asian="FreeSans5" style:font-size-asian="9pt" style:font-name-complex="FreeSans5" style:font-size-complex="9pt"/>
    </style:style>
    <style:style style:name="T68" style:family="text">
      <style:text-properties fo:color="#008080" fo:font-size="9pt" style:font-name-asian="FreeSans5" style:font-size-asian="9pt" style:font-name-complex="FreeSans5" style:font-size-complex="9pt"/>
    </style:style>
    <style:style style:name="T69" style:family="text">
      <style:text-properties fo:color="#000000" fo:font-size="9pt" style:font-name-asian="FreeSans5" style:font-size-asian="9pt" style:font-name-complex="FreeSans5" style:font-size-complex="9pt"/>
    </style:style>
    <style:style style:name="T70" style:family="text">
      <style:text-properties style:font-name="FreeSerif3" fo:font-style="normal" style:font-name-asian="FreeSerif9" style:font-style-asian="normal" style:font-name-complex="FreeSerif9" style:font-style-complex="normal"/>
    </style:style>
    <style:style style:name="T71" style:family="text">
      <style:text-properties fo:font-size="8pt" fo:font-style="normal" style:font-size-asian="8pt" style:font-style-asian="normal" style:font-size-complex="8pt" style:font-style-complex="normal"/>
    </style:style>
    <style:style style:name="T72" style:family="text">
      <style:text-properties fo:color="#990099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73" style:family="text">
      <style:text-properties fo:color="#000000"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4" style:family="text">
      <style:text-properties style:font-name="FreeSerif5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75" style:family="text">
      <style:text-properties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6" style:family="text">
      <style:text-properties fo:color="#0000ff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7" style:family="text">
      <style:text-properties fo:color="#800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8" style:family="text">
      <style:text-properties fo:color="#00808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79" style:family="text">
      <style:text-properties fo:color="#0000ff" fo:font-size="8pt" style:font-size-asian="8pt" style:font-size-complex="8pt"/>
    </style:style>
    <style:style style:name="T80" style:family="text">
      <style:text-properties fo:font-size="8pt" style:font-size-asian="8pt" style:font-size-complex="8pt"/>
    </style:style>
    <style:style style:name="T81" style:family="text">
      <style:text-properties fo:color="#800000" fo:font-size="8pt" style:font-size-asian="8pt" style:font-size-complex="8pt"/>
    </style:style>
    <style:style style:name="T82" style:family="text">
      <style:text-properties fo:color="#008000" fo:font-size="8pt" style:font-size-asian="8pt" style:font-size-complex="8pt"/>
    </style:style>
    <style:style style:name="T83" style:family="text">
      <style:text-properties fo:color="#990000" fo:font-size="8pt" style:font-size-asian="8pt" style:font-size-complex="8pt"/>
    </style:style>
    <style:style style:name="T84" style:family="text">
      <style:text-properties fo:color="#0000ff"/>
    </style:style>
    <style:style style:name="T85" style:family="text">
      <style:text-properties fo:color="#800000" style:font-name="FreeSerif"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style:font-name="FreeSerif" fo:font-style="italic" fo:font-weight="normal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style:font-name="FreeSerif" fo:font-size="7pt" fo:font-weight="normal" style:font-size-asian="8pt" style:font-weight-asian="normal" style:font-size-complex="8pt" style:font-weight-complex="normal"/>
    </style:style>
    <style:style style:name="T89" style:family="text">
      <style:text-properties fo:font-size="7pt" style:font-size-asian="8pt" style:font-size-complex="8pt"/>
    </style:style>
    <style:style style:name="T90" style:family="text">
      <style:text-properties style:font-name="FreeSerif9" fo:font-size="8pt" fo:font-style="normal" fo:font-weight="normal" style:font-name-asian="FreeSerif9" style:font-size-asian="8pt" style:font-style-asian="normal" style:font-weight-asian="normal" style:font-name-complex="FreeSerif9" style:font-size-complex="8pt" style:font-style-complex="normal" style:font-weight-complex="normal"/>
    </style:style>
    <style:style style:name="T91" style:family="text">
      <style:text-properties style:font-name="FreeSerif9" fo:font-size="8pt" fo:font-style="italic" fo:font-weight="normal" style:font-name-asian="FreeSerif9" style:font-size-asian="8pt" style:font-style-asian="italic" style:font-weight-asian="normal" style:font-name-complex="FreeSerif9" style:font-size-complex="8pt" style:font-style-complex="italic" style:font-weight-complex="normal"/>
    </style:style>
    <style:style style:name="T92" style:family="text">
      <style:text-properties fo:color="#800000" style:font-name="FreeMono8" fo:font-size="8pt" fo:font-style="italic" fo:font-weight="bold" style:font-name-asian="FreeSerif9" style:font-size-asian="8pt" style:font-style-asian="italic" style:font-weight-asian="bold" style:font-name-complex="FreeSerif9" style:font-size-complex="8pt" style:font-style-complex="italic" style:font-weight-complex="bold"/>
    </style:style>
    <style:style style:name="T93" style:family="text">
      <style:text-properties fo:color="#0000ff" style:font-name="FreeMono8" fo:font-size="8pt" fo:font-weight="bold" style:font-size-asian="8pt" style:font-weight-asian="bold" style:font-size-complex="8pt" style:font-weight-complex="bold"/>
    </style:style>
    <style:style style:name="T94" style:family="text">
      <style:text-properties style:font-name="FreeMono8" fo:font-size="8pt" fo:font-weight="bold" style:font-size-asian="8pt" style:font-weight-asian="bold" style:font-size-complex="8pt" style:font-weight-complex="bold"/>
    </style:style>
    <style:style style:name="T95" style:family="text">
      <style:text-properties fo:color="#000000" style:font-name="FreeMono8" fo:font-size="8pt" fo:font-weight="bold" style:font-size-asian="8pt" style:font-weight-asian="bold" style:font-size-complex="8pt" style:font-weight-complex="bold"/>
    </style:style>
    <style:style style:name="T96" style:family="text">
      <style:text-properties fo:color="#800000" style:font-name="FreeMono8" fo:font-size="8pt" fo:font-weight="bold" style:font-size-asian="8pt" style:font-weight-asian="bold" style:font-size-complex="8pt" style:font-weight-complex="bold"/>
    </style:style>
    <style:style style:name="T97" style:family="text">
      <style:text-properties fo:color="#cc3300" style:font-name="FreeMono8" fo:font-size="8pt" fo:font-weight="bold" style:font-size-asian="8pt" style:font-weight-asian="bold" style:font-size-complex="8pt" style:font-weight-complex="bold"/>
    </style:style>
    <style:style style:name="T98" style:family="text">
      <style:text-properties fo:color="#000000" style:font-name="FreeSerif" fo:font-size="8pt" fo:font-weight="normal" style:font-name-asian="FreeMono12" style:font-size-asian="8pt" style:font-weight-asian="normal" style:font-name-complex="FreeMono12" style:font-size-complex="8pt" style:font-weight-complex="normal"/>
    </style:style>
    <style:style style:name="T99" style:family="text">
      <style:text-properties fo:color="#800000" style:font-name="FreeMono8" fo:font-weight="bold" style:font-weight-asian="bold" style:font-weight-complex="bold"/>
    </style:style>
    <style:style style:name="T100" style:family="text">
      <style:text-properties style:use-window-font-color="true" style:font-name="FreeMono8" fo:font-weight="bold" style:font-name-asian="FreeSans5" style:font-weight-asian="bold" style:font-name-complex="FreeSans5" style:font-weight-complex="bold"/>
    </style:style>
    <style:style style:name="T101" style:family="text">
      <style:text-properties style:font-name="FreeMono8" fo:font-weight="bold" style:font-name-asian="FreeSans5" style:font-weight-asian="bold" style:font-name-complex="FreeSans5" style:font-weight-complex="bold"/>
    </style:style>
    <style:style style:name="T102" style:family="text">
      <style:text-properties style:font-name="FreeSerif9" style:font-name-asian="FreeSerif9" style:font-name-complex="FreeSerif9"/>
    </style:style>
    <style:style style:name="T103" style:family="text">
      <style:text-properties style:font-name="FreeSerif3" style:font-name-asian="FreeSerif9" style:font-name-complex="FreeSerif9"/>
    </style:style>
    <style:style style:name="T104" style:family="text">
      <style:text-properties fo:font-size="10pt" fo:font-weight="normal" style:font-name-asian="FreeMono9" style:font-size-asian="10pt" style:font-weight-asian="normal" style:font-name-complex="FreeMono9" style:font-size-complex="10pt" style:font-weight-complex="normal"/>
    </style:style>
    <style:style style:name="T105" style:family="text">
      <style:text-properties fo:font-size="8pt" style:font-name-asian="FreeMono9" style:font-size-asian="18pt" style:font-name-complex="FreeMono9" style:font-size-complex="18pt"/>
    </style:style>
    <style:style style:name="T106" style:family="text">
      <style:text-properties fo:font-size="8pt" style:font-size-asian="18pt" style:font-size-complex="18pt"/>
    </style:style>
    <style:style style:name="T107" style:family="text">
      <style:text-properties style:text-line-through-style="none" style:text-line-through-type="none" style:font-name="FreeMono9" fo:font-size="10pt" fo:font-weight="normal" style:font-name-asian="FreeMono9" style:font-size-asian="10pt" style:font-weight-asian="normal" style:font-name-complex="FreeMono9" style:font-size-complex="10pt" style:font-weight-complex="normal"/>
    </style:style>
    <style:style style:name="T108" style:family="text">
      <style:text-properties style:text-line-through-style="none" style:text-line-through-type="none" style:font-name="FreeMono6" fo:font-size="8pt" style:font-name-asian="FreeMono9" style:font-size-asian="18pt" style:font-name-complex="FreeMono9" style:font-size-complex="18pt"/>
    </style:style>
    <style:style style:name="T109" style:family="text">
      <style:text-properties style:text-line-through-style="solid" style:text-line-through-type="double" fo:font-size="8pt" style:font-size-asian="18pt" style:font-size-complex="18pt"/>
    </style:style>
    <style:style style:name="T110" style:family="text">
      <style:text-properties style:text-line-through-style="none" style:text-line-through-type="none" fo:font-size="8pt" style:font-size-asian="18pt" style:font-size-complex="18pt"/>
    </style:style>
    <style:style style:name="T111" style:family="text">
      <style:text-properties style:font-name="FreeSans5" fo:font-style="italic" style:font-name-asian="FreeSans5" style:font-style-asian="italic" style:font-name-complex="FreeSans5" style:font-style-complex="italic"/>
    </style:style>
    <style:style style:name="T112" style:family="text">
      <style:text-properties fo:color="#800000" fo:font-size="10pt" style:font-size-asian="18pt" style:font-size-complex="18pt"/>
    </style:style>
    <style:style style:name="T113" style:family="text">
      <style:text-properties fo:font-size="10pt" style:font-size-asian="18pt" style:font-size-complex="18pt"/>
    </style:style>
    <style:style style:name="T114" style:family="text">
      <style:text-properties fo:color="#008000" fo:font-size="10pt" style:font-size-asian="18pt" style:font-size-complex="18pt"/>
    </style:style>
    <style:style style:name="T115" style:family="text">
      <style:text-properties style:use-window-font-color="true" fo:font-size="10pt" style:font-size-asian="18pt" style:font-size-complex="18pt"/>
    </style:style>
    <style:style style:name="T116" style:family="text">
      <style:text-properties fo:color="#008080" fo:font-size="10pt" style:font-size-asian="18pt" style:font-size-complex="18pt"/>
    </style:style>
    <style:style style:name="T117" style:family="text">
      <style:text-properties fo:color="#800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118" style:family="text">
      <style:text-properties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119" style:family="text">
      <style:text-properties fo:color="#008000" style:font-name="FreeMono8" fo:font-size="9pt" fo:font-style="normal" fo:font-weight="bold" style:font-name-asian="FreeSerif5" style:font-size-asian="9pt" style:font-style-asian="normal" style:font-weight-asian="bold" style:font-name-complex="FreeSerif5" style:font-size-complex="9pt" style:font-style-complex="normal" style:font-weight-complex="bold"/>
    </style:style>
    <style:style style:name="T120" style:family="text">
      <style:text-properties style:font-name="FreeSerif3" fo:font-size="8pt" fo:font-style="italic" style:font-name-asian="FreeSerif5" style:font-size-asian="8pt" style:font-style-asian="italic" style:font-name-complex="FreeSerif5" style:font-size-complex="8pt" style:font-style-complex="italic"/>
    </style:style>
    <style:style style:name="T121" style:family="text">
      <style:text-properties fo:color="#cc3300" fo:font-size="10pt" style:font-size-asian="18pt" style:font-size-complex="18pt"/>
    </style:style>
    <style:style style:name="T122" style:family="text">
      <style:text-properties fo:color="#000000" fo:font-size="10pt" style:font-size-asian="18pt" style:font-size-complex="18pt"/>
    </style:style>
    <style:style style:name="T123" style:family="text">
      <style:text-properties fo:font-size="13pt" style:font-size-asian="26pt" style:font-size-complex="26pt"/>
    </style:style>
    <style:style style:name="T124" style:family="text">
      <style:text-properties style:font-name="FreeSerif9" fo:font-style="normal" fo:font-weight="normal" style:font-name-asian="FreeSerif9" style:font-style-asian="normal" style:font-weight-asian="normal" style:font-name-complex="FreeSerif9" style:font-style-complex="normal" style:font-weight-complex="normal"/>
    </style:style>
    <style:style style:name="T125" style:family="text">
      <style:text-properties style:font-name="FreeSerif5" fo:font-style="normal" fo:font-weight="normal" style:font-name-asian="FreeSerif5" style:font-style-asian="normal" style:font-weight-asian="normal" style:font-name-complex="FreeSerif5" style:font-style-complex="normal" style:font-weight-complex="normal"/>
    </style:style>
    <style:style style:name="T126" style:family="text">
      <style:text-properties style:font-name="FreeSerif9" fo:font-style="normal" fo:font-weight="bold" style:font-name-asian="FreeSerif9" style:font-style-asian="normal" style:font-weight-asian="bold" style:font-name-complex="FreeSerif9" style:font-style-complex="normal" style:font-weight-complex="bold"/>
    </style:style>
    <style:style style:name="T127" style:family="text">
      <style:text-properties style:font-name="FreeSerif9" fo:font-style="italic" fo:font-weight="normal" style:font-name-asian="FreeSerif9" style:font-style-asian="italic" style:font-weight-asian="normal" style:font-name-complex="FreeSerif9" style:font-style-complex="italic" style:font-weight-complex="normal"/>
    </style:style>
    <style:style style:name="T128" style:family="text">
      <style:text-properties fo:color="#0000ff" style:font-name="FreeMono8" fo:font-style="normal" fo:font-weight="bold" style:font-style-asian="normal" style:font-weight-asian="bold" style:font-style-complex="normal" style:font-weight-complex="bold"/>
    </style:style>
    <style:style style:name="T129" style:family="text">
      <style:text-properties style:font-name="FreeMono8" fo:font-style="normal" fo:font-weight="bold" style:font-style-asian="normal" style:font-weight-asian="bold" style:font-style-complex="normal" style:font-weight-complex="bold"/>
    </style:style>
    <style:style style:name="T130" style:family="text">
      <style:text-properties fo:color="#800000" style:font-name="FreeMono8" fo:font-style="normal" fo:font-weight="bold" style:font-style-asian="normal" style:font-weight-asian="bold" style:font-style-complex="normal" style:font-weight-complex="bold"/>
    </style:style>
    <style:style style:name="T131" style:family="text">
      <style:text-properties fo:color="#99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2" style:family="text">
      <style:text-properties style:font-name="Free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33" style:family="text">
      <style:text-properties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34" style:family="text">
      <style:text-properties fo:color="#0000ff" fo:font-size="9pt" style:font-size-asian="9pt" style:font-size-complex="9pt"/>
    </style:style>
    <style:style style:name="T135" style:family="text">
      <style:text-properties fo:font-size="9pt" style:font-size-asian="9pt" style:font-size-complex="9pt"/>
    </style:style>
    <style:style style:name="T136" style:family="text">
      <style:text-properties fo:color="#8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37" style:family="text">
      <style:text-properties fo:color="#000000" fo:font-size="9pt" style:font-size-asian="9pt" style:font-size-complex="9pt"/>
    </style:style>
    <style:style style:name="T138" style:family="text">
      <style:text-properties fo:color="#000000"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39" style:family="text">
      <style:text-properties fo:color="#0000cc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40" style:family="text">
      <style:text-properties fo:color="#8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41" style:family="text">
      <style:text-properties fo:color="#000000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42" style:family="text">
      <style:text-properties style:font-name="FreeSerif" fo:font-size="7pt" fo:font-style="italic" fo:font-weight="normal" style:font-style-asian="italic" style:font-weight-asian="normal" style:font-style-complex="italic" style:font-weight-complex="normal"/>
    </style:style>
    <style:style style:name="T143" style:family="text">
      <style:text-properties fo:color="#0000ff" fo:font-size="6pt" style:font-size-asian="6pt" style:font-size-complex="6pt"/>
    </style:style>
    <style:style style:name="T144" style:family="text">
      <style:text-properties fo:color="#800000" style:font-name="FreeSerif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T145" style:family="text">
      <style:text-properties style:font-name="FreeSerif9" fo:font-size="7pt" fo:font-style="normal" fo:font-weight="normal" style:font-name-asian="FreeSerif9" style:font-size-asian="7pt" style:font-style-asian="normal" style:font-weight-asian="normal" style:font-name-complex="FreeSerif9" style:font-size-complex="7pt" style:font-style-complex="normal" style:font-weight-complex="normal"/>
    </style:style>
    <style:style style:name="T146" style:family="text">
      <style:text-properties style:font-name="FreeSerif9" fo:font-size="7pt" fo:font-style="italic" fo:font-weight="normal" style:font-name-asian="FreeSerif9" style:font-size-asian="7pt" style:font-style-asian="italic" style:font-weight-asian="normal" style:font-name-complex="FreeSerif9" style:font-size-complex="7pt" style:font-style-complex="italic" style:font-weight-complex="normal"/>
    </style:style>
    <style:style style:name="T147" style:family="text">
      <style:text-properties fo:color="#0000ff" style:font-name="FreeMono8" fo:font-size="7pt" fo:font-style="normal" fo:font-weight="bold" style:font-name-asian="FreeSerif9" style:font-size-asian="7pt" style:font-style-asian="normal" style:font-weight-asian="bold" style:font-name-complex="FreeSerif9" style:font-size-complex="7pt" style:font-style-complex="normal" style:font-weight-complex="bold"/>
    </style:style>
    <style:style style:name="T148" style:family="text">
      <style:text-properties style:font-name="FreeSans5" style:font-name-asian="FreeSans5" style:font-name-complex="FreeSans5"/>
    </style:style>
    <style:style style:name="T149" style:family="text">
      <style:text-properties fo:color="#800000"/>
    </style:style>
    <style:style style:name="T15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51" style:family="text">
      <style:text-properties fo:color="#990000" style:font-name="FreeMono8" fo:font-style="normal" fo:font-weight="bold" style:font-style-asian="normal" style:font-weight-asian="bold" style:font-style-complex="normal" style:font-weight-complex="bold"/>
    </style:style>
    <style:style style:name="T152" style:family="text">
      <style:text-properties style:font-name="FreeSerif5" fo:font-style="italic" style:font-name-asian="FreeSerif5" style:font-style-asian="italic" style:font-name-complex="FreeSerif5" style:font-style-complex="italic"/>
    </style:style>
    <style:style style:name="T153" style:family="text">
      <style:text-properties fo:color="#cc3300"/>
    </style:style>
    <style:style style:name="T154" style:family="text">
      <style:text-properties style:font-name="FreeMono9" style:font-name-asian="FreeMono9" style:font-name-complex="FreeMono9"/>
    </style:style>
    <style:style style:name="T1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style:font-name="FreeMono9" fo:font-style="normal" fo:font-weight="normal" style:font-name-asian="FreeMono9" style:font-style-asian="normal" style:font-weight-asian="normal" style:font-name-complex="FreeMono9" style:font-style-complex="normal" style:font-weight-complex="normal"/>
    </style:style>
    <style:style style:name="T157" style:family="text">
      <style:text-properties style:font-name="FreeSerif" fo:font-style="italic" fo:font-weight="normal" style:font-name-asian="FreeMono9" style:font-style-asian="italic" style:font-weight-asian="normal" style:font-name-complex="FreeMono9" style:font-style-complex="italic" style:font-weight-complex="normal"/>
    </style:style>
    <style:style style:name="T158" style:family="text">
      <style:text-properties fo:color="#b80047" fo:font-style="normal" style:text-underline-style="none" fo:font-weight="bold" style:font-style-asian="normal" style:font-weight-asian="bold" style:font-style-complex="normal" style:font-weight-complex="bold"/>
    </style:style>
    <style:style style:name="T159" style:family="text">
      <style:text-properties fo:color="#008080" fo:font-size="10pt" style:font-size-asian="10pt" style:font-size-complex="10pt"/>
    </style:style>
    <style:style style:name="T160" style:family="text">
      <style:text-properties fo:color="#800000" fo:font-size="10pt" style:font-size-asian="10pt" style:font-size-complex="10pt"/>
    </style:style>
    <style:style style:name="T161" style:family="text">
      <style:text-properties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62" style:family="text">
      <style:text-properties fo:color="#b84700" style:font-name="FreeMono8" fo:font-size="8pt" fo:font-weight="bold" style:font-size-asian="8pt" style:font-weight-asian="bold" style:font-size-complex="8pt" style:font-weight-complex="bold"/>
    </style:style>
    <style:style style:name="T163" style:family="text">
      <style:text-properties style:font-name="FreeMono8" fo:font-size="7pt" fo:font-weight="bold" style:font-weight-asian="bold" style:font-weight-complex="bold"/>
    </style:style>
    <style:style style:name="T164" style:family="text">
      <style:text-properties fo:font-style="normal" style:font-style-asian="normal" style:font-style-complex="normal"/>
    </style:style>
    <style:style style:name="T165" style:family="text">
      <style:text-properties style:font-name="FreeSerif5" fo:font-style="normal" style:font-name-asian="FreeSerif5" style:font-style-asian="normal" style:font-name-complex="FreeSerif5" style:font-style-complex="normal"/>
    </style:style>
    <style:style style:name="T166" style:family="text">
      <style:text-properties fo:color="#800000" fo:font-size="8pt" style:font-size-asian="9pt" style:font-size-complex="9pt"/>
    </style:style>
    <style:style style:name="T167" style:family="text">
      <style:text-properties fo:font-size="8pt" style:font-size-asian="9pt" style:font-size-complex="9pt"/>
    </style:style>
    <style:style style:name="T168" style:family="text">
      <style:text-properties fo:color="#008000" fo:font-size="8pt" style:font-size-asian="9pt" style:font-size-complex="9pt"/>
    </style:style>
    <style:style style:name="T169" style:family="text">
      <style:text-properties fo:color="#0000ff" fo:font-size="8pt" style:font-size-asian="9pt" style:font-size-complex="9pt"/>
    </style:style>
    <style:style style:name="T170" style:family="text">
      <style:text-properties fo:color="#008080" fo:font-size="8pt" style:font-size-asian="9pt" style:font-size-complex="9pt"/>
    </style:style>
    <style:style style:name="T171" style:family="text">
      <style:text-properties style:use-window-font-color="true" fo:font-size="8pt" style:font-size-asian="9pt" style:font-size-complex="9pt"/>
    </style:style>
    <style:style style:name="T172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3" style:family="text">
      <style:text-properties fo:color="#8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4" style:family="text">
      <style:text-properties style:font-name="FreeSerif9" fo:font-size="8pt" fo:font-style="normal" style:font-name-asian="FreeSerif9" style:font-size-asian="8pt" style:font-style-asian="normal" style:font-name-complex="FreeSerif9" style:font-size-complex="8pt" style:font-style-complex="normal"/>
    </style:style>
    <style:style style:name="T175" style:family="text">
      <style:text-properties fo:color="#800000" style:font-name="FreeMono8" fo:font-style="italic" fo:font-weight="bold" style:font-style-asian="italic" style:font-weight-asian="bold" style:font-style-complex="italic" style:font-weight-complex="bold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style:font-name="FreeMono8" fo:font-style="normal" fo:font-weight="normal" style:font-style-asian="normal" style:font-weight-asian="normal" style:font-style-complex="normal" style:font-weight-complex="normal"/>
    </style:style>
    <style:style style:name="T178" style:family="text">
      <style:text-properties style:font-name="FreeSerif9" fo:font-style="italic" style:font-name-asian="FreeSerif9" style:font-style-asian="italic" style:font-name-complex="FreeSerif9" style:font-style-complex="italic"/>
    </style:style>
    <style:style style:name="T179" style:family="text">
      <style:text-properties fo:color="#000000" style:font-name="FreeSerif" fo:font-size="9pt" fo:font-weight="normal" style:font-size-asian="9pt" style:font-weight-asian="normal" style:font-size-complex="9pt" style:font-weight-complex="normal"/>
    </style:style>
    <style:style style:name="T180" style:family="text">
      <style:text-properties fo:color="#0000ff" style:font-name="FreeMono8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181" style:family="text">
      <style:text-properties fo:color="#000000" style:font-name="FreeSerif9" fo:font-size="8pt" fo:font-style="normal" fo:font-weight="normal" style:font-name-asian="FreeSerif9" style:font-size-asian="8pt" style:font-style-asian="normal" style:font-weight-asian="normal" style:font-name-complex="FreeSerif9" style:font-size-complex="8pt" style:font-style-complex="normal" style:font-weight-complex="normal"/>
    </style:style>
    <style:style style:name="T182" style:family="text">
      <style:text-properties fo:color="#000000" style:font-name="FreeSerif9" fo:font-size="8pt" fo:font-style="italic" fo:font-weight="normal" style:font-name-asian="FreeSerif9" style:font-size-asian="8pt" style:font-style-asian="italic" style:font-weight-asian="normal" style:font-name-complex="FreeSerif9" style:font-size-complex="8pt" style:font-style-complex="italic" style:font-weight-complex="normal"/>
    </style:style>
    <style:style style:name="T183" style:family="text">
      <style:text-properties fo:color="#0000ff" style:font-name="FreeMono8" fo:font-size="8pt" fo:font-style="normal" fo:font-weight="bold" style:font-name-asian="FreeSerif9" style:font-size-asian="8pt" style:font-style-asian="normal" style:font-weight-asian="bold" style:font-name-complex="FreeSerif9" style:font-size-complex="8pt" style:font-style-complex="normal" style:font-weight-complex="bold"/>
    </style:style>
    <style:style style:name="T184" style:family="text">
      <style:text-properties fo:color="#000000" style:font-name="FreeSerif9" fo:font-size="8pt" fo:font-style="italic" fo:font-weight="bold" style:font-name-asian="FreeSerif9" style:font-size-asian="8pt" style:font-style-asian="italic" style:font-weight-asian="bold" style:font-name-complex="FreeSerif9" style:font-size-complex="8pt" style:font-style-complex="italic" style:font-weight-complex="bold"/>
    </style:style>
    <style:style style:name="T185" style:family="text">
      <style:text-properties fo:color="#000000" fo:font-size="8pt" style:font-size-asian="8pt" style:font-size-complex="8pt"/>
    </style:style>
    <style:style style:name="T186" style:family="text">
      <style:text-properties fo:color="#008080" fo:font-size="8pt" style:font-size-asian="8pt" style:font-size-complex="8pt"/>
    </style:style>
    <style:style style:name="T187" style:family="text">
      <style:text-properties style:use-window-font-color="true" fo:font-size="8pt" style:font-size-asian="8pt" style:font-size-complex="8pt"/>
    </style:style>
    <style:style style:name="T188" style:family="text">
      <style:text-properties fo:color="#8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89" style:family="text">
      <style:text-properties fo:color="#00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90" style:family="text">
      <style:text-properties fo:color="#000000"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191" style:family="text">
      <style:text-properties fo:color="#000000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192" style:family="text">
      <style:text-properties fo:color="#7e0021"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193" style:family="text">
      <style:text-properties fo:color="#000000" fo:font-size="8pt" fo:font-style="normal" style:font-size-asian="8pt" style:font-style-asian="normal" style:font-size-complex="8pt" style:font-style-complex="normal"/>
    </style:style>
    <style:style style:name="T194" style:family="text">
      <style:text-properties fo:color="#000000" style:font-name="FreeSerif5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195" style:family="text">
      <style:text-properties fo:color="#000000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96" style:family="text">
      <style:text-properties fo:color="#006666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97" style:family="text">
      <style:text-properties fo:color="#8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198" style:family="text">
      <style:text-properties fo:color="#00000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199" style:family="text">
      <style:text-properties fo:color="#008080" style:font-name="FreeMono8" fo:font-size="8pt" fo:font-style="normal" fo:font-weight="bold" style:font-name-asian="FreeSerif5" style:font-size-asian="8pt" style:font-style-asian="normal" style:font-weight-asian="bold" style:font-name-complex="FreeSerif5" style:font-size-complex="8pt" style:font-style-complex="normal" style:font-weight-complex="bold"/>
    </style:style>
    <style:style style:name="T200" style:family="text">
      <style:text-properties fo:color="#000000" style:font-name="FreeMono8" fo:font-size="8pt" fo:font-style="italic" fo:font-weight="bold" style:font-name-asian="FreeSerif5" style:font-size-asian="8pt" style:font-style-asian="italic" style:font-weight-asian="bold" style:font-name-complex="FreeSerif5" style:font-size-complex="8pt" style:font-style-complex="italic" style:font-weight-complex="bold"/>
    </style:style>
    <style:style style:name="T201" style:family="text">
      <style:text-properties fo:color="#0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202" style:family="text">
      <style:text-properties fo:color="#000000" style:font-name="FreeMono8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203" style:family="text">
      <style:text-properties fo:color="#000000" style:font-name="Symbol2" fo:font-size="8pt" fo:font-style="italic" fo:font-weight="normal" style:font-name-asian="Symbol2" style:font-size-asian="8pt" style:font-style-asian="italic" style:font-weight-asian="normal" style:font-name-complex="Symbol2" style:font-size-complex="8pt" style:font-style-complex="italic" style:font-weight-complex="normal"/>
    </style:style>
    <style:style style:name="T204" style:family="text">
      <style:text-properties fo:color="#800000" style:font-name="FreeSerif" fo:font-size="8pt" fo:font-style="italic" fo:font-weight="normal" style:font-name-asian="FreeSerif5" style:font-size-asian="8pt" style:font-style-asian="italic" style:font-weight-asian="normal" style:font-name-complex="FreeSerif5" style:font-size-complex="8pt" style:font-style-complex="italic" style:font-weight-complex="normal"/>
    </style:style>
    <style:style style:name="T205" style:family="text">
      <style:text-properties fo:color="#008000" fo:font-size="7pt" style:font-size-asian="7pt" style:font-size-complex="7pt"/>
    </style:style>
    <style:style style:name="T206" style:family="text">
      <style:text-properties fo:color="#006666" fo:font-size="7pt" style:font-size-asian="7pt" style:font-size-complex="7pt"/>
    </style:style>
    <style:style style:name="T207" style:family="text">
      <style:text-properties fo:color="#000000" style:font-name="FreeSerif" fo:font-size="7pt" fo:font-weight="normal" style:font-name-asian="FreeSerif5" style:font-size-asian="7pt" style:font-weight-asian="normal" style:font-name-complex="FreeSerif5" style:font-size-complex="7pt" style:font-weight-complex="normal"/>
    </style:style>
    <style:style style:name="T208" style:family="text">
      <style:text-properties fo:color="#000000" style:font-name="FreeMono8" fo:font-size="7pt" fo:font-weight="bold" style:font-name-asian="FreeSerif5" style:font-size-asian="7pt" style:font-weight-asian="bold" style:font-name-complex="FreeSerif5" style:font-size-complex="7pt" style:font-weight-complex="bold"/>
    </style:style>
    <style:style style:name="T209" style:family="text">
      <style:text-properties fo:color="#008000" style:font-name="FreeMono8" fo:font-size="7pt" fo:font-weight="bold" style:font-name-asian="FreeSerif5" style:font-size-asian="7pt" style:font-weight-asian="bold" style:font-name-complex="FreeSerif5" style:font-size-complex="7pt" style:font-weight-complex="bold"/>
    </style:style>
    <style:style style:name="T210" style:family="text">
      <style:text-properties fo:color="#000000" style:font-name="FreeSerif" fo:font-size="8pt" fo:font-weight="normal" style:font-name-asian="FreeSerif5" style:font-size-asian="8pt" style:font-weight-asian="normal" style:font-name-complex="FreeSerif5" style:font-size-complex="8pt" style:font-weight-complex="normal"/>
    </style:style>
    <style:style style:name="T211" style:family="text">
      <style:text-properties fo:color="#008080" fo:font-size="11pt" style:font-size-asian="11pt" style:font-size-complex="11pt"/>
    </style:style>
    <style:style style:name="T212" style:family="text">
      <style:text-properties fo:font-size="11pt" style:font-size-asian="11pt" style:font-size-complex="11pt"/>
    </style:style>
    <style:style style:name="T213" style:family="text">
      <style:text-properties fo:color="#008000" fo:font-size="11pt" style:font-size-asian="11pt" style:font-size-complex="11pt"/>
    </style:style>
    <style:style style:name="T214" style:family="text">
      <style:text-properties fo:color="#800000" fo:font-size="11pt" style:font-size-asian="11pt" style:font-size-complex="11pt"/>
    </style:style>
    <style:style style:name="T215" style:family="text">
      <style:text-properties style:use-window-font-color="true" style:font-name="FreeSerif9" fo:font-weight="normal" style:font-name-asian="FreeSerif9" style:font-weight-asian="normal" style:font-name-complex="FreeSerif9" style:font-weight-complex="normal"/>
    </style:style>
    <style:style style:name="T216" style:family="text">
      <style:text-properties style:use-window-font-color="true" style:font-name="FreeSerif3" fo:font-weight="normal" style:font-name-asian="FreeSerif9" style:font-weight-asian="normal" style:font-name-complex="FreeSerif9" style:font-weight-complex="normal"/>
    </style:style>
    <style:style style:name="T217" style:family="text">
      <style:text-properties fo:color="#008000" style:font-name="FreeMono8" fo:font-weight="bold" style:font-weight-asian="bold" style:font-weight-complex="bold"/>
    </style:style>
    <style:style style:name="T218" style:family="text">
      <style:text-properties fo:color="#000000" style:font-name="FreeSerif9" fo:font-weight="normal" style:font-name-asian="FreeSerif9" style:font-weight-asian="normal" style:font-name-complex="FreeSerif9" style:font-weight-complex="normal"/>
    </style:style>
    <style:style style:name="T219" style:family="text">
      <style:text-properties fo:color="#000000" style:font-name="FreeSerif3" fo:font-weight="normal" style:font-name-asian="FreeSerif9" style:font-weight-asian="normal" style:font-name-complex="FreeSerif9" style:font-weight-complex="normal"/>
    </style:style>
    <style:style style:name="T220" style:family="text">
      <style:text-properties fo:color="#9933ff" style:font-name="FreeMono8" fo:font-weight="bold" style:font-weight-asian="bold" style:font-weight-complex="bold"/>
    </style:style>
    <style:style style:name="T221" style:family="text">
      <style:text-properties style:use-window-font-color="true"/>
    </style:style>
    <style:style style:name="T222" style:family="text">
      <style:text-properties fo:color="#008080"/>
    </style:style>
    <style:style style:name="T223" style:family="text">
      <style:text-properties fo:color="#008000"/>
    </style:style>
    <style:style style:name="T224" style:family="text">
      <style:text-properties fo:color="#008080" fo:font-size="9pt" style:font-size-asian="9pt" style:font-size-complex="9pt"/>
    </style:style>
    <style:style style:name="T225" style:family="text">
      <style:text-properties fo:color="#800000" fo:font-size="9pt" style:font-size-asian="9pt" style:font-size-complex="9pt"/>
    </style:style>
    <style:style style:name="T226" style:family="text">
      <style:text-properties fo:color="#000000"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227" style:family="text">
      <style:text-properties fo:color="#008080" fo:font-size="9pt"/>
    </style:style>
    <style:style style:name="T228" style:family="text">
      <style:text-properties fo:font-size="9pt"/>
    </style:style>
    <style:style style:name="T229" style:family="text">
      <style:text-properties fo:color="#800000" fo:font-size="9pt"/>
    </style:style>
    <style:style style:name="T230" style:family="text">
      <style:text-properties fo:color="#000000" fo:font-size="9pt"/>
    </style:style>
    <style:style style:name="T231" style:family="text">
      <style:text-properties style:font-name="FreeSerif" fo:font-size="8pt" fo:font-weight="normal" style:font-name-asian="FreeSans5" style:font-size-asian="8pt" style:font-weight-asian="normal" style:font-name-complex="FreeSans5" style:font-size-complex="8pt" style:font-weight-complex="normal"/>
    </style:style>
    <style:style style:name="T232" style:family="text">
      <style:text-properties fo:color="#800000" style:font-name="FreeMono8" fo:font-size="9pt" fo:font-weight="bold" style:font-name-asian="FreeSans5" style:font-weight-asian="bold" style:font-name-complex="FreeSans5" style:font-weight-complex="bold"/>
    </style:style>
    <style:style style:name="T233" style:family="text">
      <style:text-properties fo:color="#000000" style:font-name="FreeMono8" fo:font-size="9pt" fo:font-weight="bold" style:font-name-asian="FreeSans5" style:font-weight-asian="bold" style:font-name-complex="FreeSans5" style:font-weight-complex="bold"/>
    </style:style>
    <style:style style:name="T234" style:family="text">
      <style:text-properties fo:color="#0000ff" style:font-name="FreeMono8" fo:font-size="9pt" fo:font-weight="bold" style:font-name-asian="FreeSans5" style:font-weight-asian="bold" style:font-name-complex="FreeSans5" style:font-weight-complex="bold"/>
    </style:style>
    <style:style style:name="T235" style:family="text">
      <style:text-properties fo:color="#800000" style:font-name="FreeSerif" fo:font-size="9pt" fo:font-weight="normal" style:font-name-asian="FreeSans5" style:font-weight-asian="normal" style:font-name-complex="FreeSans5" style:font-weight-complex="normal"/>
    </style:style>
    <style:style style:name="T236" style:family="text">
      <style:text-properties fo:color="#000000" style:font-name="FreeSerif" fo:font-size="9pt" fo:font-weight="normal" style:font-name-asian="FreeSans5" style:font-weight-asian="normal" style:font-name-complex="FreeSans5" style:font-weight-complex="normal"/>
    </style:style>
    <style:style style:name="T237" style:family="text">
      <style:text-properties fo:font-size="9pt" style:font-name-asian="FreeSans5" style:font-name-complex="FreeSans5"/>
    </style:style>
    <style:style style:name="T238" style:family="text">
      <style:text-properties fo:color="#8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39" style:family="text">
      <style:text-properties style:font-name="FreeSerif" fo:font-size="9pt" fo:font-weight="normal" style:font-size-asian="18pt" style:font-weight-asian="normal" style:font-size-complex="18pt" style:font-weight-complex="normal"/>
    </style:style>
    <style:style style:name="T240" style:family="text">
      <style:text-properties fo:color="#800000" style:font-name="FreeMono8" fo:font-size="9pt" fo:font-weight="bold" style:font-size-asian="18pt" style:font-weight-asian="bold" style:font-size-complex="18pt" style:font-weight-complex="bold"/>
    </style:style>
    <style:style style:name="T241" style:family="text">
      <style:text-properties style:font-name="FreeMono8" fo:font-size="9pt" fo:font-weight="bold" style:font-size-asian="18pt" style:font-weight-asian="bold" style:font-size-complex="18pt" style:font-weight-complex="bold"/>
    </style:style>
    <style:style style:name="T242" style:family="text">
      <style:text-properties fo:color="#008080" style:font-name="FreeMono8" fo:font-size="9pt" fo:font-weight="bold" style:font-size-asian="18pt" style:font-weight-asian="bold" style:font-size-complex="18pt" style:font-weight-complex="bold"/>
    </style:style>
    <style:style style:name="T243" style:family="text">
      <style:text-properties fo:color="#000000" style:font-name="FreeSerif" fo:font-size="9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4" style:family="text">
      <style:text-properties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245" style:family="text">
      <style:text-properties style:font-name="FreeSerif" fo:font-size="8pt" fo:font-style="normal" fo:font-weight="normal" style:font-name-asian="FreeSans5" style:font-size-asian="8pt" style:font-style-asian="normal" style:font-weight-asian="normal" style:font-name-complex="FreeSans5" style:font-size-complex="8pt" style:font-style-complex="normal" style:font-weight-complex="normal"/>
    </style:style>
    <style:style style:name="T246" style:family="text">
      <style:text-properties style:font-name="FreeSerif" fo:font-size="8pt" fo:font-style="italic" fo:font-weight="normal" style:font-name-asian="FreeSans5" style:font-size-asian="8pt" style:font-style-asian="italic" style:font-weight-asian="normal" style:font-name-complex="FreeSans5" style:font-size-complex="8pt" style:font-style-complex="italic" style:font-weight-complex="normal"/>
    </style:style>
    <style:style style:name="T247" style:family="text">
      <style:text-properties fo:color="#80000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248" style:family="text">
      <style:text-properties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249" style:family="text">
      <style:text-properties fo:color="#008080" style:font-name="FreeMono8" fo:font-size="9pt" fo:font-style="normal" fo:font-weight="bold" style:font-name-asian="FreeSans5" style:font-size-asian="18pt" style:font-style-asian="normal" style:font-weight-asian="bold" style:font-name-complex="FreeSans5" style:font-size-complex="18pt" style:font-style-complex="normal" style:font-weight-complex="bold"/>
    </style:style>
    <style:style style:name="T250" style:family="text">
      <style:text-properties style:font-name="FreeSerif" fo:font-size="9pt" fo:font-style="normal" fo:font-weight="normal" style:font-name-asian="FreeSans5" style:font-size-asian="18pt" style:font-style-asian="normal" style:font-weight-asian="normal" style:font-name-complex="FreeSans5" style:font-size-complex="18pt" style:font-style-complex="normal" style:font-weight-complex="normal"/>
    </style:style>
    <style:style style:name="T251" style:family="text">
      <style:text-properties fo:font-size="9pt" style:font-name-asian="FreeSans5" style:font-size-asian="18pt" style:font-name-complex="FreeSans5" style:font-size-complex="18pt"/>
    </style:style>
    <style:style style:name="T252" style:family="text">
      <style:text-properties fo:color="#8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253" style:family="text">
      <style:text-properties fo:color="#000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254" style:family="text">
      <style:text-properties fo:color="#00800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255" style:family="text">
      <style:text-properties fo:color="#000000" style:font-name="FreeSerif" fo:font-size="9pt" fo:font-style="normal" fo:font-weight="normal" style:font-name-asian="FreeSans5" style:font-size-asian="9pt" style:font-style-asian="normal" style:font-weight-asian="normal" style:font-name-complex="FreeSans5" style:font-size-complex="9pt" style:font-style-complex="normal" style:font-weight-complex="normal"/>
    </style:style>
    <style:style style:name="T256" style:family="text">
      <style:text-properties fo:color="#008080" style:font-name="FreeMono8" fo:font-size="9pt" fo:font-style="normal" fo:font-weight="bold" style:font-name-asian="FreeSans5" style:font-size-asian="9pt" style:font-style-asian="normal" style:font-weight-asian="bold" style:font-name-complex="FreeSans5" style:font-size-complex="9pt" style:font-style-complex="normal" style:font-weight-complex="bold"/>
    </style:style>
    <style:style style:name="T257" style:family="text">
      <style:text-properties fo:color="#800000"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258" style:family="text">
      <style:text-properties style:font-name="FreeSerif" fo:font-size="8pt" fo:font-weight="normal" style:font-name-asian="FreeMono12" style:font-size-asian="8pt" style:font-weight-asian="normal" style:font-name-complex="FreeMono12" style:font-size-complex="8pt" style:font-weight-complex="normal"/>
    </style:style>
    <style:style style:name="T259" style:family="text">
      <style:text-properties fo:color="#008080" style:font-name="FreeMono12" fo:font-size="8pt" fo:font-weight="bold" style:font-name-asian="FreeMono12" style:font-size-asian="8pt" style:font-weight-asian="bold" style:font-name-complex="FreeMono12" style:font-size-complex="8pt" style:font-weight-complex="bold"/>
    </style:style>
    <style:style style:name="T260" style:family="text">
      <style:text-properties fo:color="#008000" style:font-name="FreeMono12" fo:font-size="8pt" fo:font-weight="bold" style:font-name-asian="FreeMono12" style:font-size-asian="8pt" style:font-weight-asian="bold" style:font-name-complex="FreeMono12" style:font-size-complex="8pt" style:font-weight-complex="bold"/>
    </style:style>
    <style:style style:name="T261" style:family="text">
      <style:text-properties fo:color="#008080" style:font-name="FreeSerif" fo:font-size="8pt" fo:font-weight="normal" style:font-name-asian="FreeMono12" style:font-size-asian="8pt" style:font-weight-asian="normal" style:font-name-complex="FreeMono12" style:font-size-complex="8pt" style:font-weight-complex="normal"/>
    </style:style>
    <style:style style:name="T262" style:family="text">
      <style:text-properties style:font-name="FreeMono12" fo:font-size="8pt" fo:font-weight="bold" style:font-name-asian="FreeMono12" style:font-size-asian="8pt" style:font-weight-asian="bold" style:font-name-complex="FreeMono12" style:font-size-complex="8pt" style:font-weight-complex="bold"/>
    </style:style>
    <style:style style:name="T263" style:family="text">
      <style:text-properties fo:color="#000000" style:font-name="FreeSerif9" fo:font-size="9pt" fo:font-style="italic" fo:font-weight="bold" style:font-name-asian="FreeSerif9" style:font-size-asian="9pt" style:font-style-asian="italic" style:font-weight-asian="bold" style:font-name-complex="FreeSerif9" style:font-size-complex="9pt" style:font-style-complex="italic" style:font-weight-complex="bold"/>
    </style:style>
    <style:style style:name="T264" style:family="text">
      <style:text-properties fo:color="#800000" style:font-name="FreeSerif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65" style:family="text">
      <style:text-properties fo:color="#800000" fo:font-style="italic" style:font-style-asian="italic" style:font-style-complex="italic"/>
    </style:style>
    <style:style style:name="T266" style:family="text">
      <style:text-properties fo:color="#000000"/>
    </style:style>
    <style:style style:name="T267" style:family="text">
      <style:text-properties style:font-name="FreeMono3" style:font-name-asian="FreeMono9" style:font-name-complex="FreeMono9"/>
    </style:style>
    <style:style style:name="T268" style:family="text">
      <style:text-properties style:font-name="FreeSerif13" style:font-name-asian="FreeSerif13" style:font-name-complex="FreeSerif13"/>
    </style:style>
    <style:style style:name="T269" style:family="text">
      <style:text-properties fo:color="#0000cc"/>
    </style:style>
    <style:style style:name="T270" style:family="text">
      <style:text-properties style:font-name="FreeSerif13" fo:font-weight="bold" style:font-name-asian="FreeSerif13" style:font-weight-asian="bold" style:font-name-complex="FreeSerif13" style:font-weight-complex="bold"/>
    </style:style>
    <style:style style:name="T271" style:family="text">
      <style:text-properties fo:color="#0000cc" style:font-name="FreeMono8" fo:font-size="8pt" fo:font-style="italic" fo:font-weight="bold" style:font-name-asian="FreeSerif5" style:font-size-asian="8pt" style:font-style-asian="italic" style:font-weight-asian="bold" style:font-name-complex="FreeSerif5" style:font-size-complex="8pt" style:font-style-complex="italic" style:font-weight-complex="bold"/>
    </style:style>
    <style:style style:name="T272" style:family="text">
      <style:text-properties fo:font-size="7pt" fo:font-weight="bold" style:font-size-asian="7pt" style:font-weight-asian="bold" style:font-size-complex="7pt" style:font-weight-complex="bold"/>
    </style:style>
    <style:style style:name="T273" style:family="text">
      <style:text-properties fo:color="#cc0000"/>
    </style:style>
    <style:style style:name="T274" style:family="text">
      <style:text-properties style:font-name="FreeSans5" fo:font-size="8pt" fo:font-style="italic" style:font-name-asian="FreeSans5" style:font-size-asian="8pt" style:font-style-asian="italic" style:font-name-complex="FreeSans5" style:font-size-complex="8pt" style:font-style-complex="italic"/>
    </style:style>
    <style:style style:name="T275" style:family="text">
      <style:text-properties fo:color="#0000cc" fo:font-size="8pt" style:font-size-asian="8pt" style:font-size-complex="8pt"/>
    </style:style>
    <style:style style:name="T276" style:family="text">
      <style:text-properties fo:color="#355e00" fo:font-size="10pt" style:font-size-asian="18pt" style:font-size-complex="18pt"/>
    </style:style>
    <style:style style:name="T277" style:family="text">
      <style:text-properties style:font-name="FreeSerif" fo:font-size="10pt" style:font-name-asian="FreeSans5" style:font-size-asian="18pt" style:font-name-complex="FreeSans5" style:font-size-complex="18pt"/>
    </style:style>
    <style:style style:name="T278" style:family="text">
      <style:text-properties fo:color="#008000" fo:font-size="10pt" style:font-name-asian="FreeSans5" style:font-size-asian="18pt" style:font-name-complex="FreeSans5" style:font-size-complex="18pt"/>
    </style:style>
    <style:style style:name="T279" style:family="text">
      <style:text-properties fo:color="#355e00" fo:font-size="9pt" style:font-size-asian="18pt" style:font-size-complex="18pt"/>
    </style:style>
    <style:style style:name="T280" style:family="text">
      <style:text-properties fo:color="#990000" style:font-name="FreeMono8" fo:font-weight="bold" style:font-weight-asian="bold" style:font-weight-complex="bold"/>
    </style:style>
    <style:style style:name="T281" style:family="text">
      <style:text-properties fo:color="#008000" style:font-name="FreeMono8" fo:font-size="10pt" style:font-name-asian="FreeSans5" style:font-size-asian="18pt" style:font-name-complex="FreeSans5" style:font-size-complex="18pt"/>
    </style:style>
    <style:style style:name="T282" style:family="text">
      <style:text-properties fo:font-size="10pt" style:font-name-asian="FreeSans5" style:font-size-asian="18pt" style:font-name-complex="FreeSans5" style:font-size-complex="18pt"/>
    </style:style>
    <style:style style:name="T283" style:family="text">
      <style:text-properties fo:font-style="italic" style:font-name-asian="FreeSans5" style:font-style-asian="italic" style:font-name-complex="FreeSans5" style:font-style-complex="italic"/>
    </style:style>
    <style:style style:name="T284" style:family="text">
      <style:text-properties fo:color="#0000ff" style:font-name="FreeMono8" fo:font-style="italic" fo:font-weight="bold" style:font-name-asian="FreeSans5" style:font-style-asian="italic" style:font-weight-asian="bold" style:font-name-complex="FreeSans5" style:font-style-complex="italic" style:font-weight-complex="bold"/>
    </style:style>
    <style:style style:name="T285" style:family="text">
      <style:text-properties fo:color="#0000ff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286" style:family="text">
      <style:text-properties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287" style:family="text">
      <style:text-properties fo:color="#800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288" style:family="text">
      <style:text-properties fo:color="#314004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289" style:family="text">
      <style:text-properties fo:color="#008000" style:font-name="FreeMono8" fo:font-style="normal" fo:font-weight="bold" style:font-name-asian="FreeSans5" style:font-style-asian="normal" style:font-weight-asian="bold" style:font-name-complex="FreeSans5" style:font-style-complex="normal" style:font-weight-complex="bold"/>
    </style:style>
    <style:style style:name="T290" style:family="text">
      <style:text-properties fo:color="#0000ff" style:font-name="FreeMono8" fo:font-style="italic" fo:font-weight="bold" style:font-style-asian="italic" style:font-weight-asian="bold" style:font-style-complex="italic" style:font-weight-complex="bold"/>
    </style:style>
    <style:style style:name="T291" style:family="text">
      <style:text-properties fo:color="#314004" style:font-name="FreeMono8" fo:font-style="normal" fo:font-weight="bold" style:font-style-asian="normal" style:font-weight-asian="bold" style:font-style-complex="normal" style:font-weight-complex="bold"/>
    </style:style>
    <style:style style:name="T292" style:family="text">
      <style:text-properties fo:color="#008000" style:font-name="FreeMono8" fo:font-style="normal" fo:font-weight="bold" style:font-style-asian="normal" style:font-weight-asian="bold" style:font-style-complex="normal" style:font-weight-complex="bold"/>
    </style:style>
    <style:style style:name="T293" style:family="text">
      <style:text-properties fo:font-weight="normal" style:font-weight-asian="normal" style:font-weight-complex="normal"/>
    </style:style>
    <style:style style:name="T294" style:family="text">
      <style:text-properties fo:color="#666666" fo:font-size="10pt" style:font-size-asian="10pt" style:font-size-complex="10pt"/>
    </style:style>
    <style:style style:name="T295" style:family="text">
      <style:text-properties fo:font-size="8pt" fo:font-weight="bold" style:font-size-asian="8pt" style:font-weight-asian="bold" style:font-size-complex="8pt" style:font-weight-complex="bold"/>
    </style:style>
    <style:style style:name="T296" style:family="text">
      <style:text-properties style:font-name="FreeSerif9" fo:font-size="8pt" style:font-name-asian="FreeSerif9" style:font-size-asian="8pt" style:font-name-complex="FreeSerif9" style:font-size-complex="8pt"/>
    </style:style>
    <style:style style:name="T297" style:family="text">
      <style:text-properties style:font-name="FreeSerif3" fo:font-size="8pt" style:font-name-asian="FreeSerif9" style:font-size-asian="8pt" style:font-name-complex="FreeSerif9" style:font-size-complex="8pt"/>
    </style:style>
    <style:style style:name="T298" style:family="text">
      <style:text-properties style:font-name="FreeMono8" fo:font-size="8pt" fo:font-weight="bold" style:font-name-asian="FreeSerif9" style:font-size-asian="8pt" style:font-weight-asian="bold" style:font-name-complex="FreeSerif9" style:font-size-complex="8pt" style:font-weight-complex="bold"/>
    </style:style>
    <style:style style:name="T299" style:family="text">
      <style:text-properties style:font-name="FreeMono8" fo:font-size="8pt" style:font-size-asian="8pt" style:font-size-complex="8pt"/>
    </style:style>
    <style:style style:name="T300" style:family="text">
      <style:text-properties style:font-name="FreeMono8" fo:font-size="8pt" style:font-name-asian="FreeSerif9" style:font-size-asian="8pt" style:font-name-complex="FreeSerif9" style:font-size-complex="8pt"/>
    </style:style>
    <style:style style:name="T301" style:family="text">
      <style:text-properties fo:color="#8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02" style:family="text">
      <style:text-properties fo:color="#00808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03" style:family="text">
      <style:text-properties fo:color="#000000" style:font-name="FreeMono8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04" style:family="text">
      <style:text-properties style:font-name="FreeSerif" fo:font-size="9pt" fo:font-weight="normal" style:font-size-asian="9pt" style:font-weight-asian="normal" style:font-size-complex="9pt" style:font-weight-complex="normal"/>
    </style:style>
    <style:style style:name="T305" style:family="text">
      <style:text-properties style:font-name="FreeSerif" fo:font-size="9pt" fo:font-style="italic" fo:font-weight="normal" style:font-name-asian="FreeSans5" style:font-size-asian="9pt" style:font-style-asian="italic" style:font-weight-asian="normal" style:font-name-complex="FreeSans5" style:font-size-complex="9pt" style:font-style-complex="italic" style:font-weight-complex="normal"/>
    </style:style>
    <style:style style:name="T306" style:family="text">
      <style:text-properties style:font-name="Free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07" style:family="text">
      <style:text-properties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8" style:family="text">
      <style:text-properties fo:color="#990000" style:font-name="FreeSerif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9" style:family="text">
      <style:text-properties fo:color="#000000" style:font-name="FreeSerif" fo:font-size="9pt" fo:font-style="italic" fo:font-weight="normal" style:font-name-asian="FreeSans5" style:font-size-asian="18pt" style:font-style-asian="italic" style:font-weight-asian="normal" style:font-name-complex="FreeSans5" style:font-size-complex="18pt" style:font-style-complex="italic" style:font-weight-complex="normal"/>
    </style:style>
    <style:style style:name="T310" style:family="text">
      <style:text-properties fo:color="#0000cc" style:font-name="FreeMono8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11" style:family="text">
      <style:text-properties style:font-name="FreeSerif" fo:font-size="8pt" fo:font-weight="normal" style:font-size-asian="8pt" style:font-weight-asian="normal" style:font-size-complex="8pt" style:font-weight-complex="normal"/>
    </style:style>
    <style:style style:name="T312" style:family="text">
      <style:text-properties fo:color="#0000ff" style:font-name="FreeMono8" fo:font-size="9pt" fo:font-weight="bold" style:font-size-asian="9pt" style:font-weight-asian="bold" style:font-size-complex="9pt" style:font-weight-complex="bold"/>
    </style:style>
    <style:style style:name="T313" style:family="text">
      <style:text-properties fo:color="#008080" style:font-name="FreeMono8" fo:font-size="9pt" fo:font-weight="bold" style:font-size-asian="9pt" style:font-weight-asian="bold" style:font-size-complex="9pt" style:font-weight-complex="bold"/>
    </style:style>
    <style:style style:name="T314" style:family="text">
      <style:text-properties fo:color="#000000" style:font-name="FreeMono8" fo:font-size="9pt" fo:font-weight="bold" style:font-size-asian="9pt" style:font-weight-asian="bold" style:font-size-complex="9pt" style:font-weight-complex="bold"/>
    </style:style>
    <style:style style:name="T315" style:family="text">
      <style:text-properties fo:color="#000000" style:font-name="FreeMono8" fo:font-size="9pt" fo:font-weight="bold" style:font-name-asian="FreeSerif9" style:font-size-asian="9pt" style:font-weight-asian="bold" style:font-name-complex="FreeSerif9" style:font-size-complex="9pt" style:font-weight-complex="bold"/>
    </style:style>
    <style:style style:name="T316" style:family="text">
      <style:text-properties fo:color="#0000ff" style:font-name="FreeMono8" fo:font-size="9pt" fo:font-weight="bold" style:font-name-asian="FreeSerif9" style:font-size-asian="9pt" style:font-weight-asian="bold" style:font-name-complex="FreeSerif9" style:font-size-complex="9pt" style:font-weight-complex="bold"/>
    </style:style>
    <style:style style:name="T317" style:family="text">
      <style:text-properties fo:color="#800000" style:font-name="FreeMono8" fo:font-size="9pt" fo:font-weight="bold" style:font-name-asian="FreeSerif9" style:font-size-asian="9pt" style:font-weight-asian="bold" style:font-name-complex="FreeSerif9" style:font-size-complex="9pt" style:font-weight-complex="bold"/>
    </style:style>
    <style:style style:name="T318" style:family="text">
      <style:text-properties fo:color="#800000" style:font-name="FreeMono8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19" style:family="text">
      <style:text-properties fo:color="#800080" style:font-name="FreeMono8" fo:font-size="7pt" fo:font-weight="bold" style:font-size-asian="7pt" style:font-weight-asian="bold" style:font-size-complex="7pt" style:font-weight-complex="bold"/>
    </style:style>
    <style:style style:name="T320" style:family="text">
      <style:text-properties style:font-name="FreeMono8" fo:font-size="7pt" fo:font-weight="bold" style:font-size-asian="7pt" style:font-weight-asian="bold" style:font-size-complex="7pt" style:font-weight-complex="bold"/>
    </style:style>
    <style:style style:name="T321" style:family="text">
      <style:text-properties fo:color="#000000" style:font-name="FreeSerif" fo:font-size="7pt" fo:font-weight="normal" style:font-size-asian="7pt" style:font-weight-asian="normal" style:font-size-complex="7pt" style:font-weight-complex="normal"/>
    </style:style>
    <style:style style:name="T322" style:family="text">
      <style:text-properties style:font-name="FreeMono8" fo:font-style="italic" fo:font-weight="bold" style:font-style-asian="italic" style:font-weight-asian="bold" style:font-style-complex="italic" style:font-weight-complex="bold"/>
    </style:style>
    <style:style style:name="T323" style:family="text">
      <style:text-properties fo:color="#0000cc" style:font-name="FreeMono8" fo:font-style="normal" fo:font-weight="bold" style:font-style-asian="normal" style:font-weight-asian="bold" style:font-style-complex="normal" style:font-weight-complex="bold"/>
    </style:style>
    <style:style style:name="T324" style:family="text">
      <style:text-properties style:font-name="FreeMono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264cm" svg:height="2.521cm" svg:x="1cm" svg:y="2.396cm">
          <text:p/>
          <draw:enhanced-geometry svg:viewBox="0 0 21600 21600" draw:path-stretchpoint-x="10800" draw:path-stretchpoint-y="10800" draw:text-areas="?f3 ?f4 ?f5 ?f6" draw:type="round-rectangle" draw:modifiers="899.35760171306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542cm" svg:height="0.45cm" svg:x="4.722cm" svg:y="2.403cm">
          <draw:text-box draw:corner-radius="0.2cm">
            <text:p>Types de base</text:p>
          </draw:text-box>
        </draw:frame>
        <draw:frame draw:style-name="gr3" draw:text-style-name="P4" draw:layer="layout" svg:width="6.277cm" svg:height="0.7cm" svg:x="7.362cm" svg:y="1.244cm">
          <draw:text-box>
            <text:p text:style-name="P3"><text:span text:style-name="T1">Mémento Python </text:span><text:span text:style-name="T1">3</text:span></text:p>
          </draw:text-box>
        </draw:frame>
        <draw:frame draw:style-name="gr4" draw:layer="layout" svg:width="4.815cm" svg:height="0.955cm" svg:x="1cm" svg:y="1cm">
          <draw:text-box>
            <text:p><text:span text:style-name="T2">Tiré du memento v2.0.7 de Laurent Pointal</text:span></text:p>
            <text:p><text:span text:style-name="T2">©2012-2017 - Laurent Pointal</text:span></text:p>
            <text:p>Licence Creative Commons Paternité 4</text:p>
          </draw:text-box>
        </draw:frame>
        <draw:frame draw:style-name="gr5" draw:layer="layout" svg:width="4.904cm" svg:height="0.637cm" svg:x="15.096cm" svg:y="1cm">
          <draw:text-box>
            <text:p>Dernière version sur :</text:p>
            <text:p>https://perso.limsi.fr/pointal/python:memento</text:p>
          </draw:text-box>
        </draw:frame>
        <draw:frame draw:style-name="gr6" draw:layer="layout" svg:width="0.219cm" svg:height="0.319cm" svg:x="2.679cm" svg:y="2.968cm">
          <draw:text-box>
            <text:p>0</text:p>
          </draw:text-box>
        </draw:frame>
        <draw:frame draw:style-name="gr7" draw:layer="layout" svg:width="0.574cm" svg:height="0.319cm" svg:x="1.94cm" svg:y="2.959cm">
          <draw:text-box>
            <text:p>783</text:p>
          </draw:text-box>
        </draw:frame>
        <draw:frame draw:style-name="gr8" draw:layer="layout" svg:width="0.764cm" svg:height="0.319cm" svg:x="3.073cm" svg:y="2.96cm">
          <draw:text-box>
            <text:p>-192</text:p>
          </draw:text-box>
        </draw:frame>
        <draw:frame draw:style-name="gr9" draw:layer="layout" svg:width="0.701cm" svg:height="0.395cm" svg:x="1.086cm" svg:y="2.883cm">
          <draw:text-box>
            <text:p>int</text:p>
          </draw:text-box>
        </draw:frame>
        <draw:frame draw:style-name="gr8" draw:layer="layout" svg:width="0.764cm" svg:height="0.319cm" svg:x="2.414cm" svg:y="3.539cm">
          <draw:text-box>
            <text:p>9.23</text:p>
          </draw:text-box>
        </draw:frame>
        <draw:frame draw:style-name="gr10" draw:layer="layout" svg:width="1.336cm" svg:height="0.319cm" svg:x="4.448cm" svg:y="3.539cm">
          <draw:text-box>
            <text:p>-1.7e-6</text:p>
          </draw:text-box>
        </draw:frame>
        <draw:frame draw:style-name="gr7" draw:layer="layout" svg:width="0.574cm" svg:height="0.319cm" svg:x="3.375cm" svg:y="3.539cm">
          <draw:text-box>
            <text:p>0.0</text:p>
          </draw:text-box>
        </draw:frame>
        <draw:frame draw:style-name="gr11" draw:layer="layout" svg:width="1.166cm" svg:height="0.395cm" svg:x="1.095cm" svg:y="3.463cm">
          <draw:text-box>
            <text:p>float</text:p>
          </draw:text-box>
        </draw:frame>
        <draw:frame draw:style-name="gr12" draw:layer="layout" svg:width="0.764cm" svg:height="0.319cm" svg:x="2.203cm" svg:y="3.978cm">
          <draw:text-box>
            <text:p>True</text:p>
          </draw:text-box>
        </draw:frame>
        <draw:frame draw:style-name="gr13" draw:layer="layout" svg:width="0.955cm" svg:height="0.319cm" svg:x="3.314cm" svg:y="3.978cm">
          <draw:text-box>
            <text:p>False</text:p>
          </draw:text-box>
        </draw:frame>
        <draw:frame draw:style-name="gr14" draw:layer="layout" svg:width="0.933cm" svg:height="0.395cm" svg:x="1.117cm" svg:y="3.931cm">
          <draw:text-box>
            <text:p>bool</text:p>
          </draw:text-box>
        </draw:frame>
        <draw:frame draw:style-name="gr15" draw:layer="layout" svg:width="1.907cm" svg:height="0.319cm" svg:x="1.939cm" svg:y="4.442cm">
          <draw:text-box>
            <text:p>"Un Deux"</text:p>
          </draw:text-box>
        </draw:frame>
        <draw:frame draw:style-name="gr9" draw:layer="layout" svg:width="0.701cm" svg:height="0.395cm" svg:x="1.125cm" svg:y="4.383cm">
          <draw:text-box>
            <text:p>str</text:p>
          </draw:text-box>
        </draw:frame>
        <draw:frame draw:style-name="gr16" draw:layer="layout" svg:width="0.54cm" svg:height="0.431cm" svg:x="5.242cm" svg:y="3.872cm">
          <draw:text-box>
            <text:p><text:span text:style-name="T3">×</text:span><text:span text:style-name="T4">1</text:span><text:span text:style-name="T4">0</text:span><text:span text:style-name="T5">-</text:span><text:span text:style-name="T5">6</text:span></text:p>
          </draw:text-box>
        </draw:frame>
        <draw:custom-shape draw:style-name="gr17" draw:text-style-name="P3" draw:layer="layout" svg:width="0.2cm" svg:height="0.607cm" draw:transform="rotate (-1.5707963267949) translate (5.788cm 3.774cm)">
          <text:p/>
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5" draw:layer="layout" svg:width="4.608cm" svg:height="0.353cm" svg:x="1.117cm" svg:y="2.429cm">
          <draw:text-box>
            <text:p><text:span text:style-name="T6">entier,flottant,booléen,chaîne</text:span></text:p>
          </draw:text-box>
        </draw:frame>
        <draw:g>
          <draw:frame draw:style-name="gr19" draw:text-style-name="P6" draw:layer="layout" svg:width="2.231cm" svg:height="0.45cm" svg:x="17.769cm" svg:y="7.581cm">
            <draw:text-box draw:corner-radius="0.2cm">
              <text:p>Conversions</text:p>
            </draw:text-box>
          </draw:frame>
          <draw:g>
            <draw:custom-shape draw:style-name="gr20" draw:text-style-name="P3" draw:layer="layout" svg:width="12.533cm" svg:height="4.476cm" svg:x="7.467cm" svg:y="7.559cm">
              <text:p/>
              <draw:enhanced-geometry svg:viewBox="0 0 21600 21600" draw:path-stretchpoint-x="10800" draw:path-stretchpoint-y="10800" draw:text-areas="?f3 ?f4 ?f5 ?f6" draw:type="round-rectangle" draw:modifiers="506.21045230841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1" draw:text-style-name="P11" draw:layer="layout" svg:width="12.192cm" svg:height="4.261cm" svg:x="7.808cm" svg:y="7.656cm">
              <draw:text-box>
                <text:p><text:span text:style-name="T7">i</text:span><text:span text:style-name="T7">n</text:span><text:span text:style-name="T7">t</text:span><text:span text:style-name="T8">(</text:span><text:span text:style-name="T9">"</text:span><text:span text:style-name="T9">1</text:span><text:span text:style-name="T9">5</text:span><text:span text:style-name="T9">"</text:span><text:span text:style-name="T8">)</text:span><text:span text:style-name="T8"> </text:span><text:span text:style-name="T10">→</text:span><text:span text:style-name="T11"> </text:span><text:span text:style-name="T12">1</text:span><text:span text:style-name="T12">5</text:span><text:span text:style-name="T12"><text:tab/></text:span><text:span text:style-name="T12"><text:tab/></text:span><text:span text:style-name="T12"><text:tab/></text:span><text:span text:style-name="T13">t</text:span><text:span text:style-name="T13">y</text:span><text:span text:style-name="T13">p</text:span><text:span text:style-name="T13">e</text:span><text:span text:style-name="T14">(</text:span><text:span text:style-name="T15">e</text:span><text:span text:style-name="T15">x</text:span><text:span text:style-name="T15">p</text:span><text:span text:style-name="T15">r</text:span><text:span text:style-name="T15">e</text:span><text:span text:style-name="T15">s</text:span><text:span text:style-name="T15">si</text:span><text:span text:style-name="T15">o</text:span><text:span text:style-name="T15">n</text:span><text:span text:style-name="T14">)</text:span></text:p>
                <text:p text:style-name="P7"><text:span text:style-name="T13">i</text:span><text:span text:style-name="T13">n</text:span><text:span text:style-name="T13">t</text:span><text:span text:style-name="T14">(</text:span><text:span text:style-name="T16">"</text:span><text:span text:style-name="T16">3</text:span><text:span text:style-name="T16">f</text:span><text:span text:style-name="T16">"</text:span><text:span text:style-name="T14">,</text:span><text:span text:style-name="T16">1</text:span><text:span text:style-name="T16">6</text:span><text:span text:style-name="T14">)</text:span><text:span text:style-name="T14"> </text:span><text:span text:style-name="T17">→</text:span><text:span text:style-name="T14"> </text:span><text:span text:style-name="T12">6</text:span><text:span text:style-name="T12">3</text:span><text:span text:style-name="T12"> </text:span><text:span text:style-name="T12"><text:s/></text:span><text:span text:style-name="T18">s</text:span><text:span text:style-name="T18">p</text:span><text:span text:style-name="T18">é</text:span><text:span text:style-name="T18">ci</text:span><text:span text:style-name="T18">fi</text:span><text:span text:style-name="T18">c</text:span><text:span text:style-name="T18">at</text:span><text:span text:style-name="T18">io</text:span><text:span text:style-name="T18">n </text:span><text:span text:style-name="T18">d</text:span><text:span text:style-name="T18">e </text:span><text:span text:style-name="T18">l</text:span><text:span text:style-name="T18">a </text:span><text:span text:style-name="T18">b</text:span><text:span text:style-name="T18">a</text:span><text:span text:style-name="T18">s</text:span><text:span text:style-name="T18">e </text:span><text:span text:style-name="T18">d</text:span><text:span text:style-name="T18">u </text:span><text:span text:style-name="T18">n</text:span><text:span text:style-name="T18">o</text:span><text:span text:style-name="T18">m</text:span><text:span text:style-name="T18">b</text:span><text:span text:style-name="T18">r</text:span><text:span text:style-name="T18">e </text:span><text:span text:style-name="T18">e</text:span><text:span text:style-name="T18">n</text:span><text:span text:style-name="T18">ti</text:span><text:span text:style-name="T18">e</text:span><text:span text:style-name="T18">r </text:span><text:span text:style-name="T18">e</text:span><text:span text:style-name="T18">n </text:span><text:span text:style-name="T18">2</text:span><text:span text:style-name="T19">nd</text:span><text:span text:style-name="T18"> </text:span><text:span text:style-name="T18">p</text:span><text:span text:style-name="T18">a</text:span><text:span text:style-name="T18">r</text:span><text:span text:style-name="T18">a</text:span><text:span text:style-name="T18">m</text:span><text:span text:style-name="T18">èt</text:span><text:span text:style-name="T18">r</text:span><text:span text:style-name="T18">e</text:span></text:p>
                <text:p text:style-name="P7"><text:span text:style-name="T20">i</text:span><text:span text:style-name="T20">n</text:span><text:span text:style-name="T20">t</text:span><text:span text:style-name="T14">(</text:span><text:span text:style-name="T16">1</text:span><text:span text:style-name="T16">5</text:span><text:span text:style-name="T16">.</text:span><text:span text:style-name="T16">5</text:span><text:span text:style-name="T16">6</text:span><text:span text:style-name="T14">)</text:span><text:span text:style-name="T14"> </text:span><text:span text:style-name="T17">→</text:span><text:span text:style-name="T14"> </text:span><text:span text:style-name="T12">1</text:span><text:span text:style-name="T12">5</text:span><text:span text:style-name="T12"> </text:span><text:span text:style-name="T12"><text:s/></text:span><text:span text:style-name="T12"><text:s/></text:span><text:span text:style-name="T12"><text:s/></text:span><text:span text:style-name="T18">tr</text:span><text:span text:style-name="T18">o</text:span><text:span text:style-name="T18">n</text:span><text:span text:style-name="T18">c</text:span><text:span text:style-name="T18">at</text:span><text:span text:style-name="T18">u</text:span><text:span text:style-name="T18">r</text:span><text:span text:style-name="T18">e </text:span><text:span text:style-name="T18">d</text:span><text:span text:style-name="T18">e </text:span><text:span text:style-name="T18">l</text:span><text:span text:style-name="T18">a </text:span><text:span text:style-name="T18">p</text:span><text:span text:style-name="T18">a</text:span><text:span text:style-name="T18">rt</text:span><text:span text:style-name="T18">ie </text:span><text:span text:style-name="T18">d</text:span><text:span text:style-name="T18">é</text:span><text:span text:style-name="T18">ci</text:span><text:span text:style-name="T18">m</text:span><text:span text:style-name="T18">al</text:span><text:span text:style-name="T18">e</text:span></text:p>
                <text:p text:style-name="P7"><text:span text:style-name="T20">f</text:span><text:span text:style-name="T20">l</text:span><text:span text:style-name="T20">o</text:span><text:span text:style-name="T20">a</text:span><text:span text:style-name="T20">t</text:span><text:span text:style-name="T14">(</text:span><text:span text:style-name="T16">"</text:span><text:span text:style-name="T16">-</text:span><text:span text:style-name="T16">1</text:span><text:span text:style-name="T16">1</text:span><text:span text:style-name="T16">.</text:span><text:span text:style-name="T16">2</text:span><text:span text:style-name="T16">4</text:span><text:span text:style-name="T16">e</text:span><text:span text:style-name="T16">8</text:span><text:span text:style-name="T16">"</text:span><text:span text:style-name="T14">)</text:span><text:span text:style-name="T14"> </text:span><text:span text:style-name="T17">→</text:span><text:span text:style-name="T14"> </text:span><text:span text:style-name="T12">-</text:span><text:span text:style-name="T12">1</text:span><text:span text:style-name="T12">1</text:span><text:span text:style-name="T12">2</text:span><text:span text:style-name="T12">4</text:span><text:span text:style-name="T12">0</text:span><text:span text:style-name="T12">0</text:span><text:span text:style-name="T12">0</text:span><text:span text:style-name="T12">0</text:span><text:span text:style-name="T12">0</text:span><text:span text:style-name="T12">0</text:span><text:span text:style-name="T12">.</text:span><text:span text:style-name="T12">0</text:span></text:p>
                <text:p text:style-name="P7"><text:span text:style-name="T21">r</text:span><text:span text:style-name="T21">o</text:span><text:span text:style-name="T21">u</text:span><text:span text:style-name="T21">n</text:span><text:span text:style-name="T21">d</text:span><text:span text:style-name="T22">(</text:span><text:span text:style-name="T23">1</text:span><text:span text:style-name="T23">5</text:span><text:span text:style-name="T23">.</text:span><text:span text:style-name="T23">5</text:span><text:span text:style-name="T23">6</text:span><text:span text:style-name="T24">,</text:span><text:span text:style-name="T23">1</text:span><text:span text:style-name="T22">)</text:span><text:span text:style-name="T25">→</text:span><text:span text:style-name="T25"> </text:span><text:span text:style-name="T22">1</text:span><text:span text:style-name="T22">5</text:span><text:span text:style-name="T22">.</text:span><text:span text:style-name="T22">6</text:span><text:span text:style-name="T25"><text:tab/></text:span><text:span text:style-name="T18">a</text:span><text:span text:style-name="T18">rr</text:span><text:span text:style-name="T18">o</text:span><text:span text:style-name="T18">n</text:span><text:span text:style-name="T18">d</text:span><text:span text:style-name="T18">i </text:span><text:span text:style-name="T18">à </text:span><text:span text:style-name="T18">1 </text:span><text:span text:style-name="T18">d</text:span><text:span text:style-name="T18">é</text:span><text:span text:style-name="T18">ci</text:span><text:span text:style-name="T18">m</text:span><text:span text:style-name="T18">al</text:span><text:span text:style-name="T18">e </text:span><text:span text:style-name="T18">(</text:span><text:span text:style-name="T18">0 </text:span><text:span text:style-name="T18">d</text:span><text:span text:style-name="T18">é</text:span><text:span text:style-name="T18">ci</text:span><text:span text:style-name="T18">m</text:span><text:span text:style-name="T18">al</text:span><text:span text:style-name="T18">e </text:span><text:span text:style-name="T26">→</text:span><text:span text:style-name="T26"> </text:span><text:span text:style-name="T27">n</text:span><text:span text:style-name="T27">b </text:span><text:span text:style-name="T27">e</text:span><text:span text:style-name="T27">n</text:span><text:span text:style-name="T27">ti</text:span><text:span text:style-name="T27">e</text:span><text:span text:style-name="T27">r</text:span><text:span text:style-name="T27">)</text:span></text:p>
                <text:p text:style-name="P8"><text:span text:style-name="T21">b</text:span><text:span text:style-name="T21">o</text:span><text:span text:style-name="T21">o</text:span><text:span text:style-name="T21">l</text:span><text:span text:style-name="T24">(</text:span><text:span text:style-name="T28">x</text:span><text:span text:style-name="T24">)</text:span><text:span text:style-name="T24"><text:tab/></text:span><text:span text:style-name="T29">F</text:span><text:span text:style-name="T29">a</text:span><text:span text:style-name="T29">l</text:span><text:span text:style-name="T29">s</text:span><text:span text:style-name="T29">e</text:span><text:span text:style-name="T30"> </text:span><text:span text:style-name="T30">p</text:span><text:span text:style-name="T30">o</text:span><text:span text:style-name="T30">u</text:span><text:span text:style-name="T30">r </text:span><text:span text:style-name="T31">x</text:span><text:span text:style-name="T30"> </text:span><text:span text:style-name="T30">z</text:span><text:span text:style-name="T30">é</text:span><text:span text:style-name="T30">r</text:span><text:span text:style-name="T30">o</text:span><text:span text:style-name="T32">, </text:span><text:span text:style-name="T31">x</text:span><text:span text:style-name="T32"> </text:span><text:span text:style-name="T32">c</text:span><text:span text:style-name="T32">o</text:span><text:span text:style-name="T32">n</text:span><text:span text:style-name="T32">t</text:span><text:span text:style-name="T32">e</text:span><text:span text:style-name="T32">n</text:span><text:span text:style-name="T32">e</text:span><text:span text:style-name="T32">u</text:span><text:span text:style-name="T32">r </text:span><text:span text:style-name="T32">v</text:span><text:span text:style-name="T32">i</text:span><text:span text:style-name="T32">d</text:span><text:span text:style-name="T32">e</text:span><text:span text:style-name="T32">, </text:span><text:span text:style-name="T31">x</text:span><text:span text:style-name="T32"> </text:span><text:span text:style-name="T29">N</text:span><text:span text:style-name="T29">o</text:span><text:span text:style-name="T29">n</text:span><text:span text:style-name="T29">e</text:span><text:span text:style-name="T33"> </text:span><text:span text:style-name="T33">o</text:span><text:span text:style-name="T33">u </text:span><text:span text:style-name="T29">F</text:span><text:span text:style-name="T29">a</text:span><text:span text:style-name="T29">l</text:span><text:span text:style-name="T29">s</text:span><text:span text:style-name="T29">e</text:span><text:span text:style-name="T34"> </text:span></text:p>
                <text:p text:style-name="P8"><text:span text:style-name="T33"><text:tab/></text:span><text:span text:style-name="T29">T</text:span><text:span text:style-name="T29">r</text:span><text:span text:style-name="T29">u</text:span><text:span text:style-name="T29">e</text:span><text:span text:style-name="T33"> </text:span><text:span text:style-name="T33">p</text:span><text:span text:style-name="T33">o</text:span><text:span text:style-name="T33">u</text:span><text:span text:style-name="T33">r </text:span><text:span text:style-name="T33">a</text:span><text:span text:style-name="T33">u</text:span><text:span text:style-name="T33">tr</text:span><text:span text:style-name="T33">e</text:span><text:span text:style-name="T33">s </text:span><text:span text:style-name="T35">x</text:span><text:span text:style-name="T36"> </text:span></text:p>
                <text:p text:style-name="P9"><text:span text:style-name="T21">s</text:span><text:span text:style-name="T21">t</text:span><text:span text:style-name="T21">r</text:span><text:span text:style-name="T24">(</text:span><text:span text:style-name="T28">x</text:span><text:span text:style-name="T24">)</text:span><text:span text:style-name="T25">→</text:span><text:span text:style-name="T25"> </text:span><text:span text:style-name="T37">"</text:span><text:span text:style-name="T37">…</text:span><text:span text:style-name="T37">"</text:span><text:span text:style-name="T25"><text:tab/></text:span><text:span text:style-name="T18">c</text:span><text:span text:style-name="T18">h</text:span><text:span text:style-name="T18">a</text:span><text:span text:style-name="T18">î</text:span><text:span text:style-name="T18">n</text:span><text:span text:style-name="T18">e </text:span><text:span text:style-name="T18">d</text:span><text:span text:style-name="T18">e </text:span><text:span text:style-name="T18">re</text:span><text:span text:style-name="T18">p</text:span><text:span text:style-name="T18">ré</text:span><text:span text:style-name="T18">s</text:span><text:span text:style-name="T18">e</text:span><text:span text:style-name="T18">n</text:span><text:span text:style-name="T18">ta</text:span><text:span text:style-name="T18">ti</text:span><text:span text:style-name="T18">o</text:span><text:span text:style-name="T18">n </text:span><text:span text:style-name="T18">d</text:span><text:span text:style-name="T18">e </text:span><text:span text:style-name="T38">x</text:span><text:span text:style-name="T18"> </text:span><text:span text:style-name="T18">p</text:span><text:span text:style-name="T18">o</text:span><text:span text:style-name="T18">u</text:span><text:span text:style-name="T18">r </text:span><text:span text:style-name="T18">l'</text:span><text:span text:style-name="T18">a</text:span><text:span text:style-name="T18">f</text:span><text:span text:style-name="T18">fi</text:span><text:span text:style-name="T18">c</text:span><text:span text:style-name="T18">h</text:span><text:span text:style-name="T18">a</text:span><text:span text:style-name="T18">g</text:span><text:span text:style-name="T18">e</text:span><text:span text:style-name="T33"> </text:span><text:span text:style-name="T33">(</text:span><text:span text:style-name="T33">c</text:span><text:span text:style-name="T33">f. </text:span><text:span text:style-name="T39">F</text:span><text:span text:style-name="T39">o</text:span><text:span text:style-name="T39">r</text:span><text:span text:style-name="T39">m</text:span><text:span text:style-name="T39">a</text:span><text:span text:style-name="T39">t</text:span><text:span text:style-name="T39">a</text:span><text:span text:style-name="T39">g</text:span><text:span text:style-name="T39">e</text:span><text:span text:style-name="T33"> </text:span><text:span text:style-name="T33">a</text:span><text:span text:style-name="T33">u </text:span><text:span text:style-name="T33">v</text:span><text:span text:style-name="T33">e</text:span><text:span text:style-name="T33">r</text:span><text:span text:style-name="T33">s</text:span><text:span text:style-name="T33">o</text:span><text:span text:style-name="T33">)</text:span></text:p>
                <text:p text:style-name="P10"><text:span text:style-name="T40">c</text:span><text:span text:style-name="T40">h</text:span><text:span text:style-name="T40">r</text:span><text:span text:style-name="T41">(</text:span><text:span text:style-name="T42">6</text:span><text:span text:style-name="T42">4</text:span><text:span text:style-name="T41">)</text:span><text:span text:style-name="T30">→</text:span><text:span text:style-name="T42">'</text:span><text:span text:style-name="T42">@</text:span><text:span text:style-name="T42">'</text:span><text:span text:style-name="T41"><text:tab/></text:span><text:span text:style-name="T43">o</text:span><text:span text:style-name="T43">r</text:span><text:span text:style-name="T43">d</text:span><text:span text:style-name="T41">(</text:span><text:span text:style-name="T42">'</text:span><text:span text:style-name="T42">@</text:span><text:span text:style-name="T42">'</text:span><text:span text:style-name="T41">)</text:span><text:span text:style-name="T30">→</text:span><text:span text:style-name="T42">6</text:span><text:span text:style-name="T42">4</text:span><text:span text:style-name="T42"><text:tab/></text:span><text:span text:style-name="T30">c</text:span><text:span text:style-name="T30">o</text:span><text:span text:style-name="T30">d</text:span><text:span text:style-name="T30">e </text:span><text:span text:style-name="T32">↔</text:span><text:span text:style-name="T30"> </text:span><text:span text:style-name="T30">c</text:span><text:span text:style-name="T30">a</text:span><text:span text:style-name="T30">r</text:span><text:span text:style-name="T30">a</text:span><text:span text:style-name="T30">c</text:span><text:span text:style-name="T30">t</text:span><text:span text:style-name="T30">è</text:span><text:span text:style-name="T30">r</text:span><text:span text:style-name="T30">e</text:span></text:p>
                <text:p text:style-name="P9"><text:span text:style-name="T21">r</text:span><text:span text:style-name="T21">e</text:span><text:span text:style-name="T21">p</text:span><text:span text:style-name="T21">r</text:span><text:span text:style-name="T24">(</text:span><text:span text:style-name="T28">x</text:span><text:span text:style-name="T24">)</text:span><text:span text:style-name="T25">→</text:span><text:span text:style-name="T25"> </text:span><text:span text:style-name="T37">"</text:span><text:span text:style-name="T37">…</text:span><text:span text:style-name="T37">"</text:span><text:span text:style-name="T25"><text:tab/></text:span><text:span text:style-name="T25">c</text:span><text:span text:style-name="T25">h</text:span><text:span text:style-name="T25">a</text:span><text:span text:style-name="T25">î</text:span><text:span text:style-name="T25">n</text:span><text:span text:style-name="T25">e </text:span><text:span text:style-name="T25">d</text:span><text:span text:style-name="T25">e </text:span><text:span text:style-name="T25">r</text:span><text:span text:style-name="T25">e</text:span><text:span text:style-name="T25">p</text:span><text:span text:style-name="T25">r</text:span><text:span text:style-name="T25">é</text:span><text:span text:style-name="T25">s</text:span><text:span text:style-name="T25">e</text:span><text:span text:style-name="T25">n</text:span><text:span text:style-name="T25">t</text:span><text:span text:style-name="T25">a</text:span><text:span text:style-name="T25">ti</text:span><text:span text:style-name="T25">o</text:span><text:span text:style-name="T25">n </text:span><text:span text:style-name="T44">li</text:span><text:span text:style-name="T44">tt</text:span><text:span text:style-name="T44">é</text:span><text:span text:style-name="T44">r</text:span><text:span text:style-name="T44">a</text:span><text:span text:style-name="T44">l</text:span><text:span text:style-name="T44">e</text:span><text:span text:style-name="T44"> </text:span><text:span text:style-name="T25">d</text:span><text:span text:style-name="T25">e </text:span><text:span text:style-name="T28">x</text:span></text:p>
                <text:p><text:span text:style-name="T45">l</text:span><text:span text:style-name="T45">i</text:span><text:span text:style-name="T45">s</text:span><text:span text:style-name="T45">t</text:span><text:span text:style-name="T46">(</text:span><text:span text:style-name="T47">"</text:span><text:span text:style-name="T47">a</text:span><text:span text:style-name="T47">b</text:span><text:span text:style-name="T47">c</text:span><text:span text:style-name="T47">"</text:span><text:span text:style-name="T46">)</text:span><text:span text:style-name="T46"> </text:span><text:span text:style-name="T25">→</text:span><text:span text:style-name="T24"> </text:span><text:span text:style-name="T24">[</text:span><text:span text:style-name="T23">'</text:span><text:span text:style-name="T23">a</text:span><text:span text:style-name="T23">'</text:span><text:span text:style-name="T24">,</text:span><text:span text:style-name="T23">'</text:span><text:span text:style-name="T23">b</text:span><text:span text:style-name="T23">'</text:span><text:span text:style-name="T24">,</text:span><text:span text:style-name="T23">'</text:span><text:span text:style-name="T23">c</text:span><text:span text:style-name="T23">'</text:span><text:span text:style-name="T24">]</text:span></text:p>
              </draw:text-box>
            </draw:frame>
          </draw:g>
        </draw:g>
        <draw:frame draw:style-name="gr22" draw:layer="layout" svg:width="0.955cm" svg:height="0.319cm" svg:x="4.222cm" svg:y="2.959cm">
          <draw:text-box>
            <text:p>0b010</text:p>
          </draw:text-box>
        </draw:frame>
        <draw:frame draw:style-name="gr8" draw:layer="layout" svg:width="0.764cm" svg:height="0.319cm" svg:x="6.406cm" svg:y="2.959cm">
          <draw:text-box>
            <text:p>0xF3</text:p>
          </draw:text-box>
        </draw:frame>
        <draw:frame draw:style-name="gr22" draw:layer="layout" svg:width="0.955cm" svg:height="0.319cm" svg:x="5.324cm" svg:y="2.959cm">
          <draw:text-box>
            <text:p>0o642</text:p>
          </draw:text-box>
        </draw:frame>
        <draw:frame draw:style-name="gr23" draw:text-style-name="P12" draw:layer="layout" svg:width="0.764cm" svg:height="0.48cm" svg:x="4.515cm" svg:y="3.17cm">
          <draw:text-box>
            <text:p><text:span text:style-name="T48">binaire</text:span></text:p>
          </draw:text-box>
        </draw:frame>
        <draw:frame draw:style-name="gr24" draw:text-style-name="P12" draw:layer="layout" svg:width="0.531cm" svg:height="0.319cm" svg:x="5.463cm" svg:y="3.16cm">
          <draw:text-box>
            <text:p><text:span text:style-name="T48">octal</text:span></text:p>
          </draw:text-box>
        </draw:frame>
        <draw:frame draw:style-name="gr25" draw:text-style-name="P12" draw:layer="layout" svg:width="0.514cm" svg:height="0.319cm" svg:x="6.477cm" svg:y="3.16cm">
          <draw:text-box>
            <text:p><text:span text:style-name="T48">hexa</text:span></text:p>
          </draw:text-box>
        </draw:frame>
        <draw:g>
          <draw:custom-shape draw:style-name="gr26" draw:text-style-name="P3" draw:layer="layout" svg:width="12.561cm" svg:height="3.989cm" svg:x="7.439cm" svg:y="12.143cm">
            <text:p/>
            <draw:enhanced-geometry svg:viewBox="0 0 21600 21600" draw:path-stretchpoint-x="10800" draw:path-stretchpoint-y="10800" draw:text-areas="?f3 ?f4 ?f5 ?f6" draw:type="round-rectangle" draw:modifiers="1187.7921363761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13" draw:layer="layout" svg:width="1.203cm" svg:height="0.493cm" svg:x="18.797cm" svg:y="12.143cm">
            <draw:text-box draw:corner-radius="0.2cm">
              <text:p text:style-name="P3">Maths</text:p>
            </draw:text-box>
          </draw:frame>
          <draw:frame draw:style-name="gr28" draw:layer="layout" svg:width="4.542cm" svg:height="0.388cm" svg:x="7.571cm" svg:y="12.643cm">
            <draw:text-box>
              <text:p>Opérateurs : <text:span text:style-name="T49">+</text:span> <text:s/><text:span text:style-name="T49">-</text:span> <text:s/><text:span text:style-name="T49">*</text:span> <text:s/><text:span text:style-name="T49">/</text:span> <text:s text:c="2"/><text:span text:style-name="T49">//</text:span> <text:s text:c="2"/><text:span text:style-name="T49">%</text:span><text:span text:style-name="T50"> <text:s/></text:span><text:span text:style-name="T50"><text:s/></text:span><text:span text:style-name="T49">**</text:span></text:p>
            </draw:text-box>
          </draw:frame>
          <draw:frame draw:style-name="gr29" draw:layer="layout" svg:width="0.288cm" svg:height="0.351cm" svg:x="9.907cm" svg:y="13.002cm">
            <draw:text-box>
              <text:p><text:span text:style-name="T51">×</text:span></text:p>
            </draw:text-box>
          </draw:frame>
          <draw:frame draw:style-name="gr29" draw:layer="layout" svg:width="0.288cm" svg:height="0.351cm" svg:x="10.207cm" svg:y="13.002cm">
            <draw:text-box>
              <text:p><text:span text:style-name="T51">÷</text:span></text:p>
            </draw:text-box>
          </draw:frame>
          <draw:frame draw:style-name="gr30" draw:layer="layout" svg:width="0.989cm" svg:height="0.351cm" svg:x="9.993cm" svg:y="13.397cm">
            <draw:text-box>
              <text:p><text:span text:style-name="T51">÷ </text:span>entière</text:p>
            </draw:text-box>
          </draw:frame>
          <draw:frame draw:style-name="gr31" draw:layer="layout" svg:width="0.76cm" svg:height="0.351cm" svg:x="11.207cm" svg:y="13.397cm">
            <draw:text-box>
              <text:p><text:span text:style-name="T51">reste ÷</text:span></text:p>
            </draw:text-box>
          </draw:frame>
          <draw:line draw:style-name="gr32" draw:text-style-name="P3" draw:layer="layout" svg:x1="10.807cm" svg:y1="13.442cm" svg:x2="10.807cm" svg:y2="13.113cm">
            <text:p/>
          </draw:line>
          <draw:line draw:style-name="gr32" draw:text-style-name="P3" draw:layer="layout" svg:x1="11.407cm" svg:y1="13.442cm" svg:x2="11.407cm" svg:y2="13.113cm">
            <text:p/>
          </draw:line>
          <draw:frame draw:style-name="gr33" draw:layer="layout" svg:width="0.21cm" svg:height="0.44cm" svg:x="11.807cm" svg:y="13.002cm">
            <draw:text-box>
              <text:p>a<text:span text:style-name="T5">b</text:span></text:p>
            </draw:text-box>
          </draw:frame>
          <draw:frame draw:style-name="gr34" draw:text-style-name="P14" draw:layer="layout" svg:width="5.002cm" svg:height="2.692cm" svg:x="14.344cm" svg:y="12.665cm">
            <draw:text-box>
              <text:p><text:span text:style-name="T52">fr</text:span><text:span text:style-name="T52">om</text:span><text:span text:style-name="T53"> </text:span><text:span text:style-name="T54">ma</text:span><text:span text:style-name="T54">th</text:span><text:span text:style-name="T53"> </text:span><text:span text:style-name="T52">im</text:span><text:span text:style-name="T52">po</text:span><text:span text:style-name="T52">rt</text:span><text:span text:style-name="T53"> </text:span><text:span text:style-name="T55">si</text:span><text:span text:style-name="T55">n</text:span><text:span text:style-name="T53">,</text:span><text:span text:style-name="T56">pi</text:span><text:span text:style-name="T57">…</text:span></text:p>
              <text:p><text:span text:style-name="T58">si</text:span><text:span text:style-name="T58">n</text:span><text:span text:style-name="T59">(</text:span><text:span text:style-name="T60">pi</text:span><text:span text:style-name="T59">/</text:span><text:span text:style-name="T61">4</text:span><text:span text:style-name="T59">)→</text:span><text:span text:style-name="T61">0.</text:span><text:span text:style-name="T61">70</text:span><text:span text:style-name="T61">7</text:span><text:span text:style-name="T62">…</text:span></text:p>
              <text:p><text:span text:style-name="T58">co</text:span><text:span text:style-name="T58">s</text:span><text:span text:style-name="T63">(</text:span><text:span text:style-name="T61">2</text:span><text:span text:style-name="T63">*</text:span><text:span text:style-name="T60">pi</text:span><text:span text:style-name="T63">/</text:span><text:span text:style-name="T61">3</text:span><text:span text:style-name="T63">)→</text:span><text:span text:style-name="T61">-</text:span><text:span text:style-name="T61">0.</text:span><text:span text:style-name="T61">49</text:span><text:span text:style-name="T61">99</text:span><text:span text:style-name="T62">…</text:span></text:p>
              <text:p><text:span text:style-name="T58">sq</text:span><text:span text:style-name="T58">rt</text:span><text:span text:style-name="T63">(</text:span><text:span text:style-name="T61">8</text:span><text:span text:style-name="T61">1</text:span><text:span text:style-name="T63">)</text:span><text:span text:style-name="T63">→</text:span><text:span text:style-name="T61">9</text:span><text:span text:style-name="T61">.0 </text:span><text:span text:style-name="T61"><text:s text:c="3"/></text:span><text:span text:style-name="T63">√8</text:span><text:span text:style-name="T63">1</text:span></text:p>
              <text:p><text:span text:style-name="T58">lo</text:span><text:span text:style-name="T58">g</text:span><text:span text:style-name="T63">(</text:span><text:span text:style-name="T60">e</text:span><text:span text:style-name="T63">*</text:span><text:span text:style-name="T63">*</text:span><text:span text:style-name="T61">2</text:span><text:span text:style-name="T63">)→</text:span><text:span text:style-name="T61">2.</text:span><text:span text:style-name="T61">0</text:span></text:p>
              <text:p><text:span text:style-name="T58">ce</text:span><text:span text:style-name="T58">il</text:span><text:span text:style-name="T63">(</text:span><text:span text:style-name="T61">1</text:span><text:span text:style-name="T61">2.</text:span><text:span text:style-name="T61">5</text:span><text:span text:style-name="T63">)</text:span><text:span text:style-name="T63">→</text:span><text:span text:style-name="T61">1</text:span><text:span text:style-name="T61">3</text:span></text:p>
              <text:p><text:span text:style-name="T58">fl</text:span><text:span text:style-name="T58">oo</text:span><text:span text:style-name="T58">r</text:span><text:span text:style-name="T63">(</text:span><text:span text:style-name="T61">12</text:span><text:span text:style-name="T61">.5</text:span><text:span text:style-name="T63">)→</text:span><text:span text:style-name="T61">12</text:span></text:p>
            </draw:text-box>
          </draw:frame>
          <draw:frame draw:style-name="gr35" draw:text-style-name="P5" draw:layer="layout" svg:width="4.638cm" svg:height="0.349cm" svg:x="7.626cm" svg:y="12.227cm">
            <draw:text-box>
              <text:p><text:span text:style-name="T64">☝</text:span><text:span text:style-name="T65"> </text:span><text:span text:style-name="T65">n</text:span><text:span text:style-name="T65">o</text:span><text:span text:style-name="T65">m</text:span><text:span text:style-name="T65">b</text:span><text:span text:style-name="T65">r</text:span><text:span text:style-name="T65">e</text:span><text:span text:style-name="T65">s</text:span><text:span text:style-name="T6"> </text:span><text:span text:style-name="T6">f</text:span><text:span text:style-name="T6">l</text:span><text:span text:style-name="T6">o</text:span><text:span text:style-name="T6">t</text:span><text:span text:style-name="T6">t</text:span><text:span text:style-name="T6">a</text:span><text:span text:style-name="T6">n</text:span><text:span text:style-name="T6">t</text:span><text:span text:style-name="T6">s</text:span><text:span text:style-name="T6">…</text:span><text:span text:style-name="T6"> </text:span><text:span text:style-name="T6">v</text:span><text:span text:style-name="T6">a</text:span><text:span text:style-name="T6">l</text:span><text:span text:style-name="T6">e</text:span><text:span text:style-name="T6">u</text:span><text:span text:style-name="T6">r</text:span><text:span text:style-name="T6">s</text:span><text:span text:style-name="T6"> </text:span><text:span text:style-name="T6">a</text:span><text:span text:style-name="T6">p</text:span><text:span text:style-name="T6">p</text:span><text:span text:style-name="T6">r</text:span><text:span text:style-name="T6">o</text:span><text:span text:style-name="T6">c</text:span><text:span text:style-name="T6">h</text:span><text:span text:style-name="T6">é</text:span><text:span text:style-name="T6">e</text:span><text:span text:style-name="T6">s</text:span><text:span text:style-name="T6"> </text:span><text:span text:style-name="T6">!</text:span></text:p>
            </draw:text-box>
          </draw:frame>
          <draw:frame draw:style-name="gr36" draw:text-style-name="P5" draw:layer="layout" svg:width="1.911cm" svg:height="0.349cm" svg:x="15.49cm" svg:y="12.227cm">
            <draw:text-box>
              <text:p><text:span text:style-name="T6">an</text:span><text:span text:style-name="T6">gl</text:span><text:span text:style-name="T6">es </text:span><text:span text:style-name="T6">en </text:span><text:span text:style-name="T6">ra</text:span><text:span text:style-name="T6">di</text:span><text:span text:style-name="T6">an</text:span><text:span text:style-name="T6">s</text:span></text:p>
            </draw:text-box>
          </draw:frame>
          <draw:frame draw:style-name="gr37" draw:text-style-name="P15" draw:layer="layout" svg:width="3.243cm" svg:height="1.398cm" svg:x="7.586cm" svg:y="13.86cm">
            <draw:text-box>
              <text:p><text:span text:style-name="T66">(</text:span><text:span text:style-name="T67">1</text:span><text:span text:style-name="T66">+</text:span><text:span text:style-name="T67">5.3</text:span><text:span text:style-name="T66">)*</text:span><text:span text:style-name="T67">2</text:span><text:span text:style-name="T66">→</text:span><text:span text:style-name="T67">12.6</text:span></text:p>
              <text:p><text:span text:style-name="T68">abs</text:span><text:span text:style-name="T69">(</text:span><text:span text:style-name="T67">-3.2</text:span><text:span text:style-name="T69">)→</text:span><text:span text:style-name="T67">3.2</text:span></text:p>
              <text:p><text:span text:style-name="T68">round</text:span><text:span text:style-name="T69">(</text:span><text:span text:style-name="T67">3.57</text:span><text:span text:style-name="T69">,</text:span><text:span text:style-name="T67">1</text:span><text:span text:style-name="T69">)→</text:span><text:span text:style-name="T67">3.6</text:span></text:p>
              <text:p><text:span text:style-name="T68">pow</text:span><text:span text:style-name="T69">(</text:span><text:span text:style-name="T67">4</text:span><text:span text:style-name="T69">,</text:span><text:span text:style-name="T67">3</text:span><text:span text:style-name="T69">)→</text:span><text:span text:style-name="T67">64.0</text:span></text:p>
            </draw:text-box>
          </draw:frame>
          <draw:line draw:style-name="gr38" draw:text-style-name="P3" draw:layer="layout" svg:x1="13.285cm" svg:y1="12.607cm" svg:x2="13.265cm" svg:y2="16.005cm">
            <text:p/>
          </draw:line>
          <draw:frame draw:style-name="gr39" draw:layer="layout" svg:width="1.837cm" svg:height="0.387cm" svg:x="7.571cm" svg:y="13.105cm">
            <draw:text-box>
              <text:p>Priorités <text:span text:style-name="T49">(</text:span>…<text:span text:style-name="T49">)</text:span></text:p>
            </draw:text-box>
          </draw:frame>
          <draw:frame draw:style-name="gr40" draw:text-style-name="P17" draw:layer="layout" svg:width="2.219cm" svg:height="0.388cm" svg:x="9.082cm" svg:y="15.239cm">
            <draw:text-box>
              <text:p text:style-name="P16"><text:span text:style-name="T64">☝</text:span><text:span text:style-name="T70"> </text:span><text:span text:style-name="T65">p</text:span><text:span text:style-name="T6">riorités usuelles</text:span></text:p>
            </draw:text-box>
          </draw:frame>
          <draw:frame draw:style-name="gr41" draw:text-style-name="P19" draw:layer="layout" svg:width="5.459cm" svg:height="0.698cm" svg:x="14.344cm" svg:y="15.386cm">
            <draw:text-box>
              <text:p text:style-name="P18"><text:span text:style-name="T71">modules </text:span><text:span text:style-name="T72">math</text:span><text:span text:style-name="T71">, </text:span><text:span text:style-name="T72">random</text:span><text:span text:style-name="T71">, </text:span><text:span text:style-name="T72">decimal</text:span><text:span text:style-name="T71">, </text:span><text:span text:style-name="T72">fractions</text:span><text:span text:style-name="T73">, etc.</text:span></text:p>
            </draw:text-box>
          </draw:frame>
        </draw:g>
        <draw:g>
          <draw:custom-shape draw:style-name="gr42" draw:text-style-name="P3" draw:layer="layout" svg:width="6.314cm" svg:height="2.296cm" svg:x="1cm" svg:y="13.835cm">
            <text:p/>
            <draw:enhanced-geometry svg:viewBox="0 0 21600 21600" draw:path-stretchpoint-x="10800" draw:path-stretchpoint-y="10800" draw:text-areas="?f3 ?f4 ?f5 ?f6" draw:type="round-rectangle" draw:modifiers="2363.238512035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3" draw:text-style-name="P20" draw:layer="layout" svg:width="3.834cm" svg:height="0.45cm" svg:x="3.456cm" svg:y="13.877cm">
            <draw:text-box draw:corner-radius="0.2cm">
              <text:p>Imports modules/noms</text:p>
            </draw:text-box>
          </draw:frame>
          <draw:frame draw:style-name="gr44" draw:text-style-name="P21" draw:layer="layout" svg:width="5.931cm" svg:height="0.32cm" svg:x="1.109cm" svg:y="14.806cm">
            <draw:text-box>
              <text:p><text:span text:style-name="T52">fr</text:span><text:span text:style-name="T52">om</text:span><text:span text:style-name="T53"> </text:span><text:span text:style-name="T54">mo</text:span><text:span text:style-name="T54">nm</text:span><text:span text:style-name="T54">od</text:span><text:span text:style-name="T53"> </text:span><text:span text:style-name="T52">im</text:span><text:span text:style-name="T52">po</text:span><text:span text:style-name="T52">rt</text:span><text:span text:style-name="T53"> </text:span><text:span text:style-name="T55">no</text:span><text:span text:style-name="T55">m1 </text:span><text:span text:style-name="T52">as</text:span><text:span text:style-name="T55"> </text:span><text:span text:style-name="T55">fc</text:span><text:span text:style-name="T55">t</text:span></text:p>
            </draw:text-box>
          </draw:frame>
          <draw:frame draw:style-name="gr45" draw:text-style-name="P12" draw:layer="layout" svg:width="3.778cm" svg:height="0.4cm" svg:x="1.092cm" svg:y="14.408cm">
            <draw:text-box>
              <text:p><text:span text:style-name="T48">modul</text:span><text:span text:style-name="T48">e </text:span><text:span text:style-name="T72">truc</text:span><text:span text:style-name="T74">⇔</text:span><text:span text:style-name="T48">fichi</text:span><text:span text:style-name="T48">er </text:span><text:span text:style-name="T75">truc</text:span><text:span text:style-name="T75">.py</text:span></text:p>
            </draw:text-box>
          </draw:frame>
          <draw:frame draw:style-name="gr46" draw:text-style-name="P12" draw:layer="layout" svg:width="5.04cm" svg:height="0.319cm" svg:x="1.763cm" svg:y="15.089cm">
            <draw:text-box>
              <text:p><text:span text:style-name="T74">→</text:span><text:span text:style-name="T48">accès </text:span><text:span text:style-name="T48">direct </text:span><text:span text:style-name="T48">aux </text:span><text:span text:style-name="T48">noms, </text:span><text:span text:style-name="T48">renomm</text:span><text:span text:style-name="T48">age avec </text:span><text:span text:style-name="T76">as</text:span></text:p>
            </draw:text-box>
          </draw:frame>
          <draw:frame draw:style-name="gr47" draw:text-style-name="P21" draw:layer="layout" svg:width="2.479cm" svg:height="0.32cm" svg:x="1.108cm" svg:y="15.412cm">
            <draw:text-box>
              <text:p><text:span text:style-name="T52">impo</text:span><text:span text:style-name="T52">rt</text:span><text:span text:style-name="T53"> </text:span><text:span text:style-name="T54">monm</text:span><text:span text:style-name="T54">od</text:span></text:p>
            </draw:text-box>
          </draw:frame>
          <draw:frame draw:style-name="gr48" draw:text-style-name="P12" draw:layer="layout" svg:width="4.095cm" svg:height="0.319cm" svg:x="1.744cm" svg:y="15.724cm">
            <draw:text-box>
              <text:p><text:span text:style-name="T74">→</text:span><text:span text:style-name="T48">accès via </text:span><text:span text:style-name="T77">monmod</text:span><text:span text:style-name="T75">.</text:span><text:span text:style-name="T78">nom1</text:span><text:span text:style-name="T48"> …</text:span></text:p>
            </draw:text-box>
          </draw:frame>
        </draw:g>
        <draw:g>
          <draw:frame draw:style-name="gr49" draw:text-style-name="P22" draw:layer="layout" svg:width="4.243cm" svg:height="0.45cm" svg:x="5.047cm" svg:y="19.004cm">
            <draw:text-box draw:corner-radius="0.2cm">
              <text:p>Instruction conditionnelle</text:p>
            </draw:text-box>
          </draw:frame>
          <draw:custom-shape draw:style-name="gr50" draw:text-style-name="P23" draw:layer="layout" svg:width="8.3cm" svg:height="4.091cm" svg:x="1cm" svg:y="19.004cm">
            <text:p/>
            <draw:enhanced-geometry svg:viewBox="0 0 21600 21600" draw:path-stretchpoint-x="10800" draw:path-stretchpoint-y="10800" draw:text-areas="?f3 ?f4 ?f5 ?f6" draw:type="round-rectangle" draw:modifiers="1055.7184750733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1" draw:text-style-name="P24" draw:layer="layout" svg:width="2.88cm" svg:height="1.729cm" svg:x="6.42cm" svg:y="21.237cm">
            <draw:text-box>
              <text:p><text:span text:style-name="T79">if</text:span><text:span text:style-name="T80"> </text:span><text:span text:style-name="T81">age</text:span><text:span text:style-name="T80">&lt;=</text:span><text:span text:style-name="T82">18</text:span><text:span text:style-name="T79">:</text:span></text:p>
              <text:p><text:span text:style-name="T80"><text:s text:c="2"/></text:span><text:span text:style-name="T83">etat</text:span><text:span text:style-name="T80">=</text:span><text:span text:style-name="T82">"Enfant"</text:span></text:p>
              <text:p><text:span text:style-name="T79">elif</text:span><text:span text:style-name="T80"> </text:span><text:span text:style-name="T81">age</text:span><text:span text:style-name="T80">&gt;</text:span><text:span text:style-name="T82">65</text:span><text:span text:style-name="T79">:</text:span></text:p>
              <text:p><text:span text:style-name="T80"><text:s text:c="2"/></text:span><text:span text:style-name="T83">etat</text:span><text:span text:style-name="T80">=</text:span><text:span text:style-name="T82">"Retraité"</text:span></text:p>
              <text:p><text:span text:style-name="T79">else:</text:span></text:p>
              <text:p><text:span text:style-name="T80"><text:s text:c="2"/></text:span><text:span text:style-name="T83">etat</text:span><text:span text:style-name="T80">=</text:span><text:span text:style-name="T82">"Actif"</text:span></text:p>
            </draw:text-box>
          </draw:frame>
          <draw:frame draw:style-name="gr52" draw:layer="layout" svg:width="3.986cm" svg:height="0.933cm" svg:x="1.428cm" svg:y="19.801cm">
            <draw:text-box>
              <text:p><text:span text:style-name="T84">if</text:span> <text:span text:style-name="T85">condition logique</text:span>:</text:p>
              <text:p><text:s text:c="4"/><text:span text:style-name="T86">bloc d'instructions</text:span></text:p>
            </draw:text-box>
          </draw:frame>
          <draw:frame draw:style-name="gr53" draw:text-style-name="P5" draw:layer="layout" svg:width="4.328cm" svg:height="0.705cm" svg:x="1.143cm" svg:y="19.091cm">
            <draw:text-box>
              <text:p><text:span text:style-name="T6">un bloc d'instructions exécuté,</text:span></text:p>
              <text:p><text:span text:style-name="T6">uniquement </text:span><text:span text:style-name="T87">si</text:span><text:span text:style-name="T6"> sa condition est vraie</text:span></text:p>
            </draw:text-box>
          </draw:frame>
          <draw:frame draw:style-name="gr54" draw:text-style-name="P24" draw:layer="layout" svg:width="4.822cm" svg:height="1.273cm" svg:x="1.162cm" svg:y="20.831cm">
            <draw:text-box>
              <text:p><text:span text:style-name="T80">Combinable avec des </text:span><text:span text:style-name="T48">sinon si</text:span><text:span text:style-name="T80">, </text:span><text:span text:style-name="T48">sinon si</text:span><text:span text:style-name="T80">... et un </text:span><text:span text:style-name="T80">seul </text:span><text:span text:style-name="T48">sinon</text:span><text:span text:style-name="T80"> final. Seul le bloc de la première </text:span><text:span text:style-name="T80">condition trouvée vraie est exécuté.</text:span></text:p>
            </draw:text-box>
          </draw:frame>
          <draw:line draw:style-name="gr55" draw:text-style-name="P3" draw:layer="layout" svg:x1="1.443cm" svg:y1="20.542cm" svg:x2="2.328cm" svg:y2="20.542cm">
            <text:p/>
          </draw:line>
          <draw:line draw:style-name="gr56" draw:text-style-name="P3" draw:layer="layout" svg:x1="2.328cm" svg:y1="20.801cm" svg:x2="2.328cm" svg:y2="20.301cm">
            <text:p/>
          </draw:line>
          <draw:custom-shape draw:style-name="gr57" draw:text-style-name="P25" xml:id="id1" draw:id="id1" draw:layer="layout" svg:width="0.588cm" svg:height="0.338cm" svg:x="8.387cm" svg:y="19.937cm">
            <text:p text:style-name="P3"><text:span text:style-name="T88">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58" draw:text-style-name="P26" xml:id="id2" draw:id="id2" draw:layer="layout" svg:width="0.411cm" svg:height="0.228cm" svg:x="8.012cm" svg:y="20.25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59" draw:text-style-name="P26" draw:layer="layout" svg:x1="8.387cm" svg:y1="20.106cm" svg:x2="8.218cm" svg:y2="20.253cm" draw:start-shape="id1" draw:start-glue-point="5" draw:end-shape="id2" draw:end-glue-point="4" svg:d="M8387 20106h-169v147" svg:viewBox="0 0 170 148">
            <text:p/>
          </draw:connector>
          <draw:connector draw:style-name="gr59" draw:text-style-name="P26" draw:layer="layout" draw:line-skew="-0.104cm" svg:x1="8.218cm" svg:y1="20.481cm" svg:x2="8.682cm" svg:y2="20.843cm" draw:start-shape="id2" draw:start-glue-point="6" draw:end-shape="id3" draw:end-glue-point="4" svg:d="M8218 20481v82h464v280" svg:viewBox="0 0 465 363">
            <text:p/>
          </draw:connector>
          <draw:connector draw:style-name="gr59" draw:text-style-name="P26" draw:layer="layout" svg:x1="8.681cm" svg:y1="20.275cm" svg:x2="8.682cm" svg:y2="20.843cm" draw:start-shape="id1" draw:start-glue-point="6" draw:end-shape="id3" draw:end-glue-point="4" svg:d="M8681 20275v289h1v279" svg:viewBox="0 0 2 569">
            <text:p/>
          </draw:connector>
          <draw:connector draw:style-name="gr59" draw:text-style-name="P26" draw:layer="layout" svg:x1="8.682cm" svg:y1="19.651cm" svg:x2="8.681cm" svg:y2="19.937cm" draw:start-shape="id4" draw:start-glue-point="6" draw:end-shape="id1" draw:end-glue-point="4" svg:d="M8682 19651v139h-1v147" svg:viewBox="0 0 2 287">
            <text:p/>
          </draw:connector>
          <draw:frame draw:style-name="gr60" draw:text-style-name="P27" draw:layer="layout" svg:width="0.298cm" svg:height="0.276cm" svg:x="8.049cm" svg:y="19.767cm">
            <draw:text-box>
              <text:p><text:span text:style-name="T89">oui</text:span></text:p>
            </draw:text-box>
          </draw:frame>
          <draw:frame draw:style-name="gr61" draw:text-style-name="P27" draw:layer="layout" svg:width="0.349cm" svg:height="0.276cm" svg:x="8.734cm" svg:y="20.219cm">
            <draw:text-box>
              <text:p><text:span text:style-name="T89">non</text:span></text:p>
            </draw:text-box>
          </draw:frame>
          <draw:custom-shape draw:style-name="gr62" draw:text-style-name="P28" xml:id="id3" draw:id="id3" draw:layer="layout" svg:width="0.411cm" svg:height="0.135cm" svg:x="8.476cm" svg:y="20.84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7" draw:text-style-name="P25" xml:id="id5" draw:id="id5" draw:layer="layout" svg:width="0.588cm" svg:height="0.338cm" svg:x="6.408cm" svg:y="19.933cm">
            <text:p text:style-name="P3"><text:span text:style-name="T88">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58" draw:text-style-name="P26" xml:id="id6" draw:id="id6" draw:layer="layout" svg:width="0.411cm" svg:height="0.228cm" svg:x="6.033cm" svg:y="20.24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58" draw:text-style-name="P26" xml:id="id7" draw:id="id7" draw:layer="layout" svg:width="0.411cm" svg:height="0.165cm" svg:x="6.984cm" svg:y="20.263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59" draw:text-style-name="P26" draw:layer="layout" svg:x1="6.408cm" svg:y1="20.102cm" svg:x2="6.239cm" svg:y2="20.249cm" draw:start-shape="id5" draw:start-glue-point="5" draw:end-shape="id6" draw:end-glue-point="4" svg:d="M6408 20102h-169v147" svg:viewBox="0 0 170 148">
            <text:p/>
          </draw:connector>
          <draw:connector draw:style-name="gr59" draw:text-style-name="P26" draw:layer="layout" svg:x1="6.996cm" svg:y1="20.102cm" svg:x2="7.19cm" svg:y2="20.263cm" draw:start-shape="id5" draw:start-glue-point="7" draw:end-shape="id7" draw:end-glue-point="4" svg:d="M6996 20102h194v161" svg:viewBox="0 0 195 162">
            <text:p/>
          </draw:connector>
          <draw:connector draw:style-name="gr59" draw:text-style-name="P26" draw:layer="layout" draw:line-skew="-0.104cm" svg:x1="6.239cm" svg:y1="20.477cm" svg:x2="6.703cm" svg:y2="20.839cm" draw:start-shape="id6" draw:start-glue-point="6" draw:end-shape="id8" draw:end-glue-point="4" svg:d="M6239 20477v82h464v280" svg:viewBox="0 0 465 363">
            <text:p/>
          </draw:connector>
          <draw:connector draw:style-name="gr59" draw:text-style-name="P26" draw:layer="layout" draw:line-skew="-0.079cm" svg:x1="7.19cm" svg:y1="20.428cm" svg:x2="6.703cm" svg:y2="20.839cm" draw:start-shape="id7" draw:start-glue-point="6" draw:end-shape="id8" draw:end-glue-point="4" svg:d="M7190 20428v132h-487v279" svg:viewBox="0 0 488 412">
            <text:p/>
          </draw:connector>
          <draw:connector draw:style-name="gr59" draw:text-style-name="P26" draw:layer="layout" svg:x1="6.703cm" svg:y1="19.67cm" svg:x2="6.702cm" svg:y2="19.933cm" draw:start-shape="id9" draw:start-glue-point="6" draw:end-shape="id5" draw:end-glue-point="4" svg:d="M6703 19670v128h-1v135" svg:viewBox="0 0 2 264">
            <text:p/>
          </draw:connector>
          <draw:frame draw:style-name="gr60" draw:text-style-name="P27" draw:layer="layout" svg:width="0.298cm" svg:height="0.276cm" svg:x="6.07cm" svg:y="19.763cm">
            <draw:text-box>
              <text:p><text:span text:style-name="T89">oui</text:span></text:p>
            </draw:text-box>
          </draw:frame>
          <draw:frame draw:style-name="gr61" draw:text-style-name="P27" draw:layer="layout" svg:width="0.349cm" svg:height="0.276cm" svg:x="7.045cm" svg:y="19.763cm">
            <draw:text-box>
              <text:p><text:span text:style-name="T89">non</text:span></text:p>
            </draw:text-box>
          </draw:frame>
          <draw:custom-shape draw:style-name="gr62" draw:text-style-name="P28" xml:id="id8" draw:id="id8" draw:layer="layout" svg:width="0.411cm" svg:height="0.092cm" svg:x="6.497cm" svg:y="20.839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2" draw:text-style-name="P28" xml:id="id9" draw:id="id9" draw:layer="layout" svg:width="0.411cm" svg:height="0.084cm" svg:x="6.497cm" svg:y="19.586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2" draw:text-style-name="P28" xml:id="id4" draw:id="id4" draw:layer="layout" svg:width="0.411cm" svg:height="0.071cm" svg:x="8.476cm" svg:y="19.58cm">
            <text:p/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frame draw:style-name="gr63" draw:text-style-name="P30" draw:layer="layout" svg:width="5.154cm" svg:height="0.955cm" svg:x="1.143cm" svg:y="22.092cm">
            <draw:text-box>
              <text:p text:style-name="P18"><text:span text:style-name="T90">☝ </text:span><text:span text:style-name="T91">avec une variable </text:span><text:span text:style-name="T92">x</text:span><text:span text:style-name="T91">:</text:span></text:p>
              <text:p text:style-name="P29"><text:span text:style-name="T93">if</text:span><text:span text:style-name="T94"> </text:span><text:span text:style-name="T93">bool</text:span><text:span text:style-name="T95">(</text:span><text:span text:style-name="T96">x</text:span><text:span text:style-name="T95">)</text:span><text:span text:style-name="T94">==</text:span><text:span text:style-name="T97">True</text:span><text:span text:style-name="T93">:</text:span><text:span text:style-name="T93"><text:tab/></text:span><text:span text:style-name="T98">⇔</text:span><text:span text:style-name="T93"> if </text:span><text:span text:style-name="T96">x</text:span><text:span text:style-name="T93">:</text:span></text:p>
              <text:p text:style-name="P29"><text:span text:style-name="T93">if bool</text:span><text:span text:style-name="T95">(</text:span><text:span text:style-name="T96">x</text:span><text:span text:style-name="T95">)==</text:span><text:span text:style-name="T97">False</text:span><text:span text:style-name="T93">:</text:span><text:span text:style-name="T93"><text:tab/></text:span><text:span text:style-name="T98">⇔</text:span><text:span text:style-name="T93"> if not </text:span><text:span text:style-name="T96">x</text:span><text:span text:style-name="T93">:</text:span></text:p>
            </draw:text-box>
          </draw:frame>
        </draw:g>
        <draw:g>
          <draw:frame draw:style-name="gr64" draw:layer="layout" svg:width="4.354cm" svg:height="1.409cm" svg:x="1.2cm" svg:y="5.88cm">
            <draw:text-box>
              <text:p><text:span text:style-name="T99">a</text:span><text:span text:style-name="T100">…</text:span><text:span text:style-name="T99">zA</text:span><text:span text:style-name="T100">…</text:span><text:span text:style-name="T99">Z_</text:span> suivi de <text:span text:style-name="T99">a</text:span><text:span text:style-name="T101">…</text:span><text:span text:style-name="T99">zA</text:span><text:span text:style-name="T101">…</text:span><text:span text:style-name="T99">Z_0</text:span><text:span text:style-name="T101">…</text:span><text:span text:style-name="T99">9</text:span></text:p>
              <text:p><text:span text:style-name="T102">◽</text:span><text:span text:style-name="T103"> </text:span>accents possibles mais à éviter</text:p>
              <text:p><text:span text:style-name="T102">◽</text:span><text:span text:style-name="T103"> </text:span>mots clés du langage interdits</text:p>
              <text:p><text:span text:style-name="T102">◽</text:span><text:span text:style-name="T103"> </text:span><text:span text:style-name="T103">distinctio</text:span><text:span text:style-name="T103">n casse </text:span><text:span text:style-name="T103">min/M</text:span><text:span text:style-name="T103">AJ</text:span></text:p>
            </draw:text-box>
          </draw:frame>
          <draw:custom-shape draw:style-name="gr65" draw:text-style-name="P31" draw:layer="layout" svg:width="6.288cm" svg:height="2.988cm" svg:x="1cm" svg:y="5.08cm">
            <text:p/>
            <draw:enhanced-geometry svg:viewBox="0 0 21600 21600" draw:path-stretchpoint-x="10800" draw:path-stretchpoint-y="10800" draw:text-areas="?f3 ?f4 ?f5 ?f6" draw:type="round-rectangle" draw:modifiers="1536.52530779754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6" draw:text-style-name="P32" draw:layer="layout" svg:width="4.109cm" svg:height="0.357cm" svg:x="1.992cm" svg:y="7.315cm">
            <draw:text-box>
              <text:p><text:span text:style-name="T104">☺</text:span><text:span text:style-name="T105"> </text:span><text:span text:style-name="T105">a </text:span><text:span text:style-name="T106">toto </text:span><text:span text:style-name="T106">x7 </text:span><text:span text:style-name="T106">y_max </text:span><text:span text:style-name="T106">bigOn</text:span><text:span text:style-name="T106">e</text:span></text:p>
            </draw:text-box>
          </draw:frame>
          <draw:frame draw:style-name="gr67" draw:text-style-name="P32" draw:layer="layout" svg:width="2.076cm" svg:height="0.357cm" svg:x="1.992cm" svg:y="7.653cm">
            <draw:text-box>
              <text:p><text:span text:style-name="T107">☹</text:span><text:span text:style-name="T108"> </text:span><text:span text:style-name="T109">8y</text:span><text:span text:style-name="T110"> </text:span><text:span text:style-name="T109">and</text:span><text:span text:style-name="T110"> </text:span><text:span text:style-name="T109">for</text:span></text:p>
            </draw:text-box>
          </draw:frame>
          <draw:frame draw:style-name="gr68" draw:text-style-name="P5" draw:layer="layout" svg:width="3.207cm" svg:height="0.637cm" svg:x="1.234cm" svg:y="5.171cm">
            <draw:text-box>
              <text:p><text:span text:style-name="T6">pour noms </text:span><text:span text:style-name="T6">de </text:span><text:span text:style-name="T6">variables,</text:span></text:p>
              <text:p><text:span text:style-name="T6">fonctions, </text:span><text:span text:style-name="T6">modules, </text:span><text:span text:style-name="T6">classes</text:span><text:span text:style-name="T111">…</text:span></text:p>
            </draw:text-box>
          </draw:frame>
          <draw:frame draw:style-name="gr69" draw:text-style-name="P33" draw:layer="layout" svg:width="2.584cm" svg:height="0.45cm" svg:x="4.674cm" svg:y="5.105cm">
            <draw:text-box draw:corner-radius="0.2cm">
              <text:p>Identificateurs</text:p>
            </draw:text-box>
          </draw:frame>
        </draw:g>
        <draw:g>
          <draw:custom-shape draw:style-name="gr70" draw:text-style-name="P31" draw:layer="layout" svg:width="6.264cm" svg:height="5.46cm" svg:x="1cm" svg:y="8.20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791.06390770921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71" draw:text-style-name="P34" draw:layer="layout" svg:width="2.968cm" svg:height="0.357cm" svg:x="1.164cm" svg:y="9.833cm">
            <draw:text-box>
              <text:p><text:span text:style-name="T112">x</text:span><text:span text:style-name="T113">=</text:span><text:span text:style-name="T114">1.2</text:span><text:span text:style-name="T113">+</text:span><text:span text:style-name="T114">8</text:span><text:span text:style-name="T115">+</text:span><text:span text:style-name="T116">sin</text:span><text:span text:style-name="T115">(</text:span><text:span text:style-name="T112">y</text:span><text:span text:style-name="T115">)</text:span></text:p>
            </draw:text-box>
          </draw:frame>
          <draw:frame draw:style-name="gr72" draw:text-style-name="P34" draw:layer="layout" svg:width="3.603cm" svg:height="0.357cm" svg:x="1.164cm" svg:y="10.553cm">
            <draw:text-box>
              <text:p><text:span text:style-name="T112">y</text:span><text:span text:style-name="T113">,</text:span><text:span text:style-name="T112">z</text:span><text:span text:style-name="T115">,</text:span><text:span text:style-name="T112">r</text:span><text:span text:style-name="T113">=</text:span><text:span text:style-name="T114">9.2</text:span><text:span text:style-name="T113">,</text:span><text:span text:style-name="T114">-7.6</text:span><text:span text:style-name="T115">,</text:span><text:span text:style-name="T114">0 </text:span></text:p>
            </draw:text-box>
          </draw:frame>
          <draw:frame draw:style-name="gr73" draw:text-style-name="P34" draw:layer="layout" svg:width="0.849cm" svg:height="0.357cm" svg:x="1.177cm" svg:y="11.323cm">
            <draw:text-box>
              <text:p><text:span text:style-name="T112">x</text:span><text:span text:style-name="T113">+=</text:span><text:span text:style-name="T114">3</text:span></text:p>
            </draw:text-box>
          </draw:frame>
          <draw:frame draw:style-name="gr73" draw:text-style-name="P34" draw:layer="layout" svg:width="0.849cm" svg:height="0.357cm" svg:x="1.189cm" svg:y="11.721cm">
            <draw:text-box>
              <text:p><text:span text:style-name="T112">x</text:span><text:span text:style-name="T113">-=</text:span><text:span text:style-name="T114">2</text:span></text:p>
            </draw:text-box>
          </draw:frame>
          <draw:frame draw:style-name="gr74" draw:text-style-name="P12" draw:layer="layout" svg:width="3.044cm" svg:height="0.323cm" svg:x="2.331cm" svg:y="11.354cm">
            <draw:text-box>
              <text:p><text:span text:style-name="T48">incrémentation </text:span><text:span text:style-name="T74">⇔ </text:span><text:span text:style-name="T117">x</text:span><text:span text:style-name="T118">=</text:span><text:span text:style-name="T35">x</text:span><text:span text:style-name="T118">+</text:span><text:span text:style-name="T119">3</text:span><text:span text:style-name="T120"> </text:span></text:p>
            </draw:text-box>
          </draw:frame>
          <draw:frame draw:style-name="gr75" draw:text-style-name="P12" draw:layer="layout" svg:width="3.023cm" svg:height="0.323cm" svg:x="2.269cm" svg:y="11.739cm">
            <draw:text-box>
              <text:p><text:span text:style-name="T48">décrémentation </text:span><text:span text:style-name="T74">⇔ </text:span><text:span text:style-name="T117">x</text:span><text:span text:style-name="T118">=</text:span><text:span text:style-name="T35">x</text:span><text:span text:style-name="T118">-</text:span><text:span text:style-name="T119">2</text:span></text:p>
            </draw:text-box>
          </draw:frame>
          <draw:frame draw:style-name="gr76" draw:text-style-name="P34" draw:layer="layout" svg:width="1.273cm" svg:height="0.357cm" svg:x="1.19cm" svg:y="12.126cm">
            <draw:text-box>
              <text:p><text:span text:style-name="T112">x</text:span><text:span text:style-name="T115">=</text:span><text:span text:style-name="T121">None</text:span></text:p>
            </draw:text-box>
          </draw:frame>
          <draw:frame draw:style-name="gr77" draw:text-style-name="P12" draw:layer="layout" svg:width="3.355cm" svg:height="0.319cm" svg:x="2.666cm" svg:y="12.166cm">
            <draw:text-box>
              <text:p><text:span text:style-name="T48">valeur constante « non défini »</text:span></text:p>
            </draw:text-box>
          </draw:frame>
          <draw:frame draw:style-name="gr78" draw:text-style-name="P34" draw:layer="layout" svg:width="1.486cm" svg:height="0.357cm" svg:x="1.164cm" svg:y="10.205cm">
            <draw:text-box>
              <text:p><text:span text:style-name="T112">a</text:span><text:span text:style-name="T113">=</text:span><text:span text:style-name="T112">b</text:span><text:span text:style-name="T115">=</text:span><text:span text:style-name="T112">c</text:span><text:span text:style-name="T113">=</text:span><text:span text:style-name="T114">0</text:span></text:p>
            </draw:text-box>
          </draw:frame>
          <draw:frame draw:style-name="gr79" draw:text-style-name="P12" draw:layer="layout" svg:width="3.114cm" svg:height="0.319cm" svg:x="2.956cm" svg:y="10.203cm">
            <draw:text-box>
              <text:p><text:span text:style-name="T48">affectation à la même valeur</text:span></text:p>
            </draw:text-box>
          </draw:frame>
          <draw:frame draw:style-name="gr80" draw:text-style-name="P12" draw:layer="layout" svg:width="2.267cm" svg:height="0.319cm" svg:x="4.717cm" svg:y="10.531cm">
            <draw:text-box>
              <text:p><text:span text:style-name="T48">affectations multiples</text:span></text:p>
            </draw:text-box>
          </draw:frame>
          <draw:frame draw:style-name="gr78" draw:text-style-name="P34" draw:layer="layout" svg:width="1.486cm" svg:height="0.357cm" svg:x="1.164cm" svg:y="10.932cm">
            <draw:text-box>
              <text:p><text:span text:style-name="T112">a</text:span><text:span text:style-name="T113">,</text:span><text:span text:style-name="T112">b</text:span><text:span text:style-name="T115">=</text:span><text:span text:style-name="T112">b</text:span><text:span text:style-name="T122">,</text:span><text:span text:style-name="T112">a</text:span></text:p>
            </draw:text-box>
          </draw:frame>
          <draw:frame draw:style-name="gr81" draw:text-style-name="P12" draw:layer="layout" svg:width="2.068cm" svg:height="0.319cm" svg:x="2.956cm" svg:y="10.954cm">
            <draw:text-box>
              <text:p><text:span text:style-name="T48">échange de valeurs</text:span></text:p>
            </draw:text-box>
          </draw:frame>
          <draw:frame draw:style-name="gr82" draw:text-style-name="P12" draw:layer="layout" svg:width="3.046cm" svg:height="0.637cm" svg:x="3.226cm" svg:y="11.418cm">
            <draw:text-box>
              <text:p><text:span text:style-name="T48"/></text:p>
              <text:p><text:span text:style-name="T48"/></text:p>
            </draw:text-box>
          </draw:frame>
          <draw:frame draw:style-name="gr83" draw:text-style-name="P30" draw:layer="layout" svg:width="5.548cm" svg:height="0.637cm" svg:x="1.257cm" svg:y="9.137cm">
            <draw:text-box>
              <text:p text:style-name="P18"><text:span text:style-name="T48">1) </text:span><text:span text:style-name="T48">éval</text:span><text:span text:style-name="T48">uati</text:span><text:span text:style-name="T48">on </text:span><text:span text:style-name="T48">de </text:span><text:span text:style-name="T48">la </text:span><text:span text:style-name="T48">vale</text:span><text:span text:style-name="T48">ur </text:span><text:span text:style-name="T48">de </text:span><text:span text:style-name="T48">l'exp</text:span><text:span text:style-name="T48">ressi</text:span><text:span text:style-name="T48">on </text:span><text:span text:style-name="T48">de </text:span><text:span text:style-name="T48">droi</text:span><text:span text:style-name="T48">te</text:span></text:p>
              <text:p text:style-name="P18"><text:span text:style-name="T48">2) </text:span><text:span text:style-name="T48">affec</text:span><text:span text:style-name="T48">tati</text:span><text:span text:style-name="T48">on </text:span><text:span text:style-name="T48">dan</text:span><text:span text:style-name="T48">s </text:span><text:span text:style-name="T48">l'or</text:span><text:span text:style-name="T48">dre </text:span><text:span text:style-name="T48">avec </text:span><text:span text:style-name="T48">les </text:span><text:span text:style-name="T48">nom</text:span><text:span text:style-name="T48">s de </text:span><text:span text:style-name="T48">gauc</text:span><text:span text:style-name="T48">he</text:span></text:p>
            </draw:text-box>
          </draw:frame>
          <draw:frame draw:style-name="gr84" draw:text-style-name="P21" draw:layer="layout" svg:width="0.277cm" svg:height="0.458cm" svg:x="1.291cm" svg:y="8.405cm">
            <draw:text-box>
              <text:p><text:span text:style-name="T123">=</text:span></text:p>
            </draw:text-box>
          </draw:frame>
          <draw:frame draw:style-name="gr85" draw:text-style-name="P21" draw:layer="layout" svg:width="5.613cm" svg:height="0.32cm" svg:x="1.34cm" svg:y="8.785cm">
            <draw:text-box>
              <text:p><text:span text:style-name="T124">☝ </text:span><text:span text:style-name="T124">affec</text:span><text:span text:style-name="T124">tation </text:span><text:span text:style-name="T125">⇔</text:span><text:span text:style-name="T124"> </text:span><text:span text:style-name="T126">asso</text:span><text:span text:style-name="T126">ciati</text:span><text:span text:style-name="T126">on</text:span><text:span text:style-name="T124"> </text:span><text:span text:style-name="T124">d'un </text:span><text:span text:style-name="T127">nom</text:span><text:span text:style-name="T124"> </text:span><text:span text:style-name="T124">à </text:span><text:span text:style-name="T124">une </text:span><text:span text:style-name="T127">vale</text:span><text:span text:style-name="T127">ur</text:span></text:p>
            </draw:text-box>
          </draw:frame>
          <draw:frame draw:style-name="gr86" draw:text-style-name="P21" draw:layer="layout" svg:width="0.956cm" svg:height="0.474cm" svg:x="1.138cm" svg:y="12.502cm">
            <draw:text-box>
              <text:p><text:span text:style-name="T128">del</text:span><text:span text:style-name="T129"> </text:span><text:span text:style-name="T130">x</text:span></text:p>
            </draw:text-box>
          </draw:frame>
          <draw:frame draw:style-name="gr87" draw:text-style-name="P12" draw:layer="layout" svg:width="2.394cm" svg:height="0.319cm" svg:x="2.437cm" svg:y="12.508cm">
            <draw:text-box>
              <text:p><text:span text:style-name="T48">suppression du nom </text:span><text:span text:style-name="T131">x</text:span></text:p>
            </draw:text-box>
          </draw:frame>
          <draw:frame draw:style-name="gr88" draw:text-style-name="P35" draw:layer="layout" svg:width="0.341cm" svg:height="1.654cm" svg:x="6.541cm" svg:y="11.077cm">
            <draw:text-box>
              <text:p text:style-name="P3"><text:span text:style-name="T132">et</text:span></text:p>
              <text:p text:style-name="P3"><text:span text:style-name="T133">*=</text:span></text:p>
              <text:p text:style-name="P3"><text:span text:style-name="T133">/=</text:span></text:p>
              <text:p text:style-name="P3"><text:span text:style-name="T133">%=</text:span></text:p>
              <text:p text:style-name="P3"><text:span text:style-name="T71">…</text:span></text:p>
            </draw:text-box>
          </draw:frame>
          <draw:frame draw:style-name="gr89" draw:text-style-name="P36" draw:layer="layout" svg:width="3.81cm" svg:height="0.45cm" svg:x="3.417cm" svg:y="8.217cm">
            <draw:text-box draw:corner-radius="0.2cm">
              <text:p>Variables &amp; affectation</text:p>
            </draw:text-box>
          </draw:frame>
        </draw:g>
        <draw:g>
          <draw:custom-shape draw:style-name="gr90" draw:text-style-name="P3" draw:layer="layout" svg:width="8.283cm" svg:height="2.463cm" svg:x="1cm" svg:y="16.355cm">
            <text:p/>
            <draw:enhanced-geometry svg:viewBox="0 0 21600 21600" draw:path-stretchpoint-x="10800" draw:path-stretchpoint-y="10800" draw:text-areas="?f3 ?f4 ?f5 ?f6" draw:type="round-rectangle" draw:modifiers="1753.2467532467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1" draw:text-style-name="P15" draw:layer="layout" svg:width="2.822cm" svg:height="0.391cm" svg:x="1.781cm" svg:y="16.761cm">
            <draw:text-box>
              <text:p><text:span text:style-name="T134">raise</text:span><text:span text:style-name="T135"> </text:span><text:span text:style-name="T136">ExcClass(…)</text:span></text:p>
            </draw:text-box>
          </draw:frame>
          <draw:frame draw:style-name="gr92" draw:layer="layout" svg:width="3.241cm" svg:height="0.353cm" svg:x="1.102cm" svg:y="16.438cm">
            <draw:text-box>
              <text:p>Signalisation :</text:p>
            </draw:text-box>
          </draw:frame>
          <draw:frame draw:style-name="gr93" draw:layer="layout" svg:width="2.872cm" svg:height="0.353cm" svg:x="1.102cm" svg:y="17.061cm">
            <draw:text-box>
              <text:p>Traitement :</text:p>
            </draw:text-box>
          </draw:frame>
          <draw:frame draw:style-name="gr94" draw:text-style-name="P15" draw:layer="layout" svg:width="3.661cm" svg:height="1.375cm" svg:x="1.193cm" svg:y="17.384cm">
            <draw:text-box>
              <text:p><text:span text:style-name="T134">try</text:span><text:span text:style-name="T137">:</text:span></text:p>
              <text:p><text:span text:style-name="T137"><text:s text:c="4"/></text:span><text:span text:style-name="T138">bloc traitement normal</text:span></text:p>
              <text:p><text:span text:style-name="T134">except</text:span><text:span text:style-name="T135"> </text:span><text:span text:style-name="T136">ExcClass</text:span><text:span text:style-name="T139"> as </text:span><text:span text:style-name="T140">e</text:span><text:span text:style-name="T141">:</text:span></text:p>
              <text:p><text:span text:style-name="T141"><text:s text:c="4"/></text:span><text:span text:style-name="T138">bloc traitement erreur</text:span></text:p>
            </draw:text-box>
          </draw:frame>
          <draw:connector draw:style-name="gr59" draw:text-style-name="P26" draw:layer="layout" svg:x1="6.078cm" svg:y1="16.922cm" svg:x2="6.078cm" svg:y2="17.136cm" draw:start-shape="id10" draw:start-glue-point="6" draw:end-shape="id11" draw:end-glue-point="4" svg:d="M6078 16922v214" svg:viewBox="0 0 1 215">
            <text:p/>
          </draw:connector>
          <draw:custom-shape draw:style-name="gr95" draw:text-style-name="P37" xml:id="id11" draw:id="id11" draw:layer="layout" svg:width="1.271cm" svg:height="0.786cm" svg:x="5.442cm" svg:y="17.136cm">
            <text:p text:style-name="P18"><text:span text:style-name="T142">traitement</text:span></text:p>
            <text:p text:style-name="P3"><text:span text:style-name="T142"/></text:p>
            <text:p text:style-name="P18"><text:span text:style-name="T142">normal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59" draw:text-style-name="P26" xml:id="id14" draw:id="id14" draw:layer="layout" svg:x1="6.078cm" svg:y1="17.922cm" svg:x2="6.079cm" svg:y2="18.254cm" draw:start-shape="id11" draw:start-glue-point="6" draw:end-shape="id12" draw:end-glue-point="4" svg:d="M6078 17922v171h1v161" svg:viewBox="0 0 2 333">
            <text:p/>
          </draw:connector>
          <draw:custom-shape draw:style-name="gr96" draw:text-style-name="P28" xml:id="id12" draw:id="id12" draw:layer="layout" svg:width="0.411cm" svg:height="0.112cm" svg:x="5.873cm" svg:y="18.25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97" draw:text-style-name="P26" draw:layer="layout" draw:type="curve" svg:x1="6.713cm" svg:y1="17.529cm" svg:x2="7.144cm" svg:y2="17.665cm" draw:start-shape="id11" draw:start-glue-point="7" draw:end-shape="id13" draw:end-glue-point="5" svg:d="M6713 17529c322 0 107 136 431 136" svg:viewBox="0 0 432 137">
            <text:p/>
          </draw:connector>
          <draw:custom-shape draw:style-name="gr96" draw:text-style-name="P28" xml:id="id10" draw:id="id10" draw:layer="layout" svg:width="0.411cm" svg:height="0.085cm" svg:x="5.872cm" svg:y="16.837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8" draw:text-style-name="P37" xml:id="id15" draw:id="id15" draw:layer="layout" svg:width="1.497cm" svg:height="0.571cm" svg:x="7.522cm" svg:y="16.895cm">
            <text:p text:style-name="P18"><text:span text:style-name="T142">traitement</text:span></text:p>
            <text:p text:style-name="P18"><text:span text:style-name="T142">erreu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99" draw:text-style-name="P37" xml:id="id13" draw:id="id13" draw:layer="layout" svg:width="1.492cm" svg:height="0.571cm" svg:x="7.144cm" svg:y="17.379cm">
            <text:p text:style-name="P18"><text:span text:style-name="T142">traitement</text:span></text:p>
            <text:p text:style-name="P18"><text:span text:style-name="T142">erreur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97" draw:text-style-name="P26" draw:layer="layout" draw:type="curve" draw:line-skew="-0.381cm" svg:x1="7.89cm" svg:y1="17.95cm" svg:x2="6.078cm" svg:y2="18.093cm" draw:start-shape="id13" draw:start-glue-point="6" draw:end-shape="id14" draw:end-glue-point="0" svg:d="M7890 17950c0 193-632 161-880 148s-110-5-932-5" svg:viewBox="0 0 1813 159">
            <text:p/>
          </draw:connector>
          <draw:connector draw:style-name="gr97" draw:text-style-name="P26" draw:layer="layout" draw:type="curve" draw:line-skew="-0.374cm" svg:x1="8.636cm" svg:y1="17.665cm" svg:x2="9.019cm" svg:y2="17.181cm" draw:start-shape="id13" draw:start-glue-point="7" draw:end-shape="id15" draw:end-glue-point="7" svg:d="M8636 17665c778 0 587-484 383-484" svg:viewBox="0 0 564 485">
            <text:p/>
          </draw:connector>
          <draw:frame draw:style-name="gr100" draw:text-style-name="P38" draw:layer="layout" svg:width="0.637cm" svg:height="0.213cm" svg:x="7.941cm" svg:y="17.58cm">
            <draw:text-box>
              <text:p><text:span text:style-name="T143">raise</text:span></text:p>
            </draw:text-box>
          </draw:frame>
          <draw:frame draw:style-name="gr101" draw:text-style-name="P38" draw:layer="layout" svg:width="0.976cm" svg:height="0.234cm" svg:x="5.715cm" svg:y="17.424cm">
            <draw:text-box>
              <text:p><text:span text:style-name="T143">raise</text:span><text:span text:style-name="T144"> X()</text:span></text:p>
            </draw:text-box>
          </draw:frame>
          <draw:line draw:style-name="gr55" draw:text-style-name="P3" draw:layer="layout" svg:x1="1.206cm" svg:y1="17.928cm" svg:x2="1.878cm" svg:y2="17.928cm">
            <text:p/>
          </draw:line>
          <draw:line draw:style-name="gr102" draw:text-style-name="P3" draw:layer="layout" svg:x1="1.879cm" svg:y1="18.1cm" svg:x2="1.879cm" svg:y2="17.749cm">
            <text:p/>
          </draw:line>
          <draw:line draw:style-name="gr55" draw:text-style-name="P3" draw:layer="layout" svg:x1="1.195cm" svg:y1="18.592cm" svg:x2="1.867cm" svg:y2="18.592cm">
            <text:p/>
          </draw:line>
          <draw:line draw:style-name="gr56" draw:text-style-name="P3" draw:layer="layout" svg:x1="1.868cm" svg:y1="18.764cm" svg:x2="1.868cm" svg:y2="18.413cm">
            <text:p/>
          </draw:line>
          <draw:frame draw:style-name="gr103" draw:text-style-name="P39" draw:layer="layout" svg:width="3.537cm" svg:height="0.551cm" svg:x="5.479cm" svg:y="18.227cm">
            <draw:text-box>
              <text:p><text:span text:style-name="T145">☝ </text:span><text:span text:style-name="T146">bloc </text:span><text:span text:style-name="T147">finally</text:span><text:span text:style-name="T146"> pour traitements finaux dans </text:span><text:span text:style-name="T146">tous les cas.</text:span></text:p>
            </draw:text-box>
          </draw:frame>
          <draw:frame draw:style-name="gr104" draw:text-style-name="P40" draw:layer="layout" svg:width="3.809cm" svg:height="0.45cm" svg:x="5.464cm" svg:y="16.355cm">
            <draw:text-box draw:corner-radius="0.2cm">
              <text:p>Exceptions sur erreurs</text:p>
            </draw:text-box>
          </draw:frame>
        </draw:g>
        <draw:g>
          <draw:frame draw:style-name="gr105" draw:layer="layout" svg:width="4.635cm" svg:height="0.353cm" svg:x="14.83cm" svg:y="2.901cm">
            <draw:text-box>
              <text:p>Comparateurs: <text:span text:style-name="T49">&lt;</text:span> <text:s/><text:span text:style-name="T49">&gt;</text:span> <text:s/><text:span text:style-name="T49">&lt;=</text:span> <text:s/><text:span text:style-name="T49">&gt;=</text:span> <text:s/><text:span text:style-name="T49">==</text:span> <text:s/><text:span text:style-name="T49">!=</text:span></text:p>
            </draw:text-box>
          </draw:frame>
          <draw:frame draw:style-name="gr106" draw:layer="layout" svg:width="0.188cm" svg:height="0.353cm" svg:x="19.242cm" svg:y="3.185cm">
            <draw:text-box>
              <text:p><text:span text:style-name="T148">≠</text:span></text:p>
            </draw:text-box>
          </draw:frame>
          <draw:frame draw:style-name="gr106" draw:layer="layout" svg:width="0.188cm" svg:height="0.353cm" svg:x="18.642cm" svg:y="3.185cm">
            <draw:text-box>
              <text:p><text:span text:style-name="T148">=</text:span></text:p>
            </draw:text-box>
          </draw:frame>
          <draw:frame draw:style-name="gr106" draw:layer="layout" svg:width="0.188cm" svg:height="0.353cm" svg:x="18.142cm" svg:y="3.185cm">
            <draw:text-box>
              <text:p><text:span text:style-name="T148">≥</text:span></text:p>
            </draw:text-box>
          </draw:frame>
          <draw:frame draw:style-name="gr106" draw:layer="layout" svg:width="0.188cm" svg:height="0.353cm" svg:x="17.642cm" svg:y="3.185cm">
            <draw:text-box>
              <text:p><text:span text:style-name="T148">≤</text:span></text:p>
            </draw:text-box>
          </draw:frame>
          <draw:frame draw:style-name="gr107" draw:layer="layout" svg:width="1.78cm" svg:height="0.425cm" svg:x="14.85cm" svg:y="3.589cm">
            <draw:text-box>
              <text:p><text:span text:style-name="T149">a</text:span> <text:span text:style-name="T84">and</text:span> <text:span text:style-name="T149">b</text:span></text:p>
            </draw:text-box>
          </draw:frame>
          <draw:frame draw:style-name="gr108" draw:layer="layout" svg:width="1.526cm" svg:height="0.425cm" svg:x="14.85cm" svg:y="4.25cm">
            <draw:text-box>
              <text:p><text:span text:style-name="T149">a</text:span> <text:span text:style-name="T84">or</text:span> <text:span text:style-name="T149">b</text:span></text:p>
            </draw:text-box>
          </draw:frame>
          <draw:frame draw:style-name="gr109" draw:layer="layout" svg:width="1.272cm" svg:height="0.425cm" svg:x="14.85cm" svg:y="5.886cm">
            <draw:text-box>
              <text:p><text:span text:style-name="T84">not</text:span> <text:span text:style-name="T149">a</text:span></text:p>
            </draw:text-box>
          </draw:frame>
          <draw:frame draw:style-name="gr110" draw:layer="layout" svg:width="1.209cm" svg:height="0.353cm" svg:x="16.73cm" svg:y="3.628cm">
            <draw:text-box>
              <text:p>et logique</text:p>
            </draw:text-box>
          </draw:frame>
          <draw:frame draw:style-name="gr111" draw:layer="layout" svg:width="1.293cm" svg:height="0.353cm" svg:x="16.73cm" svg:y="4.289cm">
            <draw:text-box>
              <text:p>ou logique</text:p>
            </draw:text-box>
          </draw:frame>
          <draw:frame draw:style-name="gr112" draw:layer="layout" svg:width="1.446cm" svg:height="0.353cm" svg:x="16.73cm" svg:y="5.925cm">
            <draw:text-box>
              <text:p>non logique</text:p>
            </draw:text-box>
          </draw:frame>
          <draw:frame draw:style-name="gr113" draw:text-style-name="P42" draw:layer="layout" svg:width="1.573cm" svg:height="0.605cm" svg:x="18.13cm" svg:y="4.213cm">
            <draw:text-box>
              <text:p text:style-name="P41"><text:span text:style-name="T6">l'un ou l'autre </text:span></text:p>
              <text:p text:style-name="P41"><text:span text:style-name="T6">ou les deux</text:span></text:p>
            </draw:text-box>
          </draw:frame>
          <draw:frame draw:style-name="gr114" draw:text-style-name="P42" draw:layer="layout" svg:width="1.4cm" svg:height="0.605cm" svg:x="18.13cm" svg:y="3.552cm">
            <draw:text-box>
              <text:p text:style-name="P41"><text:span text:style-name="T6">les deux en </text:span></text:p>
              <text:p text:style-name="P41"><text:span text:style-name="T6">même temps</text:span></text:p>
            </draw:text-box>
          </draw:frame>
          <draw:custom-shape draw:style-name="gr115" draw:text-style-name="P3" draw:layer="layout" svg:width="5.395cm" svg:height="4.857cm" svg:x="14.605cm" svg:y="2.425cm">
            <text:p/>
            <draw:enhanced-geometry svg:viewBox="0 0 21600 21600" draw:path-stretchpoint-x="10800" draw:path-stretchpoint-y="10800" draw:text-areas="?f3 ?f4 ?f5 ?f6" draw:type="round-rectangle" draw:modifiers="889.25483738163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16" draw:text-style-name="P5" draw:layer="layout" svg:width="4.948cm" svg:height="0.955cm" svg:x="14.741cm" svg:y="4.878cm">
            <draw:text-box>
              <text:p><text:span text:style-name="T124">☝ </text:span><text:span text:style-name="T124">piège :</text:span><text:span text:style-name="T6"> </text:span><text:span text:style-name="T128">and</text:span><text:span text:style-name="T6"> et </text:span><text:span text:style-name="T128">or</text:span><text:span text:style-name="T6"> retournent la </text:span><text:span text:style-name="T150">valeur</text:span><text:span text:style-name="T6"> de </text:span><text:span text:style-name="T151">a</text:span><text:span text:style-name="T6"> ou de </text:span><text:span text:style-name="T151">b</text:span><text:span text:style-name="T6"> (selon </text:span><text:span text:style-name="T6">l'évaluation au plus court). </text:span></text:p>
              <text:p><text:span text:style-name="T152">⇒</text:span><text:span text:style-name="T6"> </text:span><text:span text:style-name="T6">s'assurer que </text:span><text:span text:style-name="T151">a</text:span><text:span text:style-name="T6"> et </text:span><text:span text:style-name="T151">b</text:span><text:span text:style-name="T6"> sont booléens.</text:span></text:p>
            </draw:text-box>
          </draw:frame>
          <draw:frame draw:style-name="gr117" draw:text-style-name="P5" draw:layer="layout" svg:width="2.167cm" svg:height="0.319cm" svg:x="14.994cm" svg:y="3.214cm">
            <draw:text-box>
              <text:p><text:span text:style-name="T6">(résultats booléens)</text:span></text:p>
            </draw:text-box>
          </draw:frame>
          <draw:frame draw:style-name="gr118" draw:text-style-name="P43" draw:layer="layout" svg:width="0.955cm" svg:height="0.637cm" svg:x="14.85cm" svg:y="6.446cm">
            <draw:text-box>
              <text:p><text:span text:style-name="T153">True</text:span></text:p>
              <text:p><text:span text:style-name="T153">False</text:span></text:p>
            </draw:text-box>
          </draw:frame>
          <draw:frame draw:style-name="gr119" draw:layer="layout" svg:width="2.61cm" svg:height="0.353cm" svg:x="16.73cm" svg:y="6.63cm">
            <draw:text-box>
              <text:p>constantes Vrai/Faux</text:p>
            </draw:text-box>
          </draw:frame>
          <draw:custom-shape draw:style-name="gr17" draw:text-style-name="P3" draw:layer="layout" svg:width="0.181cm" svg:height="0.678cm" svg:x="15.977cm" svg:y="6.445cm">
            <text:p/>
            <draw:enhanced-geometry svg:viewBox="0 0 21600 21600" draw:glue-points="0 0 0 21600 21600 10800" draw:text-areas="0 ?f9 7800 ?f10" draw:type="right-brace" draw:modifiers="959.733407386837 11277.6412776413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20" draw:text-style-name="P44" draw:layer="layout" svg:width="3.22cm" svg:height="0.45cm" svg:x="16.77cm" svg:y="2.425cm">
            <draw:text-box draw:corner-radius="0.2cm">
              <text:p>Logique booléenne</text:p>
            </draw:text-box>
          </draw:frame>
        </draw:g>
        <draw:g>
          <draw:custom-shape draw:style-name="gr121" draw:text-style-name="P45" draw:layer="layout" svg:width="7.004cm" svg:height="4.842cm" svg:x="7.44cm" svg:y="2.405cm">
            <text:p/>
            <draw:enhanced-geometry svg:viewBox="0 0 21600 21600" draw:path-stretchpoint-x="10800" draw:path-stretchpoint-y="10800" draw:text-areas="?f3 ?f4 ?f5 ?f6" draw:type="round-rectangle" draw:modifiers="892.0090852777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22" draw:layer="layout" svg:width="4.705cm" svg:height="3.019cm" svg:x="7.69cm" svg:y="3.022cm">
            <draw:text-box>
              <text:p><text:span text:style-name="T86">instruction parente</text:span><text:span text:style-name="T84">:</text:span></text:p>
              <text:p><text:s text:c="4"/><text:span text:style-name="T86">bloc d'instructions </text:span><text:span text:style-name="T86">1</text:span><text:span text:style-name="T127">…</text:span></text:p>
              <text:p><text:s text:c="6"/><text:span text:style-name="T154">⁝</text:span></text:p>
              <text:p><text:s text:c="4"/><text:span text:style-name="T86">instruction parente</text:span><text:span text:style-name="T84">:</text:span></text:p>
              <text:p><text:s text:c="8"/></text:p>
              <text:p><text:span text:style-name="T86"><text:s text:c="19"/></text:span><text:span text:style-name="T86">bloc </text:span><text:span text:style-name="T86">d'instructions 2</text:span><text:span text:style-name="T127">…</text:span></text:p>
              <text:p><text:span text:style-name="T155"><text:s text:c="11"/></text:span><text:span text:style-name="T156">⁝</text:span></text:p>
              <text:p><text:span text:style-name="T157">instruction suivante après </text:span><text:span text:style-name="T157">bloc 1</text:span></text:p>
            </draw:text-box>
          </draw:frame>
          <draw:custom-shape draw:style-name="gr123" draw:text-style-name="P3" draw:layer="layout" svg:width="5.794cm" svg:height="2.2cm" svg:x="8.348cm" svg:y="3.409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3" draw:layer="layout" svg:width="4.617cm" svg:height="0.9cm" svg:x="9.313cm" svg:y="4.609cm">
            <text:p/>
            <draw:enhanced-geometry svg:viewBox="0 0 21600 21600" draw:type="rectangle" draw:enhanced-path="M 0 0 L 21600 0 21600 21600 0 21600 0 0 Z N"/>
          </draw:custom-shape>
          <draw:custom-shape draw:style-name="gr123" draw:text-style-name="P3" draw:layer="layout" svg:width="6.639cm" svg:height="3.2cm" svg:x="7.635cm" svg:y="3.009cm">
            <text:p/>
            <draw:enhanced-geometry svg:viewBox="0 0 21600 21600" draw:type="rectangle" draw:enhanced-path="M 0 0 L 21600 0 21600 21600 0 21600 0 0 Z N"/>
          </draw:custom-shape>
          <draw:line draw:style-name="gr55" draw:text-style-name="P3" draw:layer="layout" svg:x1="7.635cm" svg:y1="3.609cm" svg:x2="8.361cm" svg:y2="3.607cm">
            <text:p/>
          </draw:line>
          <draw:line draw:style-name="gr55" draw:text-style-name="P3" draw:layer="layout" svg:x1="8.339cm" svg:y1="4.936cm" svg:x2="9.274cm" svg:y2="4.929cm">
            <text:p/>
          </draw:line>
          <draw:frame draw:style-name="gr124" draw:text-style-name="P46" draw:layer="layout" svg:width="1.526cm" svg:height="0.319cm" draw:transform="rotate (1.5707963267949) translate (7.695cm 5.294cm)">
            <draw:text-box>
              <text:p><text:span text:style-name="T158">indentation !</text:span></text:p>
            </draw:text-box>
          </draw:frame>
          <draw:line draw:style-name="gr56" draw:text-style-name="P3" draw:layer="layout" svg:x1="8.352cm" svg:y1="5.622cm" svg:x2="8.352cm" svg:y2="3.422cm">
            <text:p/>
          </draw:line>
          <draw:line draw:style-name="gr56" draw:text-style-name="P3" draw:layer="layout" svg:x1="9.295cm" svg:y1="5.509cm" svg:x2="9.295cm" svg:y2="4.609cm">
            <text:p/>
          </draw:line>
          <draw:frame draw:style-name="gr125" draw:text-style-name="P12" draw:layer="layout" svg:width="6.746cm" svg:height="0.637cm" svg:x="7.698cm" svg:y="6.405cm">
            <draw:text-box>
              <text:p><text:span text:style-name="T90">☝ </text:span><text:span text:style-name="T91">r</text:span><text:span text:style-name="T48">égler l'éditeur </text:span><text:span text:style-name="T48">pour insérer 4 </text:span><text:span text:style-name="T48">espaces à la place </text:span><text:span text:style-name="T48">d'une tabulation </text:span><text:span text:style-name="T48">d'indentation.</text:span></text:p>
            </draw:text-box>
          </draw:frame>
          <draw:frame draw:style-name="gr126" draw:text-style-name="P47" draw:layer="layout" svg:width="3.352cm" svg:height="0.45cm" svg:x="11.092cm" svg:y="2.431cm">
            <draw:text-box draw:corner-radius="0.2cm">
              <text:p>Blocs d'instructions</text:p>
            </draw:text-box>
          </draw:frame>
        </draw:g>
        <draw:frame draw:style-name="gr127" draw:text-style-name="P48" draw:layer="layout" svg:width="4.212cm" svg:height="0.511cm" svg:x="15.788cm" svg:y="16.253cm">
          <draw:text-box draw:corner-radius="0.2cm">
            <text:p>Définition de fonction</text:p>
          </draw:text-box>
        </draw:frame>
        <draw:custom-shape draw:style-name="gr128" draw:text-style-name="P3" draw:layer="layout" svg:width="10.256cm" svg:height="6.786cm" svg:x="9.744cm" svg:y="16.261cm">
          <text:p/>
          <draw:enhanced-geometry svg:viewBox="0 0 21600 21600" draw:path-stretchpoint-x="10800" draw:path-stretchpoint-y="10800" draw:text-areas="?f3 ?f4 ?f5 ?f6" draw:type="round-rectangle" draw:modifiers="630.6569343065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9" draw:text-style-name="P49" draw:layer="layout" svg:width="7.922cm" svg:height="1.974cm" svg:x="10.218cm" svg:y="17.243cm">
          <draw:text-box>
            <text:p><text:span text:style-name="T45">def</text:span><text:span text:style-name="T46"> </text:span><text:span text:style-name="T159">fct</text:span><text:span text:style-name="T46">(</text:span><text:span text:style-name="T160">x</text:span><text:span text:style-name="T46">,</text:span><text:span text:style-name="T160">y</text:span><text:span text:style-name="T46">,</text:span><text:span text:style-name="T160">z</text:span><text:span text:style-name="T46">):</text:span></text:p>
            <text:p><text:span text:style-name="T46"><text:s text:c="4"/></text:span><text:span text:style-name="T47">"""documentation"""</text:span></text:p>
            <text:p><text:span text:style-name="T46"><text:s text:c="4"/></text:span><text:span text:style-name="T161"># bloc instructions, calcul de res, etc.</text:span></text:p>
            <text:p><text:span text:style-name="T46"><text:s text:c="4"/></text:span><text:span text:style-name="T45">return</text:span><text:span text:style-name="T46"> </text:span><text:span text:style-name="T160">res</text:span></text:p>
          </draw:text-box>
        </draw:frame>
        <draw:frame draw:style-name="gr130" draw:layer="layout" svg:width="4.923cm" svg:height="0.411cm" svg:x="10.121cm" svg:y="16.359cm">
          <draw:text-box>
            <text:p>nom de la fonction (identificateur)</text:p>
          </draw:text-box>
        </draw:frame>
        <draw:line draw:style-name="gr32" draw:text-style-name="P3" draw:layer="layout" svg:x1="11.578cm" svg:y1="16.762cm" svg:x2="11.578cm" svg:y2="17.323cm">
          <text:p/>
        </draw:line>
        <draw:frame draw:style-name="gr131" draw:text-style-name="P24" draw:layer="layout" svg:width="5.501cm" svg:height="0.744cm" svg:x="14.364cm" svg:y="18.366cm">
          <draw:text-box>
            <text:p><text:span text:style-name="T80">valeur résultat de l'appel, si pas de </text:span><text:span text:style-name="T80">résultat calculé à retourner : </text:span><text:span text:style-name="T93">return</text:span><text:span text:style-name="T94"> </text:span><text:span text:style-name="T162">None</text:span></text:p>
          </draw:text-box>
        </draw:frame>
        <draw:frame draw:style-name="gr132" draw:layer="layout" svg:width="9.005cm" svg:height="1.113cm" svg:x="10.215cm" svg:y="19.114cm">
          <draw:text-box>
            <text:p><text:span text:style-name="T124">☝ </text:span>les paramètres et toutes les </text:p>
            <text:p>variables de ce bloc n'existent que <text:span text:style-name="T6">dans</text:span> le bloc et <text:span text:style-name="T6">pendant</text:span> l'appel à la </text:p>
            <text:p>fonction (penser “<text:span text:style-name="T6">boîte noire”</text:span>)</text:p>
          </draw:text-box>
        </draw:frame>
        <draw:frame draw:style-name="gr133" draw:text-style-name="P5" draw:layer="layout" svg:width="2.923cm" svg:height="0.413cm" svg:x="12.021cm" svg:y="16.714cm">
          <draw:text-box>
            <text:p><text:span text:style-name="T6">paramètres nommés</text:span></text:p>
          </draw:text-box>
        </draw:frame>
        <draw:custom-shape draw:style-name="gr134" draw:text-style-name="P3" draw:layer="layout" svg:width="0.227cm" svg:height="1.192cm" draw:transform="rotate (-1.5707963267949) translate (13.037cm 17.055cm)">
          <text:p/>
          <draw:enhanced-geometry svg:viewBox="0 0 21600 21600" draw:mirror-horizontal="false" draw:mirror-vertical="true" draw:glue-points="0 0 0 21600 21600 10800" draw:text-areas="0 ?f9 7800 ?f10" draw:type="right-brace" draw:modifiers="1806.74157303371 10294.897959183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32" draw:text-style-name="P3" draw:layer="layout" svg:x1="14.113cm" svg:y1="18.58cm" svg:x2="13.634cm" svg:y2="18.58cm">
          <text:p/>
        </draw:line>
        <draw:frame draw:style-name="gr135" draw:text-style-name="P48" draw:layer="layout" svg:width="3.386cm" svg:height="0.511cm" svg:x="16.428cm" svg:y="20.619cm">
          <draw:text-box draw:corner-radius="0.2cm">
            <text:p>Appel de fonction</text:p>
          </draw:text-box>
        </draw:frame>
        <draw:line draw:style-name="gr38" draw:text-style-name="P3" draw:layer="layout" svg:x1="19.68cm" svg:y1="20.606cm" svg:x2="9.992cm" svg:y2="20.606cm">
          <text:p/>
        </draw:line>
        <draw:frame draw:style-name="gr136" draw:text-style-name="P49" draw:layer="layout" svg:width="5.052cm" svg:height="0.416cm" svg:x="11.894cm" svg:y="21.408cm">
          <draw:text-box>
            <text:p><text:span text:style-name="T160">r</text:span><text:span text:style-name="T46"> = </text:span><text:span text:style-name="T159">fct</text:span><text:span text:style-name="T46">(</text:span><text:span text:style-name="T47">3</text:span><text:span text:style-name="T46">,</text:span><text:span text:style-name="T160">i</text:span><text:span text:style-name="T46">+</text:span><text:span text:style-name="T47">2</text:span><text:span text:style-name="T46">,</text:span><text:span text:style-name="T47">2</text:span><text:span text:style-name="T46">*</text:span><text:span text:style-name="T160">i</text:span><text:span text:style-name="T46">)</text:span></text:p>
          </draw:text-box>
        </draw:frame>
        <draw:line draw:style-name="gr55" draw:text-style-name="P3" draw:layer="layout" svg:x1="10.062cm" svg:y1="18.333cm" svg:x2="10.861cm" svg:y2="18.333cm">
          <text:p/>
        </draw:line>
        <draw:line draw:style-name="gr56" draw:text-style-name="P3" draw:layer="layout" svg:x1="10.961cm" svg:y1="18.894cm" svg:x2="10.961cm" svg:y2="17.672cm">
          <text:p/>
        </draw:line>
        <draw:line draw:style-name="gr32" draw:text-style-name="P3" draw:layer="layout" svg:x1="10.738cm" svg:y1="19.09cm" svg:x2="11.026cm" svg:y2="18.663cm">
          <text:p/>
        </draw:line>
        <draw:frame draw:style-name="gr137" draw:text-style-name="P50" draw:layer="layout" svg:width="2.951cm" svg:height="0.723cm" svg:x="13.641cm" svg:y="20.789cm">
          <draw:text-box>
            <text:p text:style-name="P41"><text:span text:style-name="T48">Une valeur d'argument </text:span></text:p>
            <text:p text:style-name="P41"><text:span text:style-name="T48">par paramètre</text:span></text:p>
          </draw:text-box>
        </draw:frame>
        <draw:frame draw:style-name="gr138" draw:text-style-name="P50" draw:layer="layout" svg:width="2.77cm" svg:height="0.605cm" svg:x="9.923cm" svg:y="20.757cm">
          <draw:text-box>
            <text:p text:style-name="P41"><text:span text:style-name="T48">stockage/utilisation </text:span></text:p>
            <text:p text:style-name="P41"><text:span text:style-name="T48">de la valeur de retour</text:span></text:p>
          </draw:text-box>
        </draw:frame>
        <draw:frame draw:style-name="gr139" draw:text-style-name="P51" draw:layer="layout" svg:width="9.753cm" svg:height="0.366cm" svg:x="9.923cm" svg:y="21.982cm">
          <draw:text-box>
            <text:p text:style-name="P41"><text:span text:style-name="T124">☝ </text:span>c'est l'utilisation du nom de la fonction <text:span text:style-name="T6">avec les parenthèses</text:span> qui fait l'appel</text:p>
          </draw:text-box>
        </draw:frame>
        <draw:custom-shape draw:style-name="gr140" draw:text-style-name="P52" draw:layer="layout" svg:width="1.318cm" svg:height="0.558cm" svg:x="16.212cm" svg:y="17.321cm">
          <text:p text:style-name="P3"><text:span text:style-name="T163">fc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g>
          <draw:frame draw:style-name="gr141" draw:text-style-name="P53" draw:layer="layout" svg:width="8.003cm" svg:height="0.637cm" svg:x="11.33cm" svg:y="27.69cm">
            <draw:text-box>
              <text:p><text:span text:style-name="T164">boucle sur dict/set </text:span><text:span text:style-name="T165">⇔</text:span><text:span text:style-name="T164"> boucle sur </text:span><text:span text:style-name="T164">séquence des clés</text:span></text:p>
              <text:p><text:span text:style-name="T164">utilisation des </text:span><text:span text:style-name="T6">tranches</text:span><text:span text:style-name="T164"> pour parcourir </text:span><text:span text:style-name="T164">un sous-ensemble d'une séquence</text:span></text:p>
            </draw:text-box>
          </draw:frame>
          <draw:frame draw:style-name="gr142" draw:text-style-name="P54" draw:layer="layout" svg:width="5.537cm" svg:height="0.45cm" svg:x="5.584cm" svg:y="23.259cm">
            <draw:text-box draw:corner-radius="0.2cm">
              <text:p>Instruction boucle conditionnelle</text:p>
            </draw:text-box>
          </draw:frame>
          <draw:custom-shape draw:style-name="gr143" draw:text-style-name="P3" draw:layer="layout" svg:width="10.131cm" svg:height="5.302cm" svg:x="1cm" svg:y="23.259cm">
            <text:p/>
            <draw:enhanced-geometry svg:viewBox="0 0 21600 21600" draw:path-stretchpoint-x="10800" draw:path-stretchpoint-y="10800" draw:text-areas="?f3 ?f4 ?f5 ?f6" draw:type="round-rectangle" draw:modifiers="1032.0114667940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4" draw:text-style-name="P3" draw:layer="layout" svg:width="8.769cm" svg:height="5.278cm" svg:x="11.231cm" svg:y="23.259cm">
            <text:p/>
            <draw:enhanced-geometry svg:viewBox="0 0 21600 21600" draw:path-stretchpoint-x="10800" draw:path-stretchpoint-y="10800" draw:text-areas="?f3 ?f4 ?f5 ?f6" draw:type="round-rectangle" draw:modifiers="492.58836944127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5" draw:layer="layout" svg:width="3.687cm" svg:height="0.705cm" svg:x="1.524cm" svg:y="23.359cm">
            <draw:text-box>
              <text:p><text:span text:style-name="T6">bloc d'instructions exécuté </text:span></text:p>
              <text:p><text:span text:style-name="T87">tant que</text:span><text:span text:style-name="T6"> la condition est vraie</text:span></text:p>
            </draw:text-box>
          </draw:frame>
          <draw:frame draw:style-name="gr146" draw:layer="layout" svg:width="4.748cm" svg:height="0.933cm" svg:x="1.9cm" svg:y="24.122cm">
            <draw:text-box>
              <text:p><text:span text:style-name="T84">while</text:span> <text:span text:style-name="T85">condition </text:span><text:span text:style-name="T85">logique</text:span>:</text:p>
              <text:p><text:s text:c="4"/><text:span text:style-name="T86">bloc d'instructions</text:span></text:p>
            </draw:text-box>
          </draw:frame>
          <draw:line draw:style-name="gr55" draw:text-style-name="P3" draw:layer="layout" svg:x1="1.916cm" svg:y1="24.84cm" svg:x2="2.801cm" svg:y2="24.84cm">
            <text:p/>
          </draw:line>
          <draw:line draw:style-name="gr56" draw:text-style-name="P3" draw:layer="layout" svg:x1="2.8cm" svg:y1="25.111cm" svg:x2="2.8cm" svg:y2="24.611cm">
            <text:p/>
          </draw:line>
          <draw:frame draw:style-name="gr147" draw:text-style-name="P55" draw:layer="layout" svg:width="2.88cm" svg:height="2.017cm" svg:x="1.464cm" svg:y="25.313cm">
            <draw:text-box>
              <text:p><text:span text:style-name="T166">s</text:span><text:span text:style-name="T167"> = </text:span><text:span text:style-name="T168">0</text:span></text:p>
              <text:p><text:span text:style-name="T166">i</text:span><text:span text:style-name="T167"> = </text:span><text:span text:style-name="T168">1</text:span></text:p>
              <text:p><text:span text:style-name="T168"/></text:p>
              <text:p><text:span text:style-name="T169">while</text:span><text:span text:style-name="T167"> </text:span><text:span text:style-name="T166">i</text:span><text:span text:style-name="T167"> &lt;= </text:span><text:span text:style-name="T168">100</text:span><text:span text:style-name="T167">:</text:span></text:p>
              <text:p><text:span text:style-name="T167"><text:s text:c="4"/></text:span><text:span text:style-name="T166">s</text:span><text:span text:style-name="T167"> = </text:span><text:span text:style-name="T166">s</text:span><text:span text:style-name="T167"> + </text:span><text:span text:style-name="T166">i</text:span><text:span text:style-name="T167">**</text:span><text:span text:style-name="T168">2</text:span></text:p>
              <text:p><text:span text:style-name="T167"><text:s text:c="4"/></text:span><text:span text:style-name="T166">i</text:span><text:span text:style-name="T167"> = </text:span><text:span text:style-name="T166">i</text:span><text:span text:style-name="T167"> + </text:span><text:span text:style-name="T168">1</text:span></text:p>
              <text:p><text:span text:style-name="T170">print</text:span><text:span text:style-name="T171">(</text:span><text:span text:style-name="T168">"somme:"</text:span><text:span text:style-name="T171">,</text:span><text:span text:style-name="T166">s</text:span><text:span text:style-name="T171">)</text:span></text:p>
            </draw:text-box>
          </draw:frame>
          <draw:custom-shape draw:style-name="gr148" draw:text-style-name="P3" draw:layer="layout" svg:width="0.19cm" svg:height="0.618cm" draw:transform="rotate (-3.14159265358979) translate (2.498cm 25.914cm)">
            <text:p/>
            <draw:enhanced-geometry svg:viewBox="0 0 21600 21600" draw:mirror-horizontal="true" draw:glue-points="0 0 0 21600 21600 10800" draw:text-areas="0 ?f9 7800 ?f10" draw:type="right-brace" draw:modifiers="1806.74157303371 13437.7880184332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49" draw:text-style-name="P12" draw:layer="layout" svg:width="3.579cm" svg:height="0.353cm" svg:x="2.575cm" svg:y="25.37cm">
            <draw:text-box>
              <text:p><text:span text:style-name="T48">initialisations </text:span><text:span text:style-name="T172">avant</text:span><text:span text:style-name="T48"> la boucle</text:span></text:p>
            </draw:text-box>
          </draw:frame>
          <draw:custom-shape draw:style-name="gr150" draw:text-style-name="P3" draw:layer="layout" svg:width="0.224cm" svg:height="1.405cm" draw:transform="rotate (-1.5707963267949) translate (3.853cm 25.993cm)">
            <text:p/>
  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51" draw:text-style-name="P12" draw:layer="layout" svg:width="6.234cm" svg:height="0.353cm" svg:x="2.594cm" svg:y="25.711cm">
            <draw:text-box>
              <text:p><text:span text:style-name="T48">condition avec au moins une valeur </text:span><text:span text:style-name="T48">variable (ici </text:span><text:span text:style-name="T173">i</text:span><text:span text:style-name="T48">)</text:span></text:p>
            </draw:text-box>
          </draw:frame>
          <draw:frame draw:style-name="gr152" draw:text-style-name="P21" draw:layer="layout" svg:width="1.768cm" svg:height="1.136cm" svg:x="9.255cm" svg:y="26.177c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53" draw:text-style-name="P12" draw:layer="layout" svg:width="4.409cm" svg:height="0.334cm" svg:x="4.526cm" svg:y="26.73cm">
            <draw:text-box>
              <text:p><text:span text:style-name="T174">☝ </text:span><text:span text:style-name="T48">faire varier la variable de </text:span><text:span text:style-name="T48">condition !</text:span></text:p>
            </draw:text-box>
          </draw:frame>
          <draw:frame draw:style-name="gr154" draw:text-style-name="P18" draw:layer="layout" svg:width="5.899cm" svg:height="0.705cm" svg:x="11.343cm" svg:y="23.334cm">
            <draw:text-box>
              <text:p text:style-name="P18"><text:span text:style-name="T6">bloc d'instructions exécuté </text:span><text:span text:style-name="T87">pour</text:span><text:span text:style-name="T6"> </text:span></text:p>
              <text:p text:style-name="P18"><text:span text:style-name="T87">chaque</text:span><text:span text:style-name="T6"> élément d'un conteneur </text:span><text:span text:style-name="T6">ou d'un itérateur</text:span></text:p>
            </draw:text-box>
          </draw:frame>
          <draw:frame draw:style-name="gr155" draw:layer="layout" svg:width="4.502cm" svg:height="0.933cm" svg:x="12.872cm" svg:y="24.097cm">
            <draw:text-box>
              <text:p><text:span text:style-name="T84">for</text:span> <text:span text:style-name="T175">var</text:span> <text:span text:style-name="T84">in</text:span> <text:span text:style-name="T85">séquence</text:span>:</text:p>
              <text:p><text:s text:c="4"/><text:span text:style-name="T86">bloc d'instructions</text:span></text:p>
            </draw:text-box>
          </draw:frame>
          <draw:line draw:style-name="gr55" draw:text-style-name="P3" draw:layer="layout" svg:x1="12.872cm" svg:y1="24.844cm" svg:x2="13.757cm" svg:y2="24.844cm">
            <text:p/>
          </draw:line>
          <draw:line draw:style-name="gr56" draw:text-style-name="P3" draw:layer="layout" svg:x1="13.757cm" svg:y1="25.103cm" svg:x2="13.757cm" svg:y2="24.603cm">
            <text:p/>
          </draw:line>
          <draw:frame draw:style-name="gr156" draw:text-style-name="P55" draw:layer="layout" svg:width="4.235cm" svg:height="2.017cm" svg:x="12.432cm" svg:y="25.64cm">
            <draw:text-box>
              <text:p><text:span text:style-name="T166">s</text:span><text:span text:style-name="T167"> = </text:span><text:span text:style-name="T168">"Du texte"</text:span></text:p>
              <text:p><text:span text:style-name="T166">cpt</text:span><text:span text:style-name="T167"> = 0</text:span></text:p>
              <text:p><text:span text:style-name="T167"/></text:p>
              <text:p><text:span text:style-name="T169">for</text:span><text:span text:style-name="T167"> </text:span><text:span text:style-name="T166">c</text:span><text:span text:style-name="T167"> </text:span><text:span text:style-name="T169">in</text:span><text:span text:style-name="T167"> </text:span><text:span text:style-name="T166">s</text:span><text:span text:style-name="T167">:</text:span></text:p>
              <text:p><text:span text:style-name="T167"><text:s text:c="4"/></text:span><text:span text:style-name="T169">if</text:span><text:span text:style-name="T167"> </text:span><text:span text:style-name="T166">c</text:span><text:span text:style-name="T167"> == </text:span><text:span text:style-name="T168">"e"</text:span><text:span text:style-name="T167">:</text:span></text:p>
              <text:p><text:span text:style-name="T167"><text:s text:c="8"/></text:span><text:span text:style-name="T166">cpt</text:span><text:span text:style-name="T167"> = </text:span><text:span text:style-name="T166">cpt</text:span><text:span text:style-name="T167"> + </text:span><text:span text:style-name="T168">1</text:span></text:p>
              <text:p><text:span text:style-name="T170">print</text:span><text:span text:style-name="T171">(</text:span><text:span text:style-name="T168">"trouvé"</text:span><text:span text:style-name="T171">,</text:span><text:span text:style-name="T166">cpt</text:span><text:span text:style-name="T171">,</text:span><text:span text:style-name="T168">"'e</text:span><text:span text:style-name="T168">'"</text:span><text:span text:style-name="T171">)</text:span></text:p>
            </draw:text-box>
          </draw:frame>
          <draw:frame draw:style-name="gr157" draw:layer="layout" svg:width="4.527cm" svg:height="0.353cm" svg:x="12.432cm" svg:y="25.231cm">
            <draw:text-box>
              <text:p>Parcours des <text:span text:style-name="T176">valeurs</text:span> d'un conteneur</text:p>
            </draw:text-box>
          </draw:frame>
          <draw:frame draw:style-name="gr158" draw:text-style-name="P5" draw:layer="layout" svg:width="2.059cm" svg:height="0.955cm" svg:x="17.416cm" svg:y="26.716cm">
            <draw:text-box>
              <text:p><text:span text:style-name="T6">Algo : comptage </text:span></text:p>
              <text:p><text:span text:style-name="T6">du nombre de </text:span><text:span text:style-name="T177">e</text:span><text:span text:style-name="T6"> </text:span></text:p>
              <text:p><text:span text:style-name="T6">dans la chaîne.</text:span></text:p>
            </draw:text-box>
          </draw:frame>
          <draw:frame draw:style-name="gr159" draw:layer="layout" svg:width="3.994cm" svg:height="0.353cm" draw:transform="rotate (1.5707963267949) translate (1cm 27.349cm)">
            <draw:text-box>
              <text:p><text:span text:style-name="T64">☝ </text:span><text:span text:style-name="T178">attention aux boucles sans fin</text:span><text:span text:style-name="T6"> !</text:span></text:p>
            </draw:text-box>
          </draw:frame>
          <draw:line draw:style-name="gr160" draw:text-style-name="P3" draw:layer="layout" svg:x1="12.446cm" svg:y1="25.209cm" svg:x2="19.516cm" svg:y2="25.209cm">
            <text:p/>
          </draw:line>
          <draw:custom-shape draw:style-name="gr161" draw:text-style-name="P3" draw:layer="layout" svg:width="0.2cm" svg:height="0.495cm" draw:transform="rotate (-3.14159265358979) translate (15.011cm 26.091cm)">
            <text:p/>
            <draw:enhanced-geometry svg:viewBox="0 0 21600 21600" draw:mirror-horizont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49" draw:text-style-name="P12" draw:layer="layout" svg:width="3.579cm" svg:height="0.353cm" svg:x="15.091cm" svg:y="25.648cm">
            <draw:text-box>
              <text:p><text:span text:style-name="T48">initialisations </text:span><text:span text:style-name="T172">avant</text:span><text:span text:style-name="T48"> la boucle</text:span></text:p>
            </draw:text-box>
          </draw:frame>
          <draw:custom-shape draw:style-name="gr162" draw:text-style-name="P3" draw:layer="layout" svg:width="0.2cm" svg:height="0.271cm" draw:transform="rotate (-1.5707963267949) translate (13.338cm 26.437cm)">
            <text:p/>
            <draw:enhanced-geometry svg:viewBox="0 0 21600 21600" draw:mirror-horizontal="false" draw:mirror-vertical="tru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63" draw:text-style-name="P12" draw:layer="layout" svg:width="6.552cm" svg:height="0.353cm" svg:x="12.71cm" svg:y="26.199cm">
            <draw:text-box>
              <text:p><text:span text:style-name="T48">variable de boucle, </text:span><text:span text:style-name="T172">affectation</text:span><text:span text:style-name="T48"> </text:span><text:span text:style-name="T172">gérée </text:span><text:span text:style-name="T172">par l'instruction</text:span><text:span text:style-name="T48"> </text:span><text:span text:style-name="T75">for</text:span></text:p>
            </draw:text-box>
          </draw:frame>
          <draw:custom-shape draw:style-name="gr164" draw:text-style-name="P56" draw:layer="layout" svg:width="3.958cm" svg:height="1.857cm" svg:x="8.369cm" svg:y="24.146cm">
            <text:p/>
            <draw:enhanced-geometry svg:viewBox="0 0 21600 21600" draw:path-stretchpoint-x="10800" draw:path-stretchpoint-y="10800" draw:text-areas="?f3 ?f4 ?f5 ?f6" draw:type="round-rectangle" draw:modifiers="2325.080731969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5" draw:text-style-name="P40" draw:layer="layout" svg:width="3.196cm" svg:height="0.45cm" svg:x="9.121cm" svg:y="24.146cm">
            <draw:text-box draw:corner-radius="0.2cm">
              <text:p>Contrôle de boucle</text:p>
            </draw:text-box>
          </draw:frame>
          <draw:frame draw:style-name="gr166" draw:text-style-name="P59" draw:layer="layout" svg:width="3.782cm" svg:height="1.341cm" svg:x="8.472cm" svg:y="24.615cm">
            <draw:text-box>
              <text:p text:style-name="P57"><text:span text:style-name="T134">break</text:span><text:span text:style-name="T179"> </text:span><text:span text:style-name="T179"><text:tab/></text:span><text:span text:style-name="T138">sortie immédiate</text:span></text:p>
              <text:p text:style-name="P57"><text:span text:style-name="T180">continue</text:span><text:span text:style-name="T138"><text:tab/></text:span><text:span text:style-name="T138">itération suivante</text:span></text:p>
              <text:p text:style-name="P58"><text:span text:style-name="T181">☝ </text:span><text:span text:style-name="T182">bloc </text:span><text:span text:style-name="T183">else</text:span><text:span text:style-name="T182"> en sortie </text:span><text:span text:style-name="T184">normale</text:span><text:span text:style-name="T182"> de boucle.</text:span></text:p>
            </draw:text-box>
          </draw:frame>
          <draw:frame draw:style-name="gr167" draw:text-style-name="P21" draw:layer="layout" svg:width="0.717cm" svg:height="0.32cm" svg:x="9.149cm" svg:y="26.04cm">
            <draw:text-box>
              <text:p><text:span text:style-name="T6">Algo : </text:span></text:p>
            </draw:text-box>
          </draw:frame>
          <draw:custom-shape draw:style-name="gr57" draw:text-style-name="P25" xml:id="id16" draw:id="id16" draw:layer="layout" svg:width="0.54cm" svg:height="0.272cm" svg:x="7.205cm" svg:y="24.278cm">
            <text:p text:style-name="P3"><text:span text:style-name="T88">?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68" draw:text-style-name="P60" xml:id="id17" draw:id="id17" draw:layer="layout" svg:width="0.411cm" svg:height="0.228cm" svg:x="6.917cm" svg:y="24.6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59" draw:text-style-name="P26" draw:layer="layout" svg:x1="7.205cm" svg:y1="24.414cm" svg:x2="7.123cm" svg:y2="24.613cm" draw:start-shape="id16" draw:start-glue-point="5" draw:end-shape="id17" draw:end-glue-point="4" svg:d="M7205 24414h-82v199" svg:viewBox="0 0 83 200">
            <text:p/>
          </draw:connector>
          <draw:connector draw:style-name="gr59" draw:text-style-name="P26" draw:layer="layout" svg:x1="7.475cm" svg:y1="24.55cm" svg:x2="7.476cm" svg:y2="24.984cm" draw:start-shape="id16" draw:start-glue-point="6" draw:end-shape="id18" draw:end-glue-point="4" svg:d="M7475 24550v222h1v212" svg:viewBox="0 0 2 435">
            <text:p/>
          </draw:connector>
          <draw:connector draw:style-name="gr59" draw:text-style-name="P26" draw:layer="layout" draw:line-skew="-0.414cm -1.204cm" svg:x1="7.123cm" svg:y1="24.841cm" svg:x2="7.475cm" svg:y2="24.071cm" draw:start-shape="id17" draw:start-glue-point="6" draw:end-shape="id19" draw:end-glue-point="0" svg:d="M7123 24841v97h-312v-867h664" svg:viewBox="0 0 665 868">
            <text:p/>
          </draw:connector>
          <draw:connector draw:style-name="gr59" draw:text-style-name="P26" xml:id="id19" draw:id="id19" draw:layer="layout" svg:x1="7.476cm" svg:y1="23.872cm" svg:x2="7.475cm" svg:y2="24.278cm" draw:start-shape="id20" draw:start-glue-point="6" draw:end-shape="id16" draw:end-glue-point="4" svg:d="M7476 23872v199h-1v207" svg:viewBox="0 0 2 407">
            <text:p/>
          </draw:connector>
          <draw:frame draw:style-name="gr169" draw:text-style-name="P61" draw:layer="layout" svg:width="0.431cm" svg:height="0.276cm" svg:x="6.825cm" svg:y="24.081cm">
            <draw:text-box>
              <text:p text:style-name="P16"><text:span text:style-name="T89">oui</text:span></text:p>
            </draw:text-box>
          </draw:frame>
          <draw:frame draw:style-name="gr170" draw:text-style-name="P62" draw:layer="layout" svg:width="0.431cm" svg:height="0.276cm" svg:x="7.537cm" svg:y="24.535cm">
            <draw:text-box>
              <text:p text:style-name="P18"><text:span text:style-name="T89">non</text:span></text:p>
            </draw:text-box>
          </draw:frame>
          <draw:line draw:style-name="gr171" draw:text-style-name="P3" draw:layer="layout" svg:x1="1.406cm" svg:y1="25.193cm" svg:x2="8.248cm" svg:y2="25.193cm">
            <text:p/>
          </draw:line>
          <draw:custom-shape draw:style-name="gr168" draw:text-style-name="P60" xml:id="id22" draw:id="id22" draw:layer="layout" svg:width="0.411cm" svg:height="0.228cm" svg:x="18.732cm" svg:y="24.57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59" draw:text-style-name="P26" draw:layer="layout" svg:x1="19.069cm" svg:y1="24.348cm" svg:x2="18.938cm" svg:y2="24.576cm" draw:start-shape="id21" draw:start-glue-point="5" draw:end-shape="id22" draw:end-glue-point="4" svg:d="M19069 24348h-131v228" svg:viewBox="0 0 132 229">
            <text:p/>
          </draw:connector>
          <draw:connector draw:style-name="gr59" draw:text-style-name="P26" draw:layer="layout" svg:x1="19.299cm" svg:y1="24.489cm" svg:x2="19.299cm" svg:y2="25.001cm" draw:start-shape="id21" draw:start-glue-point="6" draw:end-shape="id23" draw:end-glue-point="4" svg:d="M19299 24489v512" svg:viewBox="0 0 1 513">
            <text:p/>
          </draw:connector>
          <draw:connector draw:style-name="gr59" draw:text-style-name="P26" draw:layer="layout" draw:line-skew="-0.335cm -1.643cm" svg:x1="18.938cm" svg:y1="24.804cm" svg:x2="19.299cm" svg:y2="24.029cm" draw:start-shape="id22" draw:start-glue-point="6" draw:end-shape="id24" draw:end-glue-point="0" svg:d="M18938 24804v176h-742v-951h1103" svg:viewBox="0 0 1104 952">
            <text:p/>
          </draw:connector>
          <draw:connector draw:style-name="gr59" draw:text-style-name="P26" xml:id="id24" draw:id="id24" draw:layer="layout" svg:x1="19.299cm" svg:y1="23.853cm" svg:x2="19.299cm" svg:y2="24.206cm" draw:start-shape="id25" draw:start-glue-point="6" draw:end-shape="id21" draw:end-glue-point="4" svg:d="M19299 23853v353" svg:viewBox="0 0 1 354">
            <text:p/>
          </draw:connector>
          <draw:frame draw:style-name="gr172" draw:text-style-name="P61" draw:layer="layout" svg:width="0.645cm" svg:height="0.276cm" svg:x="18.39cm" svg:y="24.041cm">
            <draw:text-box>
              <text:p text:style-name="P16"><text:span text:style-name="T89">suivant</text:span></text:p>
            </draw:text-box>
          </draw:frame>
          <draw:frame draw:style-name="gr170" draw:text-style-name="P62" draw:layer="layout" svg:width="0.431cm" svg:height="0.276cm" svg:x="19.343cm" svg:y="24.507cm">
            <draw:text-box>
              <text:p text:style-name="P18"><text:span text:style-name="T89">fini</text:span></text:p>
            </draw:text-box>
          </draw:frame>
          <draw:custom-shape draw:style-name="gr57" draw:text-style-name="P25" xml:id="id21" draw:id="id21" draw:layer="layout" svg:width="0.459cm" svg:height="0.283cm" svg:x="19.069cm" svg:y="24.206cm">
            <text:p text:style-name="P3"><text:span text:style-name="T88">…</text:span></text:p>
  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  </draw:custom-shape>
          <draw:custom-shape draw:style-name="gr173" draw:text-style-name="P28" xml:id="id23" draw:id="id23" draw:layer="layout" svg:width="0.411cm" svg:height="0.157cm" svg:x="19.093cm" svg:y="25.0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74" draw:text-style-name="P28" xml:id="id18" draw:id="id18" draw:layer="layout" svg:width="0.411cm" svg:height="0.119cm" svg:x="7.27cm" svg:y="24.98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75" draw:text-style-name="P28" xml:id="id25" draw:id="id25" draw:layer="layout" svg:width="0.411cm" svg:height="0.125cm" svg:x="19.093cm" svg:y="23.72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74" draw:text-style-name="P28" xml:id="id20" draw:id="id20" draw:layer="layout" svg:width="0.411cm" svg:height="0.119cm" svg:x="7.27cm" svg:y="23.75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176" draw:text-style-name="P33" draw:layer="layout" svg:width="4.398cm" svg:height="0.45cm" svg:x="15.592cm" svg:y="23.259cm">
            <draw:text-box draw:corner-radius="0.2cm">
              <text:p>Instruction boucle itérative</text:p>
            </draw:text-box>
          </draw:frame>
        </draw:g>
      </draw:page>
      <draw:page draw:name="page2" draw:style-name="dp1" draw:master-page-name="Standard">
        <draw:custom-shape draw:style-name="gr177" draw:text-style-name="P3" draw:layer="layout" svg:width="8.778cm" svg:height="8.242cm" svg:x="11.222cm" svg:y="10.742cm">
          <text:p/>
          <draw:enhanced-geometry svg:viewBox="0 0 21600 21600" draw:path-stretchpoint-x="10800" draw:path-stretchpoint-y="10800" draw:text-areas="?f3 ?f4 ?f5 ?f6" draw:type="round-rectangle" draw:modifiers="494.6187313945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8" draw:text-style-name="P20" draw:layer="layout" svg:width="3.868cm" svg:height="0.45cm" svg:x="16.122cm" svg:y="10.742cm">
          <draw:text-box draw:corner-radius="0.2cm">
            <text:p>Opérations sur chaînes</text:p>
          </draw:text-box>
        </draw:frame>
        <draw:frame draw:style-name="gr179" draw:text-style-name="P24" draw:layer="layout" svg:width="8.628cm" svg:height="8.004cm" svg:x="11.372cm" svg:y="10.87cm">
          <draw:text-box>
            <text:p><text:span text:style-name="T81"/></text:p>
            <text:p><text:span text:style-name="T81"/></text:p>
            <text:p><text:span text:style-name="T81">s</text:span><text:span text:style-name="T185">.</text:span><text:span text:style-name="T186">startswith</text:span><text:span text:style-name="T187">(</text:span><text:span text:style-name="T188">prefix</text:span><text:span text:style-name="T189">[,</text:span><text:span text:style-name="T188">début</text:span><text:span text:style-name="T189">[,</text:span><text:span text:style-name="T188">fi</text:span><text:span text:style-name="T188">n</text:span><text:span text:style-name="T189">]]</text:span><text:span text:style-name="T187">)</text:span><text:span text:style-name="T190">→</text:span><text:span text:style-name="T191">Booléen : Test commence par</text:span><text:span text:style-name="T192"> </text:span><text:span text:style-name="T192">prefix</text:span></text:p>
            <text:p><text:span text:style-name="T81">s</text:span><text:span text:style-name="T185">.</text:span><text:span text:style-name="T186">endswith</text:span><text:span text:style-name="T185">(</text:span><text:span text:style-name="T188">suffix</text:span><text:span text:style-name="T189">[,</text:span><text:span text:style-name="T188">début</text:span><text:span text:style-name="T189">[,</text:span><text:span text:style-name="T188">fin</text:span><text:span text:style-name="T189">]]</text:span><text:span text:style-name="T185">) </text:span><text:span text:style-name="T190">→</text:span><text:span text:style-name="T191">Booléen : Test termine par</text:span><text:span text:style-name="T192"> </text:span><text:span text:style-name="T192">suffix</text:span></text:p>
            <text:p><text:span text:style-name="T81">s</text:span><text:span text:style-name="T185">.</text:span><text:span text:style-name="T186">strip</text:span><text:span text:style-name="T185">(</text:span><text:span text:style-name="T189">[</text:span><text:span text:style-name="T188">caractères</text:span><text:span text:style-name="T189">]</text:span><text:span text:style-name="T185">)</text:span><text:span text:style-name="T193"> </text:span><text:span text:style-name="T191">Retire du </text:span><text:span text:style-name="T191">texte les caractères spécifiés</text:span></text:p>
            <text:p><text:span text:style-name="T81">s</text:span><text:span text:style-name="T80">.</text:span><text:span text:style-name="T186">count</text:span><text:span text:style-name="T80">(</text:span><text:span text:style-name="T188">sub</text:span><text:span text:style-name="T189">[,</text:span><text:span text:style-name="T188">début</text:span><text:span text:style-name="T189">[,</text:span><text:span text:style-name="T188">fin</text:span><text:span text:style-name="T189">]]</text:span><text:span text:style-name="T80">)</text:span><text:span text:style-name="T190">→</text:span><text:span text:style-name="T191">No</text:span><text:span text:style-name="T191">mbre d’occurrences </text:span><text:span text:style-name="T192">sub</text:span><text:span text:style-name="T80"> </text:span></text:p>
            <text:p><text:span text:style-name="T81">s</text:span><text:span text:style-name="T185">.</text:span><text:span text:style-name="T186">find</text:span><text:span text:style-name="T185">(</text:span><text:span text:style-name="T188">sub</text:span><text:span text:style-name="T189">[,</text:span><text:span text:style-name="T188">début</text:span><text:span text:style-name="T189">[,</text:span><text:span text:style-name="T188">fin</text:span><text:span text:style-name="T189">]]</text:span><text:span text:style-name="T185">)</text:span><text:span text:style-name="T190">→</text:span><text:span text:style-name="T191">Posit</text:span><text:span text:style-name="T191">ion de la chaîne </text:span><text:span text:style-name="T192">sub</text:span></text:p>
            <text:p><text:span text:style-name="T81">s</text:span><text:span text:style-name="T185">.</text:span><text:span text:style-name="T186">is…</text:span><text:span text:style-name="T185">()</text:span><text:span text:style-name="T194"> <text:s/></text:span><text:span text:style-name="T189">tests sur les catégories </text:span><text:span text:style-name="T189">de caractères (ex.</text:span><text:span text:style-name="T173">s</text:span><text:span text:style-name="T195">.</text:span><text:span text:style-name="T196">isalpha</text:span><text:span text:style-name="T195">()</text:span><text:span text:style-name="T189">)</text:span></text:p>
            <text:p><text:span text:style-name="T197">s</text:span><text:span text:style-name="T198">.</text:span><text:span text:style-name="T199">upper</text:span><text:span text:style-name="T198">()</text:span><text:span text:style-name="T200"> </text:span><text:span text:style-name="T191">→Texte avec l</text:span><text:span text:style-name="T201">ettres </text:span><text:span text:style-name="T201">en majuscules</text:span></text:p>
            <text:p><text:span text:style-name="T197">s</text:span><text:span text:style-name="T198">.</text:span><text:span text:style-name="T199">lower</text:span><text:span text:style-name="T198">() </text:span><text:span text:style-name="T191">→Texte avec l</text:span><text:span text:style-name="T201">ettres </text:span><text:span text:style-name="T201">en minuscules</text:span><text:span text:style-name="T198"> </text:span></text:p>
            <text:p><text:span text:style-name="T197">s</text:span><text:span text:style-name="T198">.</text:span><text:span text:style-name="T199">title</text:span><text:span text:style-name="T198">() </text:span><text:span text:style-name="T190">→</text:span><text:span text:style-name="T191">Texte avec 1° lettre </text:span><text:span text:style-name="T191">de chaque mot en</text:span><text:span text:style-name="T201"> majuscules</text:span><text:span text:style-name="T202"> <text:s/></text:span></text:p>
            <text:p><text:span text:style-name="T197">s</text:span><text:span text:style-name="T198">.</text:span><text:span text:style-name="T199">swapcase</text:span><text:span text:style-name="T198">()</text:span><text:span text:style-name="T190">→</text:span><text:span text:style-name="T191">Texte avec la </text:span><text:span text:style-name="T191">case inversée (maj</text:span><text:span text:style-name="T203">«</text:span><text:span text:style-name="T201"> min)</text:span><text:span text:style-name="T202"> <text:s/></text:span></text:p>
            <text:p><text:span text:style-name="T197">s</text:span><text:span text:style-name="T198">.</text:span><text:span text:style-name="T199">capitalize</text:span><text:span text:style-name="T198">() <text:s text:c="2"/></text:span></text:p>
            <text:p><text:span text:style-name="T197">s</text:span><text:span text:style-name="T198">.</text:span><text:span text:style-name="T199">split</text:span><text:span text:style-name="T198">(</text:span><text:span text:style-name="T201">[</text:span><text:span text:style-name="T204">sep</text:span><text:span text:style-name="T201">]</text:span><text:span text:style-name="T198">) </text:span><text:span text:style-name="T190">→</text:span><text:span text:style-name="T191">Liste avec les </text:span><text:span text:style-name="T191">éléments du texte localisés avec </text:span><text:span text:style-name="T192">sep</text:span></text:p>
            <text:p><text:span text:style-name="T192"><text:tab/></text:span><text:span text:style-name="T198">str </text:span><text:span text:style-name="T201">découpée sur les </text:span><text:span text:style-name="T201">blancs </text:span></text:p>
            <text:p text:style-name="P63"><text:span text:style-name="T205">"des mots </text:span><text:span text:style-name="T205">espacés"</text:span><text:span text:style-name="T4">.</text:span><text:span text:style-name="T206">split</text:span><text:span text:style-name="T4">()</text:span><text:span text:style-name="T207">→</text:span><text:span text:style-name="T208">[</text:span><text:span text:style-name="T209">'des'</text:span><text:span text:style-name="T208">,</text:span><text:span text:style-name="T209">'mots'</text:span><text:span text:style-name="T208">,</text:span><text:span text:style-name="T209">'espacés'</text:span><text:span text:style-name="T208">]</text:span></text:p>
            <text:p><text:span text:style-name="T80"><text:tab/></text:span><text:span text:style-name="T80">str</text:span><text:span text:style-name="T210"> </text:span><text:span text:style-name="T201">découpée sur </text:span><text:span text:style-name="T201">séparateur </text:span></text:p>
            <text:p text:style-name="P63"><text:span text:style-name="T205"><text:tab/></text:span><text:span text:style-name="T205">"1,4,8,2"</text:span><text:span text:style-name="T4">.</text:span><text:span text:style-name="T206">split</text:span><text:span text:style-name="T4">(</text:span><text:span text:style-name="T205">","</text:span><text:span text:style-name="T4">)</text:span><text:span text:style-name="T207">→</text:span><text:span text:style-name="T208">[</text:span><text:span text:style-name="T209">'1'</text:span><text:span text:style-name="T208">,</text:span><text:span text:style-name="T209">'4'</text:span><text:span text:style-name="T208">,</text:span><text:span text:style-name="T209">'8'</text:span><text:span text:style-name="T208">,</text:span><text:span text:style-name="T209">'2'</text:span><text:span text:style-name="T208">]</text:span></text:p>
            <text:p><text:span text:style-name="T197"/></text:p>
            <text:p><text:span text:style-name="T197">s</text:span><text:span text:style-name="T198">.</text:span><text:span text:style-name="T199">join</text:span><text:span text:style-name="T198">(</text:span><text:span text:style-name="T204">séq</text:span><text:span text:style-name="T198">)</text:span><text:span text:style-name="T200"> </text:span><text:span text:style-name="T191">→jonction de </text:span><text:span text:style-name="T191">séquences</text:span></text:p>
          </draw:text-box>
        </draw:frame>
        <draw:g>
          <draw:custom-shape draw:style-name="gr180" draw:text-style-name="P3" draw:layer="layout" svg:width="8.759cm" svg:height="4.23cm" svg:x="11.231cm" svg:y="19.086cm">
            <text:p/>
            <draw:enhanced-geometry svg:viewBox="0 0 21600 21600" draw:path-stretchpoint-x="10800" draw:path-stretchpoint-y="10800" draw:text-areas="?f3 ?f4 ?f5 ?f6" draw:type="round-rectangle" draw:modifiers="1009.00443880786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81" draw:text-style-name="P64" draw:layer="layout" svg:width="1.707cm" svg:height="0.446cm" svg:x="18.247cm" svg:y="19.112cm">
            <draw:text-box draw:corner-radius="0.2cm">
              <text:p>Affichage</text:p>
            </draw:text-box>
          </draw:frame>
          <draw:frame draw:style-name="gr182" draw:text-style-name="P65" draw:layer="layout" svg:width="7.622cm" svg:height="0.425cm" svg:x="11.314cm" svg:y="19.225cm">
            <draw:text-box>
              <text:p><text:span text:style-name="T211">print</text:span><text:span text:style-name="T212">(</text:span><text:span text:style-name="T213">"v="</text:span><text:span text:style-name="T212">,</text:span><text:span text:style-name="T213">3</text:span><text:span text:style-name="T212">,</text:span><text:span text:style-name="T213">"cm </text:span><text:span text:style-name="T213">:"</text:span><text:span text:style-name="T212">,</text:span><text:span text:style-name="T214">x</text:span><text:span text:style-name="T212">,</text:span><text:span text:style-name="T213">","</text:span><text:span text:style-name="T212">,</text:span><text:span text:style-name="T214">y</text:span><text:span text:style-name="T212">+</text:span><text:span text:style-name="T213">4</text:span><text:span text:style-name="T212">)</text:span></text:p>
            </draw:text-box>
          </draw:frame>
          <draw:frame draw:style-name="gr183" draw:layer="layout" svg:width="8.443cm" svg:height="1.409cm" svg:x="11.335cm" svg:y="20.484cm">
            <draw:text-box>
              <text:p>Options de <text:span text:style-name="T49">print</text:span>: </text:p>
              <text:p text:style-name="P66"><text:span text:style-name="T215">◽</text:span><text:span text:style-name="T216"> </text:span><text:span text:style-name="T99">sep</text:span><text:span text:style-name="T49">=</text:span><text:span text:style-name="T217">" "</text:span><text:tab/>séparateur d'éléments, défaut espace</text:p>
              <text:p text:style-name="P66"><text:span text:style-name="T218">◽</text:span><text:span text:style-name="T219"> </text:span><text:span text:style-name="T99">end</text:span><text:span text:style-name="T49">=</text:span><text:span text:style-name="T217">"\n"</text:span><text:span text:style-name="T217"><text:tab/></text:span>fin d'affichage, défaut fin de ligne</text:p>
              <text:p text:style-name="P66"><text:span text:style-name="T218">◽</text:span><text:span text:style-name="T219"> </text:span><text:span text:style-name="T99">file</text:span><text:span text:style-name="T49">=</text:span><text:span text:style-name="T220">sys</text:span><text:span text:style-name="T99">.stdout</text:span><text:span text:style-name="T99"><text:tab/></text:span>print vers fichier, défaut sortie standard</text:p>
            </draw:text-box>
          </draw:frame>
          <draw:frame draw:style-name="gr184" draw:layer="layout" svg:width="7.355cm" svg:height="0.353cm" svg:x="11.314cm" svg:y="20.125cm">
            <draw:text-box>
              <text:p>éléments à afficher : valeurs littérales, variables, expressions</text:p>
            </draw:text-box>
          </draw:frame>
          <draw:line draw:style-name="gr32" draw:text-style-name="P3" draw:layer="layout" svg:x1="16.514cm" svg:y1="20.125cm" svg:x2="16.153cm" svg:y2="19.663cm">
            <text:p/>
          </draw:line>
          <draw:line draw:style-name="gr32" draw:text-style-name="P3" draw:layer="layout" svg:x1="14.814cm" svg:y1="20.125cm" svg:x2="13.614cm" svg:y2="19.625cm">
            <text:p/>
          </draw:line>
          <draw:line draw:style-name="gr32" draw:text-style-name="P3" draw:layer="layout" svg:x1="14.814cm" svg:y1="20.125cm" svg:x2="14.214cm" svg:y2="19.625cm">
            <text:p/>
          </draw:line>
          <draw:line draw:style-name="gr32" draw:text-style-name="P3" draw:layer="layout" svg:x1="14.814cm" svg:y1="20.125cm" svg:x2="15.314cm" svg:y2="19.625cm">
            <text:p/>
          </draw:line>
          <draw:line draw:style-name="gr32" draw:text-style-name="P3" draw:layer="layout" svg:x1="16.914cm" svg:y1="19.925cm" svg:x2="17.057cm" svg:y2="19.597cm">
            <text:p/>
          </draw:line>
          <draw:line draw:style-name="gr32" draw:text-style-name="P3" draw:layer="layout" svg:x1="14.814cm" svg:y1="20.125cm" svg:x2="16.915cm" svg:y2="19.925cm">
            <text:p/>
          </draw:line>
          <draw:line draw:style-name="gr32" draw:text-style-name="P3" draw:layer="layout" svg:x1="17.773cm" svg:y1="20.134cm" svg:x2="17.773cm" svg:y2="19.681cm">
            <text:p/>
          </draw:line>
          <draw:frame draw:style-name="gr185" draw:layer="layout" svg:width="6.098cm" svg:height="0.425cm" svg:x="11.348cm" svg:y="22.09cm">
            <draw:text-box>
              <text:p><text:span text:style-name="T149">s</text:span><text:span text:style-name="T221"> = </text:span><text:span text:style-name="T222">input</text:span>(<text:span text:style-name="T223">"Directiv</text:span><text:span text:style-name="T223">es:"</text:span>)</text:p>
            </draw:text-box>
          </draw:frame>
          <draw:frame draw:style-name="gr186" draw:layer="layout" svg:width="7.258cm" svg:height="0.705cm" svg:x="11.602cm" svg:y="22.516cm">
            <draw:text-box>
              <text:p><text:span text:style-name="T124">☝ </text:span><text:span text:style-name="T49">input</text:span> retourne toujours une <text:span text:style-name="T176">chaîne</text:span>, la convertir vers </text:p>
              <text:p>le type désiré <text:tab/>(cf. encadré <text:span text:style-name="T6">Conversions</text:span> au recto).</text:p>
            </draw:text-box>
          </draw:frame>
          <draw:line draw:style-name="gr187" draw:text-style-name="P3" draw:layer="layout" svg:x1="11.246cm" svg:y1="21.965cm" svg:x2="19.879cm" svg:y2="21.956cm">
            <text:p/>
          </draw:line>
          <draw:frame draw:style-name="gr188" draw:text-style-name="P64" draw:layer="layout" svg:width="1.31cm" svg:height="0.45cm" svg:x="18.69cm" svg:y="21.987cm">
            <draw:text-box draw:corner-radius="0.2cm">
              <text:p>Saisie</text:p>
            </draw:text-box>
          </draw:frame>
        </draw:g>
        <draw:custom-shape draw:style-name="gr189" draw:text-style-name="P3" draw:layer="layout" svg:width="10.12cm" svg:height="5.14cm" svg:x="1cm" svg:y="10.735cm">
          <text:p/>
          <draw:enhanced-geometry svg:viewBox="0 0 21600 21600" draw:path-stretchpoint-x="10800" draw:path-stretchpoint-y="10800" draw:text-areas="?f3 ?f4 ?f5 ?f6" draw:type="round-rectangle" draw:modifiers="865.211295814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20" draw:layer="layout" svg:width="3.582cm" svg:height="0.45cm" svg:x="7.528cm" svg:y="10.735cm">
          <draw:text-box draw:corner-radius="0.2cm">
            <text:p>Opérations sur listes</text:p>
          </draw:text-box>
        </draw:frame>
        <draw:frame draw:style-name="gr191" draw:text-style-name="P68" draw:layer="layout" svg:width="9.884cm" svg:height="2.851cm" svg:x="1.144cm" svg:y="10.88cm">
          <draw:text-box>
            <text:p text:style-name="P67"><text:span text:style-name="T224">len</text:span><text:span text:style-name="T137">(</text:span><text:span text:style-name="T225">lst</text:span><text:span text:style-name="T137">)</text:span><text:span text:style-name="T226">→ nb d'éléments</text:span></text:p>
            <text:p text:style-name="P67"><text:span text:style-name="T227">min</text:span><text:span text:style-name="T228">(</text:span><text:span text:style-name="T229">lst</text:span><text:span text:style-name="T230">)</text:span><text:span text:style-name="T226">→Valeur mini de la liste</text:span></text:p>
            <text:p text:style-name="P67"><text:span text:style-name="T227">max</text:span><text:span text:style-name="T228">(</text:span><text:span text:style-name="T229">lst</text:span><text:span text:style-name="T230">)</text:span><text:span text:style-name="T226">→Valeur maxi de la </text:span><text:span text:style-name="T226">liste</text:span></text:p>
            <text:p text:style-name="P67"><text:span text:style-name="T227">sum</text:span><text:span text:style-name="T228">(</text:span><text:span text:style-name="T229">lst</text:span><text:span text:style-name="T228">)</text:span><text:span text:style-name="T226">→Somme des éléments </text:span><text:span text:style-name="T226">de la liste</text:span></text:p>
            <text:p text:style-name="P67"><text:span text:style-name="T227">sorted</text:span><text:span text:style-name="T228">(</text:span><text:span text:style-name="T229">lst</text:span><text:span text:style-name="T228">)</text:span><text:span text:style-name="T231">→ <text:s/>liste triée</text:span></text:p>
            <text:p text:style-name="P67"><text:span text:style-name="T232">val</text:span><text:span text:style-name="T233"> </text:span><text:span text:style-name="T234">in</text:span><text:span text:style-name="T233"> </text:span><text:span text:style-name="T232">c</text:span><text:span text:style-name="T235"> </text:span><text:span text:style-name="T236">→ </text:span><text:span text:style-name="T226">booléen</text:span><text:span text:style-name="T236"> </text:span></text:p>
            <text:p text:style-name="P67"><text:span text:style-name="T236"><text:tab/></text:span><text:span text:style-name="T234">In </text:span><text:span text:style-name="T236">: </text:span><text:span text:style-name="T226">test de présence </text:span></text:p>
            <text:p text:style-name="P67"><text:span text:style-name="T236"><text:tab/></text:span><text:span text:style-name="T234">not in </text:span><text:span text:style-name="T236">:</text:span><text:span text:style-name="T226"> test d'absence</text:span></text:p>
            <text:p text:style-name="P67"><text:span text:style-name="T237"/></text:p>
          </draw:text-box>
        </draw:frame>
        <draw:frame draw:style-name="gr192" draw:text-style-name="P71" draw:layer="layout" svg:width="9.812cm" svg:height="2.325cm" svg:x="1.245cm" svg:y="13.667cm">
          <draw:text-box>
            <text:p text:style-name="P69"><text:span text:style-name="T56">lst</text:span><text:span text:style-name="T53">.</text:span><text:span text:style-name="T55">append</text:span><text:span text:style-name="T53">(</text:span><text:span text:style-name="T238">val</text:span><text:span text:style-name="T53">)</text:span><text:span text:style-name="T53"><text:tab/></text:span><text:span text:style-name="T239">ajout d'un élément à la fin</text:span></text:p>
            <text:p text:style-name="P69"><text:span text:style-name="T240">lst</text:span><text:span text:style-name="T241">.</text:span><text:span text:style-name="T242">extend</text:span><text:span text:style-name="T241">(</text:span><text:span text:style-name="T238">seq</text:span><text:span text:style-name="T241">)</text:span><text:span text:style-name="T239"> </text:span><text:span text:style-name="T239"><text:tab/></text:span><text:span text:style-name="T239">ajout d'une séquence d'éléments à la </text:span><text:span text:style-name="T239">fin</text:span></text:p>
            <text:p text:style-name="P69"><text:span text:style-name="T240">lst</text:span><text:span text:style-name="T241">.</text:span><text:span text:style-name="T242">insert</text:span><text:span text:style-name="T241">(</text:span><text:span text:style-name="T238">idx</text:span><text:span text:style-name="T241">,</text:span><text:span text:style-name="T238">val</text:span><text:span text:style-name="T241">)</text:span><text:span text:style-name="T241"><text:tab/></text:span><text:span text:style-name="T239">insertion d'un élément à une position</text:span></text:p>
            <text:p text:style-name="P69"><text:span text:style-name="T240">lst</text:span><text:span text:style-name="T241">.</text:span><text:span text:style-name="T242">remove</text:span><text:span text:style-name="T241">(</text:span><text:span text:style-name="T238">val</text:span><text:span text:style-name="T241">)</text:span><text:span text:style-name="T241"><text:tab/></text:span><text:span text:style-name="T239">suppression du premier élément de </text:span><text:span text:style-name="T239">valeur </text:span><text:span text:style-name="T238">val</text:span></text:p>
            <text:p text:style-name="P69"><text:span text:style-name="T240">lst</text:span><text:span text:style-name="T241">.</text:span><text:span text:style-name="T242">pop</text:span><text:span text:style-name="T241">(</text:span><text:span text:style-name="T243">[</text:span><text:span text:style-name="T238">idx</text:span><text:span text:style-name="T243">]</text:span><text:span text:style-name="T241">)</text:span><text:span text:style-name="T244">→valeur</text:span><text:span text:style-name="T244"><text:tab/></text:span><text:span text:style-name="T245">supp. &amp; retourne l'item d'index </text:span><text:span text:style-name="T246">idx</text:span><text:span text:style-name="T245"> </text:span><text:span text:style-name="T245">(défaut le dernier)</text:span></text:p>
            <text:p text:style-name="P70"><text:span text:style-name="T247">lst</text:span><text:span text:style-name="T248">.</text:span><text:span text:style-name="T249">sort</text:span><text:span text:style-name="T248">() <text:s/></text:span><text:span text:style-name="T247">lst</text:span><text:span text:style-name="T248">.</text:span><text:span text:style-name="T249">reverse</text:span><text:span text:style-name="T248">()</text:span><text:span text:style-name="T244"><text:tab/></text:span><text:span text:style-name="T250">tri / inversion </text:span><text:span text:style-name="T250">de la liste sur place</text:span></text:p>
            <text:p text:style-name="P70"><text:span text:style-name="T251"/></text:p>
          </draw:text-box>
        </draw:frame>
        <draw:frame draw:style-name="gr193" draw:text-style-name="P73" draw:layer="layout" svg:width="4.902cm" svg:height="1.59cm" svg:x="6.527cm" svg:y="11.239cm">
          <draw:text-box>
            <text:p text:style-name="P72"><text:span text:style-name="T252"/></text:p>
            <text:p text:style-name="P72"><text:span text:style-name="T252">lst</text:span><text:span text:style-name="T253">*</text:span><text:span text:style-name="T254">5</text:span><text:span text:style-name="T190">→ duplication</text:span><text:span text:style-name="T255"><text:tab/></text:span></text:p>
            <text:p text:style-name="P72"><text:span text:style-name="T252">lst</text:span><text:span text:style-name="T253">+</text:span><text:span text:style-name="T252">lst2</text:span><text:span text:style-name="T190">→ concaténation</text:span></text:p>
            <text:p text:style-name="P72"><text:span text:style-name="T252">lst</text:span><text:span text:style-name="T253">.</text:span><text:span text:style-name="T256">index</text:span><text:span text:style-name="T253">(</text:span><text:span text:style-name="T257">val</text:span><text:span text:style-name="T253">)</text:span><text:span text:style-name="T191">→ position</text:span><text:span text:style-name="T191"><text:tab/></text:span></text:p>
            <text:p text:style-name="P72"><text:span text:style-name="T252">lst</text:span><text:span text:style-name="T253">.</text:span><text:span text:style-name="T256">count</text:span><text:span text:style-name="T253">(</text:span><text:span text:style-name="T257">val</text:span><text:span text:style-name="T253">)</text:span><text:span text:style-name="T191">→ nb </text:span><text:span text:style-name="T191">d'occurences</text:span></text:p>
          </draw:text-box>
        </draw:frame>
        <draw:line draw:style-name="gr194" draw:text-style-name="P3" draw:layer="layout" svg:x1="1.151cm" svg:y1="13.514cm" svg:x2="10.923cm" svg:y2="13.514cm">
          <text:p/>
        </draw:line>
        <draw:frame draw:style-name="gr195" draw:text-style-name="P24" draw:layer="layout" svg:width="6.766cm" svg:height="2.82cm" svg:x="12.946cm" svg:y="8.319cm">
          <draw:text-box>
            <text:p><text:span text:style-name="T186">range</text:span><text:span text:style-name="T80">(</text:span><text:span text:style-name="T82">5</text:span><text:span text:style-name="T80">)</text:span><text:span text:style-name="T258">→ 0 1 2 3 4</text:span><text:span text:style-name="T258"><text:tab/></text:span></text:p>
            <text:p><text:span text:style-name="T259">range(</text:span><text:span text:style-name="T260">3</text:span><text:span text:style-name="T259">,</text:span><text:span text:style-name="T260">8</text:span><text:span text:style-name="T259">)</text:span><text:span text:style-name="T261">→ 3 4 5 6 7</text:span></text:p>
            <text:p><text:span text:style-name="T259">range</text:span><text:span text:style-name="T262">(</text:span><text:span text:style-name="T260">2</text:span><text:span text:style-name="T262">,</text:span><text:span text:style-name="T260">12</text:span><text:span text:style-name="T262">,</text:span><text:span text:style-name="T260">3</text:span><text:span text:style-name="T262">)</text:span><text:span text:style-name="T258">→ 2 5 8 11</text:span></text:p>
            <text:p><text:span text:style-name="T259">Range</text:span><text:span text:style-name="T262">(</text:span><text:span text:style-name="T260">20</text:span><text:span text:style-name="T262">,</text:span><text:span text:style-name="T260">5</text:span><text:span text:style-name="T262">,</text:span><text:span text:style-name="T260">-5</text:span><text:span text:style-name="T262">)</text:span><text:span text:style-name="T258">→ 20 15 10</text:span></text:p>
            <text:p><text:span text:style-name="T258"/></text:p>
            <text:p><text:span text:style-name="T182">☝ </text:span><text:span text:style-name="T263">range</text:span><text:span text:style-name="T182"> fournit une séquence </text:span><text:span text:style-name="T182">d'entiers construits au besoin</text:span></text:p>
          </draw:text-box>
        </draw:frame>
        <draw:g>
          <draw:custom-shape draw:style-name="gr196" draw:text-style-name="P3" draw:layer="layout" svg:width="7.173cm" svg:height="4.26cm" svg:x="12.827cm" svg:y="6.403cm">
            <text:p/>
            <draw:enhanced-geometry svg:viewBox="0 0 21600 21600" draw:path-stretchpoint-x="10800" draw:path-stretchpoint-y="10800" draw:text-areas="?f3 ?f4 ?f5 ?f6" draw:type="round-rectangle" draw:modifiers="1927.7108433734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7" draw:text-style-name="P49" draw:layer="layout" svg:width="3.961cm" svg:height="0.459cm" svg:x="12.934cm" svg:y="7.024cm">
            <draw:text-box>
              <text:p><text:span text:style-name="T159">range</text:span><text:span text:style-name="T46">(</text:span><text:span text:style-name="T161">[</text:span><text:span text:style-name="T264">début</text:span><text:span text:style-name="T161">,] </text:span><text:span text:style-name="T264">fin</text:span><text:span text:style-name="T161"> [,</text:span><text:span text:style-name="T264">pas</text:span><text:span text:style-name="T161">]</text:span><text:span text:style-name="T46">)</text:span></text:p>
            </draw:text-box>
          </draw:frame>
          <draw:frame draw:style-name="gr198" draw:layer="layout" svg:width="6.959cm" svg:height="0.637cm" svg:x="13.226cm" svg:y="7.383cm">
            <draw:text-box>
              <text:p><text:span text:style-name="T124">☝ </text:span><text:span text:style-name="T265">début</text:span> défaut 0, <text:span text:style-name="T265">fin</text:span> non compris dans la séquence</text:p>
              <text:p><text:s/><text:span text:style-name="T265">pas</text:span> signé et défaut 1</text:p>
            </draw:text-box>
          </draw:frame>
          <draw:frame draw:style-name="gr199" draw:text-style-name="P2" draw:layer="layout" svg:width="3.57cm" svg:height="0.442cm" svg:x="16.276cm" svg:y="6.426cm">
            <draw:text-box draw:corner-radius="0.2cm">
              <text:p>Séquences d'entiers</text:p>
            </draw:text-box>
          </draw:frame>
        </draw:g>
        <draw:g>
          <draw:custom-shape draw:style-name="gr200" draw:text-style-name="P74" draw:layer="layout" svg:width="11.68cm" svg:height="4.256cm" svg:x="1cm" svg:y="6.413cm">
            <text:p/>
            <draw:enhanced-geometry svg:viewBox="0 0 21600 21600" draw:path-stretchpoint-x="10800" draw:path-stretchpoint-y="10800" draw:text-areas="?f3 ?f4 ?f5 ?f6" draw:type="round-rectangle" draw:modifiers="818.82941053947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01" draw:text-style-name="P64" draw:layer="layout" svg:width="3.06cm" svg:height="0.45cm" svg:x="9.62cm" svg:y="6.413cm">
            <draw:text-box draw:corner-radius="0.2cm">
              <text:p>Types conteneurs</text:p>
            </draw:text-box>
          </draw:frame>
          <draw:frame draw:style-name="gr14" draw:text-style-name="P16" draw:layer="layout" svg:width="0.933cm" svg:height="0.395cm" svg:x="2.596cm" svg:y="6.887cm">
            <draw:text-box>
              <text:p text:style-name="P16">list</text:p>
            </draw:text-box>
          </draw:frame>
          <draw:frame draw:style-name="gr202" draw:layer="layout" svg:width="1.339cm" svg:height="0.319cm" svg:x="3.703cm" svg:y="6.913cm">
            <draw:text-box>
              <text:p><text:span text:style-name="T266">[</text:span>1<text:span text:style-name="T266">,</text:span>5<text:span text:style-name="T266">,</text:span>9<text:span text:style-name="T266">]</text:span></text:p>
            </draw:text-box>
          </draw:frame>
          <draw:frame draw:style-name="gr203" draw:layer="layout" svg:width="2.291cm" svg:height="0.319cm" svg:x="5.692cm" svg:y="6.913cm">
            <draw:text-box>
              <text:p><text:span text:style-name="T266">[</text:span>"x"<text:span text:style-name="T266">,</text:span>11<text:span text:style-name="T266">,</text:span>8.9<text:span text:style-name="T266">]</text:span></text:p>
            </draw:text-box>
          </draw:frame>
          <draw:frame draw:style-name="gr204" draw:layer="layout" svg:width="1.337cm" svg:height="0.319cm" svg:x="9.146cm" svg:y="6.914cm">
            <draw:text-box>
              <text:p><text:span text:style-name="T266">[</text:span>"mot"<text:span text:style-name="T266">]</text:span></text:p>
            </draw:text-box>
          </draw:frame>
          <draw:frame draw:style-name="gr205" draw:text-style-name="P75" draw:layer="layout" svg:width="0.383cm" svg:height="0.319cm" svg:x="12.003cm" svg:y="6.915cm">
            <draw:text-box>
              <text:p><text:span text:style-name="T266">[]</text:span></text:p>
            </draw:text-box>
          </draw:frame>
          <draw:frame draw:style-name="gr11" draw:text-style-name="P16" draw:layer="layout" svg:width="1.166cm" svg:height="0.395cm" svg:x="2.363cm" svg:y="7.287cm">
            <draw:text-box>
              <text:p text:style-name="P16">tuple</text:p>
            </draw:text-box>
          </draw:frame>
          <draw:frame draw:style-name="gr202" draw:layer="layout" svg:width="1.339cm" svg:height="0.319cm" svg:x="3.703cm" svg:y="7.313cm">
            <draw:text-box>
              <text:p><text:span text:style-name="T266">(</text:span>1<text:span text:style-name="T266">,</text:span>5<text:span text:style-name="T266">,</text:span>9<text:span text:style-name="T266">)</text:span></text:p>
            </draw:text-box>
          </draw:frame>
          <draw:frame draw:style-name="gr206" draw:layer="layout" svg:width="1.909cm" svg:height="0.319cm" svg:x="5.88cm" svg:y="7.313cm">
            <draw:text-box>
              <text:p>11<text:span text:style-name="T266">,</text:span>"y"<text:span text:style-name="T266">,</text:span>7.4</text:p>
            </draw:text-box>
          </draw:frame>
          <draw:frame draw:style-name="gr207" draw:layer="layout" svg:width="1.527cm" svg:height="0.319cm" svg:x="9.146cm" svg:y="7.313cm">
            <draw:text-box>
              <text:p><text:span text:style-name="T266">(</text:span>"mot"<text:span text:style-name="T266">,)</text:span></text:p>
            </draw:text-box>
          </draw:frame>
          <draw:frame draw:style-name="gr208" draw:text-style-name="P75" draw:layer="layout" svg:width="0.383cm" svg:height="0.319cm" svg:x="12.003cm" svg:y="7.313cm">
            <draw:text-box>
              <text:p><text:span text:style-name="T266">()</text:span></text:p>
            </draw:text-box>
          </draw:frame>
          <draw:frame draw:style-name="gr209" draw:text-style-name="P16" draw:layer="layout" svg:width="0.945cm" svg:height="0.395cm" svg:x="2.584cm" svg:y="9.046cm">
            <draw:text-box>
              <text:p text:style-name="P16">dict</text:p>
            </draw:text-box>
          </draw:frame>
          <draw:frame draw:style-name="gr210" draw:layer="layout" svg:width="6.868cm" svg:height="0.319cm" svg:x="3.703cm" svg:y="9.438cm">
            <draw:text-box>
              <text:p><text:span text:style-name="T266">{</text:span>1<text:span text:style-name="T266">:</text:span>"un"<text:span text:style-name="T266">,</text:span>3<text:span text:style-name="T266">:</text:span>"trois"<text:span text:style-name="T266">,</text:span>2<text:span text:style-name="T266">:</text:span>"deux"<text:span text:style-name="T266">,</text:span>3.14<text:span text:style-name="T266">:</text:span>"<text:span text:style-name="T154">π</text:span><text:span text:style-name="T267">"</text:span><text:span text:style-name="T266">}</text:span></text:p>
            </draw:text-box>
          </draw:frame>
          <draw:frame draw:style-name="gr211" draw:layer="layout" svg:width="3.052cm" svg:height="0.319cm" svg:x="3.703cm" svg:y="9.039cm">
            <draw:text-box>
              <text:p><text:span text:style-name="T266">{</text:span>"clé"<text:span text:style-name="T266">:</text:span>"valeur"<text:span text:style-name="T266">}</text:span></text:p>
            </draw:text-box>
          </draw:frame>
          <draw:frame draw:style-name="gr9" draw:text-style-name="P16" draw:layer="layout" svg:width="0.701cm" svg:height="0.395cm" svg:x="2.828cm" svg:y="9.808cm">
            <draw:text-box>
              <text:p text:style-name="P16">set</text:p>
            </draw:text-box>
          </draw:frame>
          <draw:frame draw:style-name="gr208" draw:text-style-name="P75" draw:layer="layout" svg:width="0.383cm" svg:height="0.319cm" svg:x="12.003cm" svg:y="9.039cm">
            <draw:text-box>
              <text:p><text:span text:style-name="T266">{}</text:span></text:p>
            </draw:text-box>
          </draw:frame>
          <draw:frame draw:style-name="gr212" draw:layer="layout" svg:width="1.721cm" svg:height="0.319cm" svg:x="7.465cm" svg:y="9.829cm">
            <draw:text-box>
              <text:p><text:span text:style-name="T266">{</text:span>1<text:span text:style-name="T266">,</text:span>9<text:span text:style-name="T266">,</text:span>3<text:span text:style-name="T266">,</text:span>0<text:span text:style-name="T266">}</text:span></text:p>
            </draw:text-box>
          </draw:frame>
          <draw:frame draw:style-name="gr213" draw:layer="layout" svg:width="8.265cm" svg:height="0.353cm" svg:x="1.18cm" svg:y="6.513cm">
            <draw:text-box>
              <text:p><text:span text:style-name="T268">◾ </text:span><text:span text:style-name="T176">séquences ordonnées</text:span>, accès par index rapide, valeurs répétables</text:p>
            </draw:text-box>
          </draw:frame>
          <draw:frame draw:style-name="gr22" draw:layer="layout" svg:width="0.955cm" svg:height="0.319cm" svg:x="11.431cm" svg:y="9.829cm">
            <draw:text-box>
              <text:p><text:span text:style-name="T269">set</text:span><text:span text:style-name="T266">()</text:span></text:p>
            </draw:text-box>
          </draw:frame>
          <draw:frame draw:style-name="gr214" draw:layer="layout" svg:width="9.615cm" svg:height="0.353cm" svg:x="1.193cm" svg:y="8.526cm">
            <draw:text-box>
              <text:p><text:span text:style-name="T268">◾ </text:span><text:span text:style-name="T270">conteneurs clés</text:span><text:span text:style-name="T268">, </text:span>sans ordre <text:span text:style-name="T6">a </text:span><text:span text:style-name="T6">priori,</text:span> accès par clé rapide, chaque clé unique</text:p>
            </draw:text-box>
          </draw:frame>
          <draw:frame draw:style-name="gr215" draw:layer="layout" svg:width="2.861cm" svg:height="0.319cm" svg:x="3.703cm" svg:y="9.829cm">
            <draw:text-box>
              <text:p><text:span text:style-name="T266">{</text:span>"clé1"<text:span text:style-name="T266">,</text:span>"clé2"<text:span text:style-name="T266">}</text:span></text:p>
            </draw:text-box>
          </draw:frame>
          <draw:frame draw:style-name="gr216" draw:text-style-name="P5" draw:layer="layout" svg:width="4.142cm" svg:height="0.319cm" svg:x="1.206cm" svg:y="7.752cm">
            <draw:text-box>
              <text:p><text:span text:style-name="T6">Valeurs non modifiables </text:span><text:span text:style-name="T6">(immutables)</text:span></text:p>
            </draw:text-box>
          </draw:frame>
          <draw:line draw:style-name="gr32" draw:text-style-name="P3" draw:layer="layout" svg:x1="1.931cm" svg:y1="7.786cm" svg:x2="2.311cm" svg:y2="7.556cm">
            <text:p/>
          </draw:line>
          <draw:frame draw:style-name="gr217" draw:text-style-name="P12" draw:layer="layout" svg:width="4.968cm" svg:height="0.319cm" svg:x="5.735cm" svg:y="7.752cm">
            <draw:text-box>
              <text:p><text:span text:style-name="T90">☝ </text:span><text:span text:style-name="T48">expression juste avec des virgules </text:span><text:span text:style-name="T74">→</text:span><text:span text:style-name="T271">tuple</text:span></text:p>
            </draw:text-box>
          </draw:frame>
          <draw:custom-shape draw:style-name="gr17" draw:text-style-name="P3" draw:layer="layout" svg:width="0.2cm" svg:height="2.117cm" draw:transform="rotate (-1.5707963267949) translate (7.979cm 7.621cm)">
            <text:p/>
            <draw:enhanced-geometry svg:viewBox="0 0 21600 21600" draw:mirror-horizontal="false" draw:mirror-vertical="false" draw:glue-points="0 0 0 21600 21600 10800" draw:text-areas="0 ?f9 7800 ?f10" draw:type="right-brace" draw:modifiers="1806.74157303371 11122.9235880399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18" draw:text-style-name="P76" draw:layer="layout" svg:width="1.23cm" svg:height="0.276cm" svg:x="1.147cm" svg:y="9.105cm">
            <draw:text-box>
              <text:p><text:span text:style-name="T272">dictionnaire</text:span></text:p>
            </draw:text-box>
          </draw:frame>
          <draw:frame draw:style-name="gr219" draw:text-style-name="P76" draw:layer="layout" svg:width="0.946cm" svg:height="0.276cm" svg:x="1.153cm" svg:y="9.867cm">
            <draw:text-box>
              <text:p><text:span text:style-name="T272">ensemble</text:span></text:p>
            </draw:text-box>
          </draw:frame>
          <draw:frame draw:style-name="gr220" draw:text-style-name="P77" draw:layer="layout" svg:width="0.637cm" svg:height="0.357cm" svg:x="2.376cm" svg:y="8.106cm">
            <draw:text-box>
              <text:p><text:span text:style-name="T84">str</text:span></text:p>
            </draw:text-box>
          </draw:frame>
          <draw:frame draw:style-name="gr221" draw:text-style-name="P5" draw:layer="layout" svg:width="4.963cm" svg:height="0.319cm" svg:x="4.528cm" svg:y="8.144cm">
            <draw:text-box>
              <text:p><text:span text:style-name="T6">(séquences ordonnées de caractères / </text:span><text:span text:style-name="T6">d'octets)</text:span></text:p>
            </draw:text-box>
          </draw:frame>
          <draw:line draw:style-name="gr32" draw:text-style-name="P3" draw:layer="layout" svg:x1="1.931cm" svg:y1="8.068cm" svg:x2="2.294cm" svg:y2="8.305cm">
            <text:p/>
          </draw:line>
          <draw:frame draw:style-name="gr222" draw:text-style-name="P5" draw:layer="layout" svg:width="2.144cm" svg:height="0.319cm" svg:x="1.23cm" svg:y="9.407cm">
            <draw:text-box>
              <text:p><text:span text:style-name="T6">(couples clé/valeur)</text:span></text:p>
            </draw:text-box>
          </draw:frame>
          <draw:frame draw:style-name="gr223" draw:text-style-name="P77" draw:layer="layout" svg:width="1.06cm" svg:height="0.357cm" svg:x="3.265cm" svg:y="8.107cm">
            <draw:text-box>
              <text:p><text:span text:style-name="T84">bytes</text:span></text:p>
            </draw:text-box>
          </draw:frame>
          <draw:frame draw:style-name="gr208" draw:layer="layout" svg:width="0.383cm" svg:height="0.319cm" svg:x="12.003cm" svg:y="8.083cm">
            <draw:text-box>
              <text:p>""</text:p>
            </draw:text-box>
          </draw:frame>
          <draw:frame draw:style-name="gr224" draw:text-style-name="P5" draw:layer="layout" svg:width="0.557cm" svg:height="0.319cm" svg:x="11.906cm" svg:y="10.219cm">
            <draw:text-box>
              <text:p><text:span text:style-name="T6">vide</text:span></text:p>
            </draw:text-box>
          </draw:frame>
          <draw:line draw:style-name="gr225" draw:text-style-name="P78" draw:layer="layout" svg:x1="12.195cm" svg:y1="6.919cm" svg:x2="12.181cm" svg:y2="10.232cm">
            <text:p/>
          </draw:line>
          <draw:frame draw:style-name="gr226" draw:layer="layout" svg:width="3.628cm" svg:height="0.319cm" svg:x="7.458cm" svg:y="9.04cm">
            <draw:text-box>
              <text:p><text:span text:style-name="T269">dict</text:span><text:span text:style-name="T266">(</text:span><text:span text:style-name="T273">a</text:span><text:span text:style-name="T266">=</text:span>3<text:span text:style-name="T266">,</text:span><text:span text:style-name="T273">b</text:span><text:span text:style-name="T266">=</text:span>4<text:span text:style-name="T266">,</text:span><text:span text:style-name="T273">k</text:span><text:span text:style-name="T266">=</text:span>"v"<text:span text:style-name="T266">)</text:span></text:p>
            </draw:text-box>
          </draw:frame>
          <draw:frame draw:style-name="gr227" draw:text-style-name="P5" draw:layer="layout" svg:width="5.713cm" svg:height="0.319cm" svg:x="1.178cm" svg:y="10.219cm">
            <draw:text-box>
              <text:p><text:span text:style-name="T90">☝ </text:span><text:span text:style-name="T48">clés</text:span><text:span text:style-name="T274">=</text:span><text:span text:style-name="T48">valeurs hachables (types base, </text:span><text:span text:style-name="T48">immutables…)</text:span></text:p>
            </draw:text-box>
          </draw:frame>
          <draw:frame draw:style-name="gr7" draw:layer="layout" svg:width="0.574cm" svg:height="0.319cm" svg:x="11.812cm" svg:y="8.388cm">
            <draw:text-box>
              <text:p>b""</text:p>
            </draw:text-box>
          </draw:frame>
          <draw:frame draw:style-name="gr228" draw:text-style-name="P79" draw:layer="layout" svg:width="3.812cm" svg:height="0.319cm" svg:x="7.472cm" svg:y="10.219cm">
            <draw:text-box>
              <text:p text:style-name="P16"><text:span text:style-name="T275">frozenset</text:span><text:span text:style-name="T189"> ensemble immutable</text:span></text:p>
            </draw:text-box>
          </draw:frame>
        </draw:g>
        <draw:g>
          <draw:custom-shape draw:style-name="gr229" draw:text-style-name="P78" draw:layer="layout" svg:width="7.427cm" svg:height="2.17cm" svg:x="1.324cm" svg:y="1.446cm">
            <text:p/>
            <draw:enhanced-geometry svg:viewBox="0 0 21600 21600" draw:type="rectangle" draw:enhanced-path="M 0 0 L 21600 0 21600 21600 0 21600 0 0 Z N"/>
          </draw:custom-shape>
          <draw:custom-shape draw:style-name="gr230" draw:text-style-name="P3" draw:layer="layout" svg:width="19cm" svg:height="5.25cm" svg:x="1cm" svg:y="1cm">
            <text:p/>
            <draw:enhanced-geometry svg:viewBox="0 0 21600 21600" draw:path-stretchpoint-x="10800" draw:path-stretchpoint-y="10800" draw:text-areas="?f3 ?f4 ?f5 ?f6" draw:type="round-rectangle" draw:modifiers="822.70043801180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231" draw:text-style-name="P3" draw:layer="layout" svg:x1="4.6cm" svg:y1="3.6cm" svg:x2="4.6cm" svg:y2="1.475cm">
            <text:p/>
          </draw:line>
          <draw:line draw:style-name="gr231" draw:text-style-name="P3" draw:layer="layout" svg:x1="3.8cm" svg:y1="3.599cm" svg:x2="3.8cm" svg:y2="1.474cm">
            <text:p/>
          </draw:line>
          <draw:line draw:style-name="gr231" draw:text-style-name="P3" draw:layer="layout" svg:x1="5.6cm" svg:y1="3.599cm" svg:x2="5.6cm" svg:y2="1.474cm">
            <text:p/>
          </draw:line>
          <draw:line draw:style-name="gr231" draw:text-style-name="P3" draw:layer="layout" svg:x1="6.562cm" svg:y1="3.599cm" svg:x2="6.562cm" svg:y2="1.474cm">
            <text:p/>
          </draw:line>
          <draw:line draw:style-name="gr231" draw:text-style-name="P3" draw:layer="layout" svg:x1="8.6cm" svg:y1="3.6cm" svg:x2="8.6cm" svg:y2="1.475cm">
            <text:p/>
          </draw:line>
          <draw:frame draw:style-name="gr232" draw:text-style-name="P80" draw:layer="layout" svg:width="5.604cm" svg:height="0.45cm" svg:x="14.386cm" svg:y="1cm">
            <draw:text-box draw:corner-radius="0.2cm">
              <text:p>Indexation conteneurs séquences</text:p>
            </draw:text-box>
          </draw:frame>
          <draw:frame draw:style-name="gr233" draw:text-style-name="P5" draw:layer="layout" svg:width="6.441cm" svg:height="0.4cm" svg:x="6.528cm" svg:y="1.049cm">
            <draw:text-box>
              <text:p><text:span text:style-name="T6">pour les listes, tuples, chaînes de </text:span><text:span text:style-name="T6">caractères, bytes</text:span><text:span text:style-name="T178">… </text:span></text:p>
            </draw:text-box>
          </draw:frame>
          <draw:frame draw:style-name="gr234" draw:text-style-name="P81" draw:layer="layout" svg:width="7.148cm" svg:height="0.425cm" svg:x="2.652cm" svg:y="2.282cm">
            <draw:text-box>
              <text:p><text:span text:style-name="T149">lst</text:span><text:span text:style-name="T221">=</text:span><text:span text:style-name="T223">[10, 20, </text:span><text:span text:style-name="T223">30, 40, 50]</text:span></text:p>
            </draw:text-box>
          </draw:frame>
          <draw:frame draw:style-name="gr235" draw:text-style-name="P34" draw:layer="layout" svg:width="2.014cm" svg:height="0.391cm" svg:x="17.323cm" svg:y="2.058cm">
            <draw:text-box>
              <text:p><text:span text:style-name="T112">lst</text:span><text:span text:style-name="T113">[</text:span><text:span text:style-name="T276">1</text:span><text:span text:style-name="T113">]</text:span><text:span text:style-name="T277">→</text:span><text:span text:style-name="T278">20</text:span></text:p>
            </draw:text-box>
          </draw:frame>
          <draw:frame draw:style-name="gr236" draw:text-style-name="P34" draw:layer="layout" svg:width="2.225cm" svg:height="0.391cm" svg:x="17.323cm" svg:y="2.467cm">
            <draw:text-box>
              <text:p><text:span text:style-name="T112">lst</text:span><text:span text:style-name="T113">[</text:span><text:span text:style-name="T276">-2</text:span><text:span text:style-name="T113">]</text:span><text:span text:style-name="T277">→</text:span><text:span text:style-name="T278">40</text:span></text:p>
            </draw:text-box>
          </draw:frame>
          <draw:frame draw:style-name="gr237" draw:text-style-name="P82" draw:layer="layout" svg:width="0.193cm" svg:height="0.319cm" svg:x="4.047cm" svg:y="1.948cm">
            <draw:text-box>
              <text:p><text:span text:style-name="T279">0</text:span></text:p>
            </draw:text-box>
          </draw:frame>
          <draw:frame draw:style-name="gr237" draw:text-style-name="P82" draw:layer="layout" svg:width="0.193cm" svg:height="0.319cm" svg:x="5.082cm" svg:y="1.948cm">
            <draw:text-box>
              <text:p><text:span text:style-name="T279">1</text:span></text:p>
            </draw:text-box>
          </draw:frame>
          <draw:frame draw:style-name="gr238" draw:text-style-name="P82" draw:layer="layout" svg:width="0.214cm" svg:height="0.389cm" svg:x="6.082cm" svg:y="1.948cm">
            <draw:text-box>
              <text:p><text:span text:style-name="T279">2</text:span></text:p>
            </draw:text-box>
          </draw:frame>
          <draw:frame draw:style-name="gr237" draw:text-style-name="P82" draw:layer="layout" svg:width="0.193cm" svg:height="0.319cm" svg:x="7.082cm" svg:y="1.948cm">
            <draw:text-box>
              <text:p><text:span text:style-name="T279">3</text:span></text:p>
            </draw:text-box>
          </draw:frame>
          <draw:frame draw:style-name="gr237" draw:text-style-name="P82" draw:layer="layout" svg:width="0.193cm" svg:height="0.319cm" svg:x="8cm" svg:y="1.948cm">
            <draw:text-box>
              <text:p><text:span text:style-name="T279">4</text:span></text:p>
            </draw:text-box>
          </draw:frame>
          <draw:frame draw:style-name="gr239" draw:text-style-name="P82" draw:layer="layout" svg:width="0.383cm" svg:height="0.319cm" svg:x="3.982cm" svg:y="1.557cm">
            <draw:text-box>
              <text:p><text:span text:style-name="T279">-5</text:span></text:p>
            </draw:text-box>
          </draw:frame>
          <draw:frame draw:style-name="gr240" draw:text-style-name="P82" draw:layer="layout" svg:width="0.5cm" svg:height="0.389cm" svg:x="4.903cm" svg:y="1.557cm">
            <draw:text-box>
              <text:p><text:span text:style-name="T279">-4</text:span></text:p>
            </draw:text-box>
          </draw:frame>
          <draw:frame draw:style-name="gr239" draw:text-style-name="P82" draw:layer="layout" svg:width="0.383cm" svg:height="0.319cm" svg:x="5.982cm" svg:y="1.557cm">
            <draw:text-box>
              <text:p><text:span text:style-name="T279">-3</text:span></text:p>
            </draw:text-box>
          </draw:frame>
          <draw:frame draw:style-name="gr239" draw:text-style-name="P82" draw:layer="layout" svg:width="0.383cm" svg:height="0.319cm" svg:x="7.982cm" svg:y="1.557cm">
            <draw:text-box>
              <text:p><text:span text:style-name="T279">-1</text:span></text:p>
            </draw:text-box>
          </draw:frame>
          <draw:frame draw:style-name="gr239" draw:text-style-name="P82" draw:layer="layout" svg:width="0.383cm" svg:height="0.319cm" svg:x="6.933cm" svg:y="1.557cm">
            <draw:text-box>
              <text:p><text:span text:style-name="T279">-2</text:span></text:p>
            </draw:text-box>
          </draw:frame>
          <draw:frame draw:style-name="gr241" draw:layer="layout" svg:width="5.977cm" svg:height="0.353cm" svg:x="12.485cm" svg:y="1.604cm">
            <draw:text-box>
              <text:p>Accès individuel aux <text:span text:style-name="T176">éléments</text:span> par <text:span text:style-name="T280">lst</text:span><text:span text:style-name="T49">[</text:span><text:span text:style-name="T85">index</text:span><text:span text:style-name="T49">]</text:span></text:p>
            </draw:text-box>
          </draw:frame>
          <draw:frame draw:style-name="gr242" draw:text-style-name="P5" draw:layer="layout" svg:width="1.327cm" svg:height="0.319cm" svg:x="1.884cm" svg:y="1.96cm">
            <draw:text-box>
              <text:p><text:span text:style-name="T6">index positif</text:span></text:p>
            </draw:text-box>
          </draw:frame>
          <draw:frame draw:style-name="gr243" draw:text-style-name="P5" draw:layer="layout" svg:width="1.399cm" svg:height="0.319cm" svg:x="1.804cm" svg:y="1.569cm">
            <draw:text-box>
              <text:p><text:span text:style-name="T6">index négatif</text:span></text:p>
            </draw:text-box>
          </draw:frame>
          <draw:frame draw:style-name="gr237" draw:text-style-name="P82" draw:layer="layout" svg:width="0.193cm" svg:height="0.319cm" svg:x="3.7cm" svg:y="2.783cm">
            <draw:text-box>
              <text:p><text:span text:style-name="T279">0</text:span></text:p>
            </draw:text-box>
          </draw:frame>
          <draw:frame draw:style-name="gr237" draw:text-style-name="P82" draw:layer="layout" svg:width="0.193cm" svg:height="0.319cm" svg:x="4.535cm" svg:y="2.783cm">
            <draw:text-box>
              <text:p><text:span text:style-name="T279">1</text:span></text:p>
            </draw:text-box>
          </draw:frame>
          <draw:frame draw:style-name="gr237" draw:text-style-name="P82" draw:layer="layout" svg:width="0.193cm" svg:height="0.319cm" svg:x="5.5cm" svg:y="2.783cm">
            <draw:text-box>
              <text:p><text:span text:style-name="T279">2</text:span></text:p>
            </draw:text-box>
          </draw:frame>
          <draw:frame draw:style-name="gr244" draw:text-style-name="P82" draw:layer="layout" svg:width="0.193cm" svg:height="0.319cm" svg:x="6.5cm" svg:y="2.783cm">
            <draw:text-box>
              <text:p><text:span text:style-name="T279">3</text:span></text:p>
            </draw:text-box>
          </draw:frame>
          <draw:frame draw:style-name="gr237" draw:text-style-name="P82" draw:layer="layout" svg:width="0.193cm" svg:height="0.319cm" svg:x="8.479cm" svg:y="2.783cm">
            <draw:text-box>
              <text:p><text:span text:style-name="T279">5</text:span></text:p>
            </draw:text-box>
          </draw:frame>
          <draw:frame draw:style-name="gr237" draw:text-style-name="P82" draw:layer="layout" svg:width="0.193cm" svg:height="0.319cm" svg:x="7.486cm" svg:y="2.783cm">
            <draw:text-box>
              <text:p><text:span text:style-name="T279">4</text:span></text:p>
            </draw:text-box>
          </draw:frame>
          <draw:frame draw:style-name="gr239" draw:text-style-name="P82" draw:layer="layout" svg:width="0.383cm" svg:height="0.319cm" svg:x="3.613cm" svg:y="3.2cm">
            <draw:text-box>
              <text:p><text:span text:style-name="T279">-5</text:span></text:p>
            </draw:text-box>
          </draw:frame>
          <draw:frame draw:style-name="gr239" draw:text-style-name="P82" draw:layer="layout" svg:width="0.383cm" svg:height="0.319cm" svg:x="4.413cm" svg:y="3.2cm">
            <draw:text-box>
              <text:p><text:span text:style-name="T279">-4</text:span></text:p>
            </draw:text-box>
          </draw:frame>
          <draw:frame draw:style-name="gr239" draw:text-style-name="P82" draw:layer="layout" svg:width="0.383cm" svg:height="0.319cm" svg:x="5.415cm" svg:y="3.2cm">
            <draw:text-box>
              <text:p><text:span text:style-name="T279">-3</text:span></text:p>
            </draw:text-box>
          </draw:frame>
          <draw:frame draw:style-name="gr239" draw:text-style-name="P82" draw:layer="layout" svg:width="0.383cm" svg:height="0.319cm" svg:x="7.407cm" svg:y="3.2cm">
            <draw:text-box>
              <text:p><text:span text:style-name="T279">-1</text:span></text:p>
            </draw:text-box>
          </draw:frame>
          <draw:frame draw:style-name="gr239" draw:text-style-name="P82" draw:layer="layout" svg:width="0.383cm" svg:height="0.319cm" svg:x="6.376cm" svg:y="3.2cm">
            <draw:text-box>
              <text:p><text:span text:style-name="T279">-2</text:span></text:p>
            </draw:text-box>
          </draw:frame>
          <draw:frame draw:style-name="gr245" draw:text-style-name="P5" draw:layer="layout" svg:width="1.763cm" svg:height="0.319cm" svg:x="1.376cm" svg:y="3.212cm">
            <draw:text-box>
              <text:p><text:span text:style-name="T6">tranche négative</text:span></text:p>
            </draw:text-box>
          </draw:frame>
          <draw:frame draw:style-name="gr246" draw:text-style-name="P5" draw:layer="layout" svg:width="1.691cm" svg:height="0.319cm" svg:x="1.456cm" svg:y="2.795cm">
            <draw:text-box>
              <text:p><text:span text:style-name="T6">tranche positive</text:span></text:p>
            </draw:text-box>
          </draw:frame>
          <draw:frame draw:style-name="gr247" draw:layer="layout" svg:width="8.844cm" svg:height="0.353cm" svg:x="1.3cm" svg:y="3.709cm">
            <draw:text-box>
              <text:p>Accès à des <text:span text:style-name="T176">sous-séquences</text:span> par <text:span text:style-name="T280">lst</text:span><text:span text:style-name="T49">[</text:span><text:span text:style-name="T85">tranche début</text:span><text:span text:style-name="T49">:</text:span><text:span text:style-name="T85">tranche </text:span><text:span text:style-name="T85">fin</text:span><text:span text:style-name="T49">:</text:span><text:span text:style-name="T85">pas</text:span><text:span text:style-name="T49">]</text:span></text:p>
            </draw:text-box>
          </draw:frame>
          <draw:frame draw:style-name="gr248" draw:layer="layout" svg:width="2.564cm" svg:height="0.425cm" svg:x="9.374cm" svg:y="2.02cm">
            <draw:text-box>
              <text:p><text:span text:style-name="T222">len</text:span>(<text:span text:style-name="T149">lst</text:span>)<text:span text:style-name="T277">→</text:span><text:span text:style-name="T281">5</text:span></text:p>
            </draw:text-box>
          </draw:frame>
          <draw:frame draw:style-name="gr249" draw:text-style-name="P34" draw:layer="layout" svg:width="3.391cm" svg:height="0.357cm" svg:x="11.921cm" svg:y="4.168cm">
            <draw:text-box>
              <text:p><text:span text:style-name="T112">lst</text:span><text:span text:style-name="T113">[</text:span><text:span text:style-name="T276">1</text:span><text:span text:style-name="T115">:</text:span><text:span text:style-name="T276">3</text:span><text:span text:style-name="T113">]</text:span><text:span text:style-name="T282">→</text:span><text:span text:style-name="T278">[20,30]</text:span></text:p>
            </draw:text-box>
          </draw:frame>
          <draw:frame draw:style-name="gr250" draw:text-style-name="P34" draw:layer="layout" svg:width="4.025cm" svg:height="0.357cm" svg:x="1.3cm" svg:y="4.951cm">
            <draw:text-box>
              <text:p><text:span text:style-name="T112">lst</text:span><text:span text:style-name="T113">[</text:span><text:span text:style-name="T115">::</text:span><text:span text:style-name="T276">2</text:span><text:span text:style-name="T113">]</text:span><text:span text:style-name="T282">→</text:span><text:span text:style-name="T278">[10,30,50]</text:span></text:p>
            </draw:text-box>
          </draw:frame>
          <draw:frame draw:style-name="gr251" draw:text-style-name="P34" draw:layer="layout" svg:width="3.813cm" svg:height="0.357cm" svg:x="11.921cm" svg:y="4.56cm">
            <draw:text-box>
              <text:p><text:span text:style-name="T112">lst</text:span><text:span text:style-name="T113">[</text:span><text:span text:style-name="T276">-3</text:span><text:span text:style-name="T115">:</text:span><text:span text:style-name="T276">-1</text:span><text:span text:style-name="T113">]</text:span><text:span text:style-name="T282">→</text:span><text:span text:style-name="T278">[30,40]</text:span></text:p>
            </draw:text-box>
          </draw:frame>
          <draw:frame draw:style-name="gr252" draw:text-style-name="P34" draw:layer="layout" svg:width="3.814cm" svg:height="0.357cm" svg:x="15.965cm" svg:y="4.121cm">
            <draw:text-box>
              <text:p><text:span text:style-name="T112">lst</text:span><text:span text:style-name="T113">[</text:span><text:span text:style-name="T115">:</text:span><text:span text:style-name="T276">3</text:span><text:span text:style-name="T113">]</text:span><text:span text:style-name="T282">→</text:span><text:span text:style-name="T278">[10,20,30]</text:span></text:p>
            </draw:text-box>
          </draw:frame>
          <draw:frame draw:style-name="gr253" draw:text-style-name="P34" draw:layer="layout" svg:width="4.66cm" svg:height="0.357cm" svg:x="1.3cm" svg:y="4.168cm">
            <draw:text-box>
              <text:p><text:span text:style-name="T112">lst</text:span><text:span text:style-name="T113">[</text:span><text:span text:style-name="T115">:</text:span><text:span text:style-name="T276">-</text:span><text:span text:style-name="T276">1</text:span><text:span text:style-name="T113">]</text:span><text:span text:style-name="T282">→</text:span><text:span text:style-name="T278">[10,20,30,40]</text:span></text:p>
            </draw:text-box>
          </draw:frame>
          <draw:frame draw:style-name="gr254" draw:text-style-name="P34" draw:layer="layout" svg:width="3.179cm" svg:height="0.357cm" svg:x="15.965cm" svg:y="4.513cm">
            <draw:text-box>
              <text:p><text:span text:style-name="T112">lst</text:span><text:span text:style-name="T113">[</text:span><text:span text:style-name="T276">3</text:span><text:span text:style-name="T115">:</text:span><text:span text:style-name="T113">]</text:span><text:span text:style-name="T282">→</text:span><text:span text:style-name="T278">[40,50]</text:span></text:p>
            </draw:text-box>
          </draw:frame>
          <draw:frame draw:style-name="gr255" draw:text-style-name="P34" draw:layer="layout" svg:width="4.237cm" svg:height="0.357cm" svg:x="1.3cm" svg:y="4.56cm">
            <draw:text-box>
              <text:p><text:span text:style-name="T112">lst</text:span><text:span text:style-name="T113">[</text:span><text:span text:style-name="T276">1</text:span><text:span text:style-name="T115">:</text:span><text:span text:style-name="T276">-</text:span><text:span text:style-name="T276">1</text:span><text:span text:style-name="T113">]</text:span><text:span text:style-name="T282">→</text:span><text:span text:style-name="T278">[20,30,40]</text:span></text:p>
            </draw:text-box>
          </draw:frame>
          <draw:frame draw:style-name="gr256" draw:text-style-name="P34" draw:layer="layout" svg:width="4.872cm" svg:height="0.357cm" svg:x="6.156cm" svg:y="4.957cm">
            <draw:text-box>
              <text:p><text:span text:style-name="T112">lst</text:span><text:span text:style-name="T113">[</text:span><text:span text:style-name="T115">:</text:span><text:span text:style-name="T113">]</text:span><text:span text:style-name="T282">→</text:span><text:span text:style-name="T278">[10,20,30,40</text:span><text:span text:style-name="T278">,50]</text:span></text:p>
            </draw:text-box>
          </draw:frame>
          <draw:frame draw:style-name="gr257" draw:text-style-name="P5" draw:layer="layout" svg:width="16.024cm" svg:height="0.705cm" svg:x="1.3cm" svg:y="5.363cm">
            <draw:text-box>
              <text:p><text:span text:style-name="T6">Indication de tranche manquante </text:span><text:span text:style-name="T283">→ à partir du début / jusqu'à la </text:span><text:span text:style-name="T283">fin.</text:span></text:p>
              <text:p><text:span text:style-name="T283">Sur les séquences modifiables </text:span><text:span text:style-name="T283">(</text:span><text:span text:style-name="T284">list</text:span><text:span text:style-name="T283">), suppression avec </text:span><text:span text:style-name="T285">del</text:span><text:span text:style-name="T286"> </text:span><text:span text:style-name="T287">lst</text:span><text:span text:style-name="T286">[</text:span><text:span text:style-name="T288">3</text:span><text:span text:style-name="T286">:</text:span><text:span text:style-name="T288">5</text:span><text:span text:style-name="T286">]</text:span><text:span text:style-name="T283"> et modification par </text:span><text:span text:style-name="T283">affectation </text:span><text:span text:style-name="T287">lst</text:span><text:span text:style-name="T286">[</text:span><text:span text:style-name="T288">1</text:span><text:span text:style-name="T286">:</text:span><text:span text:style-name="T288">4</text:span><text:span text:style-name="T286">]=</text:span><text:span text:style-name="T289">[15,25]</text:span></text:p>
            </draw:text-box>
          </draw:frame>
          <draw:frame draw:style-name="gr258" draw:text-style-name="P34" draw:layer="layout" svg:width="2.225cm" svg:height="0.391cm" svg:x="12.474cm" svg:y="2.427cm">
            <draw:text-box>
              <text:p><text:span text:style-name="T112">lst</text:span><text:span text:style-name="T113">[</text:span><text:span text:style-name="T276">-1</text:span><text:span text:style-name="T113">]</text:span><text:span text:style-name="T277">→</text:span><text:span text:style-name="T278">50</text:span></text:p>
            </draw:text-box>
          </draw:frame>
          <draw:frame draw:style-name="gr259" draw:text-style-name="P34" draw:layer="layout" svg:width="2.014cm" svg:height="0.391cm" svg:x="12.474cm" svg:y="2.018cm">
            <draw:text-box>
              <text:p><text:span text:style-name="T112">lst</text:span><text:span text:style-name="T113">[</text:span><text:span text:style-name="T276">0</text:span><text:span text:style-name="T113">]</text:span><text:span text:style-name="T277">→</text:span><text:span text:style-name="T278">10</text:span></text:p>
            </draw:text-box>
          </draw:frame>
          <draw:frame draw:style-name="gr260" draw:text-style-name="P5" draw:layer="layout" svg:width="1.378cm" svg:height="0.319cm" svg:x="15.025cm" svg:y="2.499cm">
            <draw:text-box>
              <text:p><text:span text:style-name="T152">⇒</text:span><text:span text:style-name="T6"> </text:span><text:span text:style-name="T6">le dernier</text:span></text:p>
            </draw:text-box>
          </draw:frame>
          <draw:frame draw:style-name="gr261" draw:text-style-name="P5" draw:layer="layout" svg:width="1.424cm" svg:height="0.319cm" svg:x="15.025cm" svg:y="2.09cm">
            <draw:text-box>
              <text:p><text:span text:style-name="T152">⇒</text:span><text:span text:style-name="T6"> </text:span><text:span text:style-name="T6">le premier</text:span></text:p>
            </draw:text-box>
          </draw:frame>
          <draw:line draw:style-name="gr231" draw:text-style-name="P3" draw:layer="layout" svg:x1="7.6cm" svg:y1="3.599cm" svg:x2="7.6cm" svg:y2="1.474cm">
            <text:p/>
          </draw:line>
          <draw:frame draw:style-name="gr262" draw:layer="layout" svg:width="2.576cm" svg:height="0.353cm" svg:x="9.368cm" svg:y="1.604cm">
            <draw:text-box>
              <text:p><text:span text:style-name="T176">Nombre d'éléments</text:span></text:p>
            </draw:text-box>
          </draw:frame>
          <draw:frame draw:style-name="gr263" draw:text-style-name="P34" draw:layer="layout" svg:width="5.507cm" svg:height="0.357cm" svg:x="6.157cm" svg:y="4.168cm">
            <draw:text-box>
              <text:p><text:span text:style-name="T112">lst</text:span><text:span text:style-name="T113">[</text:span><text:span text:style-name="T115">:</text:span><text:span text:style-name="T122">:</text:span><text:span text:style-name="T276">-</text:span><text:span text:style-name="T276">1</text:span><text:span text:style-name="T113">]</text:span><text:span text:style-name="T282">→</text:span><text:span text:style-name="T278">[50,40,30,20,10]</text:span></text:p>
            </draw:text-box>
          </draw:frame>
          <draw:frame draw:style-name="gr264" draw:text-style-name="P34" draw:layer="layout" svg:width="4.236cm" svg:height="0.357cm" svg:x="6.154cm" svg:y="4.584cm">
            <draw:text-box>
              <text:p><text:span text:style-name="T112">lst</text:span><text:span text:style-name="T113">[</text:span><text:span text:style-name="T115">::</text:span><text:span text:style-name="T276">-</text:span><text:span text:style-name="T276">2</text:span><text:span text:style-name="T113">]</text:span><text:span text:style-name="T282">→</text:span><text:span text:style-name="T278">[50,30,10]</text:span></text:p>
            </draw:text-box>
          </draw:frame>
          <draw:frame draw:style-name="gr265" draw:text-style-name="P5" draw:layer="layout" svg:width="6.008cm" svg:height="1.057cm" svg:x="12.494cm" svg:y="2.95cm">
            <draw:text-box>
              <text:p><text:span text:style-name="T6">Sur les séquences modifiables </text:span><text:span text:style-name="T6">(</text:span><text:span text:style-name="T290">list</text:span><text:span text:style-name="T6">), suppression avec </text:span><text:span text:style-name="T128">del</text:span><text:span text:style-name="T129"> </text:span><text:span text:style-name="T130">lst</text:span><text:span text:style-name="T129">[</text:span><text:span text:style-name="T291">3</text:span><text:span text:style-name="T129">]</text:span><text:span text:style-name="T6"> et modification par </text:span><text:span text:style-name="T6">affectation </text:span><text:span text:style-name="T130">lst</text:span><text:span text:style-name="T129">[</text:span><text:span text:style-name="T291">4</text:span><text:span text:style-name="T129">]=</text:span><text:span text:style-name="T292">25</text:span></text:p>
            </draw:text-box>
          </draw:frame>
          <draw:frame draw:style-name="gr266" draw:text-style-name="P3" draw:layer="layout" svg:width="2.699cm" svg:height="0.705cm" svg:x="9.307cm" svg:y="2.766cm">
            <draw:text-box>
              <text:p text:style-name="P3"><text:span text:style-name="T124">☝ </text:span><text:span text:style-name="T126">i</text:span><text:span text:style-name="T176">ndex à partir de 0</text:span></text:p>
              <text:p text:style-name="P3"><text:span text:style-name="T293">(de 0 à 4 ici)</text:span></text:p>
            </draw:text-box>
          </draw:frame>
          <draw:frame draw:style-name="gr267" draw:text-style-name="P83" draw:layer="layout" svg:width="3.571cm" svg:height="0.319cm" svg:x="11.063cm" svg:y="4.974cm">
            <draw:text-box>
              <text:p text:style-name="P3"><text:span text:style-name="T91">copie superficielle de la séquence</text:span></text:p>
            </draw:text-box>
          </draw:frame>
        </draw:g>
        <draw:line draw:style-name="gr194" draw:text-style-name="P3" draw:layer="layout" svg:x1="6.488cm" svg:y1="10.758cm" svg:x2="6.483cm" svg:y2="13.494cm">
          <text:p/>
        </draw:line>
        <draw:custom-shape draw:style-name="gr268" draw:text-style-name="P3" draw:layer="layout" svg:width="10.12cm" svg:height="7.369cm" svg:x="1cm" svg:y="16.041cm">
          <text:p/>
          <draw:enhanced-geometry svg:viewBox="0 0 21600 21600" draw:path-stretchpoint-x="10800" draw:path-stretchpoint-y="10800" draw:text-areas="?f3 ?f4 ?f5 ?f6" draw:type="round-rectangle" draw:modifiers="586.1601085481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9" draw:text-style-name="P49" draw:layer="layout" svg:width="8.259cm" svg:height="0.425cm" svg:x="1.847cm" svg:y="16.483cm">
          <draw:text-box>
            <text:p><text:span text:style-name="T160">f</text:span><text:span text:style-name="T46"> = </text:span><text:span text:style-name="T159">open</text:span><text:span text:style-name="T46">(</text:span><text:span text:style-name="T47">"fic.txt"</text:span><text:span text:style-name="T46">,</text:span><text:span text:style-name="T47">"w"</text:span><text:span text:style-name="T46">,</text:span><text:span text:style-name="T294">encoding</text:span><text:span text:style-name="T46">=</text:span><text:span text:style-name="T47">"utf8"</text:span><text:span text:style-name="T46">)</text:span></text:p>
          </draw:text-box>
        </draw:frame>
        <draw:frame draw:style-name="gr270" draw:text-style-name="P5" draw:layer="layout" svg:width="4.697cm" svg:height="0.319cm" svg:x="1.158cm" svg:y="16.111cm">
          <draw:text-box>
            <text:p><text:span text:style-name="T6">stockage de données sur disque, et </text:span><text:span text:style-name="T6">relecture</text:span></text:p>
          </draw:text-box>
        </draw:frame>
        <draw:frame draw:style-name="gr271" draw:text-style-name="P84" draw:layer="layout" svg:width="3.02cm" svg:height="1.463cm" svg:x="5.424cm" svg:y="17.017cm">
          <draw:text-box>
            <text:p text:style-name="P41"><text:span text:style-name="T295">mode</text:span><text:span text:style-name="T80"> d'ouverture</text:span></text:p>
            <text:p text:style-name="P41"><text:span text:style-name="T296">◽</text:span><text:span text:style-name="T297"> </text:span><text:span text:style-name="T298">'r'</text:span><text:span text:style-name="T297"> lecture (read)</text:span></text:p>
            <text:p text:style-name="P41"><text:span text:style-name="T296">◽</text:span><text:span text:style-name="T297"> </text:span><text:span text:style-name="T298">'w'</text:span><text:span text:style-name="T297"> écriture (write)</text:span></text:p>
            <text:p text:style-name="P41"><text:span text:style-name="T296">◽</text:span><text:span text:style-name="T297"> </text:span><text:span text:style-name="T298">'a'</text:span><text:span text:style-name="T297"> ajout (append)</text:span></text:p>
            <text:p text:style-name="P41"><text:span text:style-name="T296">◽ …</text:span><text:span text:style-name="T298">'+' 'x' 'b' 't'</text:span></text:p>
          </draw:text-box>
        </draw:frame>
        <draw:frame draw:style-name="gr272" draw:text-style-name="P84" draw:layer="layout" svg:width="2.309cm" svg:height="1.409cm" svg:x="8.62cm" svg:y="17.017cm">
          <draw:text-box>
            <text:p text:style-name="P41"><text:span text:style-name="T295">encodage</text:span><text:span text:style-name="T80"> des </text:span></text:p>
            <text:p text:style-name="P41"><text:span text:style-name="T80">caractères pour les</text:span></text:p>
            <text:p text:style-name="P41"><text:span text:style-name="T48">fichiers textes</text:span><text:span text:style-name="T80">:</text:span></text:p>
            <text:p text:style-name="P41"><text:span text:style-name="T299">utf8 <text:s/>ascii </text:span></text:p>
            <text:p text:style-name="P41"><text:span text:style-name="T299">latin1 <text:s/></text:span><text:span text:style-name="T300">…</text:span></text:p>
          </draw:text-box>
        </draw:frame>
        <draw:frame draw:style-name="gr273" draw:text-style-name="P24" draw:layer="layout" svg:width="1.835cm" svg:height="1.057cm" svg:x="3.103cm" svg:y="17.017cm">
          <draw:text-box>
            <text:p><text:span text:style-name="T295">nom</text:span><text:span text:style-name="T80"> </text:span><text:span text:style-name="T296">du fichier</text:span></text:p>
            <text:p><text:span text:style-name="T296">sur le disque</text:span></text:p>
            <text:p><text:span text:style-name="T296">(+chemin…)</text:span></text:p>
          </draw:text-box>
        </draw:frame>
        <draw:line draw:style-name="gr32" draw:text-style-name="P3" draw:layer="layout" svg:x1="3.617cm" svg:y1="17.114cm" svg:x2="3.879cm" svg:y2="16.81cm">
          <text:p/>
        </draw:line>
        <draw:line draw:style-name="gr32" draw:text-style-name="P3" draw:layer="layout" svg:x1="5.836cm" svg:y1="17.073cm" svg:x2="5.974cm" svg:y2="16.797cm">
          <text:p/>
        </draw:line>
        <draw:line draw:style-name="gr32" draw:text-style-name="P3" draw:layer="layout" svg:x1="8.766cm" svg:y1="17.031cm" svg:x2="8.871cm" svg:y2="16.765cm">
          <text:p/>
        </draw:line>
        <draw:frame draw:style-name="gr274" draw:text-style-name="P24" draw:layer="layout" svg:width="1.7cm" svg:height="1.057cm" svg:x="1.12cm" svg:y="17.017cm">
          <draw:text-box>
            <text:p><text:span text:style-name="T295">variable</text:span><text:span text:style-name="T80"> </text:span></text:p>
            <text:p><text:span text:style-name="T296">fichier pour</text:span></text:p>
            <text:p><text:span text:style-name="T296">les opérations</text:span></text:p>
          </draw:text-box>
        </draw:frame>
        <draw:line draw:style-name="gr32" draw:text-style-name="P3" draw:layer="layout" svg:x1="1.657cm" svg:y1="17.059cm" svg:x2="1.864cm" svg:y2="16.81cm">
          <text:p/>
        </draw:line>
        <draw:frame draw:style-name="gr275" draw:text-style-name="P49" draw:layer="layout" svg:width="3.854cm" svg:height="0.673cm" svg:x="1.157cm" svg:y="18.977cm">
          <draw:text-box>
            <text:p><text:span text:style-name="T160">f</text:span><text:span text:style-name="T46">.</text:span><text:span text:style-name="T159">write</text:span><text:span text:style-name="T46">(</text:span><text:span text:style-name="T47">"coucou"</text:span><text:span text:style-name="T46">)</text:span></text:p>
            <text:p text:style-name="P85"><text:span text:style-name="T301">f.</text:span><text:span text:style-name="T302">writelines</text:span><text:span text:style-name="T303">(</text:span><text:span text:style-name="T238">list de lignes</text:span><text:span text:style-name="T303">)</text:span></text:p>
          </draw:text-box>
        </draw:frame>
        <draw:frame draw:style-name="gr276" draw:layer="layout" svg:width="1.425cm" svg:height="0.353cm" svg:x="1.162cm" svg:y="18.473cm">
          <draw:text-box>
            <text:p>en <text:span text:style-name="T176">écriture</text:span></text:p>
          </draw:text-box>
        </draw:frame>
        <draw:frame draw:style-name="gr277" draw:text-style-name="P16" draw:layer="layout" svg:width="1.5cm" svg:height="0.353cm" svg:x="9.455cm" svg:y="18.473cm">
          <draw:text-box>
            <text:p text:style-name="P16">en <text:span text:style-name="T176">lecture</text:span></text:p>
          </draw:text-box>
        </draw:frame>
        <draw:frame draw:style-name="gr278" draw:text-style-name="P86" draw:layer="layout" svg:width="5.591cm" svg:height="1.271cm" svg:x="5.275cm" svg:y="18.792cm">
          <draw:text-box>
            <text:p text:style-name="P85"><text:span text:style-name="T225">f</text:span><text:span text:style-name="T135">.</text:span><text:span text:style-name="T224">read</text:span><text:span text:style-name="T135">(</text:span><text:span text:style-name="T138">[</text:span><text:span text:style-name="T136">n</text:span><text:span text:style-name="T138">]</text:span><text:span text:style-name="T135">)</text:span><text:span text:style-name="T304"><text:tab/></text:span><text:span text:style-name="T305">→</text:span><text:span text:style-name="T306"> </text:span><text:span text:style-name="T306">caractères suivants</text:span></text:p>
            <text:p text:style-name="P85"><text:span text:style-name="T307"><text:tab/></text:span><text:span text:style-name="T307">si </text:span><text:span text:style-name="T308">n</text:span><text:span text:style-name="T307"> non spécifié, lit jusqu'à la </text:span><text:span text:style-name="T307">fin !</text:span></text:p>
            <text:p text:style-name="P85"><text:span text:style-name="T301">f.</text:span><text:span text:style-name="T302">readlines</text:span><text:span text:style-name="T303">(</text:span><text:span text:style-name="T243">[</text:span><text:span text:style-name="T238">n</text:span><text:span text:style-name="T243">]</text:span><text:span text:style-name="T303">)</text:span><text:span text:style-name="T303"><text:tab/></text:span><text:span text:style-name="T309">→</text:span><text:span text:style-name="T189"> </text:span><text:span text:style-name="T310">list</text:span><text:span text:style-name="T189"> lignes suivantes</text:span></text:p>
            <text:p text:style-name="P85"><text:span text:style-name="T81">f</text:span><text:span text:style-name="T80">.</text:span><text:span text:style-name="T186">readline</text:span><text:span text:style-name="T80">()</text:span><text:span text:style-name="T311"><text:tab/></text:span><text:span text:style-name="T244">→</text:span><text:span text:style-name="T307"> ligne </text:span><text:span text:style-name="T307">suivante</text:span></text:p>
          </draw:text-box>
        </draw:frame>
        <draw:line draw:style-name="gr279" draw:text-style-name="P3" draw:layer="layout" svg:x1="5.081cm" svg:y1="18.528cm" svg:x2="5.081cm" svg:y2="20.088cm">
          <text:p/>
        </draw:line>
        <draw:frame draw:style-name="gr280" draw:text-style-name="P15" draw:layer="layout" svg:width="3.644cm" svg:height="0.989cm" svg:x="7.116cm" svg:y="22.344cm">
          <draw:text-box>
            <text:p><text:span text:style-name="T312">with </text:span><text:span text:style-name="T313">open</text:span><text:span text:style-name="T314">(</text:span><text:span text:style-name="T315">…)</text:span><text:span text:style-name="T316"> as </text:span><text:span text:style-name="T317">f</text:span><text:span text:style-name="T316">:</text:span></text:p>
            <text:p><text:span text:style-name="T316"><text:s text:c="2"/></text:span><text:span text:style-name="T134">for</text:span><text:span text:style-name="T135"> </text:span><text:span text:style-name="T225">ligne</text:span><text:span text:style-name="T135"> </text:span><text:span text:style-name="T134">in</text:span><text:span text:style-name="T135"> </text:span><text:span text:style-name="T225">f</text:span><text:span text:style-name="T135"> :</text:span></text:p>
            <text:p><text:span text:style-name="T135"><text:s text:c="4"/></text:span><text:span text:style-name="T135">#</text:span><text:span text:style-name="T306"> traitement de </text:span><text:span text:style-name="T318">ligne</text:span></text:p>
          </draw:text-box>
        </draw:frame>
        <draw:frame draw:style-name="gr281" draw:text-style-name="P87" draw:layer="layout" svg:width="4.202cm" svg:height="0.276cm" svg:x="1.144cm" svg:y="18.13cm">
          <draw:text-box>
            <text:p><text:span text:style-name="T4">cf modules </text:span><text:span text:style-name="T319">os</text:span><text:span text:style-name="T4">, <text:s/></text:span><text:span text:style-name="T319">os</text:span><text:span text:style-name="T320">.</text:span><text:span text:style-name="T319">path</text:span><text:span text:style-name="T321"> et </text:span><text:span text:style-name="T319">pathlib</text:span></text:p>
          </draw:text-box>
        </draw:frame>
        <draw:line draw:style-name="gr32" draw:text-style-name="P3" draw:layer="layout" svg:x1="3.326cm" svg:y1="17.886cm" svg:x2="3.326cm" svg:y2="18.201cm">
          <text:p/>
        </draw:line>
        <draw:frame draw:style-name="gr282" draw:text-style-name="P49" draw:layer="layout" svg:width="1.907cm" svg:height="0.357cm" svg:x="1.135cm" svg:y="20.765cm">
          <draw:text-box>
            <text:p><text:span text:style-name="T160">f</text:span><text:span text:style-name="T46">.</text:span><text:span text:style-name="T159">close</text:span><text:span text:style-name="T46">()</text:span></text:p>
          </draw:text-box>
        </draw:frame>
        <draw:frame draw:style-name="gr283" draw:layer="layout" svg:width="6.741cm" svg:height="0.319cm" svg:x="3.781cm" svg:y="20.799cm">
          <draw:text-box>
            <text:p><text:span text:style-name="T124">☝ </text:span>ne pas oublier de <text:span text:style-name="T176">refermer le fichier</text:span> après son utilisation !</text:p>
          </draw:text-box>
        </draw:frame>
        <draw:frame draw:style-name="gr284" draw:layer="layout" svg:width="6.053cm" svg:height="0.955cm" svg:x="1.194cm" svg:y="22.318cm">
          <draw:text-box>
            <text:p>Très courant : ouverture en bloc gardé (fermeture automatique) et boucle de lecture des lignes d'un fichier texte.</text:p>
          </draw:text-box>
        </draw:frame>
        <draw:frame draw:style-name="gr285" draw:text-style-name="P5" draw:layer="layout" svg:width="3.448cm" svg:height="0.319cm" svg:x="5.312cm" svg:y="18.534cm">
          <draw:text-box>
            <text:p><text:span text:style-name="T124">☝ </text:span><text:span text:style-name="T6">lit chaîne vide si fin de fichier</text:span></text:p>
          </draw:text-box>
        </draw:frame>
        <draw:line draw:style-name="gr279" draw:text-style-name="P3" draw:layer="layout" svg:x1="10.914cm" svg:y1="18.481cm" svg:x2="1.127cm" svg:y2="18.481cm">
          <text:p/>
        </draw:line>
        <draw:frame draw:style-name="gr286" draw:text-style-name="P15" draw:layer="layout" svg:width="1.718cm" svg:height="0.319cm" svg:x="1.136cm" svg:y="21.266cm">
          <draw:text-box>
            <text:p><text:span text:style-name="T225">f</text:span><text:span text:style-name="T135">.</text:span><text:span text:style-name="T224">flush</text:span><text:span text:style-name="T135">()</text:span></text:p>
          </draw:text-box>
        </draw:frame>
        <draw:line draw:style-name="gr279" draw:text-style-name="P3" draw:layer="layout" svg:x1="11.044cm" svg:y1="21.169cm" svg:x2="1.16cm" svg:y2="21.169cm">
          <text:p/>
        </draw:line>
        <draw:frame draw:style-name="gr287" draw:text-style-name="P88" draw:layer="layout" svg:width="1.903cm" svg:height="0.32cm" svg:x="2.985cm" svg:y="21.265cm">
          <draw:text-box>
            <text:p><text:span text:style-name="T164">écriture du cache</text:span></text:p>
          </draw:text-box>
        </draw:frame>
        <draw:line draw:style-name="gr279" draw:text-style-name="P3" draw:layer="layout" svg:x1="11.044cm" svg:y1="22.295cm" svg:x2="1.16cm" svg:y2="22.295cm">
          <text:p/>
        </draw:line>
        <draw:frame draw:style-name="gr288" draw:text-style-name="P15" draw:layer="layout" svg:width="2.772cm" svg:height="0.353cm" svg:x="1.136cm" svg:y="21.911cm">
          <draw:text-box>
            <text:p><text:span text:style-name="T225">f</text:span><text:span text:style-name="T135">.</text:span><text:span text:style-name="T224">tell</text:span><text:span text:style-name="T135">()</text:span><text:span text:style-name="T305">→position</text:span></text:p>
          </draw:text-box>
        </draw:frame>
        <draw:frame draw:style-name="gr289" draw:text-style-name="P5" draw:layer="layout" svg:width="8.38cm" svg:height="0.319cm" svg:x="1.2cm" svg:y="21.615cm">
          <draw:text-box>
            <text:p><text:span text:style-name="T6">lecture/écriture progressent </text:span><text:span text:style-name="T6">séquentiellement dans le fichier, </text:span><text:span text:style-name="T6">modifiable avec :</text:span></text:p>
          </draw:text-box>
        </draw:frame>
        <draw:frame draw:style-name="gr290" draw:text-style-name="P15" draw:layer="layout" svg:width="3.628cm" svg:height="0.353cm" svg:x="5.605cm" svg:y="21.912cm">
          <draw:text-box>
            <text:p><text:span text:style-name="T225">f</text:span><text:span text:style-name="T135">.</text:span><text:span text:style-name="T224">seek</text:span><text:span text:style-name="T135">(</text:span><text:span text:style-name="T257">position</text:span><text:span text:style-name="T305">[,</text:span><text:span text:style-name="T257">origine</text:span><text:span text:style-name="T305">]</text:span><text:span text:style-name="T135">)</text:span></text:p>
          </draw:text-box>
        </draw:frame>
        <draw:frame draw:style-name="gr291" draw:text-style-name="P15" draw:layer="layout" svg:width="3.133cm" svg:height="0.353cm" svg:x="5.605cm" svg:y="21.232cm">
          <draw:text-box>
            <text:p><text:span text:style-name="T225">f</text:span><text:span text:style-name="T135">.</text:span><text:span text:style-name="T224">truncate</text:span><text:span text:style-name="T135">(</text:span><text:span text:style-name="T306">[</text:span><text:span text:style-name="T136">taille</text:span><text:span text:style-name="T306">]</text:span><text:span text:style-name="T135">)</text:span></text:p>
          </draw:text-box>
        </draw:frame>
        <draw:frame draw:style-name="gr292" draw:text-style-name="P88" draw:layer="layout" svg:width="1.01cm" svg:height="0.319cm" svg:x="8.843cm" svg:y="21.266cm">
          <draw:text-box>
            <text:p><text:span text:style-name="T164">retaillage</text:span></text:p>
          </draw:text-box>
        </draw:frame>
        <draw:frame draw:style-name="gr293" draw:text-style-name="P5" draw:layer="layout" svg:width="7.111cm" svg:height="0.637cm" svg:x="2.398cm" svg:y="20.116cm">
          <draw:text-box>
            <text:p><text:span text:style-name="T124">☝ </text:span><text:span text:style-name="T6">par défaut mode texte </text:span><text:span text:style-name="T322">t</text:span><text:span text:style-name="T6"> <text:s/>(lit/écrit </text:span><text:span text:style-name="T323">str</text:span><text:span text:style-name="T6">), mode binaire </text:span><text:span text:style-name="T324">b</text:span><text:span text:style-name="T6"> possible </text:span><text:span text:style-name="T6">(lit/écrit </text:span><text:span text:style-name="T323">bytes</text:span><text:span text:style-name="T6">). </text:span><text:span text:style-name="T87">Convertir de/vers </text:span><text:span text:style-name="T87">le type désiré</text:span><text:span text:style-name="T6"> !</text:span></text:p>
          </draw:text-box>
        </draw:frame>
        <draw:frame draw:style-name="gr294" draw:text-style-name="P36" draw:layer="layout" svg:width="1.634cm" svg:height="0.45cm" svg:x="9.476cm" svg:y="16.041cm">
          <draw:text-box draw:corner-radius="0.2cm">
            <text:p>Fichier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4" svg:font-family="Symbol" style:font-charset="x-symbol"/>
    <style:font-face style:name="Symbol1" svg:font-family="Symbol" style:font-adornments="Gras" style:font-charset="x-symbol"/>
    <style:font-face style:name="Symbol2" svg:font-family="Symbol" style:font-adornments="Regular" style:font-charset="x-symbol"/>
    <style:font-face style:name="FreeMono11" svg:font-family="FreeMono" style:font-adornments="Gras" style:font-pitch="fixed" style:font-charset="x-symbol"/>
    <style:font-face style:name="Symbol" svg:font-family="Symbol" style:font-adornments="Gras" style:font-pitch="fixed" style:font-charset="x-symbol"/>
    <style:font-face style:name="FreeMono10" svg:font-family="FreeMono" style:font-adornments="Gras" style:font-family-generic="modern" style:font-pitch="fixed" style:font-charset="x-symbol"/>
    <style:font-face style:name="Lohit Hindi5" svg:font-family="'Lohit Hindi'" style:font-pitch="variable" style:font-charset="x-symbol"/>
    <style:font-face style:name="Symbol3" svg:font-family="Symbol" style:font-pitch="variable" style:font-charset="x-symbol"/>
    <style:font-face style:name="WenQuanYi Micro Hei5" svg:font-family="'WenQuanYi Micro Hei'" style:font-pitch="variable" style:font-charset="x-symbol"/>
    <style:font-face style:name="Lohit Hindi4" svg:font-family="'Lohit Hindi'" style:font-family-generic="system" style:font-pitch="variable" style:font-charset="x-symbol"/>
    <style:font-face style:name="WenQuanYi Micro Hei4" svg:font-family="'WenQuanYi Micro Hei'" style:font-family-generic="system" style:font-pitch="variable" style:font-charset="x-symbol"/>
    <style:font-face style:name="FreeSerif16" svg:font-family="FreeSerif"/>
    <style:font-face style:name="FreeSerif13" svg:font-family="FreeSerif" style:font-adornments="Medium"/>
    <style:font-face style:name="FreeSerif12" svg:font-family="FreeSerif" style:font-adornments="Normal"/>
    <style:font-face style:name="FreeSerif14" svg:font-family="FreeSerif" style:font-family-generic="roman"/>
    <style:font-face style:name="FreeSerif7" svg:font-family="FreeSerif" style:font-adornments="Gras" style:font-family-generic="roman"/>
    <style:font-face style:name="FreeSerif9" svg:font-family="FreeSerif" style:font-adornments="Medium" style:font-family-generic="roman"/>
    <style:font-face style:name="FreeSerif4" svg:font-family="FreeSerif" style:font-adornments="Normal" style:font-family-generic="roman"/>
    <style:font-face style:name="FreeSerif5" svg:font-family="FreeSerif" style:font-adornments="Regular" style:font-family-generic="roman"/>
    <style:font-face style:name="FreeSans8" svg:font-family="FreeSans" style:font-family-generic="swiss"/>
    <style:font-face style:name="FreeSans5" svg:font-family="FreeSans" style:font-adornments="Medium" style:font-family-generic="swiss"/>
    <style:font-face style:name="FreeSans4" svg:font-family="FreeSans" style:font-adornments="Normal" style:font-family-generic="swiss"/>
    <style:font-face style:name="FreeMono8" svg:font-family="FreeMono" style:font-family-generic="modern" style:font-pitch="fixed"/>
    <style:font-face style:name="FreeMono6" svg:font-family="FreeMono" style:font-adornments="Gras" style:font-family-generic="modern" style:font-pitch="fixed"/>
    <style:font-face style:name="FreeMono9" svg:font-family="FreeMono" style:font-adornments="Medium" style:font-family-generic="modern" style:font-pitch="fixed"/>
    <style:font-face style:name="FreeMono3" svg:font-family="FreeMono" style:font-adornments="Normal" style:font-family-generic="modern" style:font-pitch="fixed"/>
    <style:font-face style:name="FreeMono12" svg:font-family="FreeMono" style:font-adornments="Regular" style:font-family-generic="modern" style:font-pitch="fixed"/>
    <style:font-face style:name="FreeMono7" svg:font-family="FreeMono" style:font-adornments="Gras" style:font-family-generic="roman" style:font-pitch="fixed"/>
    <style:font-face style:name="FreeSerif6" svg:font-family="FreeSerif" style:font-adornments="Gras" style:font-family-generic="roman" style:font-pitch="fixed"/>
    <style:font-face style:name="FreeSerif15" svg:font-family="FreeSerif" style:font-pitch="variable"/>
    <style:font-face style:name="FreeSerif11" svg:font-family="FreeSerif" style:font-adornments="Normal" style:font-pitch="variable"/>
    <style:font-face style:name="Lohit Hindi6" svg:font-family="'Lohit Hindi'" style:font-pitch="variable"/>
    <style:font-face style:name="WenQuanYi Micro Hei6" svg:font-family="'WenQuanYi Micro Hei'" style:font-pitch="variable"/>
    <style:font-face style:name="DejaVu Sans2" svg:font-family="'DejaVu Sans'" style:font-family-generic="modern" style:font-pitch="variable"/>
    <style:font-face style:name="FreeMono13" svg:font-family="FreeMono" style:font-family-generic="modern" style:font-pitch="variable"/>
    <style:font-face style:name="FreeMono5" svg:font-family="FreeMono" style:font-adornments="Gras" style:font-family-generic="modern" style:font-pitch="variable"/>
    <style:font-face style:name="FreeMono2" svg:font-family="FreeMono" style:font-adornments="Normal" style:font-family-generic="modern" style:font-pitch="variable"/>
    <style:font-face style:name="FreeSans6" svg:font-family="FreeSans" style:font-adornments="Gras" style:font-family-generic="modern" style:font-pitch="variable"/>
    <style:font-face style:name="FreeSerif8" svg:font-family="FreeSerif" style:font-adornments="Normal" style:font-family-generic="modern" style:font-pitch="variable"/>
    <style:font-face style:name="Lohit Hindi3" svg:font-family="'Lohit Hindi'" style:font-family-generic="modern" style:font-pitch="variable"/>
    <style:font-face style:name="WenQuanYi Micro Hei3" svg:font-family="'WenQuanYi Micro Hei'" style:font-family-generic="modern" style:font-pitch="variable"/>
    <style:font-face style:name="DejaVu Sans1" svg:font-family="'DejaVu Sans'" style:font-family-generic="roman" style:font-pitch="variable"/>
    <style:font-face style:name="FreeMono" svg:font-family="FreeMono" style:font-family-generic="roman" style:font-pitch="variable"/>
    <style:font-face style:name="FreeMono4" svg:font-family="FreeMono" style:font-adornments="Gras" style:font-family-generic="roman" style:font-pitch="variable"/>
    <style:font-face style:name="FreeMono1" svg:font-family="FreeMono" style:font-adornments="Norm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Gras" style:font-family-generic="roman" style:font-pitch="variable"/>
    <style:font-face style:name="FreeSerif" svg:font-family="FreeSerif" style:font-family-generic="roman" style:font-pitch="variable"/>
    <style:font-face style:name="FreeSerif2" svg:font-family="FreeSerif" style:font-adornments="Gras" style:font-family-generic="roman" style:font-pitch="variable"/>
    <style:font-face style:name="FreeSerif1" svg:font-family="FreeSerif" style:font-adornments="Italique" style:font-family-generic="roman" style:font-pitch="variable"/>
    <style:font-face style:name="FreeSerif3" svg:font-family="FreeSerif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2" svg:font-family="'Lohit Hindi'" style:font-family-generic="roman" style:font-pitch="variable"/>
    <style:font-face style:name="WenQuanYi Micro Hei2" svg:font-family="'WenQuanYi Micro Hei'" style:font-family-generic="roman" style:font-pitch="variable"/>
    <style:font-face style:name="FreeSans7" svg:font-family="FreeSans" style:font-family-generic="swiss" style:font-pitch="variable"/>
    <style:font-face style:name="FreeSans2" svg:font-family="FreeSans" style:font-adornments="Gras" style:font-family-generic="swiss" style:font-pitch="variable"/>
    <style:font-face style:name="FreeSans3" svg:font-family="FreeSans" style:font-adornments="Normal" style:font-family-generic="swiss" style:font-pitch="variable"/>
    <style:font-face style:name="FreeSerif10" svg:font-family="FreeSerif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10" draw:display-name="Gradient 10" draw:style="linear" draw:start-color="#808080" draw:end-color="#ffffff" draw:start-intensity="100%" draw:end-intensity="100%" draw:angle="0" draw:border="0%"/>
    <draw:gradient draw:name="Gradient_20_11" draw:display-name="Gradient 11" draw:style="linear" draw:start-color="#808080" draw:end-color="#ffffff" draw:start-intensity="100%" draw:end-intensity="100%" draw:angle="0" draw:border="0%"/>
    <draw:gradient draw:name="Gradient_20_14" draw:display-name="Gradient 14" draw:style="linear" draw:start-color="#3465a4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hatch draw:name="Hatching_20_2" draw:display-name="Hatching 2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FreeSans2" fo:font-family="FreeSans" style:font-style-name="Gras" style:font-family-generic="swiss" style:font-pitch="variable" fo:font-size="1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textarea-horizontal-align="left" fo:padding-top="0cm" fo:padding-bottom="0cm" fo:padding-left="0.1cm" fo:padding-right="0.1cm"/>
      <style:paragraph-properties fo:margin-top="0.42cm" fo:margin-bottom="0.21cm"/>
      <style:text-properties fo:color="#000080" fo:font-size="14pt"/>
    </style:style>
    <style:style style:name="headline1" style:family="graphic" style:parent-style-name="standard">
      <style:graphic-properties draw:stroke="solid" svg:stroke-width="0.05cm" draw:marker-start-width="0.28cm" draw:marker-end-width="0.28cm" draw:stroke-linejoin="round" draw:fill="solid" draw:fill-gradient-name="Gradient_20_16" draw:fill-hatch-name="Hatching_20_2" draw:fill-image-name="Bitmape_20_1" draw:fill-image-width="0cm" draw:fill-image-height="0cm" draw:textarea-horizontal-align="center" draw:textarea-vertical-align="middle" draw:auto-grow-height="false" draw:auto-grow-width="true" fo:padding-top="0cm" fo:padding-bottom="0cm" fo:padding-left="0cm" fo:padding-right="0cm"/>
      <style:paragraph-properties fo:margin-left="0cm" fo:margin-right="0cm" fo:margin-top="0cm" fo:margin-bottom="0cm" fo:text-align="center" fo:text-indent="0cm"/>
      <style:text-properties fo:color="#ffffff" fo:font-size="9pt" fo:font-weight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tesLegales" style:family="graphic" style:parent-style-name="standard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paragraph-properties>
        <style:tab-stops/>
      </style:paragraph-properties>
      <style:text-properties style:font-name="FreeSerif1" fo:font-family="FreeSerif" style:font-style-name="Italique" style:font-family-generic="roman" style:font-pitch="variable" fo:font-size="8pt" fo:font-style="normal" fo:font-weight="normal"/>
    </style:style>
    <style:style style:name="RenvoiDocsLegales" style:family="graphic" style:parent-style-name="standard">
      <style:graphic-properties draw:stroke="none" draw:fill="none" draw:fill-gradient-name="Gradient_20_7" draw:fill-hatch-name="Hatching_20_1" draw:fill-image-name="Bitmape_20_1" draw:fill-image-width="0cm" draw:fill-image-height="0cm" draw:textarea-horizontal-align="left" fo:padding-top="0cm" fo:padding-bottom="0cm" fo:padding-left="0cm" fo:padding-right="0cm"/>
      <style:text-properties style:font-name="FreeSerif2" fo:font-family="FreeSerif" style:font-style-name="Gras" style:font-family-generic="roman" style:font-pitch="variable" fo:font-size="8pt" fo:font-style="italic" fo:font-weight="normal"/>
    </style:style>
    <style:style style:name="CadreSection" style:family="graphic" style:parent-style-name="text">
      <style:graphic-properties draw:stroke="solid" draw:stroke-dash="Fine_20_Dashed" svg:stroke-width="0.02cm" draw:marker-start-width="0.24cm" draw:marker-end-width="0.24cm" draw:stroke-linejoin="none" draw:fill-gradient-name="Gradient_20_14" draw:fill-hatch-name="Hatching_20_2" draw:fill-image-name="Bitmape_20_1" draw:fill-image-width="0cm" draw:fill-image-height="0cm"/>
      <style:paragraph-properties>
        <style:tab-stops/>
      </style:paragraph-properties>
      <style:text-properties fo:font-weight="600"/>
    </style:style>
    <style:style style:name="Litéral" style:family="graphic">
      <style:graphic-properties draw:stroke="none" draw:fill="none" draw:fill-image-width="0cm" draw:fill-image-height="0cm" draw:textarea-horizontal-align="left" draw:auto-grow-width="true" fo:padding-top="0cm" fo:padding-bottom="0cm" fo:padding-left="0cm" fo:padding-right="0cm"/>
      <style:text-properties fo:color="#008000" style:font-name="FreeMono3" fo:font-family="FreeMono" style:font-style-name="Normal" style:font-family-generic="modern" style:font-pitch="fixed" fo:font-size="9pt" fo:font-weight="bold"/>
    </style:style>
    <style:style style:name="Cod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text-properties style:font-name="FreeMono6" fo:font-family="FreeMono" style:font-style-name="Gras" style:font-family-generic="modern" style:font-pitch="fixed" fo:font-size="12pt"/>
    </style:style>
    <style:style style:name="Type" style:family="graphic">
      <style:graphic-properties draw:stroke="none" draw:fill="none" draw:fill-image-width="0cm" draw:fill-image-height="0cm" draw:textarea-horizontal-align="left" draw:auto-grow-width="true"/>
      <style:paragraph-properties>
        <style:tab-stops/>
      </style:paragraph-properties>
      <style:text-properties fo:color="#0000ff" style:font-name="FreeMono6" fo:font-family="FreeMono" style:font-style-name="Gras" style:font-family-generic="modern" style:font-pitch="fixed" fo:font-size="11pt" fo:font-weight="bold"/>
    </style:style>
    <style:style style:name="Remarque" style:family="graphic" style:parent-style-name="text">
      <style:graphic-properties draw:fill-gradient-name="Gradient_20_9" draw:fill-hatch-name="Hatching_20_1" draw:fill-image-name="Bitmape_20_1" draw:textarea-horizontal-align="left" draw:auto-grow-width="true" fo:padding-top="0cm" fo:padding-bottom="0cm" fo:padding-left="0cm" fo:padding-right="0cm"/>
      <style:paragraph-properties>
        <style:tab-stops>
          <style:tab-stop style:position="0.5cm"/>
          <style:tab-stop style:position="1cm"/>
        </style:tab-stops>
      </style:paragraph-properties>
      <style:text-properties style:font-name="FreeSerif3" fo:font-family="FreeSerif" style:font-style-name="Normal" style:font-family-generic="roman" style:font-pitch="variable" fo:font-size="9pt" fo:font-weight="normal"/>
    </style:style>
    <style:style style:name="RemarqueAccolade" style:family="graphic" style:parent-style-name="objectwithoutfill">
      <style:graphic-properties svg:stroke-width="0.01cm" draw:marker-start-width="0.22cm" draw:marker-end-width="0.22cm" draw:fill-gradient-name="Gradient_20_8" draw:fill-hatch-name="Hatching_20_1" draw:fill-image-name="Bitmape_20_1"/>
    </style:style>
    <style:style style:name="FlèchePetite" style:family="graphic" style:parent-style-name="objectwithoutfill">
      <style:graphic-properties svg:stroke-width="0.01cm" draw:marker-start-width="0.22cm" draw:marker-end="Arrow_20_concave" draw:marker-end-width="0.1cm" draw:fill-gradient-name="Gradient_20_8" draw:fill-hatch-name="Hatching_20_1" draw:fill-image-name="Bitmape_20_1"/>
    </style:style>
    <style:style style:name="expression" style:family="graphic" style:parent-style-name="Code"/>
    <style:style style:name="CodePetit" style:family="graphic" style:parent-style-name="Code">
      <style:text-properties fo:font-size="10pt"/>
    </style:style>
    <style:style style:name="RemarquePetit" style:family="graphic" style:parent-style-name="Remarque">
      <style:text-properties fo:font-size="8pt"/>
    </style:style>
    <style:style style:name="LigneFineSeparation" style:family="graphic" style:parent-style-name="objectwithoutfill">
      <style:graphic-properties draw:stroke="dash" draw:stroke-dash="Ultrafine_20_Dashed" svg:stroke-width="0.02cm" svg:stroke-color="#808080" draw:marker-start-width="0.25cm" draw:marker-end-width="0.25cm" draw:fill-gradient-name="Gradient_20_10" draw:fill-hatch-name="Hatching_20_1" draw:fill-image-name="Bitmape_20_1"/>
    </style:style>
    <style:style style:name="BarreTabulation" style:family="graphic" style:parent-style-name="objectwithoutfill">
      <style:graphic-properties svg:stroke-width="0.03cm" svg:stroke-color="#b80047" draw:marker-start-width="0.26cm" draw:marker-end-width="0.14cm" draw:fill-gradient-name="Gradient_20_11" draw:fill-hatch-name="Hatching_20_1" draw:fill-image-name="Bitmape_20_1"/>
    </style:style>
    <style:style style:name="Constante" style:family="graphic" style:parent-style-name="CodePetit">
      <style:text-properties fo:color="#b84700" fo:font-size="9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adres">
        <svg:title>Cadres</svg:title>
        <svg:desc>Les cadres colorés</svg:desc>
      </draw:layer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5-22T10:57:59</meta:creation-date>
    <dc:date>2019-09-03T22:10:29.391670955</dc:date>
    <meta:editing-duration>P2DT16H36M6S</meta:editing-duration>
    <meta:editing-cycles>880</meta:editing-cycles>
    <meta:generator>LibreOffice/5.1.6.2$Linux_X86_64 LibreOffice_project/10m0$Build-2</meta:generator>
    <meta:printed-by>Laurent Pointal</meta:printed-by>
    <meta:print-date>2017-01-27T19:13:18.316858308</meta:print-date>
    <meta:document-statistic meta:object-count="424"/>
  </office:meta>
</office:document-meta>
</file>

<file path=Object 1/content.xml><?xml version="1.0" encoding="utf-8"?>
<math xmlns="http://www.w3.org/1998/Math/MathML" display="block">
  <semantics>
    <mrow>
      <mi>s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n>100</mn>
          </mrow>
        </munderover>
        <msup>
          <mi>i</mi>
          <mn>2</mn>
        </msup>
      </mrow>
    </mrow>
    <annotation encoding="StarMath 5.0">s = sum from {i=1} to {i=100} i^{2}</annotation>
  </semantics>
</math>
</file>